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co2" style:family="table-column">
      <style:table-column-properties fo:break-before="auto" style:column-width="52.36pt"/>
    </style:style>
    <style:style style:name="co3" style:family="table-column">
      <style:table-column-properties fo:break-before="auto" style:column-width="57.91pt"/>
    </style:style>
    <style:style style:name="co4" style:family="table-column">
      <style:table-column-properties fo:break-before="auto" style:column-width="53.4pt"/>
    </style:style>
    <style:style style:name="co5" style:family="table-column">
      <style:table-column-properties fo:break-before="auto" style:column-width="33.9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26.7pt"/>
    </style:style>
    <style:style style:name="co8" style:family="table-column">
      <style:table-column-properties fo:break-before="auto" style:column-width="26.65pt"/>
    </style:style>
    <style:style style:name="co9" style:family="table-column">
      <style:table-column-properties fo:break-before="auto" style:column-width="27.41pt"/>
    </style:style>
    <style:style style:name="co10" style:family="table-column">
      <style:table-column-properties fo:break-before="auto" style:column-width="37.5pt"/>
    </style:style>
    <style:style style:name="co11" style:family="table-column">
      <style:table-column-properties fo:break-before="auto" style:column-width="7.2pt"/>
    </style:style>
    <style:style style:name="co12" style:family="table-column">
      <style:table-column-properties fo:break-before="auto" style:column-width="32.46pt"/>
    </style:style>
    <style:style style:name="co13" style:family="table-column">
      <style:table-column-properties fo:break-before="auto" style:column-width="24.4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  <style:text-properties fo:color="#ffffff"/>
    </style:style>
    <style:style style:name="ce2" style:family="table-cell" style:parent-style-name="Default">
      <style:table-cell-properties fo:border-bottom="none" fo:background-color="#000000" fo:border-left="0.06pt solid #000000" fo:border-right="none" fo:border-top="none"/>
      <style:text-properties fo:color="#ffffff"/>
    </style:style>
    <style:style style:name="ce3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ffffff"/>
    </style:style>
    <style:style style:name="ce1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5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/>
    </style:style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order-bottom="0.06pt solid #000000" fo:background-color="#000000" fo:border-left="none" fo:border-right="none" fo:border-top="none"/>
      <style:text-properties fo:color="#ffffff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dddddd" fo:border="0.06pt solid #000000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11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fo:background-color="#cccccc" fo:border="0.06pt solid #000000"/>
    </style:style>
    <style:style style:name="ce1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/>
    </style:style>
    <style:style style:name="ce13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ffff"/>
    </style:style>
    <style:style style:name="ce14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000000" fo:border-left="none" fo:border-right="0.06pt solid #000000" fo:border-top="none"/>
      <style:text-properties fo: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yer Stats" table:style-name="ta1">
        <office:forms form:automatic-focus="false" form:apply-design-mode="false"/>
        <table:table-column table:style-name="co1" table:number-columns-repeated="10" table:default-cell-style-name="Default"/>
        <table:table-column table:style-name="co2" table:number-columns-repeated="4" table:default-cell-style-name="Default"/>
        <table:table-column table:style-name="co3" table:number-columns-repeated="4" table:default-cell-style-name="Default"/>
        <table:table-column table:style-name="co1" table:number-columns-repeated="1006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gility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ext exp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99" calcext:value-type="float">
            <text:p>999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([.B$3]-[.B$2])*([.$A4]-1)/98)+[.B$2]" office:value-type="float" office:value="16" calcext:value-type="float">
            <text:p>16</text:p>
          </table:table-cell>
          <table:table-cell table:formula="of:=INT(([.C$3]-[.C$2])*([.$A4]-1)/98)+[.C$2]" office:value-type="float" office:value="1" calcext:value-type="float">
            <text:p>1</text:p>
          </table:table-cell>
          <table:table-cell table:formula="of:=INT(([.D$3]-[.D$2])*([.$A4]-1)/98)+[.D$2]" office:value-type="float" office:value="3" calcext:value-type="float">
            <text:p>3</text:p>
          </table:table-cell>
          <table:table-cell table:formula="of:=INT(([.E$3]-[.E$2])*([.$A4]-1)/98)+[.E$2]" office:value-type="float" office:value="1" calcext:value-type="float">
            <text:p>1</text:p>
          </table:table-cell>
          <table:table-cell table:formula="of:=INT(([.F$3]-[.F$2])*([.$A4]-1)/98)+[.F$2]" office:value-type="float" office:value="2" calcext:value-type="float">
            <text:p>2</text:p>
          </table:table-cell>
          <table:table-cell table:formula="of:=INT(([.G$3]-[.G$2])*([.$A4]-1)/98)+[.G$2]" office:value-type="float" office:value="0" calcext:value-type="float">
            <text:p>0</text:p>
          </table:table-cell>
          <table:table-cell table:formula="of:=INT(([.H$3]-[.H$2])*([.$A4]-1)/98)+[.H$2]" office:value-type="float" office:value="16" calcext:value-type="float">
            <text:p>16</text:p>
          </table:table-cell>
          <table:table-cell table:number-columns-repeated="2"/>
          <table:table-cell table:formula="of:=CONCATENATE(16*[.K$3]+INT([.$G4]/3)*[.K$3]; &quot; (&quot;; INT((16*[.K$3]+INT([.$G4]/3)*[.K$3])*100/[.$B4]); &quot;%)&quot;)" office:value-type="string" office:string-value="16 (100%)" calcext:value-type="string">
            <text:p>16 (100%)</text:p>
          </table:table-cell>
          <table:table-cell table:formula="of:=CONCATENATE(16*[.L$3]+INT([.$G4]/3)*[.L$3]; &quot; (&quot;; INT((16*[.L$3]+INT([.$G4]/3)*[.L$3])*100/[.$B4]); &quot;%)&quot;)" office:value-type="string" office:string-value="32 (200%)" calcext:value-type="string">
            <text:p>32 (200%)</text:p>
          </table:table-cell>
          <table:table-cell table:formula="of:=CONCATENATE(16*[.M$3]+INT([.$G4]/3)*[.M$3]; &quot; (&quot;; INT((16*[.M$3]+INT([.$G4]/3)*[.M$3])*100/[.$B4]); &quot;%)&quot;)" office:value-type="string" office:string-value="48 (300%)" calcext:value-type="string">
            <text:p>48 (300%)</text:p>
          </table:table-cell>
          <table:table-cell table:formula="of:=CONCATENATE(16*[.N$3]+INT([.$G4]/3)*[.N$3]; &quot; (&quot;; INT((16*[.N$3]+INT([.$G4]/3)*[.N$3])*100/[.$B4]); &quot;%)&quot;)" office:value-type="string" office:string-value="64 (400%)" calcext:value-type="string">
            <text:p>64 (400%)</text:p>
          </table:table-cell>
          <table:table-cell table:formula="of:=CONCATENATE(16*[.O$3]+INT([.$G4]/3)*[.O$3]; &quot; (&quot;; INT((16*[.O$3]+INT([.$G4]/3)*[.O$3])*100/[.$B4]); &quot;%)&quot;)" office:value-type="string" office:string-value="80 (500%)" calcext:value-type="string">
            <text:p>80 (500%)</text:p>
          </table:table-cell>
          <table:table-cell table:formula="of:=CONCATENATE(16*[.P$3]+INT([.$G4]/3)*[.P$3]; &quot; (&quot;; INT((16*[.P$3]+INT([.$G4]/3)*[.P$3])*100/[.$B4]); &quot;%)&quot;)" office:value-type="string" office:string-value="96 (600%)" calcext:value-type="string">
            <text:p>96 (600%)</text:p>
          </table:table-cell>
          <table:table-cell table:formula="of:=CONCATENATE(16*[.Q$3]+INT([.$G4]/3)*[.Q$3]; &quot; (&quot;; INT((16*[.Q$3]+INT([.$G4]/3)*[.Q$3])*100/[.$B4]); &quot;%)&quot;)" office:value-type="string" office:string-value="112 (700%)" calcext:value-type="string">
            <text:p>112 (700%)</text:p>
          </table:table-cell>
          <table:table-cell table:formula="of:=CONCATENATE(16*[.R$3]+INT([.$G4]/3)*[.R$3]; &quot; (&quot;; INT((16*[.R$3]+INT([.$G4]/3)*[.R$3])*100/[.$B4]); &quot;%)&quot;)" office:value-type="string" office:string-value="128 (800%)" calcext:value-type="string">
            <text:p>128 (800%)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NT(([.B$3]-[.B$2])*([.$A5]-1)/98)+[.B$2]" office:value-type="float" office:value="26" calcext:value-type="float">
            <text:p>26</text:p>
          </table:table-cell>
          <table:table-cell table:formula="of:=INT(([.C$3]-[.C$2])*([.$A5]-1)/98)+[.C$2]" office:value-type="float" office:value="2" calcext:value-type="float">
            <text:p>2</text:p>
          </table:table-cell>
          <table:table-cell table:formula="of:=INT(([.D$3]-[.D$2])*([.$A5]-1)/98)+[.D$2]" office:value-type="float" office:value="5" calcext:value-type="float">
            <text:p>5</text:p>
          </table:table-cell>
          <table:table-cell table:formula="of:=INT(([.E$3]-[.E$2])*([.$A5]-1)/98)+[.E$2]" office:value-type="float" office:value="3" calcext:value-type="float">
            <text:p>3</text:p>
          </table:table-cell>
          <table:table-cell table:formula="of:=INT(([.F$3]-[.F$2])*([.$A5]-1)/98)+[.F$2]" office:value-type="float" office:value="4" calcext:value-type="float">
            <text:p>4</text:p>
          </table:table-cell>
          <table:table-cell table:formula="of:=INT(([.G$3]-[.G$2])*([.$A5]-1)/98)+[.G$2]" office:value-type="float" office:value="2" calcext:value-type="float">
            <text:p>2</text:p>
          </table:table-cell>
          <table:table-cell table:formula="of:=INT(([.H$3]-[.H$2])*([.$A5]-1)/98)+[.H$2]" office:value-type="float" office:value="26" calcext:value-type="float">
            <text:p>26</text:p>
          </table:table-cell>
          <table:table-cell table:number-columns-repeated="2"/>
          <table:table-cell table:formula="of:=CONCATENATE(16*[.K$3]+INT([.$G5]/3)*[.K$3]; &quot; (&quot;; INT((16*[.K$3]+INT([.$G5]/3)*[.K$3])*100/[.$B5]); &quot;%)&quot;)" office:value-type="string" office:string-value="16 (61%)" calcext:value-type="string">
            <text:p>16 (61%)</text:p>
          </table:table-cell>
          <table:table-cell table:formula="of:=CONCATENATE(16*[.L$3]+INT([.$G5]/3)*[.L$3]; &quot; (&quot;; INT((16*[.L$3]+INT([.$G5]/3)*[.L$3])*100/[.$B5]); &quot;%)&quot;)" office:value-type="string" office:string-value="32 (123%)" calcext:value-type="string">
            <text:p>32 (123%)</text:p>
          </table:table-cell>
          <table:table-cell table:formula="of:=CONCATENATE(16*[.M$3]+INT([.$G5]/3)*[.M$3]; &quot; (&quot;; INT((16*[.M$3]+INT([.$G5]/3)*[.M$3])*100/[.$B5]); &quot;%)&quot;)" office:value-type="string" office:string-value="48 (184%)" calcext:value-type="string">
            <text:p>48 (184%)</text:p>
          </table:table-cell>
          <table:table-cell table:formula="of:=CONCATENATE(16*[.N$3]+INT([.$G5]/3)*[.N$3]; &quot; (&quot;; INT((16*[.N$3]+INT([.$G5]/3)*[.N$3])*100/[.$B5]); &quot;%)&quot;)" office:value-type="string" office:string-value="64 (246%)" calcext:value-type="string">
            <text:p>64 (246%)</text:p>
          </table:table-cell>
          <table:table-cell table:formula="of:=CONCATENATE(16*[.O$3]+INT([.$G5]/3)*[.O$3]; &quot; (&quot;; INT((16*[.O$3]+INT([.$G5]/3)*[.O$3])*100/[.$B5]); &quot;%)&quot;)" office:value-type="string" office:string-value="80 (307%)" calcext:value-type="string">
            <text:p>80 (307%)</text:p>
          </table:table-cell>
          <table:table-cell table:formula="of:=CONCATENATE(16*[.P$3]+INT([.$G5]/3)*[.P$3]; &quot; (&quot;; INT((16*[.P$3]+INT([.$G5]/3)*[.P$3])*100/[.$B5]); &quot;%)&quot;)" office:value-type="string" office:string-value="96 (369%)" calcext:value-type="string">
            <text:p>96 (369%)</text:p>
          </table:table-cell>
          <table:table-cell table:formula="of:=CONCATENATE(16*[.Q$3]+INT([.$G5]/3)*[.Q$3]; &quot; (&quot;; INT((16*[.Q$3]+INT([.$G5]/3)*[.Q$3])*100/[.$B5]); &quot;%)&quot;)" office:value-type="string" office:string-value="112 (430%)" calcext:value-type="string">
            <text:p>112 (430%)</text:p>
          </table:table-cell>
          <table:table-cell table:formula="of:=CONCATENATE(16*[.R$3]+INT([.$G5]/3)*[.R$3]; &quot; (&quot;; INT((16*[.R$3]+INT([.$G5]/3)*[.R$3])*100/[.$B5]); &quot;%)&quot;)" office:value-type="string" office:string-value="128 (492%)" calcext:value-type="string">
            <text:p>128 (492%)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NT(([.B$3]-[.B$2])*([.$A6]-1)/98)+[.B$2]" office:value-type="float" office:value="36" calcext:value-type="float">
            <text:p>36</text:p>
          </table:table-cell>
          <table:table-cell table:formula="of:=INT(([.C$3]-[.C$2])*([.$A6]-1)/98)+[.C$2]" office:value-type="float" office:value="3" calcext:value-type="float">
            <text:p>3</text:p>
          </table:table-cell>
          <table:table-cell table:formula="of:=INT(([.D$3]-[.D$2])*([.$A6]-1)/98)+[.D$2]" office:value-type="float" office:value="8" calcext:value-type="float">
            <text:p>8</text:p>
          </table:table-cell>
          <table:table-cell table:formula="of:=INT(([.E$3]-[.E$2])*([.$A6]-1)/98)+[.E$2]" office:value-type="float" office:value="6" calcext:value-type="float">
            <text:p>6</text:p>
          </table:table-cell>
          <table:table-cell table:formula="of:=INT(([.F$3]-[.F$2])*([.$A6]-1)/98)+[.F$2]" office:value-type="float" office:value="7" calcext:value-type="float">
            <text:p>7</text:p>
          </table:table-cell>
          <table:table-cell table:formula="of:=INT(([.G$3]-[.G$2])*([.$A6]-1)/98)+[.G$2]" office:value-type="float" office:value="5" calcext:value-type="float">
            <text:p>5</text:p>
          </table:table-cell>
          <table:table-cell table:formula="of:=INT(([.H$3]-[.H$2])*([.$A6]-1)/98)+[.H$2]" office:value-type="float" office:value="36" calcext:value-type="float">
            <text:p>36</text:p>
          </table:table-cell>
          <table:table-cell table:number-columns-repeated="2"/>
          <table:table-cell table:formula="of:=CONCATENATE(16*[.K$3]+INT([.$G6]/3)*[.K$3]; &quot; (&quot;; INT((16*[.K$3]+INT([.$G6]/3)*[.K$3])*100/[.$B6]); &quot;%)&quot;)" office:value-type="string" office:string-value="17 (47%)" calcext:value-type="string">
            <text:p>17 (47%)</text:p>
          </table:table-cell>
          <table:table-cell table:formula="of:=CONCATENATE(16*[.L$3]+INT([.$G6]/3)*[.L$3]; &quot; (&quot;; INT((16*[.L$3]+INT([.$G6]/3)*[.L$3])*100/[.$B6]); &quot;%)&quot;)" office:value-type="string" office:string-value="34 (94%)" calcext:value-type="string">
            <text:p>34 (94%)</text:p>
          </table:table-cell>
          <table:table-cell table:formula="of:=CONCATENATE(16*[.M$3]+INT([.$G6]/3)*[.M$3]; &quot; (&quot;; INT((16*[.M$3]+INT([.$G6]/3)*[.M$3])*100/[.$B6]); &quot;%)&quot;)" office:value-type="string" office:string-value="51 (141%)" calcext:value-type="string">
            <text:p>51 (141%)</text:p>
          </table:table-cell>
          <table:table-cell table:formula="of:=CONCATENATE(16*[.N$3]+INT([.$G6]/3)*[.N$3]; &quot; (&quot;; INT((16*[.N$3]+INT([.$G6]/3)*[.N$3])*100/[.$B6]); &quot;%)&quot;)" office:value-type="string" office:string-value="68 (188%)" calcext:value-type="string">
            <text:p>68 (188%)</text:p>
          </table:table-cell>
          <table:table-cell table:formula="of:=CONCATENATE(16*[.O$3]+INT([.$G6]/3)*[.O$3]; &quot; (&quot;; INT((16*[.O$3]+INT([.$G6]/3)*[.O$3])*100/[.$B6]); &quot;%)&quot;)" office:value-type="string" office:string-value="85 (236%)" calcext:value-type="string">
            <text:p>85 (236%)</text:p>
          </table:table-cell>
          <table:table-cell table:formula="of:=CONCATENATE(16*[.P$3]+INT([.$G6]/3)*[.P$3]; &quot; (&quot;; INT((16*[.P$3]+INT([.$G6]/3)*[.P$3])*100/[.$B6]); &quot;%)&quot;)" office:value-type="string" office:string-value="102 (283%)" calcext:value-type="string">
            <text:p>102 (283%)</text:p>
          </table:table-cell>
          <table:table-cell table:formula="of:=CONCATENATE(16*[.Q$3]+INT([.$G6]/3)*[.Q$3]; &quot; (&quot;; INT((16*[.Q$3]+INT([.$G6]/3)*[.Q$3])*100/[.$B6]); &quot;%)&quot;)" office:value-type="string" office:string-value="119 (330%)" calcext:value-type="string">
            <text:p>119 (330%)</text:p>
          </table:table-cell>
          <table:table-cell table:formula="of:=CONCATENATE(16*[.R$3]+INT([.$G6]/3)*[.R$3]; &quot; (&quot;; INT((16*[.R$3]+INT([.$G6]/3)*[.R$3])*100/[.$B6]); &quot;%)&quot;)" office:value-type="string" office:string-value="136 (377%)" calcext:value-type="string">
            <text:p>136 (377%)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INT(([.B$3]-[.B$2])*([.$A7]-1)/98)+[.B$2]" office:value-type="float" office:value="46" calcext:value-type="float">
            <text:p>46</text:p>
          </table:table-cell>
          <table:table-cell table:formula="of:=INT(([.C$3]-[.C$2])*([.$A7]-1)/98)+[.C$2]" office:value-type="float" office:value="4" calcext:value-type="float">
            <text:p>4</text:p>
          </table:table-cell>
          <table:table-cell table:formula="of:=INT(([.D$3]-[.D$2])*([.$A7]-1)/98)+[.D$2]" office:value-type="float" office:value="10" calcext:value-type="float">
            <text:p>10</text:p>
          </table:table-cell>
          <table:table-cell table:formula="of:=INT(([.E$3]-[.E$2])*([.$A7]-1)/98)+[.E$2]" office:value-type="float" office:value="8" calcext:value-type="float">
            <text:p>8</text:p>
          </table:table-cell>
          <table:table-cell table:formula="of:=INT(([.F$3]-[.F$2])*([.$A7]-1)/98)+[.F$2]" office:value-type="float" office:value="9" calcext:value-type="float">
            <text:p>9</text:p>
          </table:table-cell>
          <table:table-cell table:formula="of:=INT(([.G$3]-[.G$2])*([.$A7]-1)/98)+[.G$2]" office:value-type="float" office:value="7" calcext:value-type="float">
            <text:p>7</text:p>
          </table:table-cell>
          <table:table-cell table:formula="of:=INT(([.H$3]-[.H$2])*([.$A7]-1)/98)+[.H$2]" office:value-type="float" office:value="46" calcext:value-type="float">
            <text:p>46</text:p>
          </table:table-cell>
          <table:table-cell table:number-columns-repeated="2"/>
          <table:table-cell table:formula="of:=CONCATENATE(16*[.K$3]+INT([.$G7]/3)*[.K$3]; &quot; (&quot;; INT((16*[.K$3]+INT([.$G7]/3)*[.K$3])*100/[.$B7]); &quot;%)&quot;)" office:value-type="string" office:string-value="18 (39%)" calcext:value-type="string">
            <text:p>18 (39%)</text:p>
          </table:table-cell>
          <table:table-cell table:formula="of:=CONCATENATE(16*[.L$3]+INT([.$G7]/3)*[.L$3]; &quot; (&quot;; INT((16*[.L$3]+INT([.$G7]/3)*[.L$3])*100/[.$B7]); &quot;%)&quot;)" office:value-type="string" office:string-value="36 (78%)" calcext:value-type="string">
            <text:p>36 (78%)</text:p>
          </table:table-cell>
          <table:table-cell table:formula="of:=CONCATENATE(16*[.M$3]+INT([.$G7]/3)*[.M$3]; &quot; (&quot;; INT((16*[.M$3]+INT([.$G7]/3)*[.M$3])*100/[.$B7]); &quot;%)&quot;)" office:value-type="string" office:string-value="54 (117%)" calcext:value-type="string">
            <text:p>54 (117%)</text:p>
          </table:table-cell>
          <table:table-cell table:formula="of:=CONCATENATE(16*[.N$3]+INT([.$G7]/3)*[.N$3]; &quot; (&quot;; INT((16*[.N$3]+INT([.$G7]/3)*[.N$3])*100/[.$B7]); &quot;%)&quot;)" office:value-type="string" office:string-value="72 (156%)" calcext:value-type="string">
            <text:p>72 (156%)</text:p>
          </table:table-cell>
          <table:table-cell table:formula="of:=CONCATENATE(16*[.O$3]+INT([.$G7]/3)*[.O$3]; &quot; (&quot;; INT((16*[.O$3]+INT([.$G7]/3)*[.O$3])*100/[.$B7]); &quot;%)&quot;)" office:value-type="string" office:string-value="90 (195%)" calcext:value-type="string">
            <text:p>90 (195%)</text:p>
          </table:table-cell>
          <table:table-cell table:formula="of:=CONCATENATE(16*[.P$3]+INT([.$G7]/3)*[.P$3]; &quot; (&quot;; INT((16*[.P$3]+INT([.$G7]/3)*[.P$3])*100/[.$B7]); &quot;%)&quot;)" office:value-type="string" office:string-value="108 (234%)" calcext:value-type="string">
            <text:p>108 (234%)</text:p>
          </table:table-cell>
          <table:table-cell table:formula="of:=CONCATENATE(16*[.Q$3]+INT([.$G7]/3)*[.Q$3]; &quot; (&quot;; INT((16*[.Q$3]+INT([.$G7]/3)*[.Q$3])*100/[.$B7]); &quot;%)&quot;)" office:value-type="string" office:string-value="126 (273%)" calcext:value-type="string">
            <text:p>126 (273%)</text:p>
          </table:table-cell>
          <table:table-cell table:formula="of:=CONCATENATE(16*[.R$3]+INT([.$G7]/3)*[.R$3]; &quot; (&quot;; INT((16*[.R$3]+INT([.$G7]/3)*[.R$3])*100/[.$B7]); &quot;%)&quot;)" office:value-type="string" office:string-value="144 (313%)" calcext:value-type="string">
            <text:p>144 (313%)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INT(([.B$3]-[.B$2])*([.$A8]-1)/98)+[.B$2]" office:value-type="float" office:value="56" calcext:value-type="float">
            <text:p>56</text:p>
          </table:table-cell>
          <table:table-cell table:formula="of:=INT(([.C$3]-[.C$2])*([.$A8]-1)/98)+[.C$2]" office:value-type="float" office:value="5" calcext:value-type="float">
            <text:p>5</text:p>
          </table:table-cell>
          <table:table-cell table:formula="of:=INT(([.D$3]-[.D$2])*([.$A8]-1)/98)+[.D$2]" office:value-type="float" office:value="13" calcext:value-type="float">
            <text:p>13</text:p>
          </table:table-cell>
          <table:table-cell table:formula="of:=INT(([.E$3]-[.E$2])*([.$A8]-1)/98)+[.E$2]" office:value-type="float" office:value="11" calcext:value-type="float">
            <text:p>11</text:p>
          </table:table-cell>
          <table:table-cell table:formula="of:=INT(([.F$3]-[.F$2])*([.$A8]-1)/98)+[.F$2]" office:value-type="float" office:value="12" calcext:value-type="float">
            <text:p>12</text:p>
          </table:table-cell>
          <table:table-cell table:formula="of:=INT(([.G$3]-[.G$2])*([.$A8]-1)/98)+[.G$2]" office:value-type="float" office:value="10" calcext:value-type="float">
            <text:p>10</text:p>
          </table:table-cell>
          <table:table-cell table:formula="of:=INT(([.H$3]-[.H$2])*([.$A8]-1)/98)+[.H$2]" office:value-type="float" office:value="56" calcext:value-type="float">
            <text:p>56</text:p>
          </table:table-cell>
          <table:table-cell table:number-columns-repeated="2"/>
          <table:table-cell table:formula="of:=CONCATENATE(16*[.K$3]+INT([.$G8]/3)*[.K$3]; &quot; (&quot;; INT((16*[.K$3]+INT([.$G8]/3)*[.K$3])*100/[.$B8]); &quot;%)&quot;)" office:value-type="string" office:string-value="19 (33%)" calcext:value-type="string">
            <text:p>19 (33%)</text:p>
          </table:table-cell>
          <table:table-cell table:formula="of:=CONCATENATE(16*[.L$3]+INT([.$G8]/3)*[.L$3]; &quot; (&quot;; INT((16*[.L$3]+INT([.$G8]/3)*[.L$3])*100/[.$B8]); &quot;%)&quot;)" office:value-type="string" office:string-value="38 (67%)" calcext:value-type="string">
            <text:p>38 (67%)</text:p>
          </table:table-cell>
          <table:table-cell table:formula="of:=CONCATENATE(16*[.M$3]+INT([.$G8]/3)*[.M$3]; &quot; (&quot;; INT((16*[.M$3]+INT([.$G8]/3)*[.M$3])*100/[.$B8]); &quot;%)&quot;)" office:value-type="string" office:string-value="57 (101%)" calcext:value-type="string">
            <text:p>57 (101%)</text:p>
          </table:table-cell>
          <table:table-cell table:formula="of:=CONCATENATE(16*[.N$3]+INT([.$G8]/3)*[.N$3]; &quot; (&quot;; INT((16*[.N$3]+INT([.$G8]/3)*[.N$3])*100/[.$B8]); &quot;%)&quot;)" office:value-type="string" office:string-value="76 (135%)" calcext:value-type="string">
            <text:p>76 (135%)</text:p>
          </table:table-cell>
          <table:table-cell table:formula="of:=CONCATENATE(16*[.O$3]+INT([.$G8]/3)*[.O$3]; &quot; (&quot;; INT((16*[.O$3]+INT([.$G8]/3)*[.O$3])*100/[.$B8]); &quot;%)&quot;)" office:value-type="string" office:string-value="95 (169%)" calcext:value-type="string">
            <text:p>95 (169%)</text:p>
          </table:table-cell>
          <table:table-cell table:formula="of:=CONCATENATE(16*[.P$3]+INT([.$G8]/3)*[.P$3]; &quot; (&quot;; INT((16*[.P$3]+INT([.$G8]/3)*[.P$3])*100/[.$B8]); &quot;%)&quot;)" office:value-type="string" office:string-value="114 (203%)" calcext:value-type="string">
            <text:p>114 (203%)</text:p>
          </table:table-cell>
          <table:table-cell table:formula="of:=CONCATENATE(16*[.Q$3]+INT([.$G8]/3)*[.Q$3]; &quot; (&quot;; INT((16*[.Q$3]+INT([.$G8]/3)*[.Q$3])*100/[.$B8]); &quot;%)&quot;)" office:value-type="string" office:string-value="133 (237%)" calcext:value-type="string">
            <text:p>133 (237%)</text:p>
          </table:table-cell>
          <table:table-cell table:formula="of:=CONCATENATE(16*[.R$3]+INT([.$G8]/3)*[.R$3]; &quot; (&quot;; INT((16*[.R$3]+INT([.$G8]/3)*[.R$3])*100/[.$B8]); &quot;%)&quot;)" office:value-type="string" office:string-value="152 (271%)" calcext:value-type="string">
            <text:p>152 (271%)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INT(([.B$3]-[.B$2])*([.$A9]-1)/98)+[.B$2]" office:value-type="float" office:value="66" calcext:value-type="float">
            <text:p>66</text:p>
          </table:table-cell>
          <table:table-cell table:formula="of:=INT(([.C$3]-[.C$2])*([.$A9]-1)/98)+[.C$2]" office:value-type="float" office:value="6" calcext:value-type="float">
            <text:p>6</text:p>
          </table:table-cell>
          <table:table-cell table:formula="of:=INT(([.D$3]-[.D$2])*([.$A9]-1)/98)+[.D$2]" office:value-type="float" office:value="15" calcext:value-type="float">
            <text:p>15</text:p>
          </table:table-cell>
          <table:table-cell table:formula="of:=INT(([.E$3]-[.E$2])*([.$A9]-1)/98)+[.E$2]" office:value-type="float" office:value="13" calcext:value-type="float">
            <text:p>13</text:p>
          </table:table-cell>
          <table:table-cell table:formula="of:=INT(([.F$3]-[.F$2])*([.$A9]-1)/98)+[.F$2]" office:value-type="float" office:value="14" calcext:value-type="float">
            <text:p>14</text:p>
          </table:table-cell>
          <table:table-cell table:formula="of:=INT(([.G$3]-[.G$2])*([.$A9]-1)/98)+[.G$2]" office:value-type="float" office:value="13" calcext:value-type="float">
            <text:p>13</text:p>
          </table:table-cell>
          <table:table-cell table:formula="of:=INT(([.H$3]-[.H$2])*([.$A9]-1)/98)+[.H$2]" office:value-type="float" office:value="66" calcext:value-type="float">
            <text:p>66</text:p>
          </table:table-cell>
          <table:table-cell table:number-columns-repeated="2"/>
          <table:table-cell table:formula="of:=CONCATENATE(16*[.K$3]+INT([.$G9]/3)*[.K$3]; &quot; (&quot;; INT((16*[.K$3]+INT([.$G9]/3)*[.K$3])*100/[.$B9]); &quot;%)&quot;)" office:value-type="string" office:string-value="20 (30%)" calcext:value-type="string">
            <text:p>20 (30%)</text:p>
          </table:table-cell>
          <table:table-cell table:formula="of:=CONCATENATE(16*[.L$3]+INT([.$G9]/3)*[.L$3]; &quot; (&quot;; INT((16*[.L$3]+INT([.$G9]/3)*[.L$3])*100/[.$B9]); &quot;%)&quot;)" office:value-type="string" office:string-value="40 (60%)" calcext:value-type="string">
            <text:p>40 (60%)</text:p>
          </table:table-cell>
          <table:table-cell table:formula="of:=CONCATENATE(16*[.M$3]+INT([.$G9]/3)*[.M$3]; &quot; (&quot;; INT((16*[.M$3]+INT([.$G9]/3)*[.M$3])*100/[.$B9]); &quot;%)&quot;)" office:value-type="string" office:string-value="60 (90%)" calcext:value-type="string">
            <text:p>60 (90%)</text:p>
          </table:table-cell>
          <table:table-cell table:formula="of:=CONCATENATE(16*[.N$3]+INT([.$G9]/3)*[.N$3]; &quot; (&quot;; INT((16*[.N$3]+INT([.$G9]/3)*[.N$3])*100/[.$B9]); &quot;%)&quot;)" office:value-type="string" office:string-value="80 (121%)" calcext:value-type="string">
            <text:p>80 (121%)</text:p>
          </table:table-cell>
          <table:table-cell table:formula="of:=CONCATENATE(16*[.O$3]+INT([.$G9]/3)*[.O$3]; &quot; (&quot;; INT((16*[.O$3]+INT([.$G9]/3)*[.O$3])*100/[.$B9]); &quot;%)&quot;)" office:value-type="string" office:string-value="100 (151%)" calcext:value-type="string">
            <text:p>100 (151%)</text:p>
          </table:table-cell>
          <table:table-cell table:formula="of:=CONCATENATE(16*[.P$3]+INT([.$G9]/3)*[.P$3]; &quot; (&quot;; INT((16*[.P$3]+INT([.$G9]/3)*[.P$3])*100/[.$B9]); &quot;%)&quot;)" office:value-type="string" office:string-value="120 (181%)" calcext:value-type="string">
            <text:p>120 (181%)</text:p>
          </table:table-cell>
          <table:table-cell table:formula="of:=CONCATENATE(16*[.Q$3]+INT([.$G9]/3)*[.Q$3]; &quot; (&quot;; INT((16*[.Q$3]+INT([.$G9]/3)*[.Q$3])*100/[.$B9]); &quot;%)&quot;)" office:value-type="string" office:string-value="140 (212%)" calcext:value-type="string">
            <text:p>140 (212%)</text:p>
          </table:table-cell>
          <table:table-cell table:formula="of:=CONCATENATE(16*[.R$3]+INT([.$G9]/3)*[.R$3]; &quot; (&quot;; INT((16*[.R$3]+INT([.$G9]/3)*[.R$3])*100/[.$B9]); &quot;%)&quot;)" office:value-type="string" office:string-value="160 (242%)" calcext:value-type="string">
            <text:p>160 (242%)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INT(([.B$3]-[.B$2])*([.$A10]-1)/98)+[.B$2]" office:value-type="float" office:value="76" calcext:value-type="float">
            <text:p>76</text:p>
          </table:table-cell>
          <table:table-cell table:formula="of:=INT(([.C$3]-[.C$2])*([.$A10]-1)/98)+[.C$2]" office:value-type="float" office:value="7" calcext:value-type="float">
            <text:p>7</text:p>
          </table:table-cell>
          <table:table-cell table:formula="of:=INT(([.D$3]-[.D$2])*([.$A10]-1)/98)+[.D$2]" office:value-type="float" office:value="18" calcext:value-type="float">
            <text:p>18</text:p>
          </table:table-cell>
          <table:table-cell table:formula="of:=INT(([.E$3]-[.E$2])*([.$A10]-1)/98)+[.E$2]" office:value-type="float" office:value="16" calcext:value-type="float">
            <text:p>16</text:p>
          </table:table-cell>
          <table:table-cell table:formula="of:=INT(([.F$3]-[.F$2])*([.$A10]-1)/98)+[.F$2]" office:value-type="float" office:value="17" calcext:value-type="float">
            <text:p>17</text:p>
          </table:table-cell>
          <table:table-cell table:formula="of:=INT(([.G$3]-[.G$2])*([.$A10]-1)/98)+[.G$2]" office:value-type="float" office:value="15" calcext:value-type="float">
            <text:p>15</text:p>
          </table:table-cell>
          <table:table-cell table:formula="of:=INT(([.H$3]-[.H$2])*([.$A10]-1)/98)+[.H$2]" office:value-type="float" office:value="76" calcext:value-type="float">
            <text:p>76</text:p>
          </table:table-cell>
          <table:table-cell table:number-columns-repeated="2"/>
          <table:table-cell table:formula="of:=CONCATENATE(16*[.K$3]+INT([.$G10]/3)*[.K$3]; &quot; (&quot;; INT((16*[.K$3]+INT([.$G10]/3)*[.K$3])*100/[.$B10]); &quot;%)&quot;)" office:value-type="string" office:string-value="21 (27%)" calcext:value-type="string">
            <text:p>21 (27%)</text:p>
          </table:table-cell>
          <table:table-cell table:formula="of:=CONCATENATE(16*[.L$3]+INT([.$G10]/3)*[.L$3]; &quot; (&quot;; INT((16*[.L$3]+INT([.$G10]/3)*[.L$3])*100/[.$B10]); &quot;%)&quot;)" office:value-type="string" office:string-value="42 (55%)" calcext:value-type="string">
            <text:p>42 (55%)</text:p>
          </table:table-cell>
          <table:table-cell table:formula="of:=CONCATENATE(16*[.M$3]+INT([.$G10]/3)*[.M$3]; &quot; (&quot;; INT((16*[.M$3]+INT([.$G10]/3)*[.M$3])*100/[.$B10]); &quot;%)&quot;)" office:value-type="string" office:string-value="63 (82%)" calcext:value-type="string">
            <text:p>63 (82%)</text:p>
          </table:table-cell>
          <table:table-cell table:formula="of:=CONCATENATE(16*[.N$3]+INT([.$G10]/3)*[.N$3]; &quot; (&quot;; INT((16*[.N$3]+INT([.$G10]/3)*[.N$3])*100/[.$B10]); &quot;%)&quot;)" office:value-type="string" office:string-value="84 (110%)" calcext:value-type="string">
            <text:p>84 (110%)</text:p>
          </table:table-cell>
          <table:table-cell table:formula="of:=CONCATENATE(16*[.O$3]+INT([.$G10]/3)*[.O$3]; &quot; (&quot;; INT((16*[.O$3]+INT([.$G10]/3)*[.O$3])*100/[.$B10]); &quot;%)&quot;)" office:value-type="string" office:string-value="105 (138%)" calcext:value-type="string">
            <text:p>105 (138%)</text:p>
          </table:table-cell>
          <table:table-cell table:formula="of:=CONCATENATE(16*[.P$3]+INT([.$G10]/3)*[.P$3]; &quot; (&quot;; INT((16*[.P$3]+INT([.$G10]/3)*[.P$3])*100/[.$B10]); &quot;%)&quot;)" office:value-type="string" office:string-value="126 (165%)" calcext:value-type="string">
            <text:p>126 (165%)</text:p>
          </table:table-cell>
          <table:table-cell table:formula="of:=CONCATENATE(16*[.Q$3]+INT([.$G10]/3)*[.Q$3]; &quot; (&quot;; INT((16*[.Q$3]+INT([.$G10]/3)*[.Q$3])*100/[.$B10]); &quot;%)&quot;)" office:value-type="string" office:string-value="147 (193%)" calcext:value-type="string">
            <text:p>147 (193%)</text:p>
          </table:table-cell>
          <table:table-cell table:formula="of:=CONCATENATE(16*[.R$3]+INT([.$G10]/3)*[.R$3]; &quot; (&quot;; INT((16*[.R$3]+INT([.$G10]/3)*[.R$3])*100/[.$B10]); &quot;%)&quot;)" office:value-type="string" office:string-value="168 (221%)" calcext:value-type="string">
            <text:p>168 (221%)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INT(([.B$3]-[.B$2])*([.$A11]-1)/98)+[.B$2]" office:value-type="float" office:value="86" calcext:value-type="float">
            <text:p>86</text:p>
          </table:table-cell>
          <table:table-cell table:formula="of:=INT(([.C$3]-[.C$2])*([.$A11]-1)/98)+[.C$2]" office:value-type="float" office:value="8" calcext:value-type="float">
            <text:p>8</text:p>
          </table:table-cell>
          <table:table-cell table:formula="of:=INT(([.D$3]-[.D$2])*([.$A11]-1)/98)+[.D$2]" office:value-type="float" office:value="21" calcext:value-type="float">
            <text:p>21</text:p>
          </table:table-cell>
          <table:table-cell table:formula="of:=INT(([.E$3]-[.E$2])*([.$A11]-1)/98)+[.E$2]" office:value-type="float" office:value="19" calcext:value-type="float">
            <text:p>19</text:p>
          </table:table-cell>
          <table:table-cell table:formula="of:=INT(([.F$3]-[.F$2])*([.$A11]-1)/98)+[.F$2]" office:value-type="float" office:value="20" calcext:value-type="float">
            <text:p>20</text:p>
          </table:table-cell>
          <table:table-cell table:formula="of:=INT(([.G$3]-[.G$2])*([.$A11]-1)/98)+[.G$2]" office:value-type="float" office:value="18" calcext:value-type="float">
            <text:p>18</text:p>
          </table:table-cell>
          <table:table-cell table:formula="of:=INT(([.H$3]-[.H$2])*([.$A11]-1)/98)+[.H$2]" office:value-type="float" office:value="86" calcext:value-type="float">
            <text:p>86</text:p>
          </table:table-cell>
          <table:table-cell table:number-columns-repeated="2"/>
          <table:table-cell table:formula="of:=CONCATENATE(16*[.K$3]+INT([.$G11]/3)*[.K$3]; &quot; (&quot;; INT((16*[.K$3]+INT([.$G11]/3)*[.K$3])*100/[.$B11]); &quot;%)&quot;)" office:value-type="string" office:string-value="22 (25%)" calcext:value-type="string">
            <text:p>22 (25%)</text:p>
          </table:table-cell>
          <table:table-cell table:formula="of:=CONCATENATE(16*[.L$3]+INT([.$G11]/3)*[.L$3]; &quot; (&quot;; INT((16*[.L$3]+INT([.$G11]/3)*[.L$3])*100/[.$B11]); &quot;%)&quot;)" office:value-type="string" office:string-value="44 (51%)" calcext:value-type="string">
            <text:p>44 (51%)</text:p>
          </table:table-cell>
          <table:table-cell table:formula="of:=CONCATENATE(16*[.M$3]+INT([.$G11]/3)*[.M$3]; &quot; (&quot;; INT((16*[.M$3]+INT([.$G11]/3)*[.M$3])*100/[.$B11]); &quot;%)&quot;)" office:value-type="string" office:string-value="66 (76%)" calcext:value-type="string">
            <text:p>66 (76%)</text:p>
          </table:table-cell>
          <table:table-cell table:formula="of:=CONCATENATE(16*[.N$3]+INT([.$G11]/3)*[.N$3]; &quot; (&quot;; INT((16*[.N$3]+INT([.$G11]/3)*[.N$3])*100/[.$B11]); &quot;%)&quot;)" office:value-type="string" office:string-value="88 (102%)" calcext:value-type="string">
            <text:p>88 (102%)</text:p>
          </table:table-cell>
          <table:table-cell table:formula="of:=CONCATENATE(16*[.O$3]+INT([.$G11]/3)*[.O$3]; &quot; (&quot;; INT((16*[.O$3]+INT([.$G11]/3)*[.O$3])*100/[.$B11]); &quot;%)&quot;)" office:value-type="string" office:string-value="110 (127%)" calcext:value-type="string">
            <text:p>110 (127%)</text:p>
          </table:table-cell>
          <table:table-cell table:formula="of:=CONCATENATE(16*[.P$3]+INT([.$G11]/3)*[.P$3]; &quot; (&quot;; INT((16*[.P$3]+INT([.$G11]/3)*[.P$3])*100/[.$B11]); &quot;%)&quot;)" office:value-type="string" office:string-value="132 (153%)" calcext:value-type="string">
            <text:p>132 (153%)</text:p>
          </table:table-cell>
          <table:table-cell table:formula="of:=CONCATENATE(16*[.Q$3]+INT([.$G11]/3)*[.Q$3]; &quot; (&quot;; INT((16*[.Q$3]+INT([.$G11]/3)*[.Q$3])*100/[.$B11]); &quot;%)&quot;)" office:value-type="string" office:string-value="154 (179%)" calcext:value-type="string">
            <text:p>154 (179%)</text:p>
          </table:table-cell>
          <table:table-cell table:formula="of:=CONCATENATE(16*[.R$3]+INT([.$G11]/3)*[.R$3]; &quot; (&quot;; INT((16*[.R$3]+INT([.$G11]/3)*[.R$3])*100/[.$B11]); &quot;%)&quot;)" office:value-type="string" office:string-value="176 (204%)" calcext:value-type="string">
            <text:p>176 (204%)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INT(([.B$3]-[.B$2])*([.$A12]-1)/98)+[.B$2]" office:value-type="float" office:value="96" calcext:value-type="float">
            <text:p>96</text:p>
          </table:table-cell>
          <table:table-cell table:formula="of:=INT(([.C$3]-[.C$2])*([.$A12]-1)/98)+[.C$2]" office:value-type="float" office:value="9" calcext:value-type="float">
            <text:p>9</text:p>
          </table:table-cell>
          <table:table-cell table:formula="of:=INT(([.D$3]-[.D$2])*([.$A12]-1)/98)+[.D$2]" office:value-type="float" office:value="23" calcext:value-type="float">
            <text:p>23</text:p>
          </table:table-cell>
          <table:table-cell table:formula="of:=INT(([.E$3]-[.E$2])*([.$A12]-1)/98)+[.E$2]" office:value-type="float" office:value="21" calcext:value-type="float">
            <text:p>21</text:p>
          </table:table-cell>
          <table:table-cell table:formula="of:=INT(([.F$3]-[.F$2])*([.$A12]-1)/98)+[.F$2]" office:value-type="float" office:value="22" calcext:value-type="float">
            <text:p>22</text:p>
          </table:table-cell>
          <table:table-cell table:formula="of:=INT(([.G$3]-[.G$2])*([.$A12]-1)/98)+[.G$2]" office:value-type="float" office:value="20" calcext:value-type="float">
            <text:p>20</text:p>
          </table:table-cell>
          <table:table-cell table:formula="of:=INT(([.H$3]-[.H$2])*([.$A12]-1)/98)+[.H$2]" office:value-type="float" office:value="96" calcext:value-type="float">
            <text:p>96</text:p>
          </table:table-cell>
          <table:table-cell table:number-columns-repeated="2"/>
          <table:table-cell table:formula="of:=CONCATENATE(16*[.K$3]+INT([.$G12]/3)*[.K$3]; &quot; (&quot;; INT((16*[.K$3]+INT([.$G12]/3)*[.K$3])*100/[.$B12]); &quot;%)&quot;)" office:value-type="string" office:string-value="22 (22%)" calcext:value-type="string">
            <text:p>22 (22%)</text:p>
          </table:table-cell>
          <table:table-cell table:formula="of:=CONCATENATE(16*[.L$3]+INT([.$G12]/3)*[.L$3]; &quot; (&quot;; INT((16*[.L$3]+INT([.$G12]/3)*[.L$3])*100/[.$B12]); &quot;%)&quot;)" office:value-type="string" office:string-value="44 (45%)" calcext:value-type="string">
            <text:p>44 (45%)</text:p>
          </table:table-cell>
          <table:table-cell table:formula="of:=CONCATENATE(16*[.M$3]+INT([.$G12]/3)*[.M$3]; &quot; (&quot;; INT((16*[.M$3]+INT([.$G12]/3)*[.M$3])*100/[.$B12]); &quot;%)&quot;)" office:value-type="string" office:string-value="66 (68%)" calcext:value-type="string">
            <text:p>66 (68%)</text:p>
          </table:table-cell>
          <table:table-cell table:formula="of:=CONCATENATE(16*[.N$3]+INT([.$G12]/3)*[.N$3]; &quot; (&quot;; INT((16*[.N$3]+INT([.$G12]/3)*[.N$3])*100/[.$B12]); &quot;%)&quot;)" office:value-type="string" office:string-value="88 (91%)" calcext:value-type="string">
            <text:p>88 (91%)</text:p>
          </table:table-cell>
          <table:table-cell table:formula="of:=CONCATENATE(16*[.O$3]+INT([.$G12]/3)*[.O$3]; &quot; (&quot;; INT((16*[.O$3]+INT([.$G12]/3)*[.O$3])*100/[.$B12]); &quot;%)&quot;)" office:value-type="string" office:string-value="110 (114%)" calcext:value-type="string">
            <text:p>110 (114%)</text:p>
          </table:table-cell>
          <table:table-cell table:formula="of:=CONCATENATE(16*[.P$3]+INT([.$G12]/3)*[.P$3]; &quot; (&quot;; INT((16*[.P$3]+INT([.$G12]/3)*[.P$3])*100/[.$B12]); &quot;%)&quot;)" office:value-type="string" office:string-value="132 (137%)" calcext:value-type="string">
            <text:p>132 (137%)</text:p>
          </table:table-cell>
          <table:table-cell table:formula="of:=CONCATENATE(16*[.Q$3]+INT([.$G12]/3)*[.Q$3]; &quot; (&quot;; INT((16*[.Q$3]+INT([.$G12]/3)*[.Q$3])*100/[.$B12]); &quot;%)&quot;)" office:value-type="string" office:string-value="154 (160%)" calcext:value-type="string">
            <text:p>154 (160%)</text:p>
          </table:table-cell>
          <table:table-cell table:formula="of:=CONCATENATE(16*[.R$3]+INT([.$G12]/3)*[.R$3]; &quot; (&quot;; INT((16*[.R$3]+INT([.$G12]/3)*[.R$3])*100/[.$B12]); &quot;%)&quot;)" office:value-type="string" office:string-value="176 (183%)" calcext:value-type="string">
            <text:p>176 (183%)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INT(([.B$3]-[.B$2])*([.$A13]-1)/98)+[.B$2]" office:value-type="float" office:value="106" calcext:value-type="float">
            <text:p>106</text:p>
          </table:table-cell>
          <table:table-cell table:formula="of:=INT(([.C$3]-[.C$2])*([.$A13]-1)/98)+[.C$2]" office:value-type="float" office:value="10" calcext:value-type="float">
            <text:p>10</text:p>
          </table:table-cell>
          <table:table-cell table:formula="of:=INT(([.D$3]-[.D$2])*([.$A13]-1)/98)+[.D$2]" office:value-type="float" office:value="26" calcext:value-type="float">
            <text:p>26</text:p>
          </table:table-cell>
          <table:table-cell table:formula="of:=INT(([.E$3]-[.E$2])*([.$A13]-1)/98)+[.E$2]" office:value-type="float" office:value="24" calcext:value-type="float">
            <text:p>24</text:p>
          </table:table-cell>
          <table:table-cell table:formula="of:=INT(([.F$3]-[.F$2])*([.$A13]-1)/98)+[.F$2]" office:value-type="float" office:value="25" calcext:value-type="float">
            <text:p>25</text:p>
          </table:table-cell>
          <table:table-cell table:formula="of:=INT(([.G$3]-[.G$2])*([.$A13]-1)/98)+[.G$2]" office:value-type="float" office:value="23" calcext:value-type="float">
            <text:p>23</text:p>
          </table:table-cell>
          <table:table-cell table:formula="of:=INT(([.H$3]-[.H$2])*([.$A13]-1)/98)+[.H$2]" office:value-type="float" office:value="106" calcext:value-type="float">
            <text:p>106</text:p>
          </table:table-cell>
          <table:table-cell table:number-columns-repeated="2"/>
          <table:table-cell table:formula="of:=CONCATENATE(16*[.K$3]+INT([.$G13]/3)*[.K$3]; &quot; (&quot;; INT((16*[.K$3]+INT([.$G13]/3)*[.K$3])*100/[.$B13]); &quot;%)&quot;)" office:value-type="string" office:string-value="23 (21%)" calcext:value-type="string">
            <text:p>23 (21%)</text:p>
          </table:table-cell>
          <table:table-cell table:formula="of:=CONCATENATE(16*[.L$3]+INT([.$G13]/3)*[.L$3]; &quot; (&quot;; INT((16*[.L$3]+INT([.$G13]/3)*[.L$3])*100/[.$B13]); &quot;%)&quot;)" office:value-type="string" office:string-value="46 (43%)" calcext:value-type="string">
            <text:p>46 (43%)</text:p>
          </table:table-cell>
          <table:table-cell table:formula="of:=CONCATENATE(16*[.M$3]+INT([.$G13]/3)*[.M$3]; &quot; (&quot;; INT((16*[.M$3]+INT([.$G13]/3)*[.M$3])*100/[.$B13]); &quot;%)&quot;)" office:value-type="string" office:string-value="69 (65%)" calcext:value-type="string">
            <text:p>69 (65%)</text:p>
          </table:table-cell>
          <table:table-cell table:formula="of:=CONCATENATE(16*[.N$3]+INT([.$G13]/3)*[.N$3]; &quot; (&quot;; INT((16*[.N$3]+INT([.$G13]/3)*[.N$3])*100/[.$B13]); &quot;%)&quot;)" office:value-type="string" office:string-value="92 (86%)" calcext:value-type="string">
            <text:p>92 (86%)</text:p>
          </table:table-cell>
          <table:table-cell table:formula="of:=CONCATENATE(16*[.O$3]+INT([.$G13]/3)*[.O$3]; &quot; (&quot;; INT((16*[.O$3]+INT([.$G13]/3)*[.O$3])*100/[.$B13]); &quot;%)&quot;)" office:value-type="string" office:string-value="115 (108%)" calcext:value-type="string">
            <text:p>115 (108%)</text:p>
          </table:table-cell>
          <table:table-cell table:formula="of:=CONCATENATE(16*[.P$3]+INT([.$G13]/3)*[.P$3]; &quot; (&quot;; INT((16*[.P$3]+INT([.$G13]/3)*[.P$3])*100/[.$B13]); &quot;%)&quot;)" office:value-type="string" office:string-value="138 (130%)" calcext:value-type="string">
            <text:p>138 (130%)</text:p>
          </table:table-cell>
          <table:table-cell table:formula="of:=CONCATENATE(16*[.Q$3]+INT([.$G13]/3)*[.Q$3]; &quot; (&quot;; INT((16*[.Q$3]+INT([.$G13]/3)*[.Q$3])*100/[.$B13]); &quot;%)&quot;)" office:value-type="string" office:string-value="161 (151%)" calcext:value-type="string">
            <text:p>161 (151%)</text:p>
          </table:table-cell>
          <table:table-cell table:formula="of:=CONCATENATE(16*[.R$3]+INT([.$G13]/3)*[.R$3]; &quot; (&quot;; INT((16*[.R$3]+INT([.$G13]/3)*[.R$3])*100/[.$B13]); &quot;%)&quot;)" office:value-type="string" office:string-value="184 (173%)" calcext:value-type="string">
            <text:p>184 (173%)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INT(([.B$3]-[.B$2])*([.$A14]-1)/98)+[.B$2]" office:value-type="float" office:value="116" calcext:value-type="float">
            <text:p>116</text:p>
          </table:table-cell>
          <table:table-cell table:formula="of:=INT(([.C$3]-[.C$2])*([.$A14]-1)/98)+[.C$2]" office:value-type="float" office:value="11" calcext:value-type="float">
            <text:p>11</text:p>
          </table:table-cell>
          <table:table-cell table:formula="of:=INT(([.D$3]-[.D$2])*([.$A14]-1)/98)+[.D$2]" office:value-type="float" office:value="28" calcext:value-type="float">
            <text:p>28</text:p>
          </table:table-cell>
          <table:table-cell table:formula="of:=INT(([.E$3]-[.E$2])*([.$A14]-1)/98)+[.E$2]" office:value-type="float" office:value="26" calcext:value-type="float">
            <text:p>26</text:p>
          </table:table-cell>
          <table:table-cell table:formula="of:=INT(([.F$3]-[.F$2])*([.$A14]-1)/98)+[.F$2]" office:value-type="float" office:value="27" calcext:value-type="float">
            <text:p>27</text:p>
          </table:table-cell>
          <table:table-cell table:formula="of:=INT(([.G$3]-[.G$2])*([.$A14]-1)/98)+[.G$2]" office:value-type="float" office:value="26" calcext:value-type="float">
            <text:p>26</text:p>
          </table:table-cell>
          <table:table-cell table:formula="of:=INT(([.H$3]-[.H$2])*([.$A14]-1)/98)+[.H$2]" office:value-type="float" office:value="116" calcext:value-type="float">
            <text:p>116</text:p>
          </table:table-cell>
          <table:table-cell table:number-columns-repeated="2"/>
          <table:table-cell table:formula="of:=CONCATENATE(16*[.K$3]+INT([.$G14]/3)*[.K$3]; &quot; (&quot;; INT((16*[.K$3]+INT([.$G14]/3)*[.K$3])*100/[.$B14]); &quot;%)&quot;)" office:value-type="string" office:string-value="24 (20%)" calcext:value-type="string">
            <text:p>24 (20%)</text:p>
          </table:table-cell>
          <table:table-cell table:formula="of:=CONCATENATE(16*[.L$3]+INT([.$G14]/3)*[.L$3]; &quot; (&quot;; INT((16*[.L$3]+INT([.$G14]/3)*[.L$3])*100/[.$B14]); &quot;%)&quot;)" office:value-type="string" office:string-value="48 (41%)" calcext:value-type="string">
            <text:p>48 (41%)</text:p>
          </table:table-cell>
          <table:table-cell table:formula="of:=CONCATENATE(16*[.M$3]+INT([.$G14]/3)*[.M$3]; &quot; (&quot;; INT((16*[.M$3]+INT([.$G14]/3)*[.M$3])*100/[.$B14]); &quot;%)&quot;)" office:value-type="string" office:string-value="72 (62%)" calcext:value-type="string">
            <text:p>72 (62%)</text:p>
          </table:table-cell>
          <table:table-cell table:formula="of:=CONCATENATE(16*[.N$3]+INT([.$G14]/3)*[.N$3]; &quot; (&quot;; INT((16*[.N$3]+INT([.$G14]/3)*[.N$3])*100/[.$B14]); &quot;%)&quot;)" office:value-type="string" office:string-value="96 (82%)" calcext:value-type="string">
            <text:p>96 (82%)</text:p>
          </table:table-cell>
          <table:table-cell table:formula="of:=CONCATENATE(16*[.O$3]+INT([.$G14]/3)*[.O$3]; &quot; (&quot;; INT((16*[.O$3]+INT([.$G14]/3)*[.O$3])*100/[.$B14]); &quot;%)&quot;)" office:value-type="string" office:string-value="120 (103%)" calcext:value-type="string">
            <text:p>120 (103%)</text:p>
          </table:table-cell>
          <table:table-cell table:formula="of:=CONCATENATE(16*[.P$3]+INT([.$G14]/3)*[.P$3]; &quot; (&quot;; INT((16*[.P$3]+INT([.$G14]/3)*[.P$3])*100/[.$B14]); &quot;%)&quot;)" office:value-type="string" office:string-value="144 (124%)" calcext:value-type="string">
            <text:p>144 (124%)</text:p>
          </table:table-cell>
          <table:table-cell table:formula="of:=CONCATENATE(16*[.Q$3]+INT([.$G14]/3)*[.Q$3]; &quot; (&quot;; INT((16*[.Q$3]+INT([.$G14]/3)*[.Q$3])*100/[.$B14]); &quot;%)&quot;)" office:value-type="string" office:string-value="168 (144%)" calcext:value-type="string">
            <text:p>168 (144%)</text:p>
          </table:table-cell>
          <table:table-cell table:formula="of:=CONCATENATE(16*[.R$3]+INT([.$G14]/3)*[.R$3]; &quot; (&quot;; INT((16*[.R$3]+INT([.$G14]/3)*[.R$3])*100/[.$B14]); &quot;%)&quot;)" office:value-type="string" office:string-value="192 (165%)" calcext:value-type="string">
            <text:p>192 (165%)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INT(([.B$3]-[.B$2])*([.$A15]-1)/98)+[.B$2]" office:value-type="float" office:value="126" calcext:value-type="float">
            <text:p>126</text:p>
          </table:table-cell>
          <table:table-cell table:formula="of:=INT(([.C$3]-[.C$2])*([.$A15]-1)/98)+[.C$2]" office:value-type="float" office:value="12" calcext:value-type="float">
            <text:p>12</text:p>
          </table:table-cell>
          <table:table-cell table:formula="of:=INT(([.D$3]-[.D$2])*([.$A15]-1)/98)+[.D$2]" office:value-type="float" office:value="31" calcext:value-type="float">
            <text:p>31</text:p>
          </table:table-cell>
          <table:table-cell table:formula="of:=INT(([.E$3]-[.E$2])*([.$A15]-1)/98)+[.E$2]" office:value-type="float" office:value="29" calcext:value-type="float">
            <text:p>29</text:p>
          </table:table-cell>
          <table:table-cell table:formula="of:=INT(([.F$3]-[.F$2])*([.$A15]-1)/98)+[.F$2]" office:value-type="float" office:value="30" calcext:value-type="float">
            <text:p>30</text:p>
          </table:table-cell>
          <table:table-cell table:formula="of:=INT(([.G$3]-[.G$2])*([.$A15]-1)/98)+[.G$2]" office:value-type="float" office:value="28" calcext:value-type="float">
            <text:p>28</text:p>
          </table:table-cell>
          <table:table-cell table:formula="of:=INT(([.H$3]-[.H$2])*([.$A15]-1)/98)+[.H$2]" office:value-type="float" office:value="126" calcext:value-type="float">
            <text:p>126</text:p>
          </table:table-cell>
          <table:table-cell table:number-columns-repeated="2"/>
          <table:table-cell table:formula="of:=CONCATENATE(16*[.K$3]+INT([.$G15]/3)*[.K$3]; &quot; (&quot;; INT((16*[.K$3]+INT([.$G15]/3)*[.K$3])*100/[.$B15]); &quot;%)&quot;)" office:value-type="string" office:string-value="25 (19%)" calcext:value-type="string">
            <text:p>25 (19%)</text:p>
          </table:table-cell>
          <table:table-cell table:formula="of:=CONCATENATE(16*[.L$3]+INT([.$G15]/3)*[.L$3]; &quot; (&quot;; INT((16*[.L$3]+INT([.$G15]/3)*[.L$3])*100/[.$B15]); &quot;%)&quot;)" office:value-type="string" office:string-value="50 (39%)" calcext:value-type="string">
            <text:p>50 (39%)</text:p>
          </table:table-cell>
          <table:table-cell table:formula="of:=CONCATENATE(16*[.M$3]+INT([.$G15]/3)*[.M$3]; &quot; (&quot;; INT((16*[.M$3]+INT([.$G15]/3)*[.M$3])*100/[.$B15]); &quot;%)&quot;)" office:value-type="string" office:string-value="75 (59%)" calcext:value-type="string">
            <text:p>75 (59%)</text:p>
          </table:table-cell>
          <table:table-cell table:formula="of:=CONCATENATE(16*[.N$3]+INT([.$G15]/3)*[.N$3]; &quot; (&quot;; INT((16*[.N$3]+INT([.$G15]/3)*[.N$3])*100/[.$B15]); &quot;%)&quot;)" office:value-type="string" office:string-value="100 (79%)" calcext:value-type="string">
            <text:p>100 (79%)</text:p>
          </table:table-cell>
          <table:table-cell table:formula="of:=CONCATENATE(16*[.O$3]+INT([.$G15]/3)*[.O$3]; &quot; (&quot;; INT((16*[.O$3]+INT([.$G15]/3)*[.O$3])*100/[.$B15]); &quot;%)&quot;)" office:value-type="string" office:string-value="125 (99%)" calcext:value-type="string">
            <text:p>125 (99%)</text:p>
          </table:table-cell>
          <table:table-cell table:formula="of:=CONCATENATE(16*[.P$3]+INT([.$G15]/3)*[.P$3]; &quot; (&quot;; INT((16*[.P$3]+INT([.$G15]/3)*[.P$3])*100/[.$B15]); &quot;%)&quot;)" office:value-type="string" office:string-value="150 (119%)" calcext:value-type="string">
            <text:p>150 (119%)</text:p>
          </table:table-cell>
          <table:table-cell table:formula="of:=CONCATENATE(16*[.Q$3]+INT([.$G15]/3)*[.Q$3]; &quot; (&quot;; INT((16*[.Q$3]+INT([.$G15]/3)*[.Q$3])*100/[.$B15]); &quot;%)&quot;)" office:value-type="string" office:string-value="175 (138%)" calcext:value-type="string">
            <text:p>175 (138%)</text:p>
          </table:table-cell>
          <table:table-cell table:formula="of:=CONCATENATE(16*[.R$3]+INT([.$G15]/3)*[.R$3]; &quot; (&quot;; INT((16*[.R$3]+INT([.$G15]/3)*[.R$3])*100/[.$B15]); &quot;%)&quot;)" office:value-type="string" office:string-value="200 (158%)" calcext:value-type="string">
            <text:p>200 (158%)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INT(([.B$3]-[.B$2])*([.$A16]-1)/98)+[.B$2]" office:value-type="float" office:value="136" calcext:value-type="float">
            <text:p>136</text:p>
          </table:table-cell>
          <table:table-cell table:formula="of:=INT(([.C$3]-[.C$2])*([.$A16]-1)/98)+[.C$2]" office:value-type="float" office:value="13" calcext:value-type="float">
            <text:p>13</text:p>
          </table:table-cell>
          <table:table-cell table:formula="of:=INT(([.D$3]-[.D$2])*([.$A16]-1)/98)+[.D$2]" office:value-type="float" office:value="33" calcext:value-type="float">
            <text:p>33</text:p>
          </table:table-cell>
          <table:table-cell table:formula="of:=INT(([.E$3]-[.E$2])*([.$A16]-1)/98)+[.E$2]" office:value-type="float" office:value="32" calcext:value-type="float">
            <text:p>32</text:p>
          </table:table-cell>
          <table:table-cell table:formula="of:=INT(([.F$3]-[.F$2])*([.$A16]-1)/98)+[.F$2]" office:value-type="float" office:value="32" calcext:value-type="float">
            <text:p>32</text:p>
          </table:table-cell>
          <table:table-cell table:formula="of:=INT(([.G$3]-[.G$2])*([.$A16]-1)/98)+[.G$2]" office:value-type="float" office:value="31" calcext:value-type="float">
            <text:p>31</text:p>
          </table:table-cell>
          <table:table-cell table:formula="of:=INT(([.H$3]-[.H$2])*([.$A16]-1)/98)+[.H$2]" office:value-type="float" office:value="136" calcext:value-type="float">
            <text:p>136</text:p>
          </table:table-cell>
          <table:table-cell table:number-columns-repeated="2"/>
          <table:table-cell table:formula="of:=CONCATENATE(16*[.K$3]+INT([.$G16]/3)*[.K$3]; &quot; (&quot;; INT((16*[.K$3]+INT([.$G16]/3)*[.K$3])*100/[.$B16]); &quot;%)&quot;)" office:value-type="string" office:string-value="26 (19%)" calcext:value-type="string">
            <text:p>26 (19%)</text:p>
          </table:table-cell>
          <table:table-cell table:formula="of:=CONCATENATE(16*[.L$3]+INT([.$G16]/3)*[.L$3]; &quot; (&quot;; INT((16*[.L$3]+INT([.$G16]/3)*[.L$3])*100/[.$B16]); &quot;%)&quot;)" office:value-type="string" office:string-value="52 (38%)" calcext:value-type="string">
            <text:p>52 (38%)</text:p>
          </table:table-cell>
          <table:table-cell table:formula="of:=CONCATENATE(16*[.M$3]+INT([.$G16]/3)*[.M$3]; &quot; (&quot;; INT((16*[.M$3]+INT([.$G16]/3)*[.M$3])*100/[.$B16]); &quot;%)&quot;)" office:value-type="string" office:string-value="78 (57%)" calcext:value-type="string">
            <text:p>78 (57%)</text:p>
          </table:table-cell>
          <table:table-cell table:formula="of:=CONCATENATE(16*[.N$3]+INT([.$G16]/3)*[.N$3]; &quot; (&quot;; INT((16*[.N$3]+INT([.$G16]/3)*[.N$3])*100/[.$B16]); &quot;%)&quot;)" office:value-type="string" office:string-value="104 (76%)" calcext:value-type="string">
            <text:p>104 (76%)</text:p>
          </table:table-cell>
          <table:table-cell table:formula="of:=CONCATENATE(16*[.O$3]+INT([.$G16]/3)*[.O$3]; &quot; (&quot;; INT((16*[.O$3]+INT([.$G16]/3)*[.O$3])*100/[.$B16]); &quot;%)&quot;)" office:value-type="string" office:string-value="130 (95%)" calcext:value-type="string">
            <text:p>130 (95%)</text:p>
          </table:table-cell>
          <table:table-cell table:formula="of:=CONCATENATE(16*[.P$3]+INT([.$G16]/3)*[.P$3]; &quot; (&quot;; INT((16*[.P$3]+INT([.$G16]/3)*[.P$3])*100/[.$B16]); &quot;%)&quot;)" office:value-type="string" office:string-value="156 (114%)" calcext:value-type="string">
            <text:p>156 (114%)</text:p>
          </table:table-cell>
          <table:table-cell table:formula="of:=CONCATENATE(16*[.Q$3]+INT([.$G16]/3)*[.Q$3]; &quot; (&quot;; INT((16*[.Q$3]+INT([.$G16]/3)*[.Q$3])*100/[.$B16]); &quot;%)&quot;)" office:value-type="string" office:string-value="182 (133%)" calcext:value-type="string">
            <text:p>182 (133%)</text:p>
          </table:table-cell>
          <table:table-cell table:formula="of:=CONCATENATE(16*[.R$3]+INT([.$G16]/3)*[.R$3]; &quot; (&quot;; INT((16*[.R$3]+INT([.$G16]/3)*[.R$3])*100/[.$B16]); &quot;%)&quot;)" office:value-type="string" office:string-value="208 (152%)" calcext:value-type="string">
            <text:p>208 (152%)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INT(([.B$3]-[.B$2])*([.$A17]-1)/98)+[.B$2]" office:value-type="float" office:value="146" calcext:value-type="float">
            <text:p>146</text:p>
          </table:table-cell>
          <table:table-cell table:formula="of:=INT(([.C$3]-[.C$2])*([.$A17]-1)/98)+[.C$2]" office:value-type="float" office:value="14" calcext:value-type="float">
            <text:p>14</text:p>
          </table:table-cell>
          <table:table-cell table:formula="of:=INT(([.D$3]-[.D$2])*([.$A17]-1)/98)+[.D$2]" office:value-type="float" office:value="36" calcext:value-type="float">
            <text:p>36</text:p>
          </table:table-cell>
          <table:table-cell table:formula="of:=INT(([.E$3]-[.E$2])*([.$A17]-1)/98)+[.E$2]" office:value-type="float" office:value="34" calcext:value-type="float">
            <text:p>34</text:p>
          </table:table-cell>
          <table:table-cell table:formula="of:=INT(([.F$3]-[.F$2])*([.$A17]-1)/98)+[.F$2]" office:value-type="float" office:value="35" calcext:value-type="float">
            <text:p>35</text:p>
          </table:table-cell>
          <table:table-cell table:formula="of:=INT(([.G$3]-[.G$2])*([.$A17]-1)/98)+[.G$2]" office:value-type="float" office:value="33" calcext:value-type="float">
            <text:p>33</text:p>
          </table:table-cell>
          <table:table-cell table:formula="of:=INT(([.H$3]-[.H$2])*([.$A17]-1)/98)+[.H$2]" office:value-type="float" office:value="146" calcext:value-type="float">
            <text:p>146</text:p>
          </table:table-cell>
          <table:table-cell table:number-columns-repeated="2"/>
          <table:table-cell table:formula="of:=CONCATENATE(16*[.K$3]+INT([.$G17]/3)*[.K$3]; &quot; (&quot;; INT((16*[.K$3]+INT([.$G17]/3)*[.K$3])*100/[.$B17]); &quot;%)&quot;)" office:value-type="string" office:string-value="27 (18%)" calcext:value-type="string">
            <text:p>27 (18%)</text:p>
          </table:table-cell>
          <table:table-cell table:formula="of:=CONCATENATE(16*[.L$3]+INT([.$G17]/3)*[.L$3]; &quot; (&quot;; INT((16*[.L$3]+INT([.$G17]/3)*[.L$3])*100/[.$B17]); &quot;%)&quot;)" office:value-type="string" office:string-value="54 (36%)" calcext:value-type="string">
            <text:p>54 (36%)</text:p>
          </table:table-cell>
          <table:table-cell table:formula="of:=CONCATENATE(16*[.M$3]+INT([.$G17]/3)*[.M$3]; &quot; (&quot;; INT((16*[.M$3]+INT([.$G17]/3)*[.M$3])*100/[.$B17]); &quot;%)&quot;)" office:value-type="string" office:string-value="81 (55%)" calcext:value-type="string">
            <text:p>81 (55%)</text:p>
          </table:table-cell>
          <table:table-cell table:formula="of:=CONCATENATE(16*[.N$3]+INT([.$G17]/3)*[.N$3]; &quot; (&quot;; INT((16*[.N$3]+INT([.$G17]/3)*[.N$3])*100/[.$B17]); &quot;%)&quot;)" office:value-type="string" office:string-value="108 (73%)" calcext:value-type="string">
            <text:p>108 (73%)</text:p>
          </table:table-cell>
          <table:table-cell table:formula="of:=CONCATENATE(16*[.O$3]+INT([.$G17]/3)*[.O$3]; &quot; (&quot;; INT((16*[.O$3]+INT([.$G17]/3)*[.O$3])*100/[.$B17]); &quot;%)&quot;)" office:value-type="string" office:string-value="135 (92%)" calcext:value-type="string">
            <text:p>135 (92%)</text:p>
          </table:table-cell>
          <table:table-cell table:formula="of:=CONCATENATE(16*[.P$3]+INT([.$G17]/3)*[.P$3]; &quot; (&quot;; INT((16*[.P$3]+INT([.$G17]/3)*[.P$3])*100/[.$B17]); &quot;%)&quot;)" office:value-type="string" office:string-value="162 (110%)" calcext:value-type="string">
            <text:p>162 (110%)</text:p>
          </table:table-cell>
          <table:table-cell table:formula="of:=CONCATENATE(16*[.Q$3]+INT([.$G17]/3)*[.Q$3]; &quot; (&quot;; INT((16*[.Q$3]+INT([.$G17]/3)*[.Q$3])*100/[.$B17]); &quot;%)&quot;)" office:value-type="string" office:string-value="189 (129%)" calcext:value-type="string">
            <text:p>189 (129%)</text:p>
          </table:table-cell>
          <table:table-cell table:formula="of:=CONCATENATE(16*[.R$3]+INT([.$G17]/3)*[.R$3]; &quot; (&quot;; INT((16*[.R$3]+INT([.$G17]/3)*[.R$3])*100/[.$B17]); &quot;%)&quot;)" office:value-type="string" office:string-value="216 (147%)" calcext:value-type="string">
            <text:p>216 (147%)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INT(([.B$3]-[.B$2])*([.$A18]-1)/98)+[.B$2]" office:value-type="float" office:value="156" calcext:value-type="float">
            <text:p>156</text:p>
          </table:table-cell>
          <table:table-cell table:formula="of:=INT(([.C$3]-[.C$2])*([.$A18]-1)/98)+[.C$2]" office:value-type="float" office:value="15" calcext:value-type="float">
            <text:p>15</text:p>
          </table:table-cell>
          <table:table-cell table:formula="of:=INT(([.D$3]-[.D$2])*([.$A18]-1)/98)+[.D$2]" office:value-type="float" office:value="39" calcext:value-type="float">
            <text:p>39</text:p>
          </table:table-cell>
          <table:table-cell table:formula="of:=INT(([.E$3]-[.E$2])*([.$A18]-1)/98)+[.E$2]" office:value-type="float" office:value="37" calcext:value-type="float">
            <text:p>37</text:p>
          </table:table-cell>
          <table:table-cell table:formula="of:=INT(([.F$3]-[.F$2])*([.$A18]-1)/98)+[.F$2]" office:value-type="float" office:value="38" calcext:value-type="float">
            <text:p>38</text:p>
          </table:table-cell>
          <table:table-cell table:formula="of:=INT(([.G$3]-[.G$2])*([.$A18]-1)/98)+[.G$2]" office:value-type="float" office:value="36" calcext:value-type="float">
            <text:p>36</text:p>
          </table:table-cell>
          <table:table-cell table:formula="of:=INT(([.H$3]-[.H$2])*([.$A18]-1)/98)+[.H$2]" office:value-type="float" office:value="156" calcext:value-type="float">
            <text:p>156</text:p>
          </table:table-cell>
          <table:table-cell table:number-columns-repeated="2"/>
          <table:table-cell table:formula="of:=CONCATENATE(16*[.K$3]+INT([.$G18]/3)*[.K$3]; &quot; (&quot;; INT((16*[.K$3]+INT([.$G18]/3)*[.K$3])*100/[.$B18]); &quot;%)&quot;)" office:value-type="string" office:string-value="28 (17%)" calcext:value-type="string">
            <text:p>28 (17%)</text:p>
          </table:table-cell>
          <table:table-cell table:formula="of:=CONCATENATE(16*[.L$3]+INT([.$G18]/3)*[.L$3]; &quot; (&quot;; INT((16*[.L$3]+INT([.$G18]/3)*[.L$3])*100/[.$B18]); &quot;%)&quot;)" office:value-type="string" office:string-value="56 (35%)" calcext:value-type="string">
            <text:p>56 (35%)</text:p>
          </table:table-cell>
          <table:table-cell table:formula="of:=CONCATENATE(16*[.M$3]+INT([.$G18]/3)*[.M$3]; &quot; (&quot;; INT((16*[.M$3]+INT([.$G18]/3)*[.M$3])*100/[.$B18]); &quot;%)&quot;)" office:value-type="string" office:string-value="84 (53%)" calcext:value-type="string">
            <text:p>84 (53%)</text:p>
          </table:table-cell>
          <table:table-cell table:formula="of:=CONCATENATE(16*[.N$3]+INT([.$G18]/3)*[.N$3]; &quot; (&quot;; INT((16*[.N$3]+INT([.$G18]/3)*[.N$3])*100/[.$B18]); &quot;%)&quot;)" office:value-type="string" office:string-value="112 (71%)" calcext:value-type="string">
            <text:p>112 (71%)</text:p>
          </table:table-cell>
          <table:table-cell table:formula="of:=CONCATENATE(16*[.O$3]+INT([.$G18]/3)*[.O$3]; &quot; (&quot;; INT((16*[.O$3]+INT([.$G18]/3)*[.O$3])*100/[.$B18]); &quot;%)&quot;)" office:value-type="string" office:string-value="140 (89%)" calcext:value-type="string">
            <text:p>140 (89%)</text:p>
          </table:table-cell>
          <table:table-cell table:formula="of:=CONCATENATE(16*[.P$3]+INT([.$G18]/3)*[.P$3]; &quot; (&quot;; INT((16*[.P$3]+INT([.$G18]/3)*[.P$3])*100/[.$B18]); &quot;%)&quot;)" office:value-type="string" office:string-value="168 (107%)" calcext:value-type="string">
            <text:p>168 (107%)</text:p>
          </table:table-cell>
          <table:table-cell table:formula="of:=CONCATENATE(16*[.Q$3]+INT([.$G18]/3)*[.Q$3]; &quot; (&quot;; INT((16*[.Q$3]+INT([.$G18]/3)*[.Q$3])*100/[.$B18]); &quot;%)&quot;)" office:value-type="string" office:string-value="196 (125%)" calcext:value-type="string">
            <text:p>196 (125%)</text:p>
          </table:table-cell>
          <table:table-cell table:formula="of:=CONCATENATE(16*[.R$3]+INT([.$G18]/3)*[.R$3]; &quot; (&quot;; INT((16*[.R$3]+INT([.$G18]/3)*[.R$3])*100/[.$B18]); &quot;%)&quot;)" office:value-type="string" office:string-value="224 (143%)" calcext:value-type="string">
            <text:p>224 (143%)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INT(([.B$3]-[.B$2])*([.$A19]-1)/98)+[.B$2]" office:value-type="float" office:value="166" calcext:value-type="float">
            <text:p>166</text:p>
          </table:table-cell>
          <table:table-cell table:formula="of:=INT(([.C$3]-[.C$2])*([.$A19]-1)/98)+[.C$2]" office:value-type="float" office:value="16" calcext:value-type="float">
            <text:p>16</text:p>
          </table:table-cell>
          <table:table-cell table:formula="of:=INT(([.D$3]-[.D$2])*([.$A19]-1)/98)+[.D$2]" office:value-type="float" office:value="41" calcext:value-type="float">
            <text:p>41</text:p>
          </table:table-cell>
          <table:table-cell table:formula="of:=INT(([.E$3]-[.E$2])*([.$A19]-1)/98)+[.E$2]" office:value-type="float" office:value="39" calcext:value-type="float">
            <text:p>39</text:p>
          </table:table-cell>
          <table:table-cell table:formula="of:=INT(([.F$3]-[.F$2])*([.$A19]-1)/98)+[.F$2]" office:value-type="float" office:value="40" calcext:value-type="float">
            <text:p>40</text:p>
          </table:table-cell>
          <table:table-cell table:formula="of:=INT(([.G$3]-[.G$2])*([.$A19]-1)/98)+[.G$2]" office:value-type="float" office:value="39" calcext:value-type="float">
            <text:p>39</text:p>
          </table:table-cell>
          <table:table-cell table:formula="of:=INT(([.H$3]-[.H$2])*([.$A19]-1)/98)+[.H$2]" office:value-type="float" office:value="166" calcext:value-type="float">
            <text:p>166</text:p>
          </table:table-cell>
          <table:table-cell table:number-columns-repeated="2"/>
          <table:table-cell table:formula="of:=CONCATENATE(16*[.K$3]+INT([.$G19]/3)*[.K$3]; &quot; (&quot;; INT((16*[.K$3]+INT([.$G19]/3)*[.K$3])*100/[.$B19]); &quot;%)&quot;)" office:value-type="string" office:string-value="29 (17%)" calcext:value-type="string">
            <text:p>29 (17%)</text:p>
          </table:table-cell>
          <table:table-cell table:formula="of:=CONCATENATE(16*[.L$3]+INT([.$G19]/3)*[.L$3]; &quot; (&quot;; INT((16*[.L$3]+INT([.$G19]/3)*[.L$3])*100/[.$B19]); &quot;%)&quot;)" office:value-type="string" office:string-value="58 (34%)" calcext:value-type="string">
            <text:p>58 (34%)</text:p>
          </table:table-cell>
          <table:table-cell table:formula="of:=CONCATENATE(16*[.M$3]+INT([.$G19]/3)*[.M$3]; &quot; (&quot;; INT((16*[.M$3]+INT([.$G19]/3)*[.M$3])*100/[.$B19]); &quot;%)&quot;)" office:value-type="string" office:string-value="87 (52%)" calcext:value-type="string">
            <text:p>87 (52%)</text:p>
          </table:table-cell>
          <table:table-cell table:formula="of:=CONCATENATE(16*[.N$3]+INT([.$G19]/3)*[.N$3]; &quot; (&quot;; INT((16*[.N$3]+INT([.$G19]/3)*[.N$3])*100/[.$B19]); &quot;%)&quot;)" office:value-type="string" office:string-value="116 (69%)" calcext:value-type="string">
            <text:p>116 (69%)</text:p>
          </table:table-cell>
          <table:table-cell table:formula="of:=CONCATENATE(16*[.O$3]+INT([.$G19]/3)*[.O$3]; &quot; (&quot;; INT((16*[.O$3]+INT([.$G19]/3)*[.O$3])*100/[.$B19]); &quot;%)&quot;)" office:value-type="string" office:string-value="145 (87%)" calcext:value-type="string">
            <text:p>145 (87%)</text:p>
          </table:table-cell>
          <table:table-cell table:formula="of:=CONCATENATE(16*[.P$3]+INT([.$G19]/3)*[.P$3]; &quot; (&quot;; INT((16*[.P$3]+INT([.$G19]/3)*[.P$3])*100/[.$B19]); &quot;%)&quot;)" office:value-type="string" office:string-value="174 (104%)" calcext:value-type="string">
            <text:p>174 (104%)</text:p>
          </table:table-cell>
          <table:table-cell table:formula="of:=CONCATENATE(16*[.Q$3]+INT([.$G19]/3)*[.Q$3]; &quot; (&quot;; INT((16*[.Q$3]+INT([.$G19]/3)*[.Q$3])*100/[.$B19]); &quot;%)&quot;)" office:value-type="string" office:string-value="203 (122%)" calcext:value-type="string">
            <text:p>203 (122%)</text:p>
          </table:table-cell>
          <table:table-cell table:formula="of:=CONCATENATE(16*[.R$3]+INT([.$G19]/3)*[.R$3]; &quot; (&quot;; INT((16*[.R$3]+INT([.$G19]/3)*[.R$3])*100/[.$B19]); &quot;%)&quot;)" office:value-type="string" office:string-value="232 (139%)" calcext:value-type="string">
            <text:p>232 (139%)</text:p>
          </table:table-cell>
          <table:table-cell table:number-columns-repeated="1006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INT(([.B$3]-[.B$2])*([.$A20]-1)/98)+[.B$2]" office:value-type="float" office:value="176" calcext:value-type="float">
            <text:p>176</text:p>
          </table:table-cell>
          <table:table-cell table:formula="of:=INT(([.C$3]-[.C$2])*([.$A20]-1)/98)+[.C$2]" office:value-type="float" office:value="17" calcext:value-type="float">
            <text:p>17</text:p>
          </table:table-cell>
          <table:table-cell table:formula="of:=INT(([.D$3]-[.D$2])*([.$A20]-1)/98)+[.D$2]" office:value-type="float" office:value="44" calcext:value-type="float">
            <text:p>44</text:p>
          </table:table-cell>
          <table:table-cell table:formula="of:=INT(([.E$3]-[.E$2])*([.$A20]-1)/98)+[.E$2]" office:value-type="float" office:value="42" calcext:value-type="float">
            <text:p>42</text:p>
          </table:table-cell>
          <table:table-cell table:formula="of:=INT(([.F$3]-[.F$2])*([.$A20]-1)/98)+[.F$2]" office:value-type="float" office:value="43" calcext:value-type="float">
            <text:p>43</text:p>
          </table:table-cell>
          <table:table-cell table:formula="of:=INT(([.G$3]-[.G$2])*([.$A20]-1)/98)+[.G$2]" office:value-type="float" office:value="41" calcext:value-type="float">
            <text:p>41</text:p>
          </table:table-cell>
          <table:table-cell table:formula="of:=INT(([.H$3]-[.H$2])*([.$A20]-1)/98)+[.H$2]" office:value-type="float" office:value="176" calcext:value-type="float">
            <text:p>176</text:p>
          </table:table-cell>
          <table:table-cell table:number-columns-repeated="2"/>
          <table:table-cell table:formula="of:=CONCATENATE(16*[.K$3]+INT([.$G20]/3)*[.K$3]; &quot; (&quot;; INT((16*[.K$3]+INT([.$G20]/3)*[.K$3])*100/[.$B20]); &quot;%)&quot;)" office:value-type="string" office:string-value="29 (16%)" calcext:value-type="string">
            <text:p>29 (16%)</text:p>
          </table:table-cell>
          <table:table-cell table:formula="of:=CONCATENATE(16*[.L$3]+INT([.$G20]/3)*[.L$3]; &quot; (&quot;; INT((16*[.L$3]+INT([.$G20]/3)*[.L$3])*100/[.$B20]); &quot;%)&quot;)" office:value-type="string" office:string-value="58 (32%)" calcext:value-type="string">
            <text:p>58 (32%)</text:p>
          </table:table-cell>
          <table:table-cell table:formula="of:=CONCATENATE(16*[.M$3]+INT([.$G20]/3)*[.M$3]; &quot; (&quot;; INT((16*[.M$3]+INT([.$G20]/3)*[.M$3])*100/[.$B20]); &quot;%)&quot;)" office:value-type="string" office:string-value="87 (49%)" calcext:value-type="string">
            <text:p>87 (49%)</text:p>
          </table:table-cell>
          <table:table-cell table:formula="of:=CONCATENATE(16*[.N$3]+INT([.$G20]/3)*[.N$3]; &quot; (&quot;; INT((16*[.N$3]+INT([.$G20]/3)*[.N$3])*100/[.$B20]); &quot;%)&quot;)" office:value-type="string" office:string-value="116 (65%)" calcext:value-type="string">
            <text:p>116 (65%)</text:p>
          </table:table-cell>
          <table:table-cell table:formula="of:=CONCATENATE(16*[.O$3]+INT([.$G20]/3)*[.O$3]; &quot; (&quot;; INT((16*[.O$3]+INT([.$G20]/3)*[.O$3])*100/[.$B20]); &quot;%)&quot;)" office:value-type="string" office:string-value="145 (82%)" calcext:value-type="string">
            <text:p>145 (82%)</text:p>
          </table:table-cell>
          <table:table-cell table:formula="of:=CONCATENATE(16*[.P$3]+INT([.$G20]/3)*[.P$3]; &quot; (&quot;; INT((16*[.P$3]+INT([.$G20]/3)*[.P$3])*100/[.$B20]); &quot;%)&quot;)" office:value-type="string" office:string-value="174 (98%)" calcext:value-type="string">
            <text:p>174 (98%)</text:p>
          </table:table-cell>
          <table:table-cell table:formula="of:=CONCATENATE(16*[.Q$3]+INT([.$G20]/3)*[.Q$3]; &quot; (&quot;; INT((16*[.Q$3]+INT([.$G20]/3)*[.Q$3])*100/[.$B20]); &quot;%)&quot;)" office:value-type="string" office:string-value="203 (115%)" calcext:value-type="string">
            <text:p>203 (115%)</text:p>
          </table:table-cell>
          <table:table-cell table:formula="of:=CONCATENATE(16*[.R$3]+INT([.$G20]/3)*[.R$3]; &quot; (&quot;; INT((16*[.R$3]+INT([.$G20]/3)*[.R$3])*100/[.$B20]); &quot;%)&quot;)" office:value-type="string" office:string-value="232 (131%)" calcext:value-type="string">
            <text:p>232 (131%)</text:p>
          </table:table-cell>
          <table:table-cell table:number-columns-repeated="1006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INT(([.B$3]-[.B$2])*([.$A21]-1)/98)+[.B$2]" office:value-type="float" office:value="186" calcext:value-type="float">
            <text:p>186</text:p>
          </table:table-cell>
          <table:table-cell table:formula="of:=INT(([.C$3]-[.C$2])*([.$A21]-1)/98)+[.C$2]" office:value-type="float" office:value="18" calcext:value-type="float">
            <text:p>18</text:p>
          </table:table-cell>
          <table:table-cell table:formula="of:=INT(([.D$3]-[.D$2])*([.$A21]-1)/98)+[.D$2]" office:value-type="float" office:value="46" calcext:value-type="float">
            <text:p>46</text:p>
          </table:table-cell>
          <table:table-cell table:formula="of:=INT(([.E$3]-[.E$2])*([.$A21]-1)/98)+[.E$2]" office:value-type="float" office:value="45" calcext:value-type="float">
            <text:p>45</text:p>
          </table:table-cell>
          <table:table-cell table:formula="of:=INT(([.F$3]-[.F$2])*([.$A21]-1)/98)+[.F$2]" office:value-type="float" office:value="45" calcext:value-type="float">
            <text:p>45</text:p>
          </table:table-cell>
          <table:table-cell table:formula="of:=INT(([.G$3]-[.G$2])*([.$A21]-1)/98)+[.G$2]" office:value-type="float" office:value="44" calcext:value-type="float">
            <text:p>44</text:p>
          </table:table-cell>
          <table:table-cell table:formula="of:=INT(([.H$3]-[.H$2])*([.$A21]-1)/98)+[.H$2]" office:value-type="float" office:value="186" calcext:value-type="float">
            <text:p>186</text:p>
          </table:table-cell>
          <table:table-cell table:number-columns-repeated="2"/>
          <table:table-cell table:formula="of:=CONCATENATE(16*[.K$3]+INT([.$G21]/3)*[.K$3]; &quot; (&quot;; INT((16*[.K$3]+INT([.$G21]/3)*[.K$3])*100/[.$B21]); &quot;%)&quot;)" office:value-type="string" office:string-value="30 (16%)" calcext:value-type="string">
            <text:p>30 (16%)</text:p>
          </table:table-cell>
          <table:table-cell table:formula="of:=CONCATENATE(16*[.L$3]+INT([.$G21]/3)*[.L$3]; &quot; (&quot;; INT((16*[.L$3]+INT([.$G21]/3)*[.L$3])*100/[.$B21]); &quot;%)&quot;)" office:value-type="string" office:string-value="60 (32%)" calcext:value-type="string">
            <text:p>60 (32%)</text:p>
          </table:table-cell>
          <table:table-cell table:formula="of:=CONCATENATE(16*[.M$3]+INT([.$G21]/3)*[.M$3]; &quot; (&quot;; INT((16*[.M$3]+INT([.$G21]/3)*[.M$3])*100/[.$B21]); &quot;%)&quot;)" office:value-type="string" office:string-value="90 (48%)" calcext:value-type="string">
            <text:p>90 (48%)</text:p>
          </table:table-cell>
          <table:table-cell table:formula="of:=CONCATENATE(16*[.N$3]+INT([.$G21]/3)*[.N$3]; &quot; (&quot;; INT((16*[.N$3]+INT([.$G21]/3)*[.N$3])*100/[.$B21]); &quot;%)&quot;)" office:value-type="string" office:string-value="120 (64%)" calcext:value-type="string">
            <text:p>120 (64%)</text:p>
          </table:table-cell>
          <table:table-cell table:formula="of:=CONCATENATE(16*[.O$3]+INT([.$G21]/3)*[.O$3]; &quot; (&quot;; INT((16*[.O$3]+INT([.$G21]/3)*[.O$3])*100/[.$B21]); &quot;%)&quot;)" office:value-type="string" office:string-value="150 (80%)" calcext:value-type="string">
            <text:p>150 (80%)</text:p>
          </table:table-cell>
          <table:table-cell table:formula="of:=CONCATENATE(16*[.P$3]+INT([.$G21]/3)*[.P$3]; &quot; (&quot;; INT((16*[.P$3]+INT([.$G21]/3)*[.P$3])*100/[.$B21]); &quot;%)&quot;)" office:value-type="string" office:string-value="180 (96%)" calcext:value-type="string">
            <text:p>180 (96%)</text:p>
          </table:table-cell>
          <table:table-cell table:formula="of:=CONCATENATE(16*[.Q$3]+INT([.$G21]/3)*[.Q$3]; &quot; (&quot;; INT((16*[.Q$3]+INT([.$G21]/3)*[.Q$3])*100/[.$B21]); &quot;%)&quot;)" office:value-type="string" office:string-value="210 (112%)" calcext:value-type="string">
            <text:p>210 (112%)</text:p>
          </table:table-cell>
          <table:table-cell table:formula="of:=CONCATENATE(16*[.R$3]+INT([.$G21]/3)*[.R$3]; &quot; (&quot;; INT((16*[.R$3]+INT([.$G21]/3)*[.R$3])*100/[.$B21]); &quot;%)&quot;)" office:value-type="string" office:string-value="240 (129%)" calcext:value-type="string">
            <text:p>240 (129%)</text:p>
          </table:table-cell>
          <table:table-cell table:number-columns-repeated="1006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INT(([.B$3]-[.B$2])*([.$A22]-1)/98)+[.B$2]" office:value-type="float" office:value="196" calcext:value-type="float">
            <text:p>196</text:p>
          </table:table-cell>
          <table:table-cell table:formula="of:=INT(([.C$3]-[.C$2])*([.$A22]-1)/98)+[.C$2]" office:value-type="float" office:value="19" calcext:value-type="float">
            <text:p>19</text:p>
          </table:table-cell>
          <table:table-cell table:formula="of:=INT(([.D$3]-[.D$2])*([.$A22]-1)/98)+[.D$2]" office:value-type="float" office:value="49" calcext:value-type="float">
            <text:p>49</text:p>
          </table:table-cell>
          <table:table-cell table:formula="of:=INT(([.E$3]-[.E$2])*([.$A22]-1)/98)+[.E$2]" office:value-type="float" office:value="47" calcext:value-type="float">
            <text:p>47</text:p>
          </table:table-cell>
          <table:table-cell table:formula="of:=INT(([.F$3]-[.F$2])*([.$A22]-1)/98)+[.F$2]" office:value-type="float" office:value="48" calcext:value-type="float">
            <text:p>48</text:p>
          </table:table-cell>
          <table:table-cell table:formula="of:=INT(([.G$3]-[.G$2])*([.$A22]-1)/98)+[.G$2]" office:value-type="float" office:value="46" calcext:value-type="float">
            <text:p>46</text:p>
          </table:table-cell>
          <table:table-cell table:formula="of:=INT(([.H$3]-[.H$2])*([.$A22]-1)/98)+[.H$2]" office:value-type="float" office:value="196" calcext:value-type="float">
            <text:p>196</text:p>
          </table:table-cell>
          <table:table-cell table:number-columns-repeated="2"/>
          <table:table-cell table:formula="of:=CONCATENATE(16*[.K$3]+INT([.$G22]/3)*[.K$3]; &quot; (&quot;; INT((16*[.K$3]+INT([.$G22]/3)*[.K$3])*100/[.$B22]); &quot;%)&quot;)" office:value-type="string" office:string-value="31 (15%)" calcext:value-type="string">
            <text:p>31 (15%)</text:p>
          </table:table-cell>
          <table:table-cell table:formula="of:=CONCATENATE(16*[.L$3]+INT([.$G22]/3)*[.L$3]; &quot; (&quot;; INT((16*[.L$3]+INT([.$G22]/3)*[.L$3])*100/[.$B22]); &quot;%)&quot;)" office:value-type="string" office:string-value="62 (31%)" calcext:value-type="string">
            <text:p>62 (31%)</text:p>
          </table:table-cell>
          <table:table-cell table:formula="of:=CONCATENATE(16*[.M$3]+INT([.$G22]/3)*[.M$3]; &quot; (&quot;; INT((16*[.M$3]+INT([.$G22]/3)*[.M$3])*100/[.$B22]); &quot;%)&quot;)" office:value-type="string" office:string-value="93 (47%)" calcext:value-type="string">
            <text:p>93 (47%)</text:p>
          </table:table-cell>
          <table:table-cell table:formula="of:=CONCATENATE(16*[.N$3]+INT([.$G22]/3)*[.N$3]; &quot; (&quot;; INT((16*[.N$3]+INT([.$G22]/3)*[.N$3])*100/[.$B22]); &quot;%)&quot;)" office:value-type="string" office:string-value="124 (63%)" calcext:value-type="string">
            <text:p>124 (63%)</text:p>
          </table:table-cell>
          <table:table-cell table:formula="of:=CONCATENATE(16*[.O$3]+INT([.$G22]/3)*[.O$3]; &quot; (&quot;; INT((16*[.O$3]+INT([.$G22]/3)*[.O$3])*100/[.$B22]); &quot;%)&quot;)" office:value-type="string" office:string-value="155 (79%)" calcext:value-type="string">
            <text:p>155 (79%)</text:p>
          </table:table-cell>
          <table:table-cell table:formula="of:=CONCATENATE(16*[.P$3]+INT([.$G22]/3)*[.P$3]; &quot; (&quot;; INT((16*[.P$3]+INT([.$G22]/3)*[.P$3])*100/[.$B22]); &quot;%)&quot;)" office:value-type="string" office:string-value="186 (94%)" calcext:value-type="string">
            <text:p>186 (94%)</text:p>
          </table:table-cell>
          <table:table-cell table:formula="of:=CONCATENATE(16*[.Q$3]+INT([.$G22]/3)*[.Q$3]; &quot; (&quot;; INT((16*[.Q$3]+INT([.$G22]/3)*[.Q$3])*100/[.$B22]); &quot;%)&quot;)" office:value-type="string" office:string-value="217 (110%)" calcext:value-type="string">
            <text:p>217 (110%)</text:p>
          </table:table-cell>
          <table:table-cell table:formula="of:=CONCATENATE(16*[.R$3]+INT([.$G22]/3)*[.R$3]; &quot; (&quot;; INT((16*[.R$3]+INT([.$G22]/3)*[.R$3])*100/[.$B22]); &quot;%)&quot;)" office:value-type="string" office:string-value="248 (126%)" calcext:value-type="string">
            <text:p>248 (126%)</text:p>
          </table:table-cell>
          <table:table-cell table:number-columns-repeated="1006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INT(([.B$3]-[.B$2])*([.$A23]-1)/98)+[.B$2]" office:value-type="float" office:value="206" calcext:value-type="float">
            <text:p>206</text:p>
          </table:table-cell>
          <table:table-cell table:formula="of:=INT(([.C$3]-[.C$2])*([.$A23]-1)/98)+[.C$2]" office:value-type="float" office:value="20" calcext:value-type="float">
            <text:p>20</text:p>
          </table:table-cell>
          <table:table-cell table:formula="of:=INT(([.D$3]-[.D$2])*([.$A23]-1)/98)+[.D$2]" office:value-type="float" office:value="51" calcext:value-type="float">
            <text:p>51</text:p>
          </table:table-cell>
          <table:table-cell table:formula="of:=INT(([.E$3]-[.E$2])*([.$A23]-1)/98)+[.E$2]" office:value-type="float" office:value="50" calcext:value-type="float">
            <text:p>50</text:p>
          </table:table-cell>
          <table:table-cell table:formula="of:=INT(([.F$3]-[.F$2])*([.$A23]-1)/98)+[.F$2]" office:value-type="float" office:value="51" calcext:value-type="float">
            <text:p>51</text:p>
          </table:table-cell>
          <table:table-cell table:formula="of:=INT(([.G$3]-[.G$2])*([.$A23]-1)/98)+[.G$2]" office:value-type="float" office:value="49" calcext:value-type="float">
            <text:p>49</text:p>
          </table:table-cell>
          <table:table-cell table:formula="of:=INT(([.H$3]-[.H$2])*([.$A23]-1)/98)+[.H$2]" office:value-type="float" office:value="206" calcext:value-type="float">
            <text:p>206</text:p>
          </table:table-cell>
          <table:table-cell table:number-columns-repeated="2"/>
          <table:table-cell table:formula="of:=CONCATENATE(16*[.K$3]+INT([.$G23]/3)*[.K$3]; &quot; (&quot;; INT((16*[.K$3]+INT([.$G23]/3)*[.K$3])*100/[.$B23]); &quot;%)&quot;)" office:value-type="string" office:string-value="32 (15%)" calcext:value-type="string">
            <text:p>32 (15%)</text:p>
          </table:table-cell>
          <table:table-cell table:formula="of:=CONCATENATE(16*[.L$3]+INT([.$G23]/3)*[.L$3]; &quot; (&quot;; INT((16*[.L$3]+INT([.$G23]/3)*[.L$3])*100/[.$B23]); &quot;%)&quot;)" office:value-type="string" office:string-value="64 (31%)" calcext:value-type="string">
            <text:p>64 (31%)</text:p>
          </table:table-cell>
          <table:table-cell table:formula="of:=CONCATENATE(16*[.M$3]+INT([.$G23]/3)*[.M$3]; &quot; (&quot;; INT((16*[.M$3]+INT([.$G23]/3)*[.M$3])*100/[.$B23]); &quot;%)&quot;)" office:value-type="string" office:string-value="96 (46%)" calcext:value-type="string">
            <text:p>96 (46%)</text:p>
          </table:table-cell>
          <table:table-cell table:formula="of:=CONCATENATE(16*[.N$3]+INT([.$G23]/3)*[.N$3]; &quot; (&quot;; INT((16*[.N$3]+INT([.$G23]/3)*[.N$3])*100/[.$B23]); &quot;%)&quot;)" office:value-type="string" office:string-value="128 (62%)" calcext:value-type="string">
            <text:p>128 (62%)</text:p>
          </table:table-cell>
          <table:table-cell table:formula="of:=CONCATENATE(16*[.O$3]+INT([.$G23]/3)*[.O$3]; &quot; (&quot;; INT((16*[.O$3]+INT([.$G23]/3)*[.O$3])*100/[.$B23]); &quot;%)&quot;)" office:value-type="string" office:string-value="160 (77%)" calcext:value-type="string">
            <text:p>160 (77%)</text:p>
          </table:table-cell>
          <table:table-cell table:formula="of:=CONCATENATE(16*[.P$3]+INT([.$G23]/3)*[.P$3]; &quot; (&quot;; INT((16*[.P$3]+INT([.$G23]/3)*[.P$3])*100/[.$B23]); &quot;%)&quot;)" office:value-type="string" office:string-value="192 (93%)" calcext:value-type="string">
            <text:p>192 (93%)</text:p>
          </table:table-cell>
          <table:table-cell table:formula="of:=CONCATENATE(16*[.Q$3]+INT([.$G23]/3)*[.Q$3]; &quot; (&quot;; INT((16*[.Q$3]+INT([.$G23]/3)*[.Q$3])*100/[.$B23]); &quot;%)&quot;)" office:value-type="string" office:string-value="224 (108%)" calcext:value-type="string">
            <text:p>224 (108%)</text:p>
          </table:table-cell>
          <table:table-cell table:formula="of:=CONCATENATE(16*[.R$3]+INT([.$G23]/3)*[.R$3]; &quot; (&quot;; INT((16*[.R$3]+INT([.$G23]/3)*[.R$3])*100/[.$B23]); &quot;%)&quot;)" office:value-type="string" office:string-value="256 (124%)" calcext:value-type="string">
            <text:p>256 (124%)</text:p>
          </table:table-cell>
          <table:table-cell table:number-columns-repeated="1006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INT(([.B$3]-[.B$2])*([.$A24]-1)/98)+[.B$2]" office:value-type="float" office:value="216" calcext:value-type="float">
            <text:p>216</text:p>
          </table:table-cell>
          <table:table-cell table:formula="of:=INT(([.C$3]-[.C$2])*([.$A24]-1)/98)+[.C$2]" office:value-type="float" office:value="21" calcext:value-type="float">
            <text:p>21</text:p>
          </table:table-cell>
          <table:table-cell table:formula="of:=INT(([.D$3]-[.D$2])*([.$A24]-1)/98)+[.D$2]" office:value-type="float" office:value="54" calcext:value-type="float">
            <text:p>54</text:p>
          </table:table-cell>
          <table:table-cell table:formula="of:=INT(([.E$3]-[.E$2])*([.$A24]-1)/98)+[.E$2]" office:value-type="float" office:value="52" calcext:value-type="float">
            <text:p>52</text:p>
          </table:table-cell>
          <table:table-cell table:formula="of:=INT(([.F$3]-[.F$2])*([.$A24]-1)/98)+[.F$2]" office:value-type="float" office:value="53" calcext:value-type="float">
            <text:p>53</text:p>
          </table:table-cell>
          <table:table-cell table:formula="of:=INT(([.G$3]-[.G$2])*([.$A24]-1)/98)+[.G$2]" office:value-type="float" office:value="52" calcext:value-type="float">
            <text:p>52</text:p>
          </table:table-cell>
          <table:table-cell table:formula="of:=INT(([.H$3]-[.H$2])*([.$A24]-1)/98)+[.H$2]" office:value-type="float" office:value="216" calcext:value-type="float">
            <text:p>216</text:p>
          </table:table-cell>
          <table:table-cell table:number-columns-repeated="2"/>
          <table:table-cell table:formula="of:=CONCATENATE(16*[.K$3]+INT([.$G24]/3)*[.K$3]; &quot; (&quot;; INT((16*[.K$3]+INT([.$G24]/3)*[.K$3])*100/[.$B24]); &quot;%)&quot;)" office:value-type="string" office:string-value="33 (15%)" calcext:value-type="string">
            <text:p>33 (15%)</text:p>
          </table:table-cell>
          <table:table-cell table:formula="of:=CONCATENATE(16*[.L$3]+INT([.$G24]/3)*[.L$3]; &quot; (&quot;; INT((16*[.L$3]+INT([.$G24]/3)*[.L$3])*100/[.$B24]); &quot;%)&quot;)" office:value-type="string" office:string-value="66 (30%)" calcext:value-type="string">
            <text:p>66 (30%)</text:p>
          </table:table-cell>
          <table:table-cell table:formula="of:=CONCATENATE(16*[.M$3]+INT([.$G24]/3)*[.M$3]; &quot; (&quot;; INT((16*[.M$3]+INT([.$G24]/3)*[.M$3])*100/[.$B24]); &quot;%)&quot;)" office:value-type="string" office:string-value="99 (45%)" calcext:value-type="string">
            <text:p>99 (45%)</text:p>
          </table:table-cell>
          <table:table-cell table:formula="of:=CONCATENATE(16*[.N$3]+INT([.$G24]/3)*[.N$3]; &quot; (&quot;; INT((16*[.N$3]+INT([.$G24]/3)*[.N$3])*100/[.$B24]); &quot;%)&quot;)" office:value-type="string" office:string-value="132 (61%)" calcext:value-type="string">
            <text:p>132 (61%)</text:p>
          </table:table-cell>
          <table:table-cell table:formula="of:=CONCATENATE(16*[.O$3]+INT([.$G24]/3)*[.O$3]; &quot; (&quot;; INT((16*[.O$3]+INT([.$G24]/3)*[.O$3])*100/[.$B24]); &quot;%)&quot;)" office:value-type="string" office:string-value="165 (76%)" calcext:value-type="string">
            <text:p>165 (76%)</text:p>
          </table:table-cell>
          <table:table-cell table:formula="of:=CONCATENATE(16*[.P$3]+INT([.$G24]/3)*[.P$3]; &quot; (&quot;; INT((16*[.P$3]+INT([.$G24]/3)*[.P$3])*100/[.$B24]); &quot;%)&quot;)" office:value-type="string" office:string-value="198 (91%)" calcext:value-type="string">
            <text:p>198 (91%)</text:p>
          </table:table-cell>
          <table:table-cell table:formula="of:=CONCATENATE(16*[.Q$3]+INT([.$G24]/3)*[.Q$3]; &quot; (&quot;; INT((16*[.Q$3]+INT([.$G24]/3)*[.Q$3])*100/[.$B24]); &quot;%)&quot;)" office:value-type="string" office:string-value="231 (106%)" calcext:value-type="string">
            <text:p>231 (106%)</text:p>
          </table:table-cell>
          <table:table-cell table:formula="of:=CONCATENATE(16*[.R$3]+INT([.$G24]/3)*[.R$3]; &quot; (&quot;; INT((16*[.R$3]+INT([.$G24]/3)*[.R$3])*100/[.$B24]); &quot;%)&quot;)" office:value-type="string" office:string-value="264 (122%)" calcext:value-type="string">
            <text:p>264 (122%)</text:p>
          </table:table-cell>
          <table:table-cell table:number-columns-repeated="1006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INT(([.B$3]-[.B$2])*([.$A25]-1)/98)+[.B$2]" office:value-type="float" office:value="226" calcext:value-type="float">
            <text:p>226</text:p>
          </table:table-cell>
          <table:table-cell table:formula="of:=INT(([.C$3]-[.C$2])*([.$A25]-1)/98)+[.C$2]" office:value-type="float" office:value="22" calcext:value-type="float">
            <text:p>22</text:p>
          </table:table-cell>
          <table:table-cell table:formula="of:=INT(([.D$3]-[.D$2])*([.$A25]-1)/98)+[.D$2]" office:value-type="float" office:value="57" calcext:value-type="float">
            <text:p>57</text:p>
          </table:table-cell>
          <table:table-cell table:formula="of:=INT(([.E$3]-[.E$2])*([.$A25]-1)/98)+[.E$2]" office:value-type="float" office:value="55" calcext:value-type="float">
            <text:p>55</text:p>
          </table:table-cell>
          <table:table-cell table:formula="of:=INT(([.F$3]-[.F$2])*([.$A25]-1)/98)+[.F$2]" office:value-type="float" office:value="56" calcext:value-type="float">
            <text:p>56</text:p>
          </table:table-cell>
          <table:table-cell table:formula="of:=INT(([.G$3]-[.G$2])*([.$A25]-1)/98)+[.G$2]" office:value-type="float" office:value="54" calcext:value-type="float">
            <text:p>54</text:p>
          </table:table-cell>
          <table:table-cell table:formula="of:=INT(([.H$3]-[.H$2])*([.$A25]-1)/98)+[.H$2]" office:value-type="float" office:value="226" calcext:value-type="float">
            <text:p>226</text:p>
          </table:table-cell>
          <table:table-cell table:number-columns-repeated="2"/>
          <table:table-cell table:formula="of:=CONCATENATE(16*[.K$3]+INT([.$G25]/3)*[.K$3]; &quot; (&quot;; INT((16*[.K$3]+INT([.$G25]/3)*[.K$3])*100/[.$B25]); &quot;%)&quot;)" office:value-type="string" office:string-value="34 (15%)" calcext:value-type="string">
            <text:p>34 (15%)</text:p>
          </table:table-cell>
          <table:table-cell table:formula="of:=CONCATENATE(16*[.L$3]+INT([.$G25]/3)*[.L$3]; &quot; (&quot;; INT((16*[.L$3]+INT([.$G25]/3)*[.L$3])*100/[.$B25]); &quot;%)&quot;)" office:value-type="string" office:string-value="68 (30%)" calcext:value-type="string">
            <text:p>68 (30%)</text:p>
          </table:table-cell>
          <table:table-cell table:formula="of:=CONCATENATE(16*[.M$3]+INT([.$G25]/3)*[.M$3]; &quot; (&quot;; INT((16*[.M$3]+INT([.$G25]/3)*[.M$3])*100/[.$B25]); &quot;%)&quot;)" office:value-type="string" office:string-value="102 (45%)" calcext:value-type="string">
            <text:p>102 (45%)</text:p>
          </table:table-cell>
          <table:table-cell table:formula="of:=CONCATENATE(16*[.N$3]+INT([.$G25]/3)*[.N$3]; &quot; (&quot;; INT((16*[.N$3]+INT([.$G25]/3)*[.N$3])*100/[.$B25]); &quot;%)&quot;)" office:value-type="string" office:string-value="136 (60%)" calcext:value-type="string">
            <text:p>136 (60%)</text:p>
          </table:table-cell>
          <table:table-cell table:formula="of:=CONCATENATE(16*[.O$3]+INT([.$G25]/3)*[.O$3]; &quot; (&quot;; INT((16*[.O$3]+INT([.$G25]/3)*[.O$3])*100/[.$B25]); &quot;%)&quot;)" office:value-type="string" office:string-value="170 (75%)" calcext:value-type="string">
            <text:p>170 (75%)</text:p>
          </table:table-cell>
          <table:table-cell table:formula="of:=CONCATENATE(16*[.P$3]+INT([.$G25]/3)*[.P$3]; &quot; (&quot;; INT((16*[.P$3]+INT([.$G25]/3)*[.P$3])*100/[.$B25]); &quot;%)&quot;)" office:value-type="string" office:string-value="204 (90%)" calcext:value-type="string">
            <text:p>204 (90%)</text:p>
          </table:table-cell>
          <table:table-cell table:formula="of:=CONCATENATE(16*[.Q$3]+INT([.$G25]/3)*[.Q$3]; &quot; (&quot;; INT((16*[.Q$3]+INT([.$G25]/3)*[.Q$3])*100/[.$B25]); &quot;%)&quot;)" office:value-type="string" office:string-value="238 (105%)" calcext:value-type="string">
            <text:p>238 (105%)</text:p>
          </table:table-cell>
          <table:table-cell table:formula="of:=CONCATENATE(16*[.R$3]+INT([.$G25]/3)*[.R$3]; &quot; (&quot;; INT((16*[.R$3]+INT([.$G25]/3)*[.R$3])*100/[.$B25]); &quot;%)&quot;)" office:value-type="string" office:string-value="272 (120%)" calcext:value-type="string">
            <text:p>272 (120%)</text:p>
          </table:table-cell>
          <table:table-cell table:number-columns-repeated="1006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INT(([.B$3]-[.B$2])*([.$A26]-1)/98)+[.B$2]" office:value-type="float" office:value="236" calcext:value-type="float">
            <text:p>236</text:p>
          </table:table-cell>
          <table:table-cell table:formula="of:=INT(([.C$3]-[.C$2])*([.$A26]-1)/98)+[.C$2]" office:value-type="float" office:value="23" calcext:value-type="float">
            <text:p>23</text:p>
          </table:table-cell>
          <table:table-cell table:formula="of:=INT(([.D$3]-[.D$2])*([.$A26]-1)/98)+[.D$2]" office:value-type="float" office:value="59" calcext:value-type="float">
            <text:p>59</text:p>
          </table:table-cell>
          <table:table-cell table:formula="of:=INT(([.E$3]-[.E$2])*([.$A26]-1)/98)+[.E$2]" office:value-type="float" office:value="58" calcext:value-type="float">
            <text:p>58</text:p>
          </table:table-cell>
          <table:table-cell table:formula="of:=INT(([.F$3]-[.F$2])*([.$A26]-1)/98)+[.F$2]" office:value-type="float" office:value="58" calcext:value-type="float">
            <text:p>58</text:p>
          </table:table-cell>
          <table:table-cell table:formula="of:=INT(([.G$3]-[.G$2])*([.$A26]-1)/98)+[.G$2]" office:value-type="float" office:value="57" calcext:value-type="float">
            <text:p>57</text:p>
          </table:table-cell>
          <table:table-cell table:formula="of:=INT(([.H$3]-[.H$2])*([.$A26]-1)/98)+[.H$2]" office:value-type="float" office:value="236" calcext:value-type="float">
            <text:p>236</text:p>
          </table:table-cell>
          <table:table-cell table:number-columns-repeated="2"/>
          <table:table-cell table:formula="of:=CONCATENATE(16*[.K$3]+INT([.$G26]/3)*[.K$3]; &quot; (&quot;; INT((16*[.K$3]+INT([.$G26]/3)*[.K$3])*100/[.$B26]); &quot;%)&quot;)" office:value-type="string" office:string-value="35 (14%)" calcext:value-type="string">
            <text:p>35 (14%)</text:p>
          </table:table-cell>
          <table:table-cell table:formula="of:=CONCATENATE(16*[.L$3]+INT([.$G26]/3)*[.L$3]; &quot; (&quot;; INT((16*[.L$3]+INT([.$G26]/3)*[.L$3])*100/[.$B26]); &quot;%)&quot;)" office:value-type="string" office:string-value="70 (29%)" calcext:value-type="string">
            <text:p>70 (29%)</text:p>
          </table:table-cell>
          <table:table-cell table:formula="of:=CONCATENATE(16*[.M$3]+INT([.$G26]/3)*[.M$3]; &quot; (&quot;; INT((16*[.M$3]+INT([.$G26]/3)*[.M$3])*100/[.$B26]); &quot;%)&quot;)" office:value-type="string" office:string-value="105 (44%)" calcext:value-type="string">
            <text:p>105 (44%)</text:p>
          </table:table-cell>
          <table:table-cell table:formula="of:=CONCATENATE(16*[.N$3]+INT([.$G26]/3)*[.N$3]; &quot; (&quot;; INT((16*[.N$3]+INT([.$G26]/3)*[.N$3])*100/[.$B26]); &quot;%)&quot;)" office:value-type="string" office:string-value="140 (59%)" calcext:value-type="string">
            <text:p>140 (59%)</text:p>
          </table:table-cell>
          <table:table-cell table:formula="of:=CONCATENATE(16*[.O$3]+INT([.$G26]/3)*[.O$3]; &quot; (&quot;; INT((16*[.O$3]+INT([.$G26]/3)*[.O$3])*100/[.$B26]); &quot;%)&quot;)" office:value-type="string" office:string-value="175 (74%)" calcext:value-type="string">
            <text:p>175 (74%)</text:p>
          </table:table-cell>
          <table:table-cell table:formula="of:=CONCATENATE(16*[.P$3]+INT([.$G26]/3)*[.P$3]; &quot; (&quot;; INT((16*[.P$3]+INT([.$G26]/3)*[.P$3])*100/[.$B26]); &quot;%)&quot;)" office:value-type="string" office:string-value="210 (88%)" calcext:value-type="string">
            <text:p>210 (88%)</text:p>
          </table:table-cell>
          <table:table-cell table:formula="of:=CONCATENATE(16*[.Q$3]+INT([.$G26]/3)*[.Q$3]; &quot; (&quot;; INT((16*[.Q$3]+INT([.$G26]/3)*[.Q$3])*100/[.$B26]); &quot;%)&quot;)" office:value-type="string" office:string-value="245 (103%)" calcext:value-type="string">
            <text:p>245 (103%)</text:p>
          </table:table-cell>
          <table:table-cell table:formula="of:=CONCATENATE(16*[.R$3]+INT([.$G26]/3)*[.R$3]; &quot; (&quot;; INT((16*[.R$3]+INT([.$G26]/3)*[.R$3])*100/[.$B26]); &quot;%)&quot;)" office:value-type="string" office:string-value="280 (118%)" calcext:value-type="string">
            <text:p>280 (118%)</text:p>
          </table:table-cell>
          <table:table-cell table:number-columns-repeated="1006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INT(([.B$3]-[.B$2])*([.$A27]-1)/98)+[.B$2]" office:value-type="float" office:value="246" calcext:value-type="float">
            <text:p>246</text:p>
          </table:table-cell>
          <table:table-cell table:formula="of:=INT(([.C$3]-[.C$2])*([.$A27]-1)/98)+[.C$2]" office:value-type="float" office:value="24" calcext:value-type="float">
            <text:p>24</text:p>
          </table:table-cell>
          <table:table-cell table:formula="of:=INT(([.D$3]-[.D$2])*([.$A27]-1)/98)+[.D$2]" office:value-type="float" office:value="62" calcext:value-type="float">
            <text:p>62</text:p>
          </table:table-cell>
          <table:table-cell table:formula="of:=INT(([.E$3]-[.E$2])*([.$A27]-1)/98)+[.E$2]" office:value-type="float" office:value="60" calcext:value-type="float">
            <text:p>60</text:p>
          </table:table-cell>
          <table:table-cell table:formula="of:=INT(([.F$3]-[.F$2])*([.$A27]-1)/98)+[.F$2]" office:value-type="float" office:value="61" calcext:value-type="float">
            <text:p>61</text:p>
          </table:table-cell>
          <table:table-cell table:formula="of:=INT(([.G$3]-[.G$2])*([.$A27]-1)/98)+[.G$2]" office:value-type="float" office:value="59" calcext:value-type="float">
            <text:p>59</text:p>
          </table:table-cell>
          <table:table-cell table:formula="of:=INT(([.H$3]-[.H$2])*([.$A27]-1)/98)+[.H$2]" office:value-type="float" office:value="246" calcext:value-type="float">
            <text:p>246</text:p>
          </table:table-cell>
          <table:table-cell table:number-columns-repeated="2"/>
          <table:table-cell table:formula="of:=CONCATENATE(16*[.K$3]+INT([.$G27]/3)*[.K$3]; &quot; (&quot;; INT((16*[.K$3]+INT([.$G27]/3)*[.K$3])*100/[.$B27]); &quot;%)&quot;)" office:value-type="string" office:string-value="35 (14%)" calcext:value-type="string">
            <text:p>35 (14%)</text:p>
          </table:table-cell>
          <table:table-cell table:formula="of:=CONCATENATE(16*[.L$3]+INT([.$G27]/3)*[.L$3]; &quot; (&quot;; INT((16*[.L$3]+INT([.$G27]/3)*[.L$3])*100/[.$B27]); &quot;%)&quot;)" office:value-type="string" office:string-value="70 (28%)" calcext:value-type="string">
            <text:p>70 (28%)</text:p>
          </table:table-cell>
          <table:table-cell table:formula="of:=CONCATENATE(16*[.M$3]+INT([.$G27]/3)*[.M$3]; &quot; (&quot;; INT((16*[.M$3]+INT([.$G27]/3)*[.M$3])*100/[.$B27]); &quot;%)&quot;)" office:value-type="string" office:string-value="105 (42%)" calcext:value-type="string">
            <text:p>105 (42%)</text:p>
          </table:table-cell>
          <table:table-cell table:formula="of:=CONCATENATE(16*[.N$3]+INT([.$G27]/3)*[.N$3]; &quot; (&quot;; INT((16*[.N$3]+INT([.$G27]/3)*[.N$3])*100/[.$B27]); &quot;%)&quot;)" office:value-type="string" office:string-value="140 (56%)" calcext:value-type="string">
            <text:p>140 (56%)</text:p>
          </table:table-cell>
          <table:table-cell table:formula="of:=CONCATENATE(16*[.O$3]+INT([.$G27]/3)*[.O$3]; &quot; (&quot;; INT((16*[.O$3]+INT([.$G27]/3)*[.O$3])*100/[.$B27]); &quot;%)&quot;)" office:value-type="string" office:string-value="175 (71%)" calcext:value-type="string">
            <text:p>175 (71%)</text:p>
          </table:table-cell>
          <table:table-cell table:formula="of:=CONCATENATE(16*[.P$3]+INT([.$G27]/3)*[.P$3]; &quot; (&quot;; INT((16*[.P$3]+INT([.$G27]/3)*[.P$3])*100/[.$B27]); &quot;%)&quot;)" office:value-type="string" office:string-value="210 (85%)" calcext:value-type="string">
            <text:p>210 (85%)</text:p>
          </table:table-cell>
          <table:table-cell table:formula="of:=CONCATENATE(16*[.Q$3]+INT([.$G27]/3)*[.Q$3]; &quot; (&quot;; INT((16*[.Q$3]+INT([.$G27]/3)*[.Q$3])*100/[.$B27]); &quot;%)&quot;)" office:value-type="string" office:string-value="245 (99%)" calcext:value-type="string">
            <text:p>245 (99%)</text:p>
          </table:table-cell>
          <table:table-cell table:formula="of:=CONCATENATE(16*[.R$3]+INT([.$G27]/3)*[.R$3]; &quot; (&quot;; INT((16*[.R$3]+INT([.$G27]/3)*[.R$3])*100/[.$B27]); &quot;%)&quot;)" office:value-type="string" office:string-value="280 (113%)" calcext:value-type="string">
            <text:p>280 (113%)</text:p>
          </table:table-cell>
          <table:table-cell table:number-columns-repeated="1006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INT(([.B$3]-[.B$2])*([.$A28]-1)/98)+[.B$2]" office:value-type="float" office:value="256" calcext:value-type="float">
            <text:p>256</text:p>
          </table:table-cell>
          <table:table-cell table:formula="of:=INT(([.C$3]-[.C$2])*([.$A28]-1)/98)+[.C$2]" office:value-type="float" office:value="25" calcext:value-type="float">
            <text:p>25</text:p>
          </table:table-cell>
          <table:table-cell table:formula="of:=INT(([.D$3]-[.D$2])*([.$A28]-1)/98)+[.D$2]" office:value-type="float" office:value="64" calcext:value-type="float">
            <text:p>64</text:p>
          </table:table-cell>
          <table:table-cell table:formula="of:=INT(([.E$3]-[.E$2])*([.$A28]-1)/98)+[.E$2]" office:value-type="float" office:value="63" calcext:value-type="float">
            <text:p>63</text:p>
          </table:table-cell>
          <table:table-cell table:formula="of:=INT(([.F$3]-[.F$2])*([.$A28]-1)/98)+[.F$2]" office:value-type="float" office:value="63" calcext:value-type="float">
            <text:p>63</text:p>
          </table:table-cell>
          <table:table-cell table:formula="of:=INT(([.G$3]-[.G$2])*([.$A28]-1)/98)+[.G$2]" office:value-type="float" office:value="62" calcext:value-type="float">
            <text:p>62</text:p>
          </table:table-cell>
          <table:table-cell table:formula="of:=INT(([.H$3]-[.H$2])*([.$A28]-1)/98)+[.H$2]" office:value-type="float" office:value="256" calcext:value-type="float">
            <text:p>256</text:p>
          </table:table-cell>
          <table:table-cell table:number-columns-repeated="2"/>
          <table:table-cell table:formula="of:=CONCATENATE(16*[.K$3]+INT([.$G28]/3)*[.K$3]; &quot; (&quot;; INT((16*[.K$3]+INT([.$G28]/3)*[.K$3])*100/[.$B28]); &quot;%)&quot;)" office:value-type="string" office:string-value="36 (14%)" calcext:value-type="string">
            <text:p>36 (14%)</text:p>
          </table:table-cell>
          <table:table-cell table:formula="of:=CONCATENATE(16*[.L$3]+INT([.$G28]/3)*[.L$3]; &quot; (&quot;; INT((16*[.L$3]+INT([.$G28]/3)*[.L$3])*100/[.$B28]); &quot;%)&quot;)" office:value-type="string" office:string-value="72 (28%)" calcext:value-type="string">
            <text:p>72 (28%)</text:p>
          </table:table-cell>
          <table:table-cell table:formula="of:=CONCATENATE(16*[.M$3]+INT([.$G28]/3)*[.M$3]; &quot; (&quot;; INT((16*[.M$3]+INT([.$G28]/3)*[.M$3])*100/[.$B28]); &quot;%)&quot;)" office:value-type="string" office:string-value="108 (42%)" calcext:value-type="string">
            <text:p>108 (42%)</text:p>
          </table:table-cell>
          <table:table-cell table:formula="of:=CONCATENATE(16*[.N$3]+INT([.$G28]/3)*[.N$3]; &quot; (&quot;; INT((16*[.N$3]+INT([.$G28]/3)*[.N$3])*100/[.$B28]); &quot;%)&quot;)" office:value-type="string" office:string-value="144 (56%)" calcext:value-type="string">
            <text:p>144 (56%)</text:p>
          </table:table-cell>
          <table:table-cell table:formula="of:=CONCATENATE(16*[.O$3]+INT([.$G28]/3)*[.O$3]; &quot; (&quot;; INT((16*[.O$3]+INT([.$G28]/3)*[.O$3])*100/[.$B28]); &quot;%)&quot;)" office:value-type="string" office:string-value="180 (70%)" calcext:value-type="string">
            <text:p>180 (70%)</text:p>
          </table:table-cell>
          <table:table-cell table:formula="of:=CONCATENATE(16*[.P$3]+INT([.$G28]/3)*[.P$3]; &quot; (&quot;; INT((16*[.P$3]+INT([.$G28]/3)*[.P$3])*100/[.$B28]); &quot;%)&quot;)" office:value-type="string" office:string-value="216 (84%)" calcext:value-type="string">
            <text:p>216 (84%)</text:p>
          </table:table-cell>
          <table:table-cell table:formula="of:=CONCATENATE(16*[.Q$3]+INT([.$G28]/3)*[.Q$3]; &quot; (&quot;; INT((16*[.Q$3]+INT([.$G28]/3)*[.Q$3])*100/[.$B28]); &quot;%)&quot;)" office:value-type="string" office:string-value="252 (98%)" calcext:value-type="string">
            <text:p>252 (98%)</text:p>
          </table:table-cell>
          <table:table-cell table:formula="of:=CONCATENATE(16*[.R$3]+INT([.$G28]/3)*[.R$3]; &quot; (&quot;; INT((16*[.R$3]+INT([.$G28]/3)*[.R$3])*100/[.$B28]); &quot;%)&quot;)" office:value-type="string" office:string-value="288 (112%)" calcext:value-type="string">
            <text:p>288 (112%)</text:p>
          </table:table-cell>
          <table:table-cell table:number-columns-repeated="1006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INT(([.B$3]-[.B$2])*([.$A29]-1)/98)+[.B$2]" office:value-type="float" office:value="266" calcext:value-type="float">
            <text:p>266</text:p>
          </table:table-cell>
          <table:table-cell table:formula="of:=INT(([.C$3]-[.C$2])*([.$A29]-1)/98)+[.C$2]" office:value-type="float" office:value="26" calcext:value-type="float">
            <text:p>26</text:p>
          </table:table-cell>
          <table:table-cell table:formula="of:=INT(([.D$3]-[.D$2])*([.$A29]-1)/98)+[.D$2]" office:value-type="float" office:value="67" calcext:value-type="float">
            <text:p>67</text:p>
          </table:table-cell>
          <table:table-cell table:formula="of:=INT(([.E$3]-[.E$2])*([.$A29]-1)/98)+[.E$2]" office:value-type="float" office:value="65" calcext:value-type="float">
            <text:p>65</text:p>
          </table:table-cell>
          <table:table-cell table:formula="of:=INT(([.F$3]-[.F$2])*([.$A29]-1)/98)+[.F$2]" office:value-type="float" office:value="66" calcext:value-type="float">
            <text:p>66</text:p>
          </table:table-cell>
          <table:table-cell table:formula="of:=INT(([.G$3]-[.G$2])*([.$A29]-1)/98)+[.G$2]" office:value-type="float" office:value="65" calcext:value-type="float">
            <text:p>65</text:p>
          </table:table-cell>
          <table:table-cell table:formula="of:=INT(([.H$3]-[.H$2])*([.$A29]-1)/98)+[.H$2]" office:value-type="float" office:value="266" calcext:value-type="float">
            <text:p>266</text:p>
          </table:table-cell>
          <table:table-cell table:number-columns-repeated="2"/>
          <table:table-cell table:formula="of:=CONCATENATE(16*[.K$3]+INT([.$G29]/3)*[.K$3]; &quot; (&quot;; INT((16*[.K$3]+INT([.$G29]/3)*[.K$3])*100/[.$B29]); &quot;%)&quot;)" office:value-type="string" office:string-value="37 (13%)" calcext:value-type="string">
            <text:p>37 (13%)</text:p>
          </table:table-cell>
          <table:table-cell table:formula="of:=CONCATENATE(16*[.L$3]+INT([.$G29]/3)*[.L$3]; &quot; (&quot;; INT((16*[.L$3]+INT([.$G29]/3)*[.L$3])*100/[.$B29]); &quot;%)&quot;)" office:value-type="string" office:string-value="74 (27%)" calcext:value-type="string">
            <text:p>74 (27%)</text:p>
          </table:table-cell>
          <table:table-cell table:formula="of:=CONCATENATE(16*[.M$3]+INT([.$G29]/3)*[.M$3]; &quot; (&quot;; INT((16*[.M$3]+INT([.$G29]/3)*[.M$3])*100/[.$B29]); &quot;%)&quot;)" office:value-type="string" office:string-value="111 (41%)" calcext:value-type="string">
            <text:p>111 (41%)</text:p>
          </table:table-cell>
          <table:table-cell table:formula="of:=CONCATENATE(16*[.N$3]+INT([.$G29]/3)*[.N$3]; &quot; (&quot;; INT((16*[.N$3]+INT([.$G29]/3)*[.N$3])*100/[.$B29]); &quot;%)&quot;)" office:value-type="string" office:string-value="148 (55%)" calcext:value-type="string">
            <text:p>148 (55%)</text:p>
          </table:table-cell>
          <table:table-cell table:formula="of:=CONCATENATE(16*[.O$3]+INT([.$G29]/3)*[.O$3]; &quot; (&quot;; INT((16*[.O$3]+INT([.$G29]/3)*[.O$3])*100/[.$B29]); &quot;%)&quot;)" office:value-type="string" office:string-value="185 (69%)" calcext:value-type="string">
            <text:p>185 (69%)</text:p>
          </table:table-cell>
          <table:table-cell table:formula="of:=CONCATENATE(16*[.P$3]+INT([.$G29]/3)*[.P$3]; &quot; (&quot;; INT((16*[.P$3]+INT([.$G29]/3)*[.P$3])*100/[.$B29]); &quot;%)&quot;)" office:value-type="string" office:string-value="222 (83%)" calcext:value-type="string">
            <text:p>222 (83%)</text:p>
          </table:table-cell>
          <table:table-cell table:formula="of:=CONCATENATE(16*[.Q$3]+INT([.$G29]/3)*[.Q$3]; &quot; (&quot;; INT((16*[.Q$3]+INT([.$G29]/3)*[.Q$3])*100/[.$B29]); &quot;%)&quot;)" office:value-type="string" office:string-value="259 (97%)" calcext:value-type="string">
            <text:p>259 (97%)</text:p>
          </table:table-cell>
          <table:table-cell table:formula="of:=CONCATENATE(16*[.R$3]+INT([.$G29]/3)*[.R$3]; &quot; (&quot;; INT((16*[.R$3]+INT([.$G29]/3)*[.R$3])*100/[.$B29]); &quot;%)&quot;)" office:value-type="string" office:string-value="296 (111%)" calcext:value-type="string">
            <text:p>296 (111%)</text:p>
          </table:table-cell>
          <table:table-cell table:number-columns-repeated="1006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INT(([.B$3]-[.B$2])*([.$A30]-1)/98)+[.B$2]" office:value-type="float" office:value="276" calcext:value-type="float">
            <text:p>276</text:p>
          </table:table-cell>
          <table:table-cell table:formula="of:=INT(([.C$3]-[.C$2])*([.$A30]-1)/98)+[.C$2]" office:value-type="float" office:value="27" calcext:value-type="float">
            <text:p>27</text:p>
          </table:table-cell>
          <table:table-cell table:formula="of:=INT(([.D$3]-[.D$2])*([.$A30]-1)/98)+[.D$2]" office:value-type="float" office:value="69" calcext:value-type="float">
            <text:p>69</text:p>
          </table:table-cell>
          <table:table-cell table:formula="of:=INT(([.E$3]-[.E$2])*([.$A30]-1)/98)+[.E$2]" office:value-type="float" office:value="68" calcext:value-type="float">
            <text:p>68</text:p>
          </table:table-cell>
          <table:table-cell table:formula="of:=INT(([.F$3]-[.F$2])*([.$A30]-1)/98)+[.F$2]" office:value-type="float" office:value="69" calcext:value-type="float">
            <text:p>69</text:p>
          </table:table-cell>
          <table:table-cell table:formula="of:=INT(([.G$3]-[.G$2])*([.$A30]-1)/98)+[.G$2]" office:value-type="float" office:value="67" calcext:value-type="float">
            <text:p>67</text:p>
          </table:table-cell>
          <table:table-cell table:formula="of:=INT(([.H$3]-[.H$2])*([.$A30]-1)/98)+[.H$2]" office:value-type="float" office:value="276" calcext:value-type="float">
            <text:p>276</text:p>
          </table:table-cell>
          <table:table-cell table:number-columns-repeated="2"/>
          <table:table-cell table:formula="of:=CONCATENATE(16*[.K$3]+INT([.$G30]/3)*[.K$3]; &quot; (&quot;; INT((16*[.K$3]+INT([.$G30]/3)*[.K$3])*100/[.$B30]); &quot;%)&quot;)" office:value-type="string" office:string-value="38 (13%)" calcext:value-type="string">
            <text:p>38 (13%)</text:p>
          </table:table-cell>
          <table:table-cell table:formula="of:=CONCATENATE(16*[.L$3]+INT([.$G30]/3)*[.L$3]; &quot; (&quot;; INT((16*[.L$3]+INT([.$G30]/3)*[.L$3])*100/[.$B30]); &quot;%)&quot;)" office:value-type="string" office:string-value="76 (27%)" calcext:value-type="string">
            <text:p>76 (27%)</text:p>
          </table:table-cell>
          <table:table-cell table:formula="of:=CONCATENATE(16*[.M$3]+INT([.$G30]/3)*[.M$3]; &quot; (&quot;; INT((16*[.M$3]+INT([.$G30]/3)*[.M$3])*100/[.$B30]); &quot;%)&quot;)" office:value-type="string" office:string-value="114 (41%)" calcext:value-type="string">
            <text:p>114 (41%)</text:p>
          </table:table-cell>
          <table:table-cell table:formula="of:=CONCATENATE(16*[.N$3]+INT([.$G30]/3)*[.N$3]; &quot; (&quot;; INT((16*[.N$3]+INT([.$G30]/3)*[.N$3])*100/[.$B30]); &quot;%)&quot;)" office:value-type="string" office:string-value="152 (55%)" calcext:value-type="string">
            <text:p>152 (55%)</text:p>
          </table:table-cell>
          <table:table-cell table:formula="of:=CONCATENATE(16*[.O$3]+INT([.$G30]/3)*[.O$3]; &quot; (&quot;; INT((16*[.O$3]+INT([.$G30]/3)*[.O$3])*100/[.$B30]); &quot;%)&quot;)" office:value-type="string" office:string-value="190 (68%)" calcext:value-type="string">
            <text:p>190 (68%)</text:p>
          </table:table-cell>
          <table:table-cell table:formula="of:=CONCATENATE(16*[.P$3]+INT([.$G30]/3)*[.P$3]; &quot; (&quot;; INT((16*[.P$3]+INT([.$G30]/3)*[.P$3])*100/[.$B30]); &quot;%)&quot;)" office:value-type="string" office:string-value="228 (82%)" calcext:value-type="string">
            <text:p>228 (82%)</text:p>
          </table:table-cell>
          <table:table-cell table:formula="of:=CONCATENATE(16*[.Q$3]+INT([.$G30]/3)*[.Q$3]; &quot; (&quot;; INT((16*[.Q$3]+INT([.$G30]/3)*[.Q$3])*100/[.$B30]); &quot;%)&quot;)" office:value-type="string" office:string-value="266 (96%)" calcext:value-type="string">
            <text:p>266 (96%)</text:p>
          </table:table-cell>
          <table:table-cell table:formula="of:=CONCATENATE(16*[.R$3]+INT([.$G30]/3)*[.R$3]; &quot; (&quot;; INT((16*[.R$3]+INT([.$G30]/3)*[.R$3])*100/[.$B30]); &quot;%)&quot;)" office:value-type="string" office:string-value="304 (110%)" calcext:value-type="string">
            <text:p>304 (110%)</text:p>
          </table:table-cell>
          <table:table-cell table:number-columns-repeated="1006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INT(([.B$3]-[.B$2])*([.$A31]-1)/98)+[.B$2]" office:value-type="float" office:value="286" calcext:value-type="float">
            <text:p>286</text:p>
          </table:table-cell>
          <table:table-cell table:formula="of:=INT(([.C$3]-[.C$2])*([.$A31]-1)/98)+[.C$2]" office:value-type="float" office:value="28" calcext:value-type="float">
            <text:p>28</text:p>
          </table:table-cell>
          <table:table-cell table:formula="of:=INT(([.D$3]-[.D$2])*([.$A31]-1)/98)+[.D$2]" office:value-type="float" office:value="72" calcext:value-type="float">
            <text:p>72</text:p>
          </table:table-cell>
          <table:table-cell table:formula="of:=INT(([.E$3]-[.E$2])*([.$A31]-1)/98)+[.E$2]" office:value-type="float" office:value="70" calcext:value-type="float">
            <text:p>70</text:p>
          </table:table-cell>
          <table:table-cell table:formula="of:=INT(([.F$3]-[.F$2])*([.$A31]-1)/98)+[.F$2]" office:value-type="float" office:value="71" calcext:value-type="float">
            <text:p>71</text:p>
          </table:table-cell>
          <table:table-cell table:formula="of:=INT(([.G$3]-[.G$2])*([.$A31]-1)/98)+[.G$2]" office:value-type="float" office:value="70" calcext:value-type="float">
            <text:p>70</text:p>
          </table:table-cell>
          <table:table-cell table:formula="of:=INT(([.H$3]-[.H$2])*([.$A31]-1)/98)+[.H$2]" office:value-type="float" office:value="286" calcext:value-type="float">
            <text:p>286</text:p>
          </table:table-cell>
          <table:table-cell table:number-columns-repeated="2"/>
          <table:table-cell table:formula="of:=CONCATENATE(16*[.K$3]+INT([.$G31]/3)*[.K$3]; &quot; (&quot;; INT((16*[.K$3]+INT([.$G31]/3)*[.K$3])*100/[.$B31]); &quot;%)&quot;)" office:value-type="string" office:string-value="39 (13%)" calcext:value-type="string">
            <text:p>39 (13%)</text:p>
          </table:table-cell>
          <table:table-cell table:formula="of:=CONCATENATE(16*[.L$3]+INT([.$G31]/3)*[.L$3]; &quot; (&quot;; INT((16*[.L$3]+INT([.$G31]/3)*[.L$3])*100/[.$B31]); &quot;%)&quot;)" office:value-type="string" office:string-value="78 (27%)" calcext:value-type="string">
            <text:p>78 (27%)</text:p>
          </table:table-cell>
          <table:table-cell table:formula="of:=CONCATENATE(16*[.M$3]+INT([.$G31]/3)*[.M$3]; &quot; (&quot;; INT((16*[.M$3]+INT([.$G31]/3)*[.M$3])*100/[.$B31]); &quot;%)&quot;)" office:value-type="string" office:string-value="117 (40%)" calcext:value-type="string">
            <text:p>117 (40%)</text:p>
          </table:table-cell>
          <table:table-cell table:formula="of:=CONCATENATE(16*[.N$3]+INT([.$G31]/3)*[.N$3]; &quot; (&quot;; INT((16*[.N$3]+INT([.$G31]/3)*[.N$3])*100/[.$B31]); &quot;%)&quot;)" office:value-type="string" office:string-value="156 (54%)" calcext:value-type="string">
            <text:p>156 (54%)</text:p>
          </table:table-cell>
          <table:table-cell table:formula="of:=CONCATENATE(16*[.O$3]+INT([.$G31]/3)*[.O$3]; &quot; (&quot;; INT((16*[.O$3]+INT([.$G31]/3)*[.O$3])*100/[.$B31]); &quot;%)&quot;)" office:value-type="string" office:string-value="195 (68%)" calcext:value-type="string">
            <text:p>195 (68%)</text:p>
          </table:table-cell>
          <table:table-cell table:formula="of:=CONCATENATE(16*[.P$3]+INT([.$G31]/3)*[.P$3]; &quot; (&quot;; INT((16*[.P$3]+INT([.$G31]/3)*[.P$3])*100/[.$B31]); &quot;%)&quot;)" office:value-type="string" office:string-value="234 (81%)" calcext:value-type="string">
            <text:p>234 (81%)</text:p>
          </table:table-cell>
          <table:table-cell table:formula="of:=CONCATENATE(16*[.Q$3]+INT([.$G31]/3)*[.Q$3]; &quot; (&quot;; INT((16*[.Q$3]+INT([.$G31]/3)*[.Q$3])*100/[.$B31]); &quot;%)&quot;)" office:value-type="string" office:string-value="273 (95%)" calcext:value-type="string">
            <text:p>273 (95%)</text:p>
          </table:table-cell>
          <table:table-cell table:formula="of:=CONCATENATE(16*[.R$3]+INT([.$G31]/3)*[.R$3]; &quot; (&quot;; INT((16*[.R$3]+INT([.$G31]/3)*[.R$3])*100/[.$B31]); &quot;%)&quot;)" office:value-type="string" office:string-value="312 (109%)" calcext:value-type="string">
            <text:p>312 (109%)</text:p>
          </table:table-cell>
          <table:table-cell table:number-columns-repeated="1006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INT(([.B$3]-[.B$2])*([.$A32]-1)/98)+[.B$2]" office:value-type="float" office:value="296" calcext:value-type="float">
            <text:p>296</text:p>
          </table:table-cell>
          <table:table-cell table:formula="of:=INT(([.C$3]-[.C$2])*([.$A32]-1)/98)+[.C$2]" office:value-type="float" office:value="29" calcext:value-type="float">
            <text:p>29</text:p>
          </table:table-cell>
          <table:table-cell table:formula="of:=INT(([.D$3]-[.D$2])*([.$A32]-1)/98)+[.D$2]" office:value-type="float" office:value="75" calcext:value-type="float">
            <text:p>75</text:p>
          </table:table-cell>
          <table:table-cell table:formula="of:=INT(([.E$3]-[.E$2])*([.$A32]-1)/98)+[.E$2]" office:value-type="float" office:value="73" calcext:value-type="float">
            <text:p>73</text:p>
          </table:table-cell>
          <table:table-cell table:formula="of:=INT(([.F$3]-[.F$2])*([.$A32]-1)/98)+[.F$2]" office:value-type="float" office:value="74" calcext:value-type="float">
            <text:p>74</text:p>
          </table:table-cell>
          <table:table-cell table:formula="of:=INT(([.G$3]-[.G$2])*([.$A32]-1)/98)+[.G$2]" office:value-type="float" office:value="72" calcext:value-type="float">
            <text:p>72</text:p>
          </table:table-cell>
          <table:table-cell table:formula="of:=INT(([.H$3]-[.H$2])*([.$A32]-1)/98)+[.H$2]" office:value-type="float" office:value="296" calcext:value-type="float">
            <text:p>296</text:p>
          </table:table-cell>
          <table:table-cell table:number-columns-repeated="2"/>
          <table:table-cell table:formula="of:=CONCATENATE(16*[.K$3]+INT([.$G32]/3)*[.K$3]; &quot; (&quot;; INT((16*[.K$3]+INT([.$G32]/3)*[.K$3])*100/[.$B32]); &quot;%)&quot;)" office:value-type="string" office:string-value="40 (13%)" calcext:value-type="string">
            <text:p>40 (13%)</text:p>
          </table:table-cell>
          <table:table-cell table:formula="of:=CONCATENATE(16*[.L$3]+INT([.$G32]/3)*[.L$3]; &quot; (&quot;; INT((16*[.L$3]+INT([.$G32]/3)*[.L$3])*100/[.$B32]); &quot;%)&quot;)" office:value-type="string" office:string-value="80 (27%)" calcext:value-type="string">
            <text:p>80 (27%)</text:p>
          </table:table-cell>
          <table:table-cell table:formula="of:=CONCATENATE(16*[.M$3]+INT([.$G32]/3)*[.M$3]; &quot; (&quot;; INT((16*[.M$3]+INT([.$G32]/3)*[.M$3])*100/[.$B32]); &quot;%)&quot;)" office:value-type="string" office:string-value="120 (40%)" calcext:value-type="string">
            <text:p>120 (40%)</text:p>
          </table:table-cell>
          <table:table-cell table:formula="of:=CONCATENATE(16*[.N$3]+INT([.$G32]/3)*[.N$3]; &quot; (&quot;; INT((16*[.N$3]+INT([.$G32]/3)*[.N$3])*100/[.$B32]); &quot;%)&quot;)" office:value-type="string" office:string-value="160 (54%)" calcext:value-type="string">
            <text:p>160 (54%)</text:p>
          </table:table-cell>
          <table:table-cell table:formula="of:=CONCATENATE(16*[.O$3]+INT([.$G32]/3)*[.O$3]; &quot; (&quot;; INT((16*[.O$3]+INT([.$G32]/3)*[.O$3])*100/[.$B32]); &quot;%)&quot;)" office:value-type="string" office:string-value="200 (67%)" calcext:value-type="string">
            <text:p>200 (67%)</text:p>
          </table:table-cell>
          <table:table-cell table:formula="of:=CONCATENATE(16*[.P$3]+INT([.$G32]/3)*[.P$3]; &quot; (&quot;; INT((16*[.P$3]+INT([.$G32]/3)*[.P$3])*100/[.$B32]); &quot;%)&quot;)" office:value-type="string" office:string-value="240 (81%)" calcext:value-type="string">
            <text:p>240 (81%)</text:p>
          </table:table-cell>
          <table:table-cell table:formula="of:=CONCATENATE(16*[.Q$3]+INT([.$G32]/3)*[.Q$3]; &quot; (&quot;; INT((16*[.Q$3]+INT([.$G32]/3)*[.Q$3])*100/[.$B32]); &quot;%)&quot;)" office:value-type="string" office:string-value="280 (94%)" calcext:value-type="string">
            <text:p>280 (94%)</text:p>
          </table:table-cell>
          <table:table-cell table:formula="of:=CONCATENATE(16*[.R$3]+INT([.$G32]/3)*[.R$3]; &quot; (&quot;; INT((16*[.R$3]+INT([.$G32]/3)*[.R$3])*100/[.$B32]); &quot;%)&quot;)" office:value-type="string" office:string-value="320 (108%)" calcext:value-type="string">
            <text:p>320 (108%)</text:p>
          </table:table-cell>
          <table:table-cell table:number-columns-repeated="1006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INT(([.B$3]-[.B$2])*([.$A33]-1)/98)+[.B$2]" office:value-type="float" office:value="306" calcext:value-type="float">
            <text:p>306</text:p>
          </table:table-cell>
          <table:table-cell table:formula="of:=INT(([.C$3]-[.C$2])*([.$A33]-1)/98)+[.C$2]" office:value-type="float" office:value="30" calcext:value-type="float">
            <text:p>30</text:p>
          </table:table-cell>
          <table:table-cell table:formula="of:=INT(([.D$3]-[.D$2])*([.$A33]-1)/98)+[.D$2]" office:value-type="float" office:value="77" calcext:value-type="float">
            <text:p>77</text:p>
          </table:table-cell>
          <table:table-cell table:formula="of:=INT(([.E$3]-[.E$2])*([.$A33]-1)/98)+[.E$2]" office:value-type="float" office:value="76" calcext:value-type="float">
            <text:p>76</text:p>
          </table:table-cell>
          <table:table-cell table:formula="of:=INT(([.F$3]-[.F$2])*([.$A33]-1)/98)+[.F$2]" office:value-type="float" office:value="76" calcext:value-type="float">
            <text:p>76</text:p>
          </table:table-cell>
          <table:table-cell table:formula="of:=INT(([.G$3]-[.G$2])*([.$A33]-1)/98)+[.G$2]" office:value-type="float" office:value="75" calcext:value-type="float">
            <text:p>75</text:p>
          </table:table-cell>
          <table:table-cell table:formula="of:=INT(([.H$3]-[.H$2])*([.$A33]-1)/98)+[.H$2]" office:value-type="float" office:value="306" calcext:value-type="float">
            <text:p>306</text:p>
          </table:table-cell>
          <table:table-cell table:number-columns-repeated="2"/>
          <table:table-cell table:formula="of:=CONCATENATE(16*[.K$3]+INT([.$G33]/3)*[.K$3]; &quot; (&quot;; INT((16*[.K$3]+INT([.$G33]/3)*[.K$3])*100/[.$B33]); &quot;%)&quot;)" office:value-type="string" office:string-value="41 (13%)" calcext:value-type="string">
            <text:p>41 (13%)</text:p>
          </table:table-cell>
          <table:table-cell table:formula="of:=CONCATENATE(16*[.L$3]+INT([.$G33]/3)*[.L$3]; &quot; (&quot;; INT((16*[.L$3]+INT([.$G33]/3)*[.L$3])*100/[.$B33]); &quot;%)&quot;)" office:value-type="string" office:string-value="82 (26%)" calcext:value-type="string">
            <text:p>82 (26%)</text:p>
          </table:table-cell>
          <table:table-cell table:formula="of:=CONCATENATE(16*[.M$3]+INT([.$G33]/3)*[.M$3]; &quot; (&quot;; INT((16*[.M$3]+INT([.$G33]/3)*[.M$3])*100/[.$B33]); &quot;%)&quot;)" office:value-type="string" office:string-value="123 (40%)" calcext:value-type="string">
            <text:p>123 (40%)</text:p>
          </table:table-cell>
          <table:table-cell table:formula="of:=CONCATENATE(16*[.N$3]+INT([.$G33]/3)*[.N$3]; &quot; (&quot;; INT((16*[.N$3]+INT([.$G33]/3)*[.N$3])*100/[.$B33]); &quot;%)&quot;)" office:value-type="string" office:string-value="164 (53%)" calcext:value-type="string">
            <text:p>164 (53%)</text:p>
          </table:table-cell>
          <table:table-cell table:formula="of:=CONCATENATE(16*[.O$3]+INT([.$G33]/3)*[.O$3]; &quot; (&quot;; INT((16*[.O$3]+INT([.$G33]/3)*[.O$3])*100/[.$B33]); &quot;%)&quot;)" office:value-type="string" office:string-value="205 (66%)" calcext:value-type="string">
            <text:p>205 (66%)</text:p>
          </table:table-cell>
          <table:table-cell table:formula="of:=CONCATENATE(16*[.P$3]+INT([.$G33]/3)*[.P$3]; &quot; (&quot;; INT((16*[.P$3]+INT([.$G33]/3)*[.P$3])*100/[.$B33]); &quot;%)&quot;)" office:value-type="string" office:string-value="246 (80%)" calcext:value-type="string">
            <text:p>246 (80%)</text:p>
          </table:table-cell>
          <table:table-cell table:formula="of:=CONCATENATE(16*[.Q$3]+INT([.$G33]/3)*[.Q$3]; &quot; (&quot;; INT((16*[.Q$3]+INT([.$G33]/3)*[.Q$3])*100/[.$B33]); &quot;%)&quot;)" office:value-type="string" office:string-value="287 (93%)" calcext:value-type="string">
            <text:p>287 (93%)</text:p>
          </table:table-cell>
          <table:table-cell table:formula="of:=CONCATENATE(16*[.R$3]+INT([.$G33]/3)*[.R$3]; &quot; (&quot;; INT((16*[.R$3]+INT([.$G33]/3)*[.R$3])*100/[.$B33]); &quot;%)&quot;)" office:value-type="string" office:string-value="328 (107%)" calcext:value-type="string">
            <text:p>328 (107%)</text:p>
          </table:table-cell>
          <table:table-cell table:number-columns-repeated="1006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INT(([.B$3]-[.B$2])*([.$A34]-1)/98)+[.B$2]" office:value-type="float" office:value="316" calcext:value-type="float">
            <text:p>316</text:p>
          </table:table-cell>
          <table:table-cell table:formula="of:=INT(([.C$3]-[.C$2])*([.$A34]-1)/98)+[.C$2]" office:value-type="float" office:value="31" calcext:value-type="float">
            <text:p>31</text:p>
          </table:table-cell>
          <table:table-cell table:formula="of:=INT(([.D$3]-[.D$2])*([.$A34]-1)/98)+[.D$2]" office:value-type="float" office:value="80" calcext:value-type="float">
            <text:p>80</text:p>
          </table:table-cell>
          <table:table-cell table:formula="of:=INT(([.E$3]-[.E$2])*([.$A34]-1)/98)+[.E$2]" office:value-type="float" office:value="78" calcext:value-type="float">
            <text:p>78</text:p>
          </table:table-cell>
          <table:table-cell table:formula="of:=INT(([.F$3]-[.F$2])*([.$A34]-1)/98)+[.F$2]" office:value-type="float" office:value="79" calcext:value-type="float">
            <text:p>79</text:p>
          </table:table-cell>
          <table:table-cell table:formula="of:=INT(([.G$3]-[.G$2])*([.$A34]-1)/98)+[.G$2]" office:value-type="float" office:value="78" calcext:value-type="float">
            <text:p>78</text:p>
          </table:table-cell>
          <table:table-cell table:formula="of:=INT(([.H$3]-[.H$2])*([.$A34]-1)/98)+[.H$2]" office:value-type="float" office:value="316" calcext:value-type="float">
            <text:p>316</text:p>
          </table:table-cell>
          <table:table-cell table:number-columns-repeated="2"/>
          <table:table-cell table:formula="of:=CONCATENATE(16*[.K$3]+INT([.$G34]/3)*[.K$3]; &quot; (&quot;; INT((16*[.K$3]+INT([.$G34]/3)*[.K$3])*100/[.$B34]); &quot;%)&quot;)" office:value-type="string" office:string-value="42 (13%)" calcext:value-type="string">
            <text:p>42 (13%)</text:p>
          </table:table-cell>
          <table:table-cell table:formula="of:=CONCATENATE(16*[.L$3]+INT([.$G34]/3)*[.L$3]; &quot; (&quot;; INT((16*[.L$3]+INT([.$G34]/3)*[.L$3])*100/[.$B34]); &quot;%)&quot;)" office:value-type="string" office:string-value="84 (26%)" calcext:value-type="string">
            <text:p>84 (26%)</text:p>
          </table:table-cell>
          <table:table-cell table:formula="of:=CONCATENATE(16*[.M$3]+INT([.$G34]/3)*[.M$3]; &quot; (&quot;; INT((16*[.M$3]+INT([.$G34]/3)*[.M$3])*100/[.$B34]); &quot;%)&quot;)" office:value-type="string" office:string-value="126 (39%)" calcext:value-type="string">
            <text:p>126 (39%)</text:p>
          </table:table-cell>
          <table:table-cell table:formula="of:=CONCATENATE(16*[.N$3]+INT([.$G34]/3)*[.N$3]; &quot; (&quot;; INT((16*[.N$3]+INT([.$G34]/3)*[.N$3])*100/[.$B34]); &quot;%)&quot;)" office:value-type="string" office:string-value="168 (53%)" calcext:value-type="string">
            <text:p>168 (53%)</text:p>
          </table:table-cell>
          <table:table-cell table:formula="of:=CONCATENATE(16*[.O$3]+INT([.$G34]/3)*[.O$3]; &quot; (&quot;; INT((16*[.O$3]+INT([.$G34]/3)*[.O$3])*100/[.$B34]); &quot;%)&quot;)" office:value-type="string" office:string-value="210 (66%)" calcext:value-type="string">
            <text:p>210 (66%)</text:p>
          </table:table-cell>
          <table:table-cell table:formula="of:=CONCATENATE(16*[.P$3]+INT([.$G34]/3)*[.P$3]; &quot; (&quot;; INT((16*[.P$3]+INT([.$G34]/3)*[.P$3])*100/[.$B34]); &quot;%)&quot;)" office:value-type="string" office:string-value="252 (79%)" calcext:value-type="string">
            <text:p>252 (79%)</text:p>
          </table:table-cell>
          <table:table-cell table:formula="of:=CONCATENATE(16*[.Q$3]+INT([.$G34]/3)*[.Q$3]; &quot; (&quot;; INT((16*[.Q$3]+INT([.$G34]/3)*[.Q$3])*100/[.$B34]); &quot;%)&quot;)" office:value-type="string" office:string-value="294 (93%)" calcext:value-type="string">
            <text:p>294 (93%)</text:p>
          </table:table-cell>
          <table:table-cell table:formula="of:=CONCATENATE(16*[.R$3]+INT([.$G34]/3)*[.R$3]; &quot; (&quot;; INT((16*[.R$3]+INT([.$G34]/3)*[.R$3])*100/[.$B34]); &quot;%)&quot;)" office:value-type="string" office:string-value="336 (106%)" calcext:value-type="string">
            <text:p>336 (106%)</text:p>
          </table:table-cell>
          <table:table-cell table:number-columns-repeated="1006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INT(([.B$3]-[.B$2])*([.$A35]-1)/98)+[.B$2]" office:value-type="float" office:value="326" calcext:value-type="float">
            <text:p>326</text:p>
          </table:table-cell>
          <table:table-cell table:formula="of:=INT(([.C$3]-[.C$2])*([.$A35]-1)/98)+[.C$2]" office:value-type="float" office:value="32" calcext:value-type="float">
            <text:p>32</text:p>
          </table:table-cell>
          <table:table-cell table:formula="of:=INT(([.D$3]-[.D$2])*([.$A35]-1)/98)+[.D$2]" office:value-type="float" office:value="82" calcext:value-type="float">
            <text:p>82</text:p>
          </table:table-cell>
          <table:table-cell table:formula="of:=INT(([.E$3]-[.E$2])*([.$A35]-1)/98)+[.E$2]" office:value-type="float" office:value="81" calcext:value-type="float">
            <text:p>81</text:p>
          </table:table-cell>
          <table:table-cell table:formula="of:=INT(([.F$3]-[.F$2])*([.$A35]-1)/98)+[.F$2]" office:value-type="float" office:value="82" calcext:value-type="float">
            <text:p>82</text:p>
          </table:table-cell>
          <table:table-cell table:formula="of:=INT(([.G$3]-[.G$2])*([.$A35]-1)/98)+[.G$2]" office:value-type="float" office:value="80" calcext:value-type="float">
            <text:p>80</text:p>
          </table:table-cell>
          <table:table-cell table:formula="of:=INT(([.H$3]-[.H$2])*([.$A35]-1)/98)+[.H$2]" office:value-type="float" office:value="326" calcext:value-type="float">
            <text:p>326</text:p>
          </table:table-cell>
          <table:table-cell table:number-columns-repeated="2"/>
          <table:table-cell table:formula="of:=CONCATENATE(16*[.K$3]+INT([.$G35]/3)*[.K$3]; &quot; (&quot;; INT((16*[.K$3]+INT([.$G35]/3)*[.K$3])*100/[.$B35]); &quot;%)&quot;)" office:value-type="string" office:string-value="42 (12%)" calcext:value-type="string">
            <text:p>42 (12%)</text:p>
          </table:table-cell>
          <table:table-cell table:formula="of:=CONCATENATE(16*[.L$3]+INT([.$G35]/3)*[.L$3]; &quot; (&quot;; INT((16*[.L$3]+INT([.$G35]/3)*[.L$3])*100/[.$B35]); &quot;%)&quot;)" office:value-type="string" office:string-value="84 (25%)" calcext:value-type="string">
            <text:p>84 (25%)</text:p>
          </table:table-cell>
          <table:table-cell table:formula="of:=CONCATENATE(16*[.M$3]+INT([.$G35]/3)*[.M$3]; &quot; (&quot;; INT((16*[.M$3]+INT([.$G35]/3)*[.M$3])*100/[.$B35]); &quot;%)&quot;)" office:value-type="string" office:string-value="126 (38%)" calcext:value-type="string">
            <text:p>126 (38%)</text:p>
          </table:table-cell>
          <table:table-cell table:formula="of:=CONCATENATE(16*[.N$3]+INT([.$G35]/3)*[.N$3]; &quot; (&quot;; INT((16*[.N$3]+INT([.$G35]/3)*[.N$3])*100/[.$B35]); &quot;%)&quot;)" office:value-type="string" office:string-value="168 (51%)" calcext:value-type="string">
            <text:p>168 (51%)</text:p>
          </table:table-cell>
          <table:table-cell table:formula="of:=CONCATENATE(16*[.O$3]+INT([.$G35]/3)*[.O$3]; &quot; (&quot;; INT((16*[.O$3]+INT([.$G35]/3)*[.O$3])*100/[.$B35]); &quot;%)&quot;)" office:value-type="string" office:string-value="210 (64%)" calcext:value-type="string">
            <text:p>210 (64%)</text:p>
          </table:table-cell>
          <table:table-cell table:formula="of:=CONCATENATE(16*[.P$3]+INT([.$G35]/3)*[.P$3]; &quot; (&quot;; INT((16*[.P$3]+INT([.$G35]/3)*[.P$3])*100/[.$B35]); &quot;%)&quot;)" office:value-type="string" office:string-value="252 (77%)" calcext:value-type="string">
            <text:p>252 (77%)</text:p>
          </table:table-cell>
          <table:table-cell table:formula="of:=CONCATENATE(16*[.Q$3]+INT([.$G35]/3)*[.Q$3]; &quot; (&quot;; INT((16*[.Q$3]+INT([.$G35]/3)*[.Q$3])*100/[.$B35]); &quot;%)&quot;)" office:value-type="string" office:string-value="294 (90%)" calcext:value-type="string">
            <text:p>294 (90%)</text:p>
          </table:table-cell>
          <table:table-cell table:formula="of:=CONCATENATE(16*[.R$3]+INT([.$G35]/3)*[.R$3]; &quot; (&quot;; INT((16*[.R$3]+INT([.$G35]/3)*[.R$3])*100/[.$B35]); &quot;%)&quot;)" office:value-type="string" office:string-value="336 (103%)" calcext:value-type="string">
            <text:p>336 (103%)</text:p>
          </table:table-cell>
          <table:table-cell table:number-columns-repeated="1006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INT(([.B$3]-[.B$2])*([.$A36]-1)/98)+[.B$2]" office:value-type="float" office:value="336" calcext:value-type="float">
            <text:p>336</text:p>
          </table:table-cell>
          <table:table-cell table:formula="of:=INT(([.C$3]-[.C$2])*([.$A36]-1)/98)+[.C$2]" office:value-type="float" office:value="33" calcext:value-type="float">
            <text:p>33</text:p>
          </table:table-cell>
          <table:table-cell table:formula="of:=INT(([.D$3]-[.D$2])*([.$A36]-1)/98)+[.D$2]" office:value-type="float" office:value="85" calcext:value-type="float">
            <text:p>85</text:p>
          </table:table-cell>
          <table:table-cell table:formula="of:=INT(([.E$3]-[.E$2])*([.$A36]-1)/98)+[.E$2]" office:value-type="float" office:value="83" calcext:value-type="float">
            <text:p>83</text:p>
          </table:table-cell>
          <table:table-cell table:formula="of:=INT(([.F$3]-[.F$2])*([.$A36]-1)/98)+[.F$2]" office:value-type="float" office:value="84" calcext:value-type="float">
            <text:p>84</text:p>
          </table:table-cell>
          <table:table-cell table:formula="of:=INT(([.G$3]-[.G$2])*([.$A36]-1)/98)+[.G$2]" office:value-type="float" office:value="83" calcext:value-type="float">
            <text:p>83</text:p>
          </table:table-cell>
          <table:table-cell table:formula="of:=INT(([.H$3]-[.H$2])*([.$A36]-1)/98)+[.H$2]" office:value-type="float" office:value="336" calcext:value-type="float">
            <text:p>336</text:p>
          </table:table-cell>
          <table:table-cell table:number-columns-repeated="2"/>
          <table:table-cell table:formula="of:=CONCATENATE(16*[.K$3]+INT([.$G36]/3)*[.K$3]; &quot; (&quot;; INT((16*[.K$3]+INT([.$G36]/3)*[.K$3])*100/[.$B36]); &quot;%)&quot;)" office:value-type="string" office:string-value="43 (12%)" calcext:value-type="string">
            <text:p>43 (12%)</text:p>
          </table:table-cell>
          <table:table-cell table:formula="of:=CONCATENATE(16*[.L$3]+INT([.$G36]/3)*[.L$3]; &quot; (&quot;; INT((16*[.L$3]+INT([.$G36]/3)*[.L$3])*100/[.$B36]); &quot;%)&quot;)" office:value-type="string" office:string-value="86 (25%)" calcext:value-type="string">
            <text:p>86 (25%)</text:p>
          </table:table-cell>
          <table:table-cell table:formula="of:=CONCATENATE(16*[.M$3]+INT([.$G36]/3)*[.M$3]; &quot; (&quot;; INT((16*[.M$3]+INT([.$G36]/3)*[.M$3])*100/[.$B36]); &quot;%)&quot;)" office:value-type="string" office:string-value="129 (38%)" calcext:value-type="string">
            <text:p>129 (38%)</text:p>
          </table:table-cell>
          <table:table-cell table:formula="of:=CONCATENATE(16*[.N$3]+INT([.$G36]/3)*[.N$3]; &quot; (&quot;; INT((16*[.N$3]+INT([.$G36]/3)*[.N$3])*100/[.$B36]); &quot;%)&quot;)" office:value-type="string" office:string-value="172 (51%)" calcext:value-type="string">
            <text:p>172 (51%)</text:p>
          </table:table-cell>
          <table:table-cell table:formula="of:=CONCATENATE(16*[.O$3]+INT([.$G36]/3)*[.O$3]; &quot; (&quot;; INT((16*[.O$3]+INT([.$G36]/3)*[.O$3])*100/[.$B36]); &quot;%)&quot;)" office:value-type="string" office:string-value="215 (63%)" calcext:value-type="string">
            <text:p>215 (63%)</text:p>
          </table:table-cell>
          <table:table-cell table:formula="of:=CONCATENATE(16*[.P$3]+INT([.$G36]/3)*[.P$3]; &quot; (&quot;; INT((16*[.P$3]+INT([.$G36]/3)*[.P$3])*100/[.$B36]); &quot;%)&quot;)" office:value-type="string" office:string-value="258 (76%)" calcext:value-type="string">
            <text:p>258 (76%)</text:p>
          </table:table-cell>
          <table:table-cell table:formula="of:=CONCATENATE(16*[.Q$3]+INT([.$G36]/3)*[.Q$3]; &quot; (&quot;; INT((16*[.Q$3]+INT([.$G36]/3)*[.Q$3])*100/[.$B36]); &quot;%)&quot;)" office:value-type="string" office:string-value="301 (89%)" calcext:value-type="string">
            <text:p>301 (89%)</text:p>
          </table:table-cell>
          <table:table-cell table:formula="of:=CONCATENATE(16*[.R$3]+INT([.$G36]/3)*[.R$3]; &quot; (&quot;; INT((16*[.R$3]+INT([.$G36]/3)*[.R$3])*100/[.$B36]); &quot;%)&quot;)" office:value-type="string" office:string-value="344 (102%)" calcext:value-type="string">
            <text:p>344 (102%)</text:p>
          </table:table-cell>
          <table:table-cell table:number-columns-repeated="1006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INT(([.B$3]-[.B$2])*([.$A37]-1)/98)+[.B$2]" office:value-type="float" office:value="347" calcext:value-type="float">
            <text:p>347</text:p>
          </table:table-cell>
          <table:table-cell table:formula="of:=INT(([.C$3]-[.C$2])*([.$A37]-1)/98)+[.C$2]" office:value-type="float" office:value="34" calcext:value-type="float">
            <text:p>34</text:p>
          </table:table-cell>
          <table:table-cell table:formula="of:=INT(([.D$3]-[.D$2])*([.$A37]-1)/98)+[.D$2]" office:value-type="float" office:value="87" calcext:value-type="float">
            <text:p>87</text:p>
          </table:table-cell>
          <table:table-cell table:formula="of:=INT(([.E$3]-[.E$2])*([.$A37]-1)/98)+[.E$2]" office:value-type="float" office:value="86" calcext:value-type="float">
            <text:p>86</text:p>
          </table:table-cell>
          <table:table-cell table:formula="of:=INT(([.F$3]-[.F$2])*([.$A37]-1)/98)+[.F$2]" office:value-type="float" office:value="87" calcext:value-type="float">
            <text:p>87</text:p>
          </table:table-cell>
          <table:table-cell table:formula="of:=INT(([.G$3]-[.G$2])*([.$A37]-1)/98)+[.G$2]" office:value-type="float" office:value="85" calcext:value-type="float">
            <text:p>85</text:p>
          </table:table-cell>
          <table:table-cell table:formula="of:=INT(([.H$3]-[.H$2])*([.$A37]-1)/98)+[.H$2]" office:value-type="float" office:value="347" calcext:value-type="float">
            <text:p>347</text:p>
          </table:table-cell>
          <table:table-cell table:number-columns-repeated="2"/>
          <table:table-cell table:formula="of:=CONCATENATE(16*[.K$3]+INT([.$G37]/3)*[.K$3]; &quot; (&quot;; INT((16*[.K$3]+INT([.$G37]/3)*[.K$3])*100/[.$B37]); &quot;%)&quot;)" office:value-type="string" office:string-value="44 (12%)" calcext:value-type="string">
            <text:p>44 (12%)</text:p>
          </table:table-cell>
          <table:table-cell table:formula="of:=CONCATENATE(16*[.L$3]+INT([.$G37]/3)*[.L$3]; &quot; (&quot;; INT((16*[.L$3]+INT([.$G37]/3)*[.L$3])*100/[.$B37]); &quot;%)&quot;)" office:value-type="string" office:string-value="88 (25%)" calcext:value-type="string">
            <text:p>88 (25%)</text:p>
          </table:table-cell>
          <table:table-cell table:formula="of:=CONCATENATE(16*[.M$3]+INT([.$G37]/3)*[.M$3]; &quot; (&quot;; INT((16*[.M$3]+INT([.$G37]/3)*[.M$3])*100/[.$B37]); &quot;%)&quot;)" office:value-type="string" office:string-value="132 (38%)" calcext:value-type="string">
            <text:p>132 (38%)</text:p>
          </table:table-cell>
          <table:table-cell table:formula="of:=CONCATENATE(16*[.N$3]+INT([.$G37]/3)*[.N$3]; &quot; (&quot;; INT((16*[.N$3]+INT([.$G37]/3)*[.N$3])*100/[.$B37]); &quot;%)&quot;)" office:value-type="string" office:string-value="176 (50%)" calcext:value-type="string">
            <text:p>176 (50%)</text:p>
          </table:table-cell>
          <table:table-cell table:formula="of:=CONCATENATE(16*[.O$3]+INT([.$G37]/3)*[.O$3]; &quot; (&quot;; INT((16*[.O$3]+INT([.$G37]/3)*[.O$3])*100/[.$B37]); &quot;%)&quot;)" office:value-type="string" office:string-value="220 (63%)" calcext:value-type="string">
            <text:p>220 (63%)</text:p>
          </table:table-cell>
          <table:table-cell table:formula="of:=CONCATENATE(16*[.P$3]+INT([.$G37]/3)*[.P$3]; &quot; (&quot;; INT((16*[.P$3]+INT([.$G37]/3)*[.P$3])*100/[.$B37]); &quot;%)&quot;)" office:value-type="string" office:string-value="264 (76%)" calcext:value-type="string">
            <text:p>264 (76%)</text:p>
          </table:table-cell>
          <table:table-cell table:formula="of:=CONCATENATE(16*[.Q$3]+INT([.$G37]/3)*[.Q$3]; &quot; (&quot;; INT((16*[.Q$3]+INT([.$G37]/3)*[.Q$3])*100/[.$B37]); &quot;%)&quot;)" office:value-type="string" office:string-value="308 (88%)" calcext:value-type="string">
            <text:p>308 (88%)</text:p>
          </table:table-cell>
          <table:table-cell table:formula="of:=CONCATENATE(16*[.R$3]+INT([.$G37]/3)*[.R$3]; &quot; (&quot;; INT((16*[.R$3]+INT([.$G37]/3)*[.R$3])*100/[.$B37]); &quot;%)&quot;)" office:value-type="string" office:string-value="352 (101%)" calcext:value-type="string">
            <text:p>352 (101%)</text:p>
          </table:table-cell>
          <table:table-cell table:number-columns-repeated="1006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INT(([.B$3]-[.B$2])*([.$A38]-1)/98)+[.B$2]" office:value-type="float" office:value="357" calcext:value-type="float">
            <text:p>357</text:p>
          </table:table-cell>
          <table:table-cell table:formula="of:=INT(([.C$3]-[.C$2])*([.$A38]-1)/98)+[.C$2]" office:value-type="float" office:value="35" calcext:value-type="float">
            <text:p>35</text:p>
          </table:table-cell>
          <table:table-cell table:formula="of:=INT(([.D$3]-[.D$2])*([.$A38]-1)/98)+[.D$2]" office:value-type="float" office:value="90" calcext:value-type="float">
            <text:p>90</text:p>
          </table:table-cell>
          <table:table-cell table:formula="of:=INT(([.E$3]-[.E$2])*([.$A38]-1)/98)+[.E$2]" office:value-type="float" office:value="89" calcext:value-type="float">
            <text:p>89</text:p>
          </table:table-cell>
          <table:table-cell table:formula="of:=INT(([.F$3]-[.F$2])*([.$A38]-1)/98)+[.F$2]" office:value-type="float" office:value="89" calcext:value-type="float">
            <text:p>89</text:p>
          </table:table-cell>
          <table:table-cell table:formula="of:=INT(([.G$3]-[.G$2])*([.$A38]-1)/98)+[.G$2]" office:value-type="float" office:value="88" calcext:value-type="float">
            <text:p>88</text:p>
          </table:table-cell>
          <table:table-cell table:formula="of:=INT(([.H$3]-[.H$2])*([.$A38]-1)/98)+[.H$2]" office:value-type="float" office:value="357" calcext:value-type="float">
            <text:p>357</text:p>
          </table:table-cell>
          <table:table-cell table:number-columns-repeated="2"/>
          <table:table-cell table:formula="of:=CONCATENATE(16*[.K$3]+INT([.$G38]/3)*[.K$3]; &quot; (&quot;; INT((16*[.K$3]+INT([.$G38]/3)*[.K$3])*100/[.$B38]); &quot;%)&quot;)" office:value-type="string" office:string-value="45 (12%)" calcext:value-type="string">
            <text:p>45 (12%)</text:p>
          </table:table-cell>
          <table:table-cell table:formula="of:=CONCATENATE(16*[.L$3]+INT([.$G38]/3)*[.L$3]; &quot; (&quot;; INT((16*[.L$3]+INT([.$G38]/3)*[.L$3])*100/[.$B38]); &quot;%)&quot;)" office:value-type="string" office:string-value="90 (25%)" calcext:value-type="string">
            <text:p>90 (25%)</text:p>
          </table:table-cell>
          <table:table-cell table:formula="of:=CONCATENATE(16*[.M$3]+INT([.$G38]/3)*[.M$3]; &quot; (&quot;; INT((16*[.M$3]+INT([.$G38]/3)*[.M$3])*100/[.$B38]); &quot;%)&quot;)" office:value-type="string" office:string-value="135 (37%)" calcext:value-type="string">
            <text:p>135 (37%)</text:p>
          </table:table-cell>
          <table:table-cell table:formula="of:=CONCATENATE(16*[.N$3]+INT([.$G38]/3)*[.N$3]; &quot; (&quot;; INT((16*[.N$3]+INT([.$G38]/3)*[.N$3])*100/[.$B38]); &quot;%)&quot;)" office:value-type="string" office:string-value="180 (50%)" calcext:value-type="string">
            <text:p>180 (50%)</text:p>
          </table:table-cell>
          <table:table-cell table:formula="of:=CONCATENATE(16*[.O$3]+INT([.$G38]/3)*[.O$3]; &quot; (&quot;; INT((16*[.O$3]+INT([.$G38]/3)*[.O$3])*100/[.$B38]); &quot;%)&quot;)" office:value-type="string" office:string-value="225 (63%)" calcext:value-type="string">
            <text:p>225 (63%)</text:p>
          </table:table-cell>
          <table:table-cell table:formula="of:=CONCATENATE(16*[.P$3]+INT([.$G38]/3)*[.P$3]; &quot; (&quot;; INT((16*[.P$3]+INT([.$G38]/3)*[.P$3])*100/[.$B38]); &quot;%)&quot;)" office:value-type="string" office:string-value="270 (75%)" calcext:value-type="string">
            <text:p>270 (75%)</text:p>
          </table:table-cell>
          <table:table-cell table:formula="of:=CONCATENATE(16*[.Q$3]+INT([.$G38]/3)*[.Q$3]; &quot; (&quot;; INT((16*[.Q$3]+INT([.$G38]/3)*[.Q$3])*100/[.$B38]); &quot;%)&quot;)" office:value-type="string" office:string-value="315 (88%)" calcext:value-type="string">
            <text:p>315 (88%)</text:p>
          </table:table-cell>
          <table:table-cell table:formula="of:=CONCATENATE(16*[.R$3]+INT([.$G38]/3)*[.R$3]; &quot; (&quot;; INT((16*[.R$3]+INT([.$G38]/3)*[.R$3])*100/[.$B38]); &quot;%)&quot;)" office:value-type="string" office:string-value="360 (100%)" calcext:value-type="string">
            <text:p>360 (100%)</text:p>
          </table:table-cell>
          <table:table-cell table:number-columns-repeated="1006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INT(([.B$3]-[.B$2])*([.$A39]-1)/98)+[.B$2]" office:value-type="float" office:value="367" calcext:value-type="float">
            <text:p>367</text:p>
          </table:table-cell>
          <table:table-cell table:formula="of:=INT(([.C$3]-[.C$2])*([.$A39]-1)/98)+[.C$2]" office:value-type="float" office:value="36" calcext:value-type="float">
            <text:p>36</text:p>
          </table:table-cell>
          <table:table-cell table:formula="of:=INT(([.D$3]-[.D$2])*([.$A39]-1)/98)+[.D$2]" office:value-type="float" office:value="93" calcext:value-type="float">
            <text:p>93</text:p>
          </table:table-cell>
          <table:table-cell table:formula="of:=INT(([.E$3]-[.E$2])*([.$A39]-1)/98)+[.E$2]" office:value-type="float" office:value="91" calcext:value-type="float">
            <text:p>91</text:p>
          </table:table-cell>
          <table:table-cell table:formula="of:=INT(([.F$3]-[.F$2])*([.$A39]-1)/98)+[.F$2]" office:value-type="float" office:value="92" calcext:value-type="float">
            <text:p>92</text:p>
          </table:table-cell>
          <table:table-cell table:formula="of:=INT(([.G$3]-[.G$2])*([.$A39]-1)/98)+[.G$2]" office:value-type="float" office:value="91" calcext:value-type="float">
            <text:p>91</text:p>
          </table:table-cell>
          <table:table-cell table:formula="of:=INT(([.H$3]-[.H$2])*([.$A39]-1)/98)+[.H$2]" office:value-type="float" office:value="367" calcext:value-type="float">
            <text:p>367</text:p>
          </table:table-cell>
          <table:table-cell table:number-columns-repeated="2"/>
          <table:table-cell table:formula="of:=CONCATENATE(16*[.K$3]+INT([.$G39]/3)*[.K$3]; &quot; (&quot;; INT((16*[.K$3]+INT([.$G39]/3)*[.K$3])*100/[.$B39]); &quot;%)&quot;)" office:value-type="string" office:string-value="46 (12%)" calcext:value-type="string">
            <text:p>46 (12%)</text:p>
          </table:table-cell>
          <table:table-cell table:formula="of:=CONCATENATE(16*[.L$3]+INT([.$G39]/3)*[.L$3]; &quot; (&quot;; INT((16*[.L$3]+INT([.$G39]/3)*[.L$3])*100/[.$B39]); &quot;%)&quot;)" office:value-type="string" office:string-value="92 (25%)" calcext:value-type="string">
            <text:p>92 (25%)</text:p>
          </table:table-cell>
          <table:table-cell table:formula="of:=CONCATENATE(16*[.M$3]+INT([.$G39]/3)*[.M$3]; &quot; (&quot;; INT((16*[.M$3]+INT([.$G39]/3)*[.M$3])*100/[.$B39]); &quot;%)&quot;)" office:value-type="string" office:string-value="138 (37%)" calcext:value-type="string">
            <text:p>138 (37%)</text:p>
          </table:table-cell>
          <table:table-cell table:formula="of:=CONCATENATE(16*[.N$3]+INT([.$G39]/3)*[.N$3]; &quot; (&quot;; INT((16*[.N$3]+INT([.$G39]/3)*[.N$3])*100/[.$B39]); &quot;%)&quot;)" office:value-type="string" office:string-value="184 (50%)" calcext:value-type="string">
            <text:p>184 (50%)</text:p>
          </table:table-cell>
          <table:table-cell table:formula="of:=CONCATENATE(16*[.O$3]+INT([.$G39]/3)*[.O$3]; &quot; (&quot;; INT((16*[.O$3]+INT([.$G39]/3)*[.O$3])*100/[.$B39]); &quot;%)&quot;)" office:value-type="string" office:string-value="230 (62%)" calcext:value-type="string">
            <text:p>230 (62%)</text:p>
          </table:table-cell>
          <table:table-cell table:formula="of:=CONCATENATE(16*[.P$3]+INT([.$G39]/3)*[.P$3]; &quot; (&quot;; INT((16*[.P$3]+INT([.$G39]/3)*[.P$3])*100/[.$B39]); &quot;%)&quot;)" office:value-type="string" office:string-value="276 (75%)" calcext:value-type="string">
            <text:p>276 (75%)</text:p>
          </table:table-cell>
          <table:table-cell table:formula="of:=CONCATENATE(16*[.Q$3]+INT([.$G39]/3)*[.Q$3]; &quot; (&quot;; INT((16*[.Q$3]+INT([.$G39]/3)*[.Q$3])*100/[.$B39]); &quot;%)&quot;)" office:value-type="string" office:string-value="322 (87%)" calcext:value-type="string">
            <text:p>322 (87%)</text:p>
          </table:table-cell>
          <table:table-cell table:formula="of:=CONCATENATE(16*[.R$3]+INT([.$G39]/3)*[.R$3]; &quot; (&quot;; INT((16*[.R$3]+INT([.$G39]/3)*[.R$3])*100/[.$B39]); &quot;%)&quot;)" office:value-type="string" office:string-value="368 (100%)" calcext:value-type="string">
            <text:p>368 (100%)</text:p>
          </table:table-cell>
          <table:table-cell table:number-columns-repeated="1006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INT(([.B$3]-[.B$2])*([.$A40]-1)/98)+[.B$2]" office:value-type="float" office:value="377" calcext:value-type="float">
            <text:p>377</text:p>
          </table:table-cell>
          <table:table-cell table:formula="of:=INT(([.C$3]-[.C$2])*([.$A40]-1)/98)+[.C$2]" office:value-type="float" office:value="37" calcext:value-type="float">
            <text:p>37</text:p>
          </table:table-cell>
          <table:table-cell table:formula="of:=INT(([.D$3]-[.D$2])*([.$A40]-1)/98)+[.D$2]" office:value-type="float" office:value="95" calcext:value-type="float">
            <text:p>95</text:p>
          </table:table-cell>
          <table:table-cell table:formula="of:=INT(([.E$3]-[.E$2])*([.$A40]-1)/98)+[.E$2]" office:value-type="float" office:value="94" calcext:value-type="float">
            <text:p>94</text:p>
          </table:table-cell>
          <table:table-cell table:formula="of:=INT(([.F$3]-[.F$2])*([.$A40]-1)/98)+[.F$2]" office:value-type="float" office:value="94" calcext:value-type="float">
            <text:p>94</text:p>
          </table:table-cell>
          <table:table-cell table:formula="of:=INT(([.G$3]-[.G$2])*([.$A40]-1)/98)+[.G$2]" office:value-type="float" office:value="93" calcext:value-type="float">
            <text:p>93</text:p>
          </table:table-cell>
          <table:table-cell table:formula="of:=INT(([.H$3]-[.H$2])*([.$A40]-1)/98)+[.H$2]" office:value-type="float" office:value="377" calcext:value-type="float">
            <text:p>377</text:p>
          </table:table-cell>
          <table:table-cell table:number-columns-repeated="2"/>
          <table:table-cell table:formula="of:=CONCATENATE(16*[.K$3]+INT([.$G40]/3)*[.K$3]; &quot; (&quot;; INT((16*[.K$3]+INT([.$G40]/3)*[.K$3])*100/[.$B40]); &quot;%)&quot;)" office:value-type="string" office:string-value="47 (12%)" calcext:value-type="string">
            <text:p>47 (12%)</text:p>
          </table:table-cell>
          <table:table-cell table:formula="of:=CONCATENATE(16*[.L$3]+INT([.$G40]/3)*[.L$3]; &quot; (&quot;; INT((16*[.L$3]+INT([.$G40]/3)*[.L$3])*100/[.$B40]); &quot;%)&quot;)" office:value-type="string" office:string-value="94 (24%)" calcext:value-type="string">
            <text:p>94 (24%)</text:p>
          </table:table-cell>
          <table:table-cell table:formula="of:=CONCATENATE(16*[.M$3]+INT([.$G40]/3)*[.M$3]; &quot; (&quot;; INT((16*[.M$3]+INT([.$G40]/3)*[.M$3])*100/[.$B40]); &quot;%)&quot;)" office:value-type="string" office:string-value="141 (37%)" calcext:value-type="string">
            <text:p>141 (37%)</text:p>
          </table:table-cell>
          <table:table-cell table:formula="of:=CONCATENATE(16*[.N$3]+INT([.$G40]/3)*[.N$3]; &quot; (&quot;; INT((16*[.N$3]+INT([.$G40]/3)*[.N$3])*100/[.$B40]); &quot;%)&quot;)" office:value-type="string" office:string-value="188 (49%)" calcext:value-type="string">
            <text:p>188 (49%)</text:p>
          </table:table-cell>
          <table:table-cell table:formula="of:=CONCATENATE(16*[.O$3]+INT([.$G40]/3)*[.O$3]; &quot; (&quot;; INT((16*[.O$3]+INT([.$G40]/3)*[.O$3])*100/[.$B40]); &quot;%)&quot;)" office:value-type="string" office:string-value="235 (62%)" calcext:value-type="string">
            <text:p>235 (62%)</text:p>
          </table:table-cell>
          <table:table-cell table:formula="of:=CONCATENATE(16*[.P$3]+INT([.$G40]/3)*[.P$3]; &quot; (&quot;; INT((16*[.P$3]+INT([.$G40]/3)*[.P$3])*100/[.$B40]); &quot;%)&quot;)" office:value-type="string" office:string-value="282 (74%)" calcext:value-type="string">
            <text:p>282 (74%)</text:p>
          </table:table-cell>
          <table:table-cell table:formula="of:=CONCATENATE(16*[.Q$3]+INT([.$G40]/3)*[.Q$3]; &quot; (&quot;; INT((16*[.Q$3]+INT([.$G40]/3)*[.Q$3])*100/[.$B40]); &quot;%)&quot;)" office:value-type="string" office:string-value="329 (87%)" calcext:value-type="string">
            <text:p>329 (87%)</text:p>
          </table:table-cell>
          <table:table-cell table:formula="of:=CONCATENATE(16*[.R$3]+INT([.$G40]/3)*[.R$3]; &quot; (&quot;; INT((16*[.R$3]+INT([.$G40]/3)*[.R$3])*100/[.$B40]); &quot;%)&quot;)" office:value-type="string" office:string-value="376 (99%)" calcext:value-type="string">
            <text:p>376 (99%)</text:p>
          </table:table-cell>
          <table:table-cell table:number-columns-repeated="1006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INT(([.B$3]-[.B$2])*([.$A41]-1)/98)+[.B$2]" office:value-type="float" office:value="387" calcext:value-type="float">
            <text:p>387</text:p>
          </table:table-cell>
          <table:table-cell table:formula="of:=INT(([.C$3]-[.C$2])*([.$A41]-1)/98)+[.C$2]" office:value-type="float" office:value="38" calcext:value-type="float">
            <text:p>38</text:p>
          </table:table-cell>
          <table:table-cell table:formula="of:=INT(([.D$3]-[.D$2])*([.$A41]-1)/98)+[.D$2]" office:value-type="float" office:value="98" calcext:value-type="float">
            <text:p>98</text:p>
          </table:table-cell>
          <table:table-cell table:formula="of:=INT(([.E$3]-[.E$2])*([.$A41]-1)/98)+[.E$2]" office:value-type="float" office:value="96" calcext:value-type="float">
            <text:p>96</text:p>
          </table:table-cell>
          <table:table-cell table:formula="of:=INT(([.F$3]-[.F$2])*([.$A41]-1)/98)+[.F$2]" office:value-type="float" office:value="97" calcext:value-type="float">
            <text:p>97</text:p>
          </table:table-cell>
          <table:table-cell table:formula="of:=INT(([.G$3]-[.G$2])*([.$A41]-1)/98)+[.G$2]" office:value-type="float" office:value="96" calcext:value-type="float">
            <text:p>96</text:p>
          </table:table-cell>
          <table:table-cell table:formula="of:=INT(([.H$3]-[.H$2])*([.$A41]-1)/98)+[.H$2]" office:value-type="float" office:value="387" calcext:value-type="float">
            <text:p>387</text:p>
          </table:table-cell>
          <table:table-cell table:number-columns-repeated="2"/>
          <table:table-cell table:formula="of:=CONCATENATE(16*[.K$3]+INT([.$G41]/3)*[.K$3]; &quot; (&quot;; INT((16*[.K$3]+INT([.$G41]/3)*[.K$3])*100/[.$B41]); &quot;%)&quot;)" office:value-type="string" office:string-value="48 (12%)" calcext:value-type="string">
            <text:p>48 (12%)</text:p>
          </table:table-cell>
          <table:table-cell table:formula="of:=CONCATENATE(16*[.L$3]+INT([.$G41]/3)*[.L$3]; &quot; (&quot;; INT((16*[.L$3]+INT([.$G41]/3)*[.L$3])*100/[.$B41]); &quot;%)&quot;)" office:value-type="string" office:string-value="96 (24%)" calcext:value-type="string">
            <text:p>96 (24%)</text:p>
          </table:table-cell>
          <table:table-cell table:formula="of:=CONCATENATE(16*[.M$3]+INT([.$G41]/3)*[.M$3]; &quot; (&quot;; INT((16*[.M$3]+INT([.$G41]/3)*[.M$3])*100/[.$B41]); &quot;%)&quot;)" office:value-type="string" office:string-value="144 (37%)" calcext:value-type="string">
            <text:p>144 (37%)</text:p>
          </table:table-cell>
          <table:table-cell table:formula="of:=CONCATENATE(16*[.N$3]+INT([.$G41]/3)*[.N$3]; &quot; (&quot;; INT((16*[.N$3]+INT([.$G41]/3)*[.N$3])*100/[.$B41]); &quot;%)&quot;)" office:value-type="string" office:string-value="192 (49%)" calcext:value-type="string">
            <text:p>192 (49%)</text:p>
          </table:table-cell>
          <table:table-cell table:formula="of:=CONCATENATE(16*[.O$3]+INT([.$G41]/3)*[.O$3]; &quot; (&quot;; INT((16*[.O$3]+INT([.$G41]/3)*[.O$3])*100/[.$B41]); &quot;%)&quot;)" office:value-type="string" office:string-value="240 (62%)" calcext:value-type="string">
            <text:p>240 (62%)</text:p>
          </table:table-cell>
          <table:table-cell table:formula="of:=CONCATENATE(16*[.P$3]+INT([.$G41]/3)*[.P$3]; &quot; (&quot;; INT((16*[.P$3]+INT([.$G41]/3)*[.P$3])*100/[.$B41]); &quot;%)&quot;)" office:value-type="string" office:string-value="288 (74%)" calcext:value-type="string">
            <text:p>288 (74%)</text:p>
          </table:table-cell>
          <table:table-cell table:formula="of:=CONCATENATE(16*[.Q$3]+INT([.$G41]/3)*[.Q$3]; &quot; (&quot;; INT((16*[.Q$3]+INT([.$G41]/3)*[.Q$3])*100/[.$B41]); &quot;%)&quot;)" office:value-type="string" office:string-value="336 (86%)" calcext:value-type="string">
            <text:p>336 (86%)</text:p>
          </table:table-cell>
          <table:table-cell table:formula="of:=CONCATENATE(16*[.R$3]+INT([.$G41]/3)*[.R$3]; &quot; (&quot;; INT((16*[.R$3]+INT([.$G41]/3)*[.R$3])*100/[.$B41]); &quot;%)&quot;)" office:value-type="string" office:string-value="384 (99%)" calcext:value-type="string">
            <text:p>384 (99%)</text:p>
          </table:table-cell>
          <table:table-cell table:number-columns-repeated="1006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INT(([.B$3]-[.B$2])*([.$A42]-1)/98)+[.B$2]" office:value-type="float" office:value="397" calcext:value-type="float">
            <text:p>397</text:p>
          </table:table-cell>
          <table:table-cell table:formula="of:=INT(([.C$3]-[.C$2])*([.$A42]-1)/98)+[.C$2]" office:value-type="float" office:value="39" calcext:value-type="float">
            <text:p>39</text:p>
          </table:table-cell>
          <table:table-cell table:formula="of:=INT(([.D$3]-[.D$2])*([.$A42]-1)/98)+[.D$2]" office:value-type="float" office:value="100" calcext:value-type="float">
            <text:p>100</text:p>
          </table:table-cell>
          <table:table-cell table:formula="of:=INT(([.E$3]-[.E$2])*([.$A42]-1)/98)+[.E$2]" office:value-type="float" office:value="99" calcext:value-type="float">
            <text:p>99</text:p>
          </table:table-cell>
          <table:table-cell table:formula="of:=INT(([.F$3]-[.F$2])*([.$A42]-1)/98)+[.F$2]" office:value-type="float" office:value="100" calcext:value-type="float">
            <text:p>100</text:p>
          </table:table-cell>
          <table:table-cell table:formula="of:=INT(([.G$3]-[.G$2])*([.$A42]-1)/98)+[.G$2]" office:value-type="float" office:value="98" calcext:value-type="float">
            <text:p>98</text:p>
          </table:table-cell>
          <table:table-cell table:formula="of:=INT(([.H$3]-[.H$2])*([.$A42]-1)/98)+[.H$2]" office:value-type="float" office:value="397" calcext:value-type="float">
            <text:p>397</text:p>
          </table:table-cell>
          <table:table-cell table:number-columns-repeated="2"/>
          <table:table-cell table:formula="of:=CONCATENATE(16*[.K$3]+INT([.$G42]/3)*[.K$3]; &quot; (&quot;; INT((16*[.K$3]+INT([.$G42]/3)*[.K$3])*100/[.$B42]); &quot;%)&quot;)" office:value-type="string" office:string-value="48 (12%)" calcext:value-type="string">
            <text:p>48 (12%)</text:p>
          </table:table-cell>
          <table:table-cell table:formula="of:=CONCATENATE(16*[.L$3]+INT([.$G42]/3)*[.L$3]; &quot; (&quot;; INT((16*[.L$3]+INT([.$G42]/3)*[.L$3])*100/[.$B42]); &quot;%)&quot;)" office:value-type="string" office:string-value="96 (24%)" calcext:value-type="string">
            <text:p>96 (24%)</text:p>
          </table:table-cell>
          <table:table-cell table:formula="of:=CONCATENATE(16*[.M$3]+INT([.$G42]/3)*[.M$3]; &quot; (&quot;; INT((16*[.M$3]+INT([.$G42]/3)*[.M$3])*100/[.$B42]); &quot;%)&quot;)" office:value-type="string" office:string-value="144 (36%)" calcext:value-type="string">
            <text:p>144 (36%)</text:p>
          </table:table-cell>
          <table:table-cell table:formula="of:=CONCATENATE(16*[.N$3]+INT([.$G42]/3)*[.N$3]; &quot; (&quot;; INT((16*[.N$3]+INT([.$G42]/3)*[.N$3])*100/[.$B42]); &quot;%)&quot;)" office:value-type="string" office:string-value="192 (48%)" calcext:value-type="string">
            <text:p>192 (48%)</text:p>
          </table:table-cell>
          <table:table-cell table:formula="of:=CONCATENATE(16*[.O$3]+INT([.$G42]/3)*[.O$3]; &quot; (&quot;; INT((16*[.O$3]+INT([.$G42]/3)*[.O$3])*100/[.$B42]); &quot;%)&quot;)" office:value-type="string" office:string-value="240 (60%)" calcext:value-type="string">
            <text:p>240 (60%)</text:p>
          </table:table-cell>
          <table:table-cell table:formula="of:=CONCATENATE(16*[.P$3]+INT([.$G42]/3)*[.P$3]; &quot; (&quot;; INT((16*[.P$3]+INT([.$G42]/3)*[.P$3])*100/[.$B42]); &quot;%)&quot;)" office:value-type="string" office:string-value="288 (72%)" calcext:value-type="string">
            <text:p>288 (72%)</text:p>
          </table:table-cell>
          <table:table-cell table:formula="of:=CONCATENATE(16*[.Q$3]+INT([.$G42]/3)*[.Q$3]; &quot; (&quot;; INT((16*[.Q$3]+INT([.$G42]/3)*[.Q$3])*100/[.$B42]); &quot;%)&quot;)" office:value-type="string" office:string-value="336 (84%)" calcext:value-type="string">
            <text:p>336 (84%)</text:p>
          </table:table-cell>
          <table:table-cell table:formula="of:=CONCATENATE(16*[.R$3]+INT([.$G42]/3)*[.R$3]; &quot; (&quot;; INT((16*[.R$3]+INT([.$G42]/3)*[.R$3])*100/[.$B42]); &quot;%)&quot;)" office:value-type="string" office:string-value="384 (96%)" calcext:value-type="string">
            <text:p>384 (96%)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INT(([.B$3]-[.B$2])*([.$A43]-1)/98)+[.B$2]" office:value-type="float" office:value="407" calcext:value-type="float">
            <text:p>407</text:p>
          </table:table-cell>
          <table:table-cell table:formula="of:=INT(([.C$3]-[.C$2])*([.$A43]-1)/98)+[.C$2]" office:value-type="float" office:value="40" calcext:value-type="float">
            <text:p>40</text:p>
          </table:table-cell>
          <table:table-cell table:formula="of:=INT(([.D$3]-[.D$2])*([.$A43]-1)/98)+[.D$2]" office:value-type="float" office:value="103" calcext:value-type="float">
            <text:p>103</text:p>
          </table:table-cell>
          <table:table-cell table:formula="of:=INT(([.E$3]-[.E$2])*([.$A43]-1)/98)+[.E$2]" office:value-type="float" office:value="102" calcext:value-type="float">
            <text:p>102</text:p>
          </table:table-cell>
          <table:table-cell table:formula="of:=INT(([.F$3]-[.F$2])*([.$A43]-1)/98)+[.F$2]" office:value-type="float" office:value="102" calcext:value-type="float">
            <text:p>102</text:p>
          </table:table-cell>
          <table:table-cell table:formula="of:=INT(([.G$3]-[.G$2])*([.$A43]-1)/98)+[.G$2]" office:value-type="float" office:value="101" calcext:value-type="float">
            <text:p>101</text:p>
          </table:table-cell>
          <table:table-cell table:formula="of:=INT(([.H$3]-[.H$2])*([.$A43]-1)/98)+[.H$2]" office:value-type="float" office:value="407" calcext:value-type="float">
            <text:p>407</text:p>
          </table:table-cell>
          <table:table-cell table:number-columns-repeated="2"/>
          <table:table-cell table:formula="of:=CONCATENATE(16*[.K$3]+INT([.$G43]/3)*[.K$3]; &quot; (&quot;; INT((16*[.K$3]+INT([.$G43]/3)*[.K$3])*100/[.$B43]); &quot;%)&quot;)" office:value-type="string" office:string-value="49 (12%)" calcext:value-type="string">
            <text:p>49 (12%)</text:p>
          </table:table-cell>
          <table:table-cell table:formula="of:=CONCATENATE(16*[.L$3]+INT([.$G43]/3)*[.L$3]; &quot; (&quot;; INT((16*[.L$3]+INT([.$G43]/3)*[.L$3])*100/[.$B43]); &quot;%)&quot;)" office:value-type="string" office:string-value="98 (24%)" calcext:value-type="string">
            <text:p>98 (24%)</text:p>
          </table:table-cell>
          <table:table-cell table:formula="of:=CONCATENATE(16*[.M$3]+INT([.$G43]/3)*[.M$3]; &quot; (&quot;; INT((16*[.M$3]+INT([.$G43]/3)*[.M$3])*100/[.$B43]); &quot;%)&quot;)" office:value-type="string" office:string-value="147 (36%)" calcext:value-type="string">
            <text:p>147 (36%)</text:p>
          </table:table-cell>
          <table:table-cell table:formula="of:=CONCATENATE(16*[.N$3]+INT([.$G43]/3)*[.N$3]; &quot; (&quot;; INT((16*[.N$3]+INT([.$G43]/3)*[.N$3])*100/[.$B43]); &quot;%)&quot;)" office:value-type="string" office:string-value="196 (48%)" calcext:value-type="string">
            <text:p>196 (48%)</text:p>
          </table:table-cell>
          <table:table-cell table:formula="of:=CONCATENATE(16*[.O$3]+INT([.$G43]/3)*[.O$3]; &quot; (&quot;; INT((16*[.O$3]+INT([.$G43]/3)*[.O$3])*100/[.$B43]); &quot;%)&quot;)" office:value-type="string" office:string-value="245 (60%)" calcext:value-type="string">
            <text:p>245 (60%)</text:p>
          </table:table-cell>
          <table:table-cell table:formula="of:=CONCATENATE(16*[.P$3]+INT([.$G43]/3)*[.P$3]; &quot; (&quot;; INT((16*[.P$3]+INT([.$G43]/3)*[.P$3])*100/[.$B43]); &quot;%)&quot;)" office:value-type="string" office:string-value="294 (72%)" calcext:value-type="string">
            <text:p>294 (72%)</text:p>
          </table:table-cell>
          <table:table-cell table:formula="of:=CONCATENATE(16*[.Q$3]+INT([.$G43]/3)*[.Q$3]; &quot; (&quot;; INT((16*[.Q$3]+INT([.$G43]/3)*[.Q$3])*100/[.$B43]); &quot;%)&quot;)" office:value-type="string" office:string-value="343 (84%)" calcext:value-type="string">
            <text:p>343 (84%)</text:p>
          </table:table-cell>
          <table:table-cell table:formula="of:=CONCATENATE(16*[.R$3]+INT([.$G43]/3)*[.R$3]; &quot; (&quot;; INT((16*[.R$3]+INT([.$G43]/3)*[.R$3])*100/[.$B43]); &quot;%)&quot;)" office:value-type="string" office:string-value="392 (96%)" calcext:value-type="string">
            <text:p>392 (96%)</text:p>
          </table:table-cell>
          <table:table-cell table:number-columns-repeated="1006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INT(([.B$3]-[.B$2])*([.$A44]-1)/98)+[.B$2]" office:value-type="float" office:value="417" calcext:value-type="float">
            <text:p>417</text:p>
          </table:table-cell>
          <table:table-cell table:formula="of:=INT(([.C$3]-[.C$2])*([.$A44]-1)/98)+[.C$2]" office:value-type="float" office:value="41" calcext:value-type="float">
            <text:p>41</text:p>
          </table:table-cell>
          <table:table-cell table:formula="of:=INT(([.D$3]-[.D$2])*([.$A44]-1)/98)+[.D$2]" office:value-type="float" office:value="105" calcext:value-type="float">
            <text:p>105</text:p>
          </table:table-cell>
          <table:table-cell table:formula="of:=INT(([.E$3]-[.E$2])*([.$A44]-1)/98)+[.E$2]" office:value-type="float" office:value="104" calcext:value-type="float">
            <text:p>104</text:p>
          </table:table-cell>
          <table:table-cell table:formula="of:=INT(([.F$3]-[.F$2])*([.$A44]-1)/98)+[.F$2]" office:value-type="float" office:value="105" calcext:value-type="float">
            <text:p>105</text:p>
          </table:table-cell>
          <table:table-cell table:formula="of:=INT(([.G$3]-[.G$2])*([.$A44]-1)/98)+[.G$2]" office:value-type="float" office:value="104" calcext:value-type="float">
            <text:p>104</text:p>
          </table:table-cell>
          <table:table-cell table:formula="of:=INT(([.H$3]-[.H$2])*([.$A44]-1)/98)+[.H$2]" office:value-type="float" office:value="417" calcext:value-type="float">
            <text:p>417</text:p>
          </table:table-cell>
          <table:table-cell table:number-columns-repeated="2"/>
          <table:table-cell table:formula="of:=CONCATENATE(16*[.K$3]+INT([.$G44]/3)*[.K$3]; &quot; (&quot;; INT((16*[.K$3]+INT([.$G44]/3)*[.K$3])*100/[.$B44]); &quot;%)&quot;)" office:value-type="string" office:string-value="50 (11%)" calcext:value-type="string">
            <text:p>50 (11%)</text:p>
          </table:table-cell>
          <table:table-cell table:formula="of:=CONCATENATE(16*[.L$3]+INT([.$G44]/3)*[.L$3]; &quot; (&quot;; INT((16*[.L$3]+INT([.$G44]/3)*[.L$3])*100/[.$B44]); &quot;%)&quot;)" office:value-type="string" office:string-value="100 (23%)" calcext:value-type="string">
            <text:p>100 (23%)</text:p>
          </table:table-cell>
          <table:table-cell table:formula="of:=CONCATENATE(16*[.M$3]+INT([.$G44]/3)*[.M$3]; &quot; (&quot;; INT((16*[.M$3]+INT([.$G44]/3)*[.M$3])*100/[.$B44]); &quot;%)&quot;)" office:value-type="string" office:string-value="150 (35%)" calcext:value-type="string">
            <text:p>150 (35%)</text:p>
          </table:table-cell>
          <table:table-cell table:formula="of:=CONCATENATE(16*[.N$3]+INT([.$G44]/3)*[.N$3]; &quot; (&quot;; INT((16*[.N$3]+INT([.$G44]/3)*[.N$3])*100/[.$B44]); &quot;%)&quot;)" office:value-type="string" office:string-value="200 (47%)" calcext:value-type="string">
            <text:p>200 (47%)</text:p>
          </table:table-cell>
          <table:table-cell table:formula="of:=CONCATENATE(16*[.O$3]+INT([.$G44]/3)*[.O$3]; &quot; (&quot;; INT((16*[.O$3]+INT([.$G44]/3)*[.O$3])*100/[.$B44]); &quot;%)&quot;)" office:value-type="string" office:string-value="250 (59%)" calcext:value-type="string">
            <text:p>250 (59%)</text:p>
          </table:table-cell>
          <table:table-cell table:formula="of:=CONCATENATE(16*[.P$3]+INT([.$G44]/3)*[.P$3]; &quot; (&quot;; INT((16*[.P$3]+INT([.$G44]/3)*[.P$3])*100/[.$B44]); &quot;%)&quot;)" office:value-type="string" office:string-value="300 (71%)" calcext:value-type="string">
            <text:p>300 (71%)</text:p>
          </table:table-cell>
          <table:table-cell table:formula="of:=CONCATENATE(16*[.Q$3]+INT([.$G44]/3)*[.Q$3]; &quot; (&quot;; INT((16*[.Q$3]+INT([.$G44]/3)*[.Q$3])*100/[.$B44]); &quot;%)&quot;)" office:value-type="string" office:string-value="350 (83%)" calcext:value-type="string">
            <text:p>350 (83%)</text:p>
          </table:table-cell>
          <table:table-cell table:formula="of:=CONCATENATE(16*[.R$3]+INT([.$G44]/3)*[.R$3]; &quot; (&quot;; INT((16*[.R$3]+INT([.$G44]/3)*[.R$3])*100/[.$B44]); &quot;%)&quot;)" office:value-type="string" office:string-value="400 (95%)" calcext:value-type="string">
            <text:p>400 (95%)</text:p>
          </table:table-cell>
          <table:table-cell table:number-columns-repeated="1006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INT(([.B$3]-[.B$2])*([.$A45]-1)/98)+[.B$2]" office:value-type="float" office:value="427" calcext:value-type="float">
            <text:p>427</text:p>
          </table:table-cell>
          <table:table-cell table:formula="of:=INT(([.C$3]-[.C$2])*([.$A45]-1)/98)+[.C$2]" office:value-type="float" office:value="42" calcext:value-type="float">
            <text:p>42</text:p>
          </table:table-cell>
          <table:table-cell table:formula="of:=INT(([.D$3]-[.D$2])*([.$A45]-1)/98)+[.D$2]" office:value-type="float" office:value="108" calcext:value-type="float">
            <text:p>108</text:p>
          </table:table-cell>
          <table:table-cell table:formula="of:=INT(([.E$3]-[.E$2])*([.$A45]-1)/98)+[.E$2]" office:value-type="float" office:value="107" calcext:value-type="float">
            <text:p>107</text:p>
          </table:table-cell>
          <table:table-cell table:formula="of:=INT(([.F$3]-[.F$2])*([.$A45]-1)/98)+[.F$2]" office:value-type="float" office:value="107" calcext:value-type="float">
            <text:p>107</text:p>
          </table:table-cell>
          <table:table-cell table:formula="of:=INT(([.G$3]-[.G$2])*([.$A45]-1)/98)+[.G$2]" office:value-type="float" office:value="106" calcext:value-type="float">
            <text:p>106</text:p>
          </table:table-cell>
          <table:table-cell table:formula="of:=INT(([.H$3]-[.H$2])*([.$A45]-1)/98)+[.H$2]" office:value-type="float" office:value="427" calcext:value-type="float">
            <text:p>427</text:p>
          </table:table-cell>
          <table:table-cell table:number-columns-repeated="2"/>
          <table:table-cell table:formula="of:=CONCATENATE(16*[.K$3]+INT([.$G45]/3)*[.K$3]; &quot; (&quot;; INT((16*[.K$3]+INT([.$G45]/3)*[.K$3])*100/[.$B45]); &quot;%)&quot;)" office:value-type="string" office:string-value="51 (11%)" calcext:value-type="string">
            <text:p>51 (11%)</text:p>
          </table:table-cell>
          <table:table-cell table:formula="of:=CONCATENATE(16*[.L$3]+INT([.$G45]/3)*[.L$3]; &quot; (&quot;; INT((16*[.L$3]+INT([.$G45]/3)*[.L$3])*100/[.$B45]); &quot;%)&quot;)" office:value-type="string" office:string-value="102 (23%)" calcext:value-type="string">
            <text:p>102 (23%)</text:p>
          </table:table-cell>
          <table:table-cell table:formula="of:=CONCATENATE(16*[.M$3]+INT([.$G45]/3)*[.M$3]; &quot; (&quot;; INT((16*[.M$3]+INT([.$G45]/3)*[.M$3])*100/[.$B45]); &quot;%)&quot;)" office:value-type="string" office:string-value="153 (35%)" calcext:value-type="string">
            <text:p>153 (35%)</text:p>
          </table:table-cell>
          <table:table-cell table:formula="of:=CONCATENATE(16*[.N$3]+INT([.$G45]/3)*[.N$3]; &quot; (&quot;; INT((16*[.N$3]+INT([.$G45]/3)*[.N$3])*100/[.$B45]); &quot;%)&quot;)" office:value-type="string" office:string-value="204 (47%)" calcext:value-type="string">
            <text:p>204 (47%)</text:p>
          </table:table-cell>
          <table:table-cell table:formula="of:=CONCATENATE(16*[.O$3]+INT([.$G45]/3)*[.O$3]; &quot; (&quot;; INT((16*[.O$3]+INT([.$G45]/3)*[.O$3])*100/[.$B45]); &quot;%)&quot;)" office:value-type="string" office:string-value="255 (59%)" calcext:value-type="string">
            <text:p>255 (59%)</text:p>
          </table:table-cell>
          <table:table-cell table:formula="of:=CONCATENATE(16*[.P$3]+INT([.$G45]/3)*[.P$3]; &quot; (&quot;; INT((16*[.P$3]+INT([.$G45]/3)*[.P$3])*100/[.$B45]); &quot;%)&quot;)" office:value-type="string" office:string-value="306 (71%)" calcext:value-type="string">
            <text:p>306 (71%)</text:p>
          </table:table-cell>
          <table:table-cell table:formula="of:=CONCATENATE(16*[.Q$3]+INT([.$G45]/3)*[.Q$3]; &quot; (&quot;; INT((16*[.Q$3]+INT([.$G45]/3)*[.Q$3])*100/[.$B45]); &quot;%)&quot;)" office:value-type="string" office:string-value="357 (83%)" calcext:value-type="string">
            <text:p>357 (83%)</text:p>
          </table:table-cell>
          <table:table-cell table:formula="of:=CONCATENATE(16*[.R$3]+INT([.$G45]/3)*[.R$3]; &quot; (&quot;; INT((16*[.R$3]+INT([.$G45]/3)*[.R$3])*100/[.$B45]); &quot;%)&quot;)" office:value-type="string" office:string-value="408 (95%)" calcext:value-type="string">
            <text:p>408 (95%)</text:p>
          </table:table-cell>
          <table:table-cell table:number-columns-repeated="1006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INT(([.B$3]-[.B$2])*([.$A46]-1)/98)+[.B$2]" office:value-type="float" office:value="437" calcext:value-type="float">
            <text:p>437</text:p>
          </table:table-cell>
          <table:table-cell table:formula="of:=INT(([.C$3]-[.C$2])*([.$A46]-1)/98)+[.C$2]" office:value-type="float" office:value="43" calcext:value-type="float">
            <text:p>43</text:p>
          </table:table-cell>
          <table:table-cell table:formula="of:=INT(([.D$3]-[.D$2])*([.$A46]-1)/98)+[.D$2]" office:value-type="float" office:value="111" calcext:value-type="float">
            <text:p>111</text:p>
          </table:table-cell>
          <table:table-cell table:formula="of:=INT(([.E$3]-[.E$2])*([.$A46]-1)/98)+[.E$2]" office:value-type="float" office:value="109" calcext:value-type="float">
            <text:p>109</text:p>
          </table:table-cell>
          <table:table-cell table:formula="of:=INT(([.F$3]-[.F$2])*([.$A46]-1)/98)+[.F$2]" office:value-type="float" office:value="110" calcext:value-type="float">
            <text:p>110</text:p>
          </table:table-cell>
          <table:table-cell table:formula="of:=INT(([.G$3]-[.G$2])*([.$A46]-1)/98)+[.G$2]" office:value-type="float" office:value="109" calcext:value-type="float">
            <text:p>109</text:p>
          </table:table-cell>
          <table:table-cell table:formula="of:=INT(([.H$3]-[.H$2])*([.$A46]-1)/98)+[.H$2]" office:value-type="float" office:value="437" calcext:value-type="float">
            <text:p>437</text:p>
          </table:table-cell>
          <table:table-cell table:number-columns-repeated="2"/>
          <table:table-cell table:formula="of:=CONCATENATE(16*[.K$3]+INT([.$G46]/3)*[.K$3]; &quot; (&quot;; INT((16*[.K$3]+INT([.$G46]/3)*[.K$3])*100/[.$B46]); &quot;%)&quot;)" office:value-type="string" office:string-value="52 (11%)" calcext:value-type="string">
            <text:p>52 (11%)</text:p>
          </table:table-cell>
          <table:table-cell table:formula="of:=CONCATENATE(16*[.L$3]+INT([.$G46]/3)*[.L$3]; &quot; (&quot;; INT((16*[.L$3]+INT([.$G46]/3)*[.L$3])*100/[.$B46]); &quot;%)&quot;)" office:value-type="string" office:string-value="104 (23%)" calcext:value-type="string">
            <text:p>104 (23%)</text:p>
          </table:table-cell>
          <table:table-cell table:formula="of:=CONCATENATE(16*[.M$3]+INT([.$G46]/3)*[.M$3]; &quot; (&quot;; INT((16*[.M$3]+INT([.$G46]/3)*[.M$3])*100/[.$B46]); &quot;%)&quot;)" office:value-type="string" office:string-value="156 (35%)" calcext:value-type="string">
            <text:p>156 (35%)</text:p>
          </table:table-cell>
          <table:table-cell table:formula="of:=CONCATENATE(16*[.N$3]+INT([.$G46]/3)*[.N$3]; &quot; (&quot;; INT((16*[.N$3]+INT([.$G46]/3)*[.N$3])*100/[.$B46]); &quot;%)&quot;)" office:value-type="string" office:string-value="208 (47%)" calcext:value-type="string">
            <text:p>208 (47%)</text:p>
          </table:table-cell>
          <table:table-cell table:formula="of:=CONCATENATE(16*[.O$3]+INT([.$G46]/3)*[.O$3]; &quot; (&quot;; INT((16*[.O$3]+INT([.$G46]/3)*[.O$3])*100/[.$B46]); &quot;%)&quot;)" office:value-type="string" office:string-value="260 (59%)" calcext:value-type="string">
            <text:p>260 (59%)</text:p>
          </table:table-cell>
          <table:table-cell table:formula="of:=CONCATENATE(16*[.P$3]+INT([.$G46]/3)*[.P$3]; &quot; (&quot;; INT((16*[.P$3]+INT([.$G46]/3)*[.P$3])*100/[.$B46]); &quot;%)&quot;)" office:value-type="string" office:string-value="312 (71%)" calcext:value-type="string">
            <text:p>312 (71%)</text:p>
          </table:table-cell>
          <table:table-cell table:formula="of:=CONCATENATE(16*[.Q$3]+INT([.$G46]/3)*[.Q$3]; &quot; (&quot;; INT((16*[.Q$3]+INT([.$G46]/3)*[.Q$3])*100/[.$B46]); &quot;%)&quot;)" office:value-type="string" office:string-value="364 (83%)" calcext:value-type="string">
            <text:p>364 (83%)</text:p>
          </table:table-cell>
          <table:table-cell table:formula="of:=CONCATENATE(16*[.R$3]+INT([.$G46]/3)*[.R$3]; &quot; (&quot;; INT((16*[.R$3]+INT([.$G46]/3)*[.R$3])*100/[.$B46]); &quot;%)&quot;)" office:value-type="string" office:string-value="416 (95%)" calcext:value-type="string">
            <text:p>416 (95%)</text:p>
          </table:table-cell>
          <table:table-cell table:number-columns-repeated="1006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INT(([.B$3]-[.B$2])*([.$A47]-1)/98)+[.B$2]" office:value-type="float" office:value="447" calcext:value-type="float">
            <text:p>447</text:p>
          </table:table-cell>
          <table:table-cell table:formula="of:=INT(([.C$3]-[.C$2])*([.$A47]-1)/98)+[.C$2]" office:value-type="float" office:value="44" calcext:value-type="float">
            <text:p>44</text:p>
          </table:table-cell>
          <table:table-cell table:formula="of:=INT(([.D$3]-[.D$2])*([.$A47]-1)/98)+[.D$2]" office:value-type="float" office:value="113" calcext:value-type="float">
            <text:p>113</text:p>
          </table:table-cell>
          <table:table-cell table:formula="of:=INT(([.E$3]-[.E$2])*([.$A47]-1)/98)+[.E$2]" office:value-type="float" office:value="112" calcext:value-type="float">
            <text:p>112</text:p>
          </table:table-cell>
          <table:table-cell table:formula="of:=INT(([.F$3]-[.F$2])*([.$A47]-1)/98)+[.F$2]" office:value-type="float" office:value="113" calcext:value-type="float">
            <text:p>113</text:p>
          </table:table-cell>
          <table:table-cell table:formula="of:=INT(([.G$3]-[.G$2])*([.$A47]-1)/98)+[.G$2]" office:value-type="float" office:value="111" calcext:value-type="float">
            <text:p>111</text:p>
          </table:table-cell>
          <table:table-cell table:formula="of:=INT(([.H$3]-[.H$2])*([.$A47]-1)/98)+[.H$2]" office:value-type="float" office:value="447" calcext:value-type="float">
            <text:p>447</text:p>
          </table:table-cell>
          <table:table-cell table:number-columns-repeated="2"/>
          <table:table-cell table:formula="of:=CONCATENATE(16*[.K$3]+INT([.$G47]/3)*[.K$3]; &quot; (&quot;; INT((16*[.K$3]+INT([.$G47]/3)*[.K$3])*100/[.$B47]); &quot;%)&quot;)" office:value-type="string" office:string-value="53 (11%)" calcext:value-type="string">
            <text:p>53 (11%)</text:p>
          </table:table-cell>
          <table:table-cell table:formula="of:=CONCATENATE(16*[.L$3]+INT([.$G47]/3)*[.L$3]; &quot; (&quot;; INT((16*[.L$3]+INT([.$G47]/3)*[.L$3])*100/[.$B47]); &quot;%)&quot;)" office:value-type="string" office:string-value="106 (23%)" calcext:value-type="string">
            <text:p>106 (23%)</text:p>
          </table:table-cell>
          <table:table-cell table:formula="of:=CONCATENATE(16*[.M$3]+INT([.$G47]/3)*[.M$3]; &quot; (&quot;; INT((16*[.M$3]+INT([.$G47]/3)*[.M$3])*100/[.$B47]); &quot;%)&quot;)" office:value-type="string" office:string-value="159 (35%)" calcext:value-type="string">
            <text:p>159 (35%)</text:p>
          </table:table-cell>
          <table:table-cell table:formula="of:=CONCATENATE(16*[.N$3]+INT([.$G47]/3)*[.N$3]; &quot; (&quot;; INT((16*[.N$3]+INT([.$G47]/3)*[.N$3])*100/[.$B47]); &quot;%)&quot;)" office:value-type="string" office:string-value="212 (47%)" calcext:value-type="string">
            <text:p>212 (47%)</text:p>
          </table:table-cell>
          <table:table-cell table:formula="of:=CONCATENATE(16*[.O$3]+INT([.$G47]/3)*[.O$3]; &quot; (&quot;; INT((16*[.O$3]+INT([.$G47]/3)*[.O$3])*100/[.$B47]); &quot;%)&quot;)" office:value-type="string" office:string-value="265 (59%)" calcext:value-type="string">
            <text:p>265 (59%)</text:p>
          </table:table-cell>
          <table:table-cell table:formula="of:=CONCATENATE(16*[.P$3]+INT([.$G47]/3)*[.P$3]; &quot; (&quot;; INT((16*[.P$3]+INT([.$G47]/3)*[.P$3])*100/[.$B47]); &quot;%)&quot;)" office:value-type="string" office:string-value="318 (71%)" calcext:value-type="string">
            <text:p>318 (71%)</text:p>
          </table:table-cell>
          <table:table-cell table:formula="of:=CONCATENATE(16*[.Q$3]+INT([.$G47]/3)*[.Q$3]; &quot; (&quot;; INT((16*[.Q$3]+INT([.$G47]/3)*[.Q$3])*100/[.$B47]); &quot;%)&quot;)" office:value-type="string" office:string-value="371 (82%)" calcext:value-type="string">
            <text:p>371 (82%)</text:p>
          </table:table-cell>
          <table:table-cell table:formula="of:=CONCATENATE(16*[.R$3]+INT([.$G47]/3)*[.R$3]; &quot; (&quot;; INT((16*[.R$3]+INT([.$G47]/3)*[.R$3])*100/[.$B47]); &quot;%)&quot;)" office:value-type="string" office:string-value="424 (94%)" calcext:value-type="string">
            <text:p>424 (94%)</text:p>
          </table:table-cell>
          <table:table-cell table:number-columns-repeated="1006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INT(([.B$3]-[.B$2])*([.$A48]-1)/98)+[.B$2]" office:value-type="float" office:value="457" calcext:value-type="float">
            <text:p>457</text:p>
          </table:table-cell>
          <table:table-cell table:formula="of:=INT(([.C$3]-[.C$2])*([.$A48]-1)/98)+[.C$2]" office:value-type="float" office:value="45" calcext:value-type="float">
            <text:p>45</text:p>
          </table:table-cell>
          <table:table-cell table:formula="of:=INT(([.D$3]-[.D$2])*([.$A48]-1)/98)+[.D$2]" office:value-type="float" office:value="116" calcext:value-type="float">
            <text:p>116</text:p>
          </table:table-cell>
          <table:table-cell table:formula="of:=INT(([.E$3]-[.E$2])*([.$A48]-1)/98)+[.E$2]" office:value-type="float" office:value="115" calcext:value-type="float">
            <text:p>115</text:p>
          </table:table-cell>
          <table:table-cell table:formula="of:=INT(([.F$3]-[.F$2])*([.$A48]-1)/98)+[.F$2]" office:value-type="float" office:value="115" calcext:value-type="float">
            <text:p>115</text:p>
          </table:table-cell>
          <table:table-cell table:formula="of:=INT(([.G$3]-[.G$2])*([.$A48]-1)/98)+[.G$2]" office:value-type="float" office:value="114" calcext:value-type="float">
            <text:p>114</text:p>
          </table:table-cell>
          <table:table-cell table:formula="of:=INT(([.H$3]-[.H$2])*([.$A48]-1)/98)+[.H$2]" office:value-type="float" office:value="457" calcext:value-type="float">
            <text:p>457</text:p>
          </table:table-cell>
          <table:table-cell table:number-columns-repeated="2"/>
          <table:table-cell table:formula="of:=CONCATENATE(16*[.K$3]+INT([.$G48]/3)*[.K$3]; &quot; (&quot;; INT((16*[.K$3]+INT([.$G48]/3)*[.K$3])*100/[.$B48]); &quot;%)&quot;)" office:value-type="string" office:string-value="54 (11%)" calcext:value-type="string">
            <text:p>54 (11%)</text:p>
          </table:table-cell>
          <table:table-cell table:formula="of:=CONCATENATE(16*[.L$3]+INT([.$G48]/3)*[.L$3]; &quot; (&quot;; INT((16*[.L$3]+INT([.$G48]/3)*[.L$3])*100/[.$B48]); &quot;%)&quot;)" office:value-type="string" office:string-value="108 (23%)" calcext:value-type="string">
            <text:p>108 (23%)</text:p>
          </table:table-cell>
          <table:table-cell table:formula="of:=CONCATENATE(16*[.M$3]+INT([.$G48]/3)*[.M$3]; &quot; (&quot;; INT((16*[.M$3]+INT([.$G48]/3)*[.M$3])*100/[.$B48]); &quot;%)&quot;)" office:value-type="string" office:string-value="162 (35%)" calcext:value-type="string">
            <text:p>162 (35%)</text:p>
          </table:table-cell>
          <table:table-cell table:formula="of:=CONCATENATE(16*[.N$3]+INT([.$G48]/3)*[.N$3]; &quot; (&quot;; INT((16*[.N$3]+INT([.$G48]/3)*[.N$3])*100/[.$B48]); &quot;%)&quot;)" office:value-type="string" office:string-value="216 (47%)" calcext:value-type="string">
            <text:p>216 (47%)</text:p>
          </table:table-cell>
          <table:table-cell table:formula="of:=CONCATENATE(16*[.O$3]+INT([.$G48]/3)*[.O$3]; &quot; (&quot;; INT((16*[.O$3]+INT([.$G48]/3)*[.O$3])*100/[.$B48]); &quot;%)&quot;)" office:value-type="string" office:string-value="270 (59%)" calcext:value-type="string">
            <text:p>270 (59%)</text:p>
          </table:table-cell>
          <table:table-cell table:formula="of:=CONCATENATE(16*[.P$3]+INT([.$G48]/3)*[.P$3]; &quot; (&quot;; INT((16*[.P$3]+INT([.$G48]/3)*[.P$3])*100/[.$B48]); &quot;%)&quot;)" office:value-type="string" office:string-value="324 (70%)" calcext:value-type="string">
            <text:p>324 (70%)</text:p>
          </table:table-cell>
          <table:table-cell table:formula="of:=CONCATENATE(16*[.Q$3]+INT([.$G48]/3)*[.Q$3]; &quot; (&quot;; INT((16*[.Q$3]+INT([.$G48]/3)*[.Q$3])*100/[.$B48]); &quot;%)&quot;)" office:value-type="string" office:string-value="378 (82%)" calcext:value-type="string">
            <text:p>378 (82%)</text:p>
          </table:table-cell>
          <table:table-cell table:formula="of:=CONCATENATE(16*[.R$3]+INT([.$G48]/3)*[.R$3]; &quot; (&quot;; INT((16*[.R$3]+INT([.$G48]/3)*[.R$3])*100/[.$B48]); &quot;%)&quot;)" office:value-type="string" office:string-value="432 (94%)" calcext:value-type="string">
            <text:p>432 (94%)</text:p>
          </table:table-cell>
          <table:table-cell table:number-columns-repeated="1006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INT(([.B$3]-[.B$2])*([.$A49]-1)/98)+[.B$2]" office:value-type="float" office:value="467" calcext:value-type="float">
            <text:p>467</text:p>
          </table:table-cell>
          <table:table-cell table:formula="of:=INT(([.C$3]-[.C$2])*([.$A49]-1)/98)+[.C$2]" office:value-type="float" office:value="46" calcext:value-type="float">
            <text:p>46</text:p>
          </table:table-cell>
          <table:table-cell table:formula="of:=INT(([.D$3]-[.D$2])*([.$A49]-1)/98)+[.D$2]" office:value-type="float" office:value="118" calcext:value-type="float">
            <text:p>118</text:p>
          </table:table-cell>
          <table:table-cell table:formula="of:=INT(([.E$3]-[.E$2])*([.$A49]-1)/98)+[.E$2]" office:value-type="float" office:value="117" calcext:value-type="float">
            <text:p>117</text:p>
          </table:table-cell>
          <table:table-cell table:formula="of:=INT(([.F$3]-[.F$2])*([.$A49]-1)/98)+[.F$2]" office:value-type="float" office:value="118" calcext:value-type="float">
            <text:p>118</text:p>
          </table:table-cell>
          <table:table-cell table:formula="of:=INT(([.G$3]-[.G$2])*([.$A49]-1)/98)+[.G$2]" office:value-type="float" office:value="117" calcext:value-type="float">
            <text:p>117</text:p>
          </table:table-cell>
          <table:table-cell table:formula="of:=INT(([.H$3]-[.H$2])*([.$A49]-1)/98)+[.H$2]" office:value-type="float" office:value="467" calcext:value-type="float">
            <text:p>467</text:p>
          </table:table-cell>
          <table:table-cell table:number-columns-repeated="2"/>
          <table:table-cell table:formula="of:=CONCATENATE(16*[.K$3]+INT([.$G49]/3)*[.K$3]; &quot; (&quot;; INT((16*[.K$3]+INT([.$G49]/3)*[.K$3])*100/[.$B49]); &quot;%)&quot;)" office:value-type="string" office:string-value="55 (11%)" calcext:value-type="string">
            <text:p>55 (11%)</text:p>
          </table:table-cell>
          <table:table-cell table:formula="of:=CONCATENATE(16*[.L$3]+INT([.$G49]/3)*[.L$3]; &quot; (&quot;; INT((16*[.L$3]+INT([.$G49]/3)*[.L$3])*100/[.$B49]); &quot;%)&quot;)" office:value-type="string" office:string-value="110 (23%)" calcext:value-type="string">
            <text:p>110 (23%)</text:p>
          </table:table-cell>
          <table:table-cell table:formula="of:=CONCATENATE(16*[.M$3]+INT([.$G49]/3)*[.M$3]; &quot; (&quot;; INT((16*[.M$3]+INT([.$G49]/3)*[.M$3])*100/[.$B49]); &quot;%)&quot;)" office:value-type="string" office:string-value="165 (35%)" calcext:value-type="string">
            <text:p>165 (35%)</text:p>
          </table:table-cell>
          <table:table-cell table:formula="of:=CONCATENATE(16*[.N$3]+INT([.$G49]/3)*[.N$3]; &quot; (&quot;; INT((16*[.N$3]+INT([.$G49]/3)*[.N$3])*100/[.$B49]); &quot;%)&quot;)" office:value-type="string" office:string-value="220 (47%)" calcext:value-type="string">
            <text:p>220 (47%)</text:p>
          </table:table-cell>
          <table:table-cell table:formula="of:=CONCATENATE(16*[.O$3]+INT([.$G49]/3)*[.O$3]; &quot; (&quot;; INT((16*[.O$3]+INT([.$G49]/3)*[.O$3])*100/[.$B49]); &quot;%)&quot;)" office:value-type="string" office:string-value="275 (58%)" calcext:value-type="string">
            <text:p>275 (58%)</text:p>
          </table:table-cell>
          <table:table-cell table:formula="of:=CONCATENATE(16*[.P$3]+INT([.$G49]/3)*[.P$3]; &quot; (&quot;; INT((16*[.P$3]+INT([.$G49]/3)*[.P$3])*100/[.$B49]); &quot;%)&quot;)" office:value-type="string" office:string-value="330 (70%)" calcext:value-type="string">
            <text:p>330 (70%)</text:p>
          </table:table-cell>
          <table:table-cell table:formula="of:=CONCATENATE(16*[.Q$3]+INT([.$G49]/3)*[.Q$3]; &quot; (&quot;; INT((16*[.Q$3]+INT([.$G49]/3)*[.Q$3])*100/[.$B49]); &quot;%)&quot;)" office:value-type="string" office:string-value="385 (82%)" calcext:value-type="string">
            <text:p>385 (82%)</text:p>
          </table:table-cell>
          <table:table-cell table:formula="of:=CONCATENATE(16*[.R$3]+INT([.$G49]/3)*[.R$3]; &quot; (&quot;; INT((16*[.R$3]+INT([.$G49]/3)*[.R$3])*100/[.$B49]); &quot;%)&quot;)" office:value-type="string" office:string-value="440 (94%)" calcext:value-type="string">
            <text:p>440 (94%)</text:p>
          </table:table-cell>
          <table:table-cell table:number-columns-repeated="1006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INT(([.B$3]-[.B$2])*([.$A50]-1)/98)+[.B$2]" office:value-type="float" office:value="477" calcext:value-type="float">
            <text:p>477</text:p>
          </table:table-cell>
          <table:table-cell table:formula="of:=INT(([.C$3]-[.C$2])*([.$A50]-1)/98)+[.C$2]" office:value-type="float" office:value="47" calcext:value-type="float">
            <text:p>47</text:p>
          </table:table-cell>
          <table:table-cell table:formula="of:=INT(([.D$3]-[.D$2])*([.$A50]-1)/98)+[.D$2]" office:value-type="float" office:value="121" calcext:value-type="float">
            <text:p>121</text:p>
          </table:table-cell>
          <table:table-cell table:formula="of:=INT(([.E$3]-[.E$2])*([.$A50]-1)/98)+[.E$2]" office:value-type="float" office:value="120" calcext:value-type="float">
            <text:p>120</text:p>
          </table:table-cell>
          <table:table-cell table:formula="of:=INT(([.F$3]-[.F$2])*([.$A50]-1)/98)+[.F$2]" office:value-type="float" office:value="120" calcext:value-type="float">
            <text:p>120</text:p>
          </table:table-cell>
          <table:table-cell table:formula="of:=INT(([.G$3]-[.G$2])*([.$A50]-1)/98)+[.G$2]" office:value-type="float" office:value="119" calcext:value-type="float">
            <text:p>119</text:p>
          </table:table-cell>
          <table:table-cell table:formula="of:=INT(([.H$3]-[.H$2])*([.$A50]-1)/98)+[.H$2]" office:value-type="float" office:value="477" calcext:value-type="float">
            <text:p>477</text:p>
          </table:table-cell>
          <table:table-cell table:number-columns-repeated="2"/>
          <table:table-cell table:formula="of:=CONCATENATE(16*[.K$3]+INT([.$G50]/3)*[.K$3]; &quot; (&quot;; INT((16*[.K$3]+INT([.$G50]/3)*[.K$3])*100/[.$B50]); &quot;%)&quot;)" office:value-type="string" office:string-value="55 (11%)" calcext:value-type="string">
            <text:p>55 (11%)</text:p>
          </table:table-cell>
          <table:table-cell table:formula="of:=CONCATENATE(16*[.L$3]+INT([.$G50]/3)*[.L$3]; &quot; (&quot;; INT((16*[.L$3]+INT([.$G50]/3)*[.L$3])*100/[.$B50]); &quot;%)&quot;)" office:value-type="string" office:string-value="110 (23%)" calcext:value-type="string">
            <text:p>110 (23%)</text:p>
          </table:table-cell>
          <table:table-cell table:formula="of:=CONCATENATE(16*[.M$3]+INT([.$G50]/3)*[.M$3]; &quot; (&quot;; INT((16*[.M$3]+INT([.$G50]/3)*[.M$3])*100/[.$B50]); &quot;%)&quot;)" office:value-type="string" office:string-value="165 (34%)" calcext:value-type="string">
            <text:p>165 (34%)</text:p>
          </table:table-cell>
          <table:table-cell table:formula="of:=CONCATENATE(16*[.N$3]+INT([.$G50]/3)*[.N$3]; &quot; (&quot;; INT((16*[.N$3]+INT([.$G50]/3)*[.N$3])*100/[.$B50]); &quot;%)&quot;)" office:value-type="string" office:string-value="220 (46%)" calcext:value-type="string">
            <text:p>220 (46%)</text:p>
          </table:table-cell>
          <table:table-cell table:formula="of:=CONCATENATE(16*[.O$3]+INT([.$G50]/3)*[.O$3]; &quot; (&quot;; INT((16*[.O$3]+INT([.$G50]/3)*[.O$3])*100/[.$B50]); &quot;%)&quot;)" office:value-type="string" office:string-value="275 (57%)" calcext:value-type="string">
            <text:p>275 (57%)</text:p>
          </table:table-cell>
          <table:table-cell table:formula="of:=CONCATENATE(16*[.P$3]+INT([.$G50]/3)*[.P$3]; &quot; (&quot;; INT((16*[.P$3]+INT([.$G50]/3)*[.P$3])*100/[.$B50]); &quot;%)&quot;)" office:value-type="string" office:string-value="330 (69%)" calcext:value-type="string">
            <text:p>330 (69%)</text:p>
          </table:table-cell>
          <table:table-cell table:formula="of:=CONCATENATE(16*[.Q$3]+INT([.$G50]/3)*[.Q$3]; &quot; (&quot;; INT((16*[.Q$3]+INT([.$G50]/3)*[.Q$3])*100/[.$B50]); &quot;%)&quot;)" office:value-type="string" office:string-value="385 (80%)" calcext:value-type="string">
            <text:p>385 (80%)</text:p>
          </table:table-cell>
          <table:table-cell table:formula="of:=CONCATENATE(16*[.R$3]+INT([.$G50]/3)*[.R$3]; &quot; (&quot;; INT((16*[.R$3]+INT([.$G50]/3)*[.R$3])*100/[.$B50]); &quot;%)&quot;)" office:value-type="string" office:string-value="440 (92%)" calcext:value-type="string">
            <text:p>440 (92%)</text:p>
          </table:table-cell>
          <table:table-cell table:number-columns-repeated="1006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INT(([.B$3]-[.B$2])*([.$A51]-1)/98)+[.B$2]" office:value-type="float" office:value="487" calcext:value-type="float">
            <text:p>487</text:p>
          </table:table-cell>
          <table:table-cell table:formula="of:=INT(([.C$3]-[.C$2])*([.$A51]-1)/98)+[.C$2]" office:value-type="float" office:value="48" calcext:value-type="float">
            <text:p>48</text:p>
          </table:table-cell>
          <table:table-cell table:formula="of:=INT(([.D$3]-[.D$2])*([.$A51]-1)/98)+[.D$2]" office:value-type="float" office:value="123" calcext:value-type="float">
            <text:p>123</text:p>
          </table:table-cell>
          <table:table-cell table:formula="of:=INT(([.E$3]-[.E$2])*([.$A51]-1)/98)+[.E$2]" office:value-type="float" office:value="122" calcext:value-type="float">
            <text:p>122</text:p>
          </table:table-cell>
          <table:table-cell table:formula="of:=INT(([.F$3]-[.F$2])*([.$A51]-1)/98)+[.F$2]" office:value-type="float" office:value="123" calcext:value-type="float">
            <text:p>123</text:p>
          </table:table-cell>
          <table:table-cell table:formula="of:=INT(([.G$3]-[.G$2])*([.$A51]-1)/98)+[.G$2]" office:value-type="float" office:value="122" calcext:value-type="float">
            <text:p>122</text:p>
          </table:table-cell>
          <table:table-cell table:formula="of:=INT(([.H$3]-[.H$2])*([.$A51]-1)/98)+[.H$2]" office:value-type="float" office:value="487" calcext:value-type="float">
            <text:p>487</text:p>
          </table:table-cell>
          <table:table-cell table:number-columns-repeated="2"/>
          <table:table-cell table:formula="of:=CONCATENATE(16*[.K$3]+INT([.$G51]/3)*[.K$3]; &quot; (&quot;; INT((16*[.K$3]+INT([.$G51]/3)*[.K$3])*100/[.$B51]); &quot;%)&quot;)" office:value-type="string" office:string-value="56 (11%)" calcext:value-type="string">
            <text:p>56 (11%)</text:p>
          </table:table-cell>
          <table:table-cell table:formula="of:=CONCATENATE(16*[.L$3]+INT([.$G51]/3)*[.L$3]; &quot; (&quot;; INT((16*[.L$3]+INT([.$G51]/3)*[.L$3])*100/[.$B51]); &quot;%)&quot;)" office:value-type="string" office:string-value="112 (22%)" calcext:value-type="string">
            <text:p>112 (22%)</text:p>
          </table:table-cell>
          <table:table-cell table:formula="of:=CONCATENATE(16*[.M$3]+INT([.$G51]/3)*[.M$3]; &quot; (&quot;; INT((16*[.M$3]+INT([.$G51]/3)*[.M$3])*100/[.$B51]); &quot;%)&quot;)" office:value-type="string" office:string-value="168 (34%)" calcext:value-type="string">
            <text:p>168 (34%)</text:p>
          </table:table-cell>
          <table:table-cell table:formula="of:=CONCATENATE(16*[.N$3]+INT([.$G51]/3)*[.N$3]; &quot; (&quot;; INT((16*[.N$3]+INT([.$G51]/3)*[.N$3])*100/[.$B51]); &quot;%)&quot;)" office:value-type="string" office:string-value="224 (45%)" calcext:value-type="string">
            <text:p>224 (45%)</text:p>
          </table:table-cell>
          <table:table-cell table:formula="of:=CONCATENATE(16*[.O$3]+INT([.$G51]/3)*[.O$3]; &quot; (&quot;; INT((16*[.O$3]+INT([.$G51]/3)*[.O$3])*100/[.$B51]); &quot;%)&quot;)" office:value-type="string" office:string-value="280 (57%)" calcext:value-type="string">
            <text:p>280 (57%)</text:p>
          </table:table-cell>
          <table:table-cell table:formula="of:=CONCATENATE(16*[.P$3]+INT([.$G51]/3)*[.P$3]; &quot; (&quot;; INT((16*[.P$3]+INT([.$G51]/3)*[.P$3])*100/[.$B51]); &quot;%)&quot;)" office:value-type="string" office:string-value="336 (68%)" calcext:value-type="string">
            <text:p>336 (68%)</text:p>
          </table:table-cell>
          <table:table-cell table:formula="of:=CONCATENATE(16*[.Q$3]+INT([.$G51]/3)*[.Q$3]; &quot; (&quot;; INT((16*[.Q$3]+INT([.$G51]/3)*[.Q$3])*100/[.$B51]); &quot;%)&quot;)" office:value-type="string" office:string-value="392 (80%)" calcext:value-type="string">
            <text:p>392 (80%)</text:p>
          </table:table-cell>
          <table:table-cell table:formula="of:=CONCATENATE(16*[.R$3]+INT([.$G51]/3)*[.R$3]; &quot; (&quot;; INT((16*[.R$3]+INT([.$G51]/3)*[.R$3])*100/[.$B51]); &quot;%)&quot;)" office:value-type="string" office:string-value="448 (91%)" calcext:value-type="string">
            <text:p>448 (91%)</text:p>
          </table:table-cell>
          <table:table-cell table:number-columns-repeated="1006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INT(([.B$3]-[.B$2])*([.$A52]-1)/98)+[.B$2]" office:value-type="float" office:value="497" calcext:value-type="float">
            <text:p>497</text:p>
          </table:table-cell>
          <table:table-cell table:formula="of:=INT(([.C$3]-[.C$2])*([.$A52]-1)/98)+[.C$2]" office:value-type="float" office:value="49" calcext:value-type="float">
            <text:p>49</text:p>
          </table:table-cell>
          <table:table-cell table:formula="of:=INT(([.D$3]-[.D$2])*([.$A52]-1)/98)+[.D$2]" office:value-type="float" office:value="126" calcext:value-type="float">
            <text:p>126</text:p>
          </table:table-cell>
          <table:table-cell table:formula="of:=INT(([.E$3]-[.E$2])*([.$A52]-1)/98)+[.E$2]" office:value-type="float" office:value="125" calcext:value-type="float">
            <text:p>125</text:p>
          </table:table-cell>
          <table:table-cell table:formula="of:=INT(([.F$3]-[.F$2])*([.$A52]-1)/98)+[.F$2]" office:value-type="float" office:value="125" calcext:value-type="float">
            <text:p>125</text:p>
          </table:table-cell>
          <table:table-cell table:formula="of:=INT(([.G$3]-[.G$2])*([.$A52]-1)/98)+[.G$2]" office:value-type="float" office:value="124" calcext:value-type="float">
            <text:p>124</text:p>
          </table:table-cell>
          <table:table-cell table:formula="of:=INT(([.H$3]-[.H$2])*([.$A52]-1)/98)+[.H$2]" office:value-type="float" office:value="497" calcext:value-type="float">
            <text:p>497</text:p>
          </table:table-cell>
          <table:table-cell table:number-columns-repeated="2"/>
          <table:table-cell table:formula="of:=CONCATENATE(16*[.K$3]+INT([.$G52]/3)*[.K$3]; &quot; (&quot;; INT((16*[.K$3]+INT([.$G52]/3)*[.K$3])*100/[.$B52]); &quot;%)&quot;)" office:value-type="string" office:string-value="57 (11%)" calcext:value-type="string">
            <text:p>57 (11%)</text:p>
          </table:table-cell>
          <table:table-cell table:formula="of:=CONCATENATE(16*[.L$3]+INT([.$G52]/3)*[.L$3]; &quot; (&quot;; INT((16*[.L$3]+INT([.$G52]/3)*[.L$3])*100/[.$B52]); &quot;%)&quot;)" office:value-type="string" office:string-value="114 (22%)" calcext:value-type="string">
            <text:p>114 (22%)</text:p>
          </table:table-cell>
          <table:table-cell table:formula="of:=CONCATENATE(16*[.M$3]+INT([.$G52]/3)*[.M$3]; &quot; (&quot;; INT((16*[.M$3]+INT([.$G52]/3)*[.M$3])*100/[.$B52]); &quot;%)&quot;)" office:value-type="string" office:string-value="171 (34%)" calcext:value-type="string">
            <text:p>171 (34%)</text:p>
          </table:table-cell>
          <table:table-cell table:formula="of:=CONCATENATE(16*[.N$3]+INT([.$G52]/3)*[.N$3]; &quot; (&quot;; INT((16*[.N$3]+INT([.$G52]/3)*[.N$3])*100/[.$B52]); &quot;%)&quot;)" office:value-type="string" office:string-value="228 (45%)" calcext:value-type="string">
            <text:p>228 (45%)</text:p>
          </table:table-cell>
          <table:table-cell table:formula="of:=CONCATENATE(16*[.O$3]+INT([.$G52]/3)*[.O$3]; &quot; (&quot;; INT((16*[.O$3]+INT([.$G52]/3)*[.O$3])*100/[.$B52]); &quot;%)&quot;)" office:value-type="string" office:string-value="285 (57%)" calcext:value-type="string">
            <text:p>285 (57%)</text:p>
          </table:table-cell>
          <table:table-cell table:formula="of:=CONCATENATE(16*[.P$3]+INT([.$G52]/3)*[.P$3]; &quot; (&quot;; INT((16*[.P$3]+INT([.$G52]/3)*[.P$3])*100/[.$B52]); &quot;%)&quot;)" office:value-type="string" office:string-value="342 (68%)" calcext:value-type="string">
            <text:p>342 (68%)</text:p>
          </table:table-cell>
          <table:table-cell table:formula="of:=CONCATENATE(16*[.Q$3]+INT([.$G52]/3)*[.Q$3]; &quot; (&quot;; INT((16*[.Q$3]+INT([.$G52]/3)*[.Q$3])*100/[.$B52]); &quot;%)&quot;)" office:value-type="string" office:string-value="399 (80%)" calcext:value-type="string">
            <text:p>399 (80%)</text:p>
          </table:table-cell>
          <table:table-cell table:formula="of:=CONCATENATE(16*[.R$3]+INT([.$G52]/3)*[.R$3]; &quot; (&quot;; INT((16*[.R$3]+INT([.$G52]/3)*[.R$3])*100/[.$B52]); &quot;%)&quot;)" office:value-type="string" office:string-value="456 (91%)" calcext:value-type="string">
            <text:p>456 (91%)</text:p>
          </table:table-cell>
          <table:table-cell table:number-columns-repeated="1006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INT(([.B$3]-[.B$2])*([.$A53]-1)/98)+[.B$2]" office:value-type="float" office:value="507" calcext:value-type="float">
            <text:p>507</text:p>
          </table:table-cell>
          <table:table-cell table:formula="of:=INT(([.C$3]-[.C$2])*([.$A53]-1)/98)+[.C$2]" office:value-type="float" office:value="50" calcext:value-type="float">
            <text:p>50</text:p>
          </table:table-cell>
          <table:table-cell table:formula="of:=INT(([.D$3]-[.D$2])*([.$A53]-1)/98)+[.D$2]" office:value-type="float" office:value="129" calcext:value-type="float">
            <text:p>129</text:p>
          </table:table-cell>
          <table:table-cell table:formula="of:=INT(([.E$3]-[.E$2])*([.$A53]-1)/98)+[.E$2]" office:value-type="float" office:value="128" calcext:value-type="float">
            <text:p>128</text:p>
          </table:table-cell>
          <table:table-cell table:formula="of:=INT(([.F$3]-[.F$2])*([.$A53]-1)/98)+[.F$2]" office:value-type="float" office:value="128" calcext:value-type="float">
            <text:p>128</text:p>
          </table:table-cell>
          <table:table-cell table:formula="of:=INT(([.G$3]-[.G$2])*([.$A53]-1)/98)+[.G$2]" office:value-type="float" office:value="127" calcext:value-type="float">
            <text:p>127</text:p>
          </table:table-cell>
          <table:table-cell table:formula="of:=INT(([.H$3]-[.H$2])*([.$A53]-1)/98)+[.H$2]" office:value-type="float" office:value="507" calcext:value-type="float">
            <text:p>507</text:p>
          </table:table-cell>
          <table:table-cell table:number-columns-repeated="2"/>
          <table:table-cell table:formula="of:=CONCATENATE(16*[.K$3]+INT([.$G53]/3)*[.K$3]; &quot; (&quot;; INT((16*[.K$3]+INT([.$G53]/3)*[.K$3])*100/[.$B53]); &quot;%)&quot;)" office:value-type="string" office:string-value="58 (11%)" calcext:value-type="string">
            <text:p>58 (11%)</text:p>
          </table:table-cell>
          <table:table-cell table:formula="of:=CONCATENATE(16*[.L$3]+INT([.$G53]/3)*[.L$3]; &quot; (&quot;; INT((16*[.L$3]+INT([.$G53]/3)*[.L$3])*100/[.$B53]); &quot;%)&quot;)" office:value-type="string" office:string-value="116 (22%)" calcext:value-type="string">
            <text:p>116 (22%)</text:p>
          </table:table-cell>
          <table:table-cell table:formula="of:=CONCATENATE(16*[.M$3]+INT([.$G53]/3)*[.M$3]; &quot; (&quot;; INT((16*[.M$3]+INT([.$G53]/3)*[.M$3])*100/[.$B53]); &quot;%)&quot;)" office:value-type="string" office:string-value="174 (34%)" calcext:value-type="string">
            <text:p>174 (34%)</text:p>
          </table:table-cell>
          <table:table-cell table:formula="of:=CONCATENATE(16*[.N$3]+INT([.$G53]/3)*[.N$3]; &quot; (&quot;; INT((16*[.N$3]+INT([.$G53]/3)*[.N$3])*100/[.$B53]); &quot;%)&quot;)" office:value-type="string" office:string-value="232 (45%)" calcext:value-type="string">
            <text:p>232 (45%)</text:p>
          </table:table-cell>
          <table:table-cell table:formula="of:=CONCATENATE(16*[.O$3]+INT([.$G53]/3)*[.O$3]; &quot; (&quot;; INT((16*[.O$3]+INT([.$G53]/3)*[.O$3])*100/[.$B53]); &quot;%)&quot;)" office:value-type="string" office:string-value="290 (57%)" calcext:value-type="string">
            <text:p>290 (57%)</text:p>
          </table:table-cell>
          <table:table-cell table:formula="of:=CONCATENATE(16*[.P$3]+INT([.$G53]/3)*[.P$3]; &quot; (&quot;; INT((16*[.P$3]+INT([.$G53]/3)*[.P$3])*100/[.$B53]); &quot;%)&quot;)" office:value-type="string" office:string-value="348 (68%)" calcext:value-type="string">
            <text:p>348 (68%)</text:p>
          </table:table-cell>
          <table:table-cell table:formula="of:=CONCATENATE(16*[.Q$3]+INT([.$G53]/3)*[.Q$3]; &quot; (&quot;; INT((16*[.Q$3]+INT([.$G53]/3)*[.Q$3])*100/[.$B53]); &quot;%)&quot;)" office:value-type="string" office:string-value="406 (80%)" calcext:value-type="string">
            <text:p>406 (80%)</text:p>
          </table:table-cell>
          <table:table-cell table:formula="of:=CONCATENATE(16*[.R$3]+INT([.$G53]/3)*[.R$3]; &quot; (&quot;; INT((16*[.R$3]+INT([.$G53]/3)*[.R$3])*100/[.$B53]); &quot;%)&quot;)" office:value-type="string" office:string-value="464 (91%)" calcext:value-type="string">
            <text:p>464 (91%)</text:p>
          </table:table-cell>
          <table:table-cell table:number-columns-repeated="1006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INT(([.B$3]-[.B$2])*([.$A54]-1)/98)+[.B$2]" office:value-type="float" office:value="517" calcext:value-type="float">
            <text:p>517</text:p>
          </table:table-cell>
          <table:table-cell table:formula="of:=INT(([.C$3]-[.C$2])*([.$A54]-1)/98)+[.C$2]" office:value-type="float" office:value="51" calcext:value-type="float">
            <text:p>51</text:p>
          </table:table-cell>
          <table:table-cell table:formula="of:=INT(([.D$3]-[.D$2])*([.$A54]-1)/98)+[.D$2]" office:value-type="float" office:value="131" calcext:value-type="float">
            <text:p>131</text:p>
          </table:table-cell>
          <table:table-cell table:formula="of:=INT(([.E$3]-[.E$2])*([.$A54]-1)/98)+[.E$2]" office:value-type="float" office:value="130" calcext:value-type="float">
            <text:p>130</text:p>
          </table:table-cell>
          <table:table-cell table:formula="of:=INT(([.F$3]-[.F$2])*([.$A54]-1)/98)+[.F$2]" office:value-type="float" office:value="131" calcext:value-type="float">
            <text:p>131</text:p>
          </table:table-cell>
          <table:table-cell table:formula="of:=INT(([.G$3]-[.G$2])*([.$A54]-1)/98)+[.G$2]" office:value-type="float" office:value="130" calcext:value-type="float">
            <text:p>130</text:p>
          </table:table-cell>
          <table:table-cell table:formula="of:=INT(([.H$3]-[.H$2])*([.$A54]-1)/98)+[.H$2]" office:value-type="float" office:value="517" calcext:value-type="float">
            <text:p>517</text:p>
          </table:table-cell>
          <table:table-cell table:number-columns-repeated="2"/>
          <table:table-cell table:formula="of:=CONCATENATE(16*[.K$3]+INT([.$G54]/3)*[.K$3]; &quot; (&quot;; INT((16*[.K$3]+INT([.$G54]/3)*[.K$3])*100/[.$B54]); &quot;%)&quot;)" office:value-type="string" office:string-value="59 (11%)" calcext:value-type="string">
            <text:p>59 (11%)</text:p>
          </table:table-cell>
          <table:table-cell table:formula="of:=CONCATENATE(16*[.L$3]+INT([.$G54]/3)*[.L$3]; &quot; (&quot;; INT((16*[.L$3]+INT([.$G54]/3)*[.L$3])*100/[.$B54]); &quot;%)&quot;)" office:value-type="string" office:string-value="118 (22%)" calcext:value-type="string">
            <text:p>118 (22%)</text:p>
          </table:table-cell>
          <table:table-cell table:formula="of:=CONCATENATE(16*[.M$3]+INT([.$G54]/3)*[.M$3]; &quot; (&quot;; INT((16*[.M$3]+INT([.$G54]/3)*[.M$3])*100/[.$B54]); &quot;%)&quot;)" office:value-type="string" office:string-value="177 (34%)" calcext:value-type="string">
            <text:p>177 (34%)</text:p>
          </table:table-cell>
          <table:table-cell table:formula="of:=CONCATENATE(16*[.N$3]+INT([.$G54]/3)*[.N$3]; &quot; (&quot;; INT((16*[.N$3]+INT([.$G54]/3)*[.N$3])*100/[.$B54]); &quot;%)&quot;)" office:value-type="string" office:string-value="236 (45%)" calcext:value-type="string">
            <text:p>236 (45%)</text:p>
          </table:table-cell>
          <table:table-cell table:formula="of:=CONCATENATE(16*[.O$3]+INT([.$G54]/3)*[.O$3]; &quot; (&quot;; INT((16*[.O$3]+INT([.$G54]/3)*[.O$3])*100/[.$B54]); &quot;%)&quot;)" office:value-type="string" office:string-value="295 (57%)" calcext:value-type="string">
            <text:p>295 (57%)</text:p>
          </table:table-cell>
          <table:table-cell table:formula="of:=CONCATENATE(16*[.P$3]+INT([.$G54]/3)*[.P$3]; &quot; (&quot;; INT((16*[.P$3]+INT([.$G54]/3)*[.P$3])*100/[.$B54]); &quot;%)&quot;)" office:value-type="string" office:string-value="354 (68%)" calcext:value-type="string">
            <text:p>354 (68%)</text:p>
          </table:table-cell>
          <table:table-cell table:formula="of:=CONCATENATE(16*[.Q$3]+INT([.$G54]/3)*[.Q$3]; &quot; (&quot;; INT((16*[.Q$3]+INT([.$G54]/3)*[.Q$3])*100/[.$B54]); &quot;%)&quot;)" office:value-type="string" office:string-value="413 (79%)" calcext:value-type="string">
            <text:p>413 (79%)</text:p>
          </table:table-cell>
          <table:table-cell table:formula="of:=CONCATENATE(16*[.R$3]+INT([.$G54]/3)*[.R$3]; &quot; (&quot;; INT((16*[.R$3]+INT([.$G54]/3)*[.R$3])*100/[.$B54]); &quot;%)&quot;)" office:value-type="string" office:string-value="472 (91%)" calcext:value-type="string">
            <text:p>472 (91%)</text:p>
          </table:table-cell>
          <table:table-cell table:number-columns-repeated="1006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INT(([.B$3]-[.B$2])*([.$A55]-1)/98)+[.B$2]" office:value-type="float" office:value="527" calcext:value-type="float">
            <text:p>527</text:p>
          </table:table-cell>
          <table:table-cell table:formula="of:=INT(([.C$3]-[.C$2])*([.$A55]-1)/98)+[.C$2]" office:value-type="float" office:value="52" calcext:value-type="float">
            <text:p>52</text:p>
          </table:table-cell>
          <table:table-cell table:formula="of:=INT(([.D$3]-[.D$2])*([.$A55]-1)/98)+[.D$2]" office:value-type="float" office:value="134" calcext:value-type="float">
            <text:p>134</text:p>
          </table:table-cell>
          <table:table-cell table:formula="of:=INT(([.E$3]-[.E$2])*([.$A55]-1)/98)+[.E$2]" office:value-type="float" office:value="133" calcext:value-type="float">
            <text:p>133</text:p>
          </table:table-cell>
          <table:table-cell table:formula="of:=INT(([.F$3]-[.F$2])*([.$A55]-1)/98)+[.F$2]" office:value-type="float" office:value="133" calcext:value-type="float">
            <text:p>133</text:p>
          </table:table-cell>
          <table:table-cell table:formula="of:=INT(([.G$3]-[.G$2])*([.$A55]-1)/98)+[.G$2]" office:value-type="float" office:value="132" calcext:value-type="float">
            <text:p>132</text:p>
          </table:table-cell>
          <table:table-cell table:formula="of:=INT(([.H$3]-[.H$2])*([.$A55]-1)/98)+[.H$2]" office:value-type="float" office:value="527" calcext:value-type="float">
            <text:p>527</text:p>
          </table:table-cell>
          <table:table-cell table:number-columns-repeated="2"/>
          <table:table-cell table:formula="of:=CONCATENATE(16*[.K$3]+INT([.$G55]/3)*[.K$3]; &quot; (&quot;; INT((16*[.K$3]+INT([.$G55]/3)*[.K$3])*100/[.$B55]); &quot;%)&quot;)" office:value-type="string" office:string-value="60 (11%)" calcext:value-type="string">
            <text:p>60 (11%)</text:p>
          </table:table-cell>
          <table:table-cell table:formula="of:=CONCATENATE(16*[.L$3]+INT([.$G55]/3)*[.L$3]; &quot; (&quot;; INT((16*[.L$3]+INT([.$G55]/3)*[.L$3])*100/[.$B55]); &quot;%)&quot;)" office:value-type="string" office:string-value="120 (22%)" calcext:value-type="string">
            <text:p>120 (22%)</text:p>
          </table:table-cell>
          <table:table-cell table:formula="of:=CONCATENATE(16*[.M$3]+INT([.$G55]/3)*[.M$3]; &quot; (&quot;; INT((16*[.M$3]+INT([.$G55]/3)*[.M$3])*100/[.$B55]); &quot;%)&quot;)" office:value-type="string" office:string-value="180 (34%)" calcext:value-type="string">
            <text:p>180 (34%)</text:p>
          </table:table-cell>
          <table:table-cell table:formula="of:=CONCATENATE(16*[.N$3]+INT([.$G55]/3)*[.N$3]; &quot; (&quot;; INT((16*[.N$3]+INT([.$G55]/3)*[.N$3])*100/[.$B55]); &quot;%)&quot;)" office:value-type="string" office:string-value="240 (45%)" calcext:value-type="string">
            <text:p>240 (45%)</text:p>
          </table:table-cell>
          <table:table-cell table:formula="of:=CONCATENATE(16*[.O$3]+INT([.$G55]/3)*[.O$3]; &quot; (&quot;; INT((16*[.O$3]+INT([.$G55]/3)*[.O$3])*100/[.$B55]); &quot;%)&quot;)" office:value-type="string" office:string-value="300 (56%)" calcext:value-type="string">
            <text:p>300 (56%)</text:p>
          </table:table-cell>
          <table:table-cell table:formula="of:=CONCATENATE(16*[.P$3]+INT([.$G55]/3)*[.P$3]; &quot; (&quot;; INT((16*[.P$3]+INT([.$G55]/3)*[.P$3])*100/[.$B55]); &quot;%)&quot;)" office:value-type="string" office:string-value="360 (68%)" calcext:value-type="string">
            <text:p>360 (68%)</text:p>
          </table:table-cell>
          <table:table-cell table:formula="of:=CONCATENATE(16*[.Q$3]+INT([.$G55]/3)*[.Q$3]; &quot; (&quot;; INT((16*[.Q$3]+INT([.$G55]/3)*[.Q$3])*100/[.$B55]); &quot;%)&quot;)" office:value-type="string" office:string-value="420 (79%)" calcext:value-type="string">
            <text:p>420 (79%)</text:p>
          </table:table-cell>
          <table:table-cell table:formula="of:=CONCATENATE(16*[.R$3]+INT([.$G55]/3)*[.R$3]; &quot; (&quot;; INT((16*[.R$3]+INT([.$G55]/3)*[.R$3])*100/[.$B55]); &quot;%)&quot;)" office:value-type="string" office:string-value="480 (91%)" calcext:value-type="string">
            <text:p>480 (91%)</text:p>
          </table:table-cell>
          <table:table-cell table:number-columns-repeated="1006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INT(([.B$3]-[.B$2])*([.$A56]-1)/98)+[.B$2]" office:value-type="float" office:value="537" calcext:value-type="float">
            <text:p>537</text:p>
          </table:table-cell>
          <table:table-cell table:formula="of:=INT(([.C$3]-[.C$2])*([.$A56]-1)/98)+[.C$2]" office:value-type="float" office:value="53" calcext:value-type="float">
            <text:p>53</text:p>
          </table:table-cell>
          <table:table-cell table:formula="of:=INT(([.D$3]-[.D$2])*([.$A56]-1)/98)+[.D$2]" office:value-type="float" office:value="136" calcext:value-type="float">
            <text:p>136</text:p>
          </table:table-cell>
          <table:table-cell table:formula="of:=INT(([.E$3]-[.E$2])*([.$A56]-1)/98)+[.E$2]" office:value-type="float" office:value="135" calcext:value-type="float">
            <text:p>135</text:p>
          </table:table-cell>
          <table:table-cell table:formula="of:=INT(([.F$3]-[.F$2])*([.$A56]-1)/98)+[.F$2]" office:value-type="float" office:value="136" calcext:value-type="float">
            <text:p>136</text:p>
          </table:table-cell>
          <table:table-cell table:formula="of:=INT(([.G$3]-[.G$2])*([.$A56]-1)/98)+[.G$2]" office:value-type="float" office:value="135" calcext:value-type="float">
            <text:p>135</text:p>
          </table:table-cell>
          <table:table-cell table:formula="of:=INT(([.H$3]-[.H$2])*([.$A56]-1)/98)+[.H$2]" office:value-type="float" office:value="537" calcext:value-type="float">
            <text:p>537</text:p>
          </table:table-cell>
          <table:table-cell table:number-columns-repeated="2"/>
          <table:table-cell table:formula="of:=CONCATENATE(16*[.K$3]+INT([.$G56]/3)*[.K$3]; &quot; (&quot;; INT((16*[.K$3]+INT([.$G56]/3)*[.K$3])*100/[.$B56]); &quot;%)&quot;)" office:value-type="string" office:string-value="61 (11%)" calcext:value-type="string">
            <text:p>61 (11%)</text:p>
          </table:table-cell>
          <table:table-cell table:formula="of:=CONCATENATE(16*[.L$3]+INT([.$G56]/3)*[.L$3]; &quot; (&quot;; INT((16*[.L$3]+INT([.$G56]/3)*[.L$3])*100/[.$B56]); &quot;%)&quot;)" office:value-type="string" office:string-value="122 (22%)" calcext:value-type="string">
            <text:p>122 (22%)</text:p>
          </table:table-cell>
          <table:table-cell table:formula="of:=CONCATENATE(16*[.M$3]+INT([.$G56]/3)*[.M$3]; &quot; (&quot;; INT((16*[.M$3]+INT([.$G56]/3)*[.M$3])*100/[.$B56]); &quot;%)&quot;)" office:value-type="string" office:string-value="183 (34%)" calcext:value-type="string">
            <text:p>183 (34%)</text:p>
          </table:table-cell>
          <table:table-cell table:formula="of:=CONCATENATE(16*[.N$3]+INT([.$G56]/3)*[.N$3]; &quot; (&quot;; INT((16*[.N$3]+INT([.$G56]/3)*[.N$3])*100/[.$B56]); &quot;%)&quot;)" office:value-type="string" office:string-value="244 (45%)" calcext:value-type="string">
            <text:p>244 (45%)</text:p>
          </table:table-cell>
          <table:table-cell table:formula="of:=CONCATENATE(16*[.O$3]+INT([.$G56]/3)*[.O$3]; &quot; (&quot;; INT((16*[.O$3]+INT([.$G56]/3)*[.O$3])*100/[.$B56]); &quot;%)&quot;)" office:value-type="string" office:string-value="305 (56%)" calcext:value-type="string">
            <text:p>305 (56%)</text:p>
          </table:table-cell>
          <table:table-cell table:formula="of:=CONCATENATE(16*[.P$3]+INT([.$G56]/3)*[.P$3]; &quot; (&quot;; INT((16*[.P$3]+INT([.$G56]/3)*[.P$3])*100/[.$B56]); &quot;%)&quot;)" office:value-type="string" office:string-value="366 (68%)" calcext:value-type="string">
            <text:p>366 (68%)</text:p>
          </table:table-cell>
          <table:table-cell table:formula="of:=CONCATENATE(16*[.Q$3]+INT([.$G56]/3)*[.Q$3]; &quot; (&quot;; INT((16*[.Q$3]+INT([.$G56]/3)*[.Q$3])*100/[.$B56]); &quot;%)&quot;)" office:value-type="string" office:string-value="427 (79%)" calcext:value-type="string">
            <text:p>427 (79%)</text:p>
          </table:table-cell>
          <table:table-cell table:formula="of:=CONCATENATE(16*[.R$3]+INT([.$G56]/3)*[.R$3]; &quot; (&quot;; INT((16*[.R$3]+INT([.$G56]/3)*[.R$3])*100/[.$B56]); &quot;%)&quot;)" office:value-type="string" office:string-value="488 (90%)" calcext:value-type="string">
            <text:p>488 (90%)</text:p>
          </table:table-cell>
          <table:table-cell table:number-columns-repeated="1006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INT(([.B$3]-[.B$2])*([.$A57]-1)/98)+[.B$2]" office:value-type="float" office:value="547" calcext:value-type="float">
            <text:p>547</text:p>
          </table:table-cell>
          <table:table-cell table:formula="of:=INT(([.C$3]-[.C$2])*([.$A57]-1)/98)+[.C$2]" office:value-type="float" office:value="54" calcext:value-type="float">
            <text:p>54</text:p>
          </table:table-cell>
          <table:table-cell table:formula="of:=INT(([.D$3]-[.D$2])*([.$A57]-1)/98)+[.D$2]" office:value-type="float" office:value="139" calcext:value-type="float">
            <text:p>139</text:p>
          </table:table-cell>
          <table:table-cell table:formula="of:=INT(([.E$3]-[.E$2])*([.$A57]-1)/98)+[.E$2]" office:value-type="float" office:value="138" calcext:value-type="float">
            <text:p>138</text:p>
          </table:table-cell>
          <table:table-cell table:formula="of:=INT(([.F$3]-[.F$2])*([.$A57]-1)/98)+[.F$2]" office:value-type="float" office:value="138" calcext:value-type="float">
            <text:p>138</text:p>
          </table:table-cell>
          <table:table-cell table:formula="of:=INT(([.G$3]-[.G$2])*([.$A57]-1)/98)+[.G$2]" office:value-type="float" office:value="137" calcext:value-type="float">
            <text:p>137</text:p>
          </table:table-cell>
          <table:table-cell table:formula="of:=INT(([.H$3]-[.H$2])*([.$A57]-1)/98)+[.H$2]" office:value-type="float" office:value="547" calcext:value-type="float">
            <text:p>547</text:p>
          </table:table-cell>
          <table:table-cell table:number-columns-repeated="2"/>
          <table:table-cell table:formula="of:=CONCATENATE(16*[.K$3]+INT([.$G57]/3)*[.K$3]; &quot; (&quot;; INT((16*[.K$3]+INT([.$G57]/3)*[.K$3])*100/[.$B57]); &quot;%)&quot;)" office:value-type="string" office:string-value="61 (11%)" calcext:value-type="string">
            <text:p>61 (11%)</text:p>
          </table:table-cell>
          <table:table-cell table:formula="of:=CONCATENATE(16*[.L$3]+INT([.$G57]/3)*[.L$3]; &quot; (&quot;; INT((16*[.L$3]+INT([.$G57]/3)*[.L$3])*100/[.$B57]); &quot;%)&quot;)" office:value-type="string" office:string-value="122 (22%)" calcext:value-type="string">
            <text:p>122 (22%)</text:p>
          </table:table-cell>
          <table:table-cell table:formula="of:=CONCATENATE(16*[.M$3]+INT([.$G57]/3)*[.M$3]; &quot; (&quot;; INT((16*[.M$3]+INT([.$G57]/3)*[.M$3])*100/[.$B57]); &quot;%)&quot;)" office:value-type="string" office:string-value="183 (33%)" calcext:value-type="string">
            <text:p>183 (33%)</text:p>
          </table:table-cell>
          <table:table-cell table:formula="of:=CONCATENATE(16*[.N$3]+INT([.$G57]/3)*[.N$3]; &quot; (&quot;; INT((16*[.N$3]+INT([.$G57]/3)*[.N$3])*100/[.$B57]); &quot;%)&quot;)" office:value-type="string" office:string-value="244 (44%)" calcext:value-type="string">
            <text:p>244 (44%)</text:p>
          </table:table-cell>
          <table:table-cell table:formula="of:=CONCATENATE(16*[.O$3]+INT([.$G57]/3)*[.O$3]; &quot; (&quot;; INT((16*[.O$3]+INT([.$G57]/3)*[.O$3])*100/[.$B57]); &quot;%)&quot;)" office:value-type="string" office:string-value="305 (55%)" calcext:value-type="string">
            <text:p>305 (55%)</text:p>
          </table:table-cell>
          <table:table-cell table:formula="of:=CONCATENATE(16*[.P$3]+INT([.$G57]/3)*[.P$3]; &quot; (&quot;; INT((16*[.P$3]+INT([.$G57]/3)*[.P$3])*100/[.$B57]); &quot;%)&quot;)" office:value-type="string" office:string-value="366 (66%)" calcext:value-type="string">
            <text:p>366 (66%)</text:p>
          </table:table-cell>
          <table:table-cell table:formula="of:=CONCATENATE(16*[.Q$3]+INT([.$G57]/3)*[.Q$3]; &quot; (&quot;; INT((16*[.Q$3]+INT([.$G57]/3)*[.Q$3])*100/[.$B57]); &quot;%)&quot;)" office:value-type="string" office:string-value="427 (78%)" calcext:value-type="string">
            <text:p>427 (78%)</text:p>
          </table:table-cell>
          <table:table-cell table:formula="of:=CONCATENATE(16*[.R$3]+INT([.$G57]/3)*[.R$3]; &quot; (&quot;; INT((16*[.R$3]+INT([.$G57]/3)*[.R$3])*100/[.$B57]); &quot;%)&quot;)" office:value-type="string" office:string-value="488 (89%)" calcext:value-type="string">
            <text:p>488 (89%)</text:p>
          </table:table-cell>
          <table:table-cell table:number-columns-repeated="1006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INT(([.B$3]-[.B$2])*([.$A58]-1)/98)+[.B$2]" office:value-type="float" office:value="557" calcext:value-type="float">
            <text:p>557</text:p>
          </table:table-cell>
          <table:table-cell table:formula="of:=INT(([.C$3]-[.C$2])*([.$A58]-1)/98)+[.C$2]" office:value-type="float" office:value="55" calcext:value-type="float">
            <text:p>55</text:p>
          </table:table-cell>
          <table:table-cell table:formula="of:=INT(([.D$3]-[.D$2])*([.$A58]-1)/98)+[.D$2]" office:value-type="float" office:value="141" calcext:value-type="float">
            <text:p>141</text:p>
          </table:table-cell>
          <table:table-cell table:formula="of:=INT(([.E$3]-[.E$2])*([.$A58]-1)/98)+[.E$2]" office:value-type="float" office:value="140" calcext:value-type="float">
            <text:p>140</text:p>
          </table:table-cell>
          <table:table-cell table:formula="of:=INT(([.F$3]-[.F$2])*([.$A58]-1)/98)+[.F$2]" office:value-type="float" office:value="141" calcext:value-type="float">
            <text:p>141</text:p>
          </table:table-cell>
          <table:table-cell table:formula="of:=INT(([.G$3]-[.G$2])*([.$A58]-1)/98)+[.G$2]" office:value-type="float" office:value="140" calcext:value-type="float">
            <text:p>140</text:p>
          </table:table-cell>
          <table:table-cell table:formula="of:=INT(([.H$3]-[.H$2])*([.$A58]-1)/98)+[.H$2]" office:value-type="float" office:value="557" calcext:value-type="float">
            <text:p>557</text:p>
          </table:table-cell>
          <table:table-cell table:number-columns-repeated="2"/>
          <table:table-cell table:formula="of:=CONCATENATE(16*[.K$3]+INT([.$G58]/3)*[.K$3]; &quot; (&quot;; INT((16*[.K$3]+INT([.$G58]/3)*[.K$3])*100/[.$B58]); &quot;%)&quot;)" office:value-type="string" office:string-value="62 (11%)" calcext:value-type="string">
            <text:p>62 (11%)</text:p>
          </table:table-cell>
          <table:table-cell table:formula="of:=CONCATENATE(16*[.L$3]+INT([.$G58]/3)*[.L$3]; &quot; (&quot;; INT((16*[.L$3]+INT([.$G58]/3)*[.L$3])*100/[.$B58]); &quot;%)&quot;)" office:value-type="string" office:string-value="124 (22%)" calcext:value-type="string">
            <text:p>124 (22%)</text:p>
          </table:table-cell>
          <table:table-cell table:formula="of:=CONCATENATE(16*[.M$3]+INT([.$G58]/3)*[.M$3]; &quot; (&quot;; INT((16*[.M$3]+INT([.$G58]/3)*[.M$3])*100/[.$B58]); &quot;%)&quot;)" office:value-type="string" office:string-value="186 (33%)" calcext:value-type="string">
            <text:p>186 (33%)</text:p>
          </table:table-cell>
          <table:table-cell table:formula="of:=CONCATENATE(16*[.N$3]+INT([.$G58]/3)*[.N$3]; &quot; (&quot;; INT((16*[.N$3]+INT([.$G58]/3)*[.N$3])*100/[.$B58]); &quot;%)&quot;)" office:value-type="string" office:string-value="248 (44%)" calcext:value-type="string">
            <text:p>248 (44%)</text:p>
          </table:table-cell>
          <table:table-cell table:formula="of:=CONCATENATE(16*[.O$3]+INT([.$G58]/3)*[.O$3]; &quot; (&quot;; INT((16*[.O$3]+INT([.$G58]/3)*[.O$3])*100/[.$B58]); &quot;%)&quot;)" office:value-type="string" office:string-value="310 (55%)" calcext:value-type="string">
            <text:p>310 (55%)</text:p>
          </table:table-cell>
          <table:table-cell table:formula="of:=CONCATENATE(16*[.P$3]+INT([.$G58]/3)*[.P$3]; &quot; (&quot;; INT((16*[.P$3]+INT([.$G58]/3)*[.P$3])*100/[.$B58]); &quot;%)&quot;)" office:value-type="string" office:string-value="372 (66%)" calcext:value-type="string">
            <text:p>372 (66%)</text:p>
          </table:table-cell>
          <table:table-cell table:formula="of:=CONCATENATE(16*[.Q$3]+INT([.$G58]/3)*[.Q$3]; &quot; (&quot;; INT((16*[.Q$3]+INT([.$G58]/3)*[.Q$3])*100/[.$B58]); &quot;%)&quot;)" office:value-type="string" office:string-value="434 (77%)" calcext:value-type="string">
            <text:p>434 (77%)</text:p>
          </table:table-cell>
          <table:table-cell table:formula="of:=CONCATENATE(16*[.R$3]+INT([.$G58]/3)*[.R$3]; &quot; (&quot;; INT((16*[.R$3]+INT([.$G58]/3)*[.R$3])*100/[.$B58]); &quot;%)&quot;)" office:value-type="string" office:string-value="496 (89%)" calcext:value-type="string">
            <text:p>496 (89%)</text:p>
          </table:table-cell>
          <table:table-cell table:number-columns-repeated="1006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INT(([.B$3]-[.B$2])*([.$A59]-1)/98)+[.B$2]" office:value-type="float" office:value="567" calcext:value-type="float">
            <text:p>567</text:p>
          </table:table-cell>
          <table:table-cell table:formula="of:=INT(([.C$3]-[.C$2])*([.$A59]-1)/98)+[.C$2]" office:value-type="float" office:value="56" calcext:value-type="float">
            <text:p>56</text:p>
          </table:table-cell>
          <table:table-cell table:formula="of:=INT(([.D$3]-[.D$2])*([.$A59]-1)/98)+[.D$2]" office:value-type="float" office:value="144" calcext:value-type="float">
            <text:p>144</text:p>
          </table:table-cell>
          <table:table-cell table:formula="of:=INT(([.E$3]-[.E$2])*([.$A59]-1)/98)+[.E$2]" office:value-type="float" office:value="143" calcext:value-type="float">
            <text:p>143</text:p>
          </table:table-cell>
          <table:table-cell table:formula="of:=INT(([.F$3]-[.F$2])*([.$A59]-1)/98)+[.F$2]" office:value-type="float" office:value="143" calcext:value-type="float">
            <text:p>143</text:p>
          </table:table-cell>
          <table:table-cell table:formula="of:=INT(([.G$3]-[.G$2])*([.$A59]-1)/98)+[.G$2]" office:value-type="float" office:value="143" calcext:value-type="float">
            <text:p>143</text:p>
          </table:table-cell>
          <table:table-cell table:formula="of:=INT(([.H$3]-[.H$2])*([.$A59]-1)/98)+[.H$2]" office:value-type="float" office:value="567" calcext:value-type="float">
            <text:p>567</text:p>
          </table:table-cell>
          <table:table-cell table:number-columns-repeated="2"/>
          <table:table-cell table:formula="of:=CONCATENATE(16*[.K$3]+INT([.$G59]/3)*[.K$3]; &quot; (&quot;; INT((16*[.K$3]+INT([.$G59]/3)*[.K$3])*100/[.$B59]); &quot;%)&quot;)" office:value-type="string" office:string-value="63 (11%)" calcext:value-type="string">
            <text:p>63 (11%)</text:p>
          </table:table-cell>
          <table:table-cell table:formula="of:=CONCATENATE(16*[.L$3]+INT([.$G59]/3)*[.L$3]; &quot; (&quot;; INT((16*[.L$3]+INT([.$G59]/3)*[.L$3])*100/[.$B59]); &quot;%)&quot;)" office:value-type="string" office:string-value="126 (22%)" calcext:value-type="string">
            <text:p>126 (22%)</text:p>
          </table:table-cell>
          <table:table-cell table:formula="of:=CONCATENATE(16*[.M$3]+INT([.$G59]/3)*[.M$3]; &quot; (&quot;; INT((16*[.M$3]+INT([.$G59]/3)*[.M$3])*100/[.$B59]); &quot;%)&quot;)" office:value-type="string" office:string-value="189 (33%)" calcext:value-type="string">
            <text:p>189 (33%)</text:p>
          </table:table-cell>
          <table:table-cell table:formula="of:=CONCATENATE(16*[.N$3]+INT([.$G59]/3)*[.N$3]; &quot; (&quot;; INT((16*[.N$3]+INT([.$G59]/3)*[.N$3])*100/[.$B59]); &quot;%)&quot;)" office:value-type="string" office:string-value="252 (44%)" calcext:value-type="string">
            <text:p>252 (44%)</text:p>
          </table:table-cell>
          <table:table-cell table:formula="of:=CONCATENATE(16*[.O$3]+INT([.$G59]/3)*[.O$3]; &quot; (&quot;; INT((16*[.O$3]+INT([.$G59]/3)*[.O$3])*100/[.$B59]); &quot;%)&quot;)" office:value-type="string" office:string-value="315 (55%)" calcext:value-type="string">
            <text:p>315 (55%)</text:p>
          </table:table-cell>
          <table:table-cell table:formula="of:=CONCATENATE(16*[.P$3]+INT([.$G59]/3)*[.P$3]; &quot; (&quot;; INT((16*[.P$3]+INT([.$G59]/3)*[.P$3])*100/[.$B59]); &quot;%)&quot;)" office:value-type="string" office:string-value="378 (66%)" calcext:value-type="string">
            <text:p>378 (66%)</text:p>
          </table:table-cell>
          <table:table-cell table:formula="of:=CONCATENATE(16*[.Q$3]+INT([.$G59]/3)*[.Q$3]; &quot; (&quot;; INT((16*[.Q$3]+INT([.$G59]/3)*[.Q$3])*100/[.$B59]); &quot;%)&quot;)" office:value-type="string" office:string-value="441 (77%)" calcext:value-type="string">
            <text:p>441 (77%)</text:p>
          </table:table-cell>
          <table:table-cell table:formula="of:=CONCATENATE(16*[.R$3]+INT([.$G59]/3)*[.R$3]; &quot; (&quot;; INT((16*[.R$3]+INT([.$G59]/3)*[.R$3])*100/[.$B59]); &quot;%)&quot;)" office:value-type="string" office:string-value="504 (88%)" calcext:value-type="string">
            <text:p>504 (88%)</text:p>
          </table:table-cell>
          <table:table-cell table:number-columns-repeated="1006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INT(([.B$3]-[.B$2])*([.$A60]-1)/98)+[.B$2]" office:value-type="float" office:value="577" calcext:value-type="float">
            <text:p>577</text:p>
          </table:table-cell>
          <table:table-cell table:formula="of:=INT(([.C$3]-[.C$2])*([.$A60]-1)/98)+[.C$2]" office:value-type="float" office:value="57" calcext:value-type="float">
            <text:p>57</text:p>
          </table:table-cell>
          <table:table-cell table:formula="of:=INT(([.D$3]-[.D$2])*([.$A60]-1)/98)+[.D$2]" office:value-type="float" office:value="147" calcext:value-type="float">
            <text:p>147</text:p>
          </table:table-cell>
          <table:table-cell table:formula="of:=INT(([.E$3]-[.E$2])*([.$A60]-1)/98)+[.E$2]" office:value-type="float" office:value="146" calcext:value-type="float">
            <text:p>146</text:p>
          </table:table-cell>
          <table:table-cell table:formula="of:=INT(([.F$3]-[.F$2])*([.$A60]-1)/98)+[.F$2]" office:value-type="float" office:value="146" calcext:value-type="float">
            <text:p>146</text:p>
          </table:table-cell>
          <table:table-cell table:formula="of:=INT(([.G$3]-[.G$2])*([.$A60]-1)/98)+[.G$2]" office:value-type="float" office:value="145" calcext:value-type="float">
            <text:p>145</text:p>
          </table:table-cell>
          <table:table-cell table:formula="of:=INT(([.H$3]-[.H$2])*([.$A60]-1)/98)+[.H$2]" office:value-type="float" office:value="577" calcext:value-type="float">
            <text:p>577</text:p>
          </table:table-cell>
          <table:table-cell table:number-columns-repeated="2"/>
          <table:table-cell table:formula="of:=CONCATENATE(16*[.K$3]+INT([.$G60]/3)*[.K$3]; &quot; (&quot;; INT((16*[.K$3]+INT([.$G60]/3)*[.K$3])*100/[.$B60]); &quot;%)&quot;)" office:value-type="string" office:string-value="64 (11%)" calcext:value-type="string">
            <text:p>64 (11%)</text:p>
          </table:table-cell>
          <table:table-cell table:formula="of:=CONCATENATE(16*[.L$3]+INT([.$G60]/3)*[.L$3]; &quot; (&quot;; INT((16*[.L$3]+INT([.$G60]/3)*[.L$3])*100/[.$B60]); &quot;%)&quot;)" office:value-type="string" office:string-value="128 (22%)" calcext:value-type="string">
            <text:p>128 (22%)</text:p>
          </table:table-cell>
          <table:table-cell table:formula="of:=CONCATENATE(16*[.M$3]+INT([.$G60]/3)*[.M$3]; &quot; (&quot;; INT((16*[.M$3]+INT([.$G60]/3)*[.M$3])*100/[.$B60]); &quot;%)&quot;)" office:value-type="string" office:string-value="192 (33%)" calcext:value-type="string">
            <text:p>192 (33%)</text:p>
          </table:table-cell>
          <table:table-cell table:formula="of:=CONCATENATE(16*[.N$3]+INT([.$G60]/3)*[.N$3]; &quot; (&quot;; INT((16*[.N$3]+INT([.$G60]/3)*[.N$3])*100/[.$B60]); &quot;%)&quot;)" office:value-type="string" office:string-value="256 (44%)" calcext:value-type="string">
            <text:p>256 (44%)</text:p>
          </table:table-cell>
          <table:table-cell table:formula="of:=CONCATENATE(16*[.O$3]+INT([.$G60]/3)*[.O$3]; &quot; (&quot;; INT((16*[.O$3]+INT([.$G60]/3)*[.O$3])*100/[.$B60]); &quot;%)&quot;)" office:value-type="string" office:string-value="320 (55%)" calcext:value-type="string">
            <text:p>320 (55%)</text:p>
          </table:table-cell>
          <table:table-cell table:formula="of:=CONCATENATE(16*[.P$3]+INT([.$G60]/3)*[.P$3]; &quot; (&quot;; INT((16*[.P$3]+INT([.$G60]/3)*[.P$3])*100/[.$B60]); &quot;%)&quot;)" office:value-type="string" office:string-value="384 (66%)" calcext:value-type="string">
            <text:p>384 (66%)</text:p>
          </table:table-cell>
          <table:table-cell table:formula="of:=CONCATENATE(16*[.Q$3]+INT([.$G60]/3)*[.Q$3]; &quot; (&quot;; INT((16*[.Q$3]+INT([.$G60]/3)*[.Q$3])*100/[.$B60]); &quot;%)&quot;)" office:value-type="string" office:string-value="448 (77%)" calcext:value-type="string">
            <text:p>448 (77%)</text:p>
          </table:table-cell>
          <table:table-cell table:formula="of:=CONCATENATE(16*[.R$3]+INT([.$G60]/3)*[.R$3]; &quot; (&quot;; INT((16*[.R$3]+INT([.$G60]/3)*[.R$3])*100/[.$B60]); &quot;%)&quot;)" office:value-type="string" office:string-value="512 (88%)" calcext:value-type="string">
            <text:p>512 (88%)</text:p>
          </table:table-cell>
          <table:table-cell table:number-columns-repeated="1006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INT(([.B$3]-[.B$2])*([.$A61]-1)/98)+[.B$2]" office:value-type="float" office:value="587" calcext:value-type="float">
            <text:p>587</text:p>
          </table:table-cell>
          <table:table-cell table:formula="of:=INT(([.C$3]-[.C$2])*([.$A61]-1)/98)+[.C$2]" office:value-type="float" office:value="58" calcext:value-type="float">
            <text:p>58</text:p>
          </table:table-cell>
          <table:table-cell table:formula="of:=INT(([.D$3]-[.D$2])*([.$A61]-1)/98)+[.D$2]" office:value-type="float" office:value="149" calcext:value-type="float">
            <text:p>149</text:p>
          </table:table-cell>
          <table:table-cell table:formula="of:=INT(([.E$3]-[.E$2])*([.$A61]-1)/98)+[.E$2]" office:value-type="float" office:value="148" calcext:value-type="float">
            <text:p>148</text:p>
          </table:table-cell>
          <table:table-cell table:formula="of:=INT(([.F$3]-[.F$2])*([.$A61]-1)/98)+[.F$2]" office:value-type="float" office:value="149" calcext:value-type="float">
            <text:p>149</text:p>
          </table:table-cell>
          <table:table-cell table:formula="of:=INT(([.G$3]-[.G$2])*([.$A61]-1)/98)+[.G$2]" office:value-type="float" office:value="148" calcext:value-type="float">
            <text:p>148</text:p>
          </table:table-cell>
          <table:table-cell table:formula="of:=INT(([.H$3]-[.H$2])*([.$A61]-1)/98)+[.H$2]" office:value-type="float" office:value="587" calcext:value-type="float">
            <text:p>587</text:p>
          </table:table-cell>
          <table:table-cell table:number-columns-repeated="2"/>
          <table:table-cell table:formula="of:=CONCATENATE(16*[.K$3]+INT([.$G61]/3)*[.K$3]; &quot; (&quot;; INT((16*[.K$3]+INT([.$G61]/3)*[.K$3])*100/[.$B61]); &quot;%)&quot;)" office:value-type="string" office:string-value="65 (11%)" calcext:value-type="string">
            <text:p>65 (11%)</text:p>
          </table:table-cell>
          <table:table-cell table:formula="of:=CONCATENATE(16*[.L$3]+INT([.$G61]/3)*[.L$3]; &quot; (&quot;; INT((16*[.L$3]+INT([.$G61]/3)*[.L$3])*100/[.$B61]); &quot;%)&quot;)" office:value-type="string" office:string-value="130 (22%)" calcext:value-type="string">
            <text:p>130 (22%)</text:p>
          </table:table-cell>
          <table:table-cell table:formula="of:=CONCATENATE(16*[.M$3]+INT([.$G61]/3)*[.M$3]; &quot; (&quot;; INT((16*[.M$3]+INT([.$G61]/3)*[.M$3])*100/[.$B61]); &quot;%)&quot;)" office:value-type="string" office:string-value="195 (33%)" calcext:value-type="string">
            <text:p>195 (33%)</text:p>
          </table:table-cell>
          <table:table-cell table:formula="of:=CONCATENATE(16*[.N$3]+INT([.$G61]/3)*[.N$3]; &quot; (&quot;; INT((16*[.N$3]+INT([.$G61]/3)*[.N$3])*100/[.$B61]); &quot;%)&quot;)" office:value-type="string" office:string-value="260 (44%)" calcext:value-type="string">
            <text:p>260 (44%)</text:p>
          </table:table-cell>
          <table:table-cell table:formula="of:=CONCATENATE(16*[.O$3]+INT([.$G61]/3)*[.O$3]; &quot; (&quot;; INT((16*[.O$3]+INT([.$G61]/3)*[.O$3])*100/[.$B61]); &quot;%)&quot;)" office:value-type="string" office:string-value="325 (55%)" calcext:value-type="string">
            <text:p>325 (55%)</text:p>
          </table:table-cell>
          <table:table-cell table:formula="of:=CONCATENATE(16*[.P$3]+INT([.$G61]/3)*[.P$3]; &quot; (&quot;; INT((16*[.P$3]+INT([.$G61]/3)*[.P$3])*100/[.$B61]); &quot;%)&quot;)" office:value-type="string" office:string-value="390 (66%)" calcext:value-type="string">
            <text:p>390 (66%)</text:p>
          </table:table-cell>
          <table:table-cell table:formula="of:=CONCATENATE(16*[.Q$3]+INT([.$G61]/3)*[.Q$3]; &quot; (&quot;; INT((16*[.Q$3]+INT([.$G61]/3)*[.Q$3])*100/[.$B61]); &quot;%)&quot;)" office:value-type="string" office:string-value="455 (77%)" calcext:value-type="string">
            <text:p>455 (77%)</text:p>
          </table:table-cell>
          <table:table-cell table:formula="of:=CONCATENATE(16*[.R$3]+INT([.$G61]/3)*[.R$3]; &quot; (&quot;; INT((16*[.R$3]+INT([.$G61]/3)*[.R$3])*100/[.$B61]); &quot;%)&quot;)" office:value-type="string" office:string-value="520 (88%)" calcext:value-type="string">
            <text:p>520 (88%)</text:p>
          </table:table-cell>
          <table:table-cell table:number-columns-repeated="1006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INT(([.B$3]-[.B$2])*([.$A62]-1)/98)+[.B$2]" office:value-type="float" office:value="597" calcext:value-type="float">
            <text:p>597</text:p>
          </table:table-cell>
          <table:table-cell table:formula="of:=INT(([.C$3]-[.C$2])*([.$A62]-1)/98)+[.C$2]" office:value-type="float" office:value="59" calcext:value-type="float">
            <text:p>59</text:p>
          </table:table-cell>
          <table:table-cell table:formula="of:=INT(([.D$3]-[.D$2])*([.$A62]-1)/98)+[.D$2]" office:value-type="float" office:value="152" calcext:value-type="float">
            <text:p>152</text:p>
          </table:table-cell>
          <table:table-cell table:formula="of:=INT(([.E$3]-[.E$2])*([.$A62]-1)/98)+[.E$2]" office:value-type="float" office:value="151" calcext:value-type="float">
            <text:p>151</text:p>
          </table:table-cell>
          <table:table-cell table:formula="of:=INT(([.F$3]-[.F$2])*([.$A62]-1)/98)+[.F$2]" office:value-type="float" office:value="151" calcext:value-type="float">
            <text:p>151</text:p>
          </table:table-cell>
          <table:table-cell table:formula="of:=INT(([.G$3]-[.G$2])*([.$A62]-1)/98)+[.G$2]" office:value-type="float" office:value="150" calcext:value-type="float">
            <text:p>150</text:p>
          </table:table-cell>
          <table:table-cell table:formula="of:=INT(([.H$3]-[.H$2])*([.$A62]-1)/98)+[.H$2]" office:value-type="float" office:value="597" calcext:value-type="float">
            <text:p>597</text:p>
          </table:table-cell>
          <table:table-cell table:number-columns-repeated="2"/>
          <table:table-cell table:formula="of:=CONCATENATE(16*[.K$3]+INT([.$G62]/3)*[.K$3]; &quot; (&quot;; INT((16*[.K$3]+INT([.$G62]/3)*[.K$3])*100/[.$B62]); &quot;%)&quot;)" office:value-type="string" office:string-value="66 (11%)" calcext:value-type="string">
            <text:p>66 (11%)</text:p>
          </table:table-cell>
          <table:table-cell table:formula="of:=CONCATENATE(16*[.L$3]+INT([.$G62]/3)*[.L$3]; &quot; (&quot;; INT((16*[.L$3]+INT([.$G62]/3)*[.L$3])*100/[.$B62]); &quot;%)&quot;)" office:value-type="string" office:string-value="132 (22%)" calcext:value-type="string">
            <text:p>132 (22%)</text:p>
          </table:table-cell>
          <table:table-cell table:formula="of:=CONCATENATE(16*[.M$3]+INT([.$G62]/3)*[.M$3]; &quot; (&quot;; INT((16*[.M$3]+INT([.$G62]/3)*[.M$3])*100/[.$B62]); &quot;%)&quot;)" office:value-type="string" office:string-value="198 (33%)" calcext:value-type="string">
            <text:p>198 (33%)</text:p>
          </table:table-cell>
          <table:table-cell table:formula="of:=CONCATENATE(16*[.N$3]+INT([.$G62]/3)*[.N$3]; &quot; (&quot;; INT((16*[.N$3]+INT([.$G62]/3)*[.N$3])*100/[.$B62]); &quot;%)&quot;)" office:value-type="string" office:string-value="264 (44%)" calcext:value-type="string">
            <text:p>264 (44%)</text:p>
          </table:table-cell>
          <table:table-cell table:formula="of:=CONCATENATE(16*[.O$3]+INT([.$G62]/3)*[.O$3]; &quot; (&quot;; INT((16*[.O$3]+INT([.$G62]/3)*[.O$3])*100/[.$B62]); &quot;%)&quot;)" office:value-type="string" office:string-value="330 (55%)" calcext:value-type="string">
            <text:p>330 (55%)</text:p>
          </table:table-cell>
          <table:table-cell table:formula="of:=CONCATENATE(16*[.P$3]+INT([.$G62]/3)*[.P$3]; &quot; (&quot;; INT((16*[.P$3]+INT([.$G62]/3)*[.P$3])*100/[.$B62]); &quot;%)&quot;)" office:value-type="string" office:string-value="396 (66%)" calcext:value-type="string">
            <text:p>396 (66%)</text:p>
          </table:table-cell>
          <table:table-cell table:formula="of:=CONCATENATE(16*[.Q$3]+INT([.$G62]/3)*[.Q$3]; &quot; (&quot;; INT((16*[.Q$3]+INT([.$G62]/3)*[.Q$3])*100/[.$B62]); &quot;%)&quot;)" office:value-type="string" office:string-value="462 (77%)" calcext:value-type="string">
            <text:p>462 (77%)</text:p>
          </table:table-cell>
          <table:table-cell table:formula="of:=CONCATENATE(16*[.R$3]+INT([.$G62]/3)*[.R$3]; &quot; (&quot;; INT((16*[.R$3]+INT([.$G62]/3)*[.R$3])*100/[.$B62]); &quot;%)&quot;)" office:value-type="string" office:string-value="528 (88%)" calcext:value-type="string">
            <text:p>528 (88%)</text:p>
          </table:table-cell>
          <table:table-cell table:number-columns-repeated="1006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INT(([.B$3]-[.B$2])*([.$A63]-1)/98)+[.B$2]" office:value-type="float" office:value="607" calcext:value-type="float">
            <text:p>607</text:p>
          </table:table-cell>
          <table:table-cell table:formula="of:=INT(([.C$3]-[.C$2])*([.$A63]-1)/98)+[.C$2]" office:value-type="float" office:value="60" calcext:value-type="float">
            <text:p>60</text:p>
          </table:table-cell>
          <table:table-cell table:formula="of:=INT(([.D$3]-[.D$2])*([.$A63]-1)/98)+[.D$2]" office:value-type="float" office:value="154" calcext:value-type="float">
            <text:p>154</text:p>
          </table:table-cell>
          <table:table-cell table:formula="of:=INT(([.E$3]-[.E$2])*([.$A63]-1)/98)+[.E$2]" office:value-type="float" office:value="153" calcext:value-type="float">
            <text:p>153</text:p>
          </table:table-cell>
          <table:table-cell table:formula="of:=INT(([.F$3]-[.F$2])*([.$A63]-1)/98)+[.F$2]" office:value-type="float" office:value="154" calcext:value-type="float">
            <text:p>154</text:p>
          </table:table-cell>
          <table:table-cell table:formula="of:=INT(([.G$3]-[.G$2])*([.$A63]-1)/98)+[.G$2]" office:value-type="float" office:value="153" calcext:value-type="float">
            <text:p>153</text:p>
          </table:table-cell>
          <table:table-cell table:formula="of:=INT(([.H$3]-[.H$2])*([.$A63]-1)/98)+[.H$2]" office:value-type="float" office:value="607" calcext:value-type="float">
            <text:p>607</text:p>
          </table:table-cell>
          <table:table-cell table:number-columns-repeated="2"/>
          <table:table-cell table:formula="of:=CONCATENATE(16*[.K$3]+INT([.$G63]/3)*[.K$3]; &quot; (&quot;; INT((16*[.K$3]+INT([.$G63]/3)*[.K$3])*100/[.$B63]); &quot;%)&quot;)" office:value-type="string" office:string-value="67 (11%)" calcext:value-type="string">
            <text:p>67 (11%)</text:p>
          </table:table-cell>
          <table:table-cell table:formula="of:=CONCATENATE(16*[.L$3]+INT([.$G63]/3)*[.L$3]; &quot; (&quot;; INT((16*[.L$3]+INT([.$G63]/3)*[.L$3])*100/[.$B63]); &quot;%)&quot;)" office:value-type="string" office:string-value="134 (22%)" calcext:value-type="string">
            <text:p>134 (22%)</text:p>
          </table:table-cell>
          <table:table-cell table:formula="of:=CONCATENATE(16*[.M$3]+INT([.$G63]/3)*[.M$3]; &quot; (&quot;; INT((16*[.M$3]+INT([.$G63]/3)*[.M$3])*100/[.$B63]); &quot;%)&quot;)" office:value-type="string" office:string-value="201 (33%)" calcext:value-type="string">
            <text:p>201 (33%)</text:p>
          </table:table-cell>
          <table:table-cell table:formula="of:=CONCATENATE(16*[.N$3]+INT([.$G63]/3)*[.N$3]; &quot; (&quot;; INT((16*[.N$3]+INT([.$G63]/3)*[.N$3])*100/[.$B63]); &quot;%)&quot;)" office:value-type="string" office:string-value="268 (44%)" calcext:value-type="string">
            <text:p>268 (44%)</text:p>
          </table:table-cell>
          <table:table-cell table:formula="of:=CONCATENATE(16*[.O$3]+INT([.$G63]/3)*[.O$3]; &quot; (&quot;; INT((16*[.O$3]+INT([.$G63]/3)*[.O$3])*100/[.$B63]); &quot;%)&quot;)" office:value-type="string" office:string-value="335 (55%)" calcext:value-type="string">
            <text:p>335 (55%)</text:p>
          </table:table-cell>
          <table:table-cell table:formula="of:=CONCATENATE(16*[.P$3]+INT([.$G63]/3)*[.P$3]; &quot; (&quot;; INT((16*[.P$3]+INT([.$G63]/3)*[.P$3])*100/[.$B63]); &quot;%)&quot;)" office:value-type="string" office:string-value="402 (66%)" calcext:value-type="string">
            <text:p>402 (66%)</text:p>
          </table:table-cell>
          <table:table-cell table:formula="of:=CONCATENATE(16*[.Q$3]+INT([.$G63]/3)*[.Q$3]; &quot; (&quot;; INT((16*[.Q$3]+INT([.$G63]/3)*[.Q$3])*100/[.$B63]); &quot;%)&quot;)" office:value-type="string" office:string-value="469 (77%)" calcext:value-type="string">
            <text:p>469 (77%)</text:p>
          </table:table-cell>
          <table:table-cell table:formula="of:=CONCATENATE(16*[.R$3]+INT([.$G63]/3)*[.R$3]; &quot; (&quot;; INT((16*[.R$3]+INT([.$G63]/3)*[.R$3])*100/[.$B63]); &quot;%)&quot;)" office:value-type="string" office:string-value="536 (88%)" calcext:value-type="string">
            <text:p>536 (88%)</text:p>
          </table:table-cell>
          <table:table-cell table:number-columns-repeated="1006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INT(([.B$3]-[.B$2])*([.$A64]-1)/98)+[.B$2]" office:value-type="float" office:value="617" calcext:value-type="float">
            <text:p>617</text:p>
          </table:table-cell>
          <table:table-cell table:formula="of:=INT(([.C$3]-[.C$2])*([.$A64]-1)/98)+[.C$2]" office:value-type="float" office:value="61" calcext:value-type="float">
            <text:p>61</text:p>
          </table:table-cell>
          <table:table-cell table:formula="of:=INT(([.D$3]-[.D$2])*([.$A64]-1)/98)+[.D$2]" office:value-type="float" office:value="157" calcext:value-type="float">
            <text:p>157</text:p>
          </table:table-cell>
          <table:table-cell table:formula="of:=INT(([.E$3]-[.E$2])*([.$A64]-1)/98)+[.E$2]" office:value-type="float" office:value="156" calcext:value-type="float">
            <text:p>156</text:p>
          </table:table-cell>
          <table:table-cell table:formula="of:=INT(([.F$3]-[.F$2])*([.$A64]-1)/98)+[.F$2]" office:value-type="float" office:value="156" calcext:value-type="float">
            <text:p>156</text:p>
          </table:table-cell>
          <table:table-cell table:formula="of:=INT(([.G$3]-[.G$2])*([.$A64]-1)/98)+[.G$2]" office:value-type="float" office:value="156" calcext:value-type="float">
            <text:p>156</text:p>
          </table:table-cell>
          <table:table-cell table:formula="of:=INT(([.H$3]-[.H$2])*([.$A64]-1)/98)+[.H$2]" office:value-type="float" office:value="617" calcext:value-type="float">
            <text:p>617</text:p>
          </table:table-cell>
          <table:table-cell table:number-columns-repeated="2"/>
          <table:table-cell table:formula="of:=CONCATENATE(16*[.K$3]+INT([.$G64]/3)*[.K$3]; &quot; (&quot;; INT((16*[.K$3]+INT([.$G64]/3)*[.K$3])*100/[.$B64]); &quot;%)&quot;)" office:value-type="string" office:string-value="68 (11%)" calcext:value-type="string">
            <text:p>68 (11%)</text:p>
          </table:table-cell>
          <table:table-cell table:formula="of:=CONCATENATE(16*[.L$3]+INT([.$G64]/3)*[.L$3]; &quot; (&quot;; INT((16*[.L$3]+INT([.$G64]/3)*[.L$3])*100/[.$B64]); &quot;%)&quot;)" office:value-type="string" office:string-value="136 (22%)" calcext:value-type="string">
            <text:p>136 (22%)</text:p>
          </table:table-cell>
          <table:table-cell table:formula="of:=CONCATENATE(16*[.M$3]+INT([.$G64]/3)*[.M$3]; &quot; (&quot;; INT((16*[.M$3]+INT([.$G64]/3)*[.M$3])*100/[.$B64]); &quot;%)&quot;)" office:value-type="string" office:string-value="204 (33%)" calcext:value-type="string">
            <text:p>204 (33%)</text:p>
          </table:table-cell>
          <table:table-cell table:formula="of:=CONCATENATE(16*[.N$3]+INT([.$G64]/3)*[.N$3]; &quot; (&quot;; INT((16*[.N$3]+INT([.$G64]/3)*[.N$3])*100/[.$B64]); &quot;%)&quot;)" office:value-type="string" office:string-value="272 (44%)" calcext:value-type="string">
            <text:p>272 (44%)</text:p>
          </table:table-cell>
          <table:table-cell table:formula="of:=CONCATENATE(16*[.O$3]+INT([.$G64]/3)*[.O$3]; &quot; (&quot;; INT((16*[.O$3]+INT([.$G64]/3)*[.O$3])*100/[.$B64]); &quot;%)&quot;)" office:value-type="string" office:string-value="340 (55%)" calcext:value-type="string">
            <text:p>340 (55%)</text:p>
          </table:table-cell>
          <table:table-cell table:formula="of:=CONCATENATE(16*[.P$3]+INT([.$G64]/3)*[.P$3]; &quot; (&quot;; INT((16*[.P$3]+INT([.$G64]/3)*[.P$3])*100/[.$B64]); &quot;%)&quot;)" office:value-type="string" office:string-value="408 (66%)" calcext:value-type="string">
            <text:p>408 (66%)</text:p>
          </table:table-cell>
          <table:table-cell table:formula="of:=CONCATENATE(16*[.Q$3]+INT([.$G64]/3)*[.Q$3]; &quot; (&quot;; INT((16*[.Q$3]+INT([.$G64]/3)*[.Q$3])*100/[.$B64]); &quot;%)&quot;)" office:value-type="string" office:string-value="476 (77%)" calcext:value-type="string">
            <text:p>476 (77%)</text:p>
          </table:table-cell>
          <table:table-cell table:formula="of:=CONCATENATE(16*[.R$3]+INT([.$G64]/3)*[.R$3]; &quot; (&quot;; INT((16*[.R$3]+INT([.$G64]/3)*[.R$3])*100/[.$B64]); &quot;%)&quot;)" office:value-type="string" office:string-value="544 (88%)" calcext:value-type="string">
            <text:p>544 (88%)</text:p>
          </table:table-cell>
          <table:table-cell table:number-columns-repeated="1006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INT(([.B$3]-[.B$2])*([.$A65]-1)/98)+[.B$2]" office:value-type="float" office:value="627" calcext:value-type="float">
            <text:p>627</text:p>
          </table:table-cell>
          <table:table-cell table:formula="of:=INT(([.C$3]-[.C$2])*([.$A65]-1)/98)+[.C$2]" office:value-type="float" office:value="62" calcext:value-type="float">
            <text:p>62</text:p>
          </table:table-cell>
          <table:table-cell table:formula="of:=INT(([.D$3]-[.D$2])*([.$A65]-1)/98)+[.D$2]" office:value-type="float" office:value="159" calcext:value-type="float">
            <text:p>159</text:p>
          </table:table-cell>
          <table:table-cell table:formula="of:=INT(([.E$3]-[.E$2])*([.$A65]-1)/98)+[.E$2]" office:value-type="float" office:value="159" calcext:value-type="float">
            <text:p>159</text:p>
          </table:table-cell>
          <table:table-cell table:formula="of:=INT(([.F$3]-[.F$2])*([.$A65]-1)/98)+[.F$2]" office:value-type="float" office:value="159" calcext:value-type="float">
            <text:p>159</text:p>
          </table:table-cell>
          <table:table-cell table:formula="of:=INT(([.G$3]-[.G$2])*([.$A65]-1)/98)+[.G$2]" office:value-type="float" office:value="158" calcext:value-type="float">
            <text:p>158</text:p>
          </table:table-cell>
          <table:table-cell table:formula="of:=INT(([.H$3]-[.H$2])*([.$A65]-1)/98)+[.H$2]" office:value-type="float" office:value="627" calcext:value-type="float">
            <text:p>627</text:p>
          </table:table-cell>
          <table:table-cell table:number-columns-repeated="2"/>
          <table:table-cell table:formula="of:=CONCATENATE(16*[.K$3]+INT([.$G65]/3)*[.K$3]; &quot; (&quot;; INT((16*[.K$3]+INT([.$G65]/3)*[.K$3])*100/[.$B65]); &quot;%)&quot;)" office:value-type="string" office:string-value="68 (10%)" calcext:value-type="string">
            <text:p>68 (10%)</text:p>
          </table:table-cell>
          <table:table-cell table:formula="of:=CONCATENATE(16*[.L$3]+INT([.$G65]/3)*[.L$3]; &quot; (&quot;; INT((16*[.L$3]+INT([.$G65]/3)*[.L$3])*100/[.$B65]); &quot;%)&quot;)" office:value-type="string" office:string-value="136 (21%)" calcext:value-type="string">
            <text:p>136 (21%)</text:p>
          </table:table-cell>
          <table:table-cell table:formula="of:=CONCATENATE(16*[.M$3]+INT([.$G65]/3)*[.M$3]; &quot; (&quot;; INT((16*[.M$3]+INT([.$G65]/3)*[.M$3])*100/[.$B65]); &quot;%)&quot;)" office:value-type="string" office:string-value="204 (32%)" calcext:value-type="string">
            <text:p>204 (32%)</text:p>
          </table:table-cell>
          <table:table-cell table:formula="of:=CONCATENATE(16*[.N$3]+INT([.$G65]/3)*[.N$3]; &quot; (&quot;; INT((16*[.N$3]+INT([.$G65]/3)*[.N$3])*100/[.$B65]); &quot;%)&quot;)" office:value-type="string" office:string-value="272 (43%)" calcext:value-type="string">
            <text:p>272 (43%)</text:p>
          </table:table-cell>
          <table:table-cell table:formula="of:=CONCATENATE(16*[.O$3]+INT([.$G65]/3)*[.O$3]; &quot; (&quot;; INT((16*[.O$3]+INT([.$G65]/3)*[.O$3])*100/[.$B65]); &quot;%)&quot;)" office:value-type="string" office:string-value="340 (54%)" calcext:value-type="string">
            <text:p>340 (54%)</text:p>
          </table:table-cell>
          <table:table-cell table:formula="of:=CONCATENATE(16*[.P$3]+INT([.$G65]/3)*[.P$3]; &quot; (&quot;; INT((16*[.P$3]+INT([.$G65]/3)*[.P$3])*100/[.$B65]); &quot;%)&quot;)" office:value-type="string" office:string-value="408 (65%)" calcext:value-type="string">
            <text:p>408 (65%)</text:p>
          </table:table-cell>
          <table:table-cell table:formula="of:=CONCATENATE(16*[.Q$3]+INT([.$G65]/3)*[.Q$3]; &quot; (&quot;; INT((16*[.Q$3]+INT([.$G65]/3)*[.Q$3])*100/[.$B65]); &quot;%)&quot;)" office:value-type="string" office:string-value="476 (75%)" calcext:value-type="string">
            <text:p>476 (75%)</text:p>
          </table:table-cell>
          <table:table-cell table:formula="of:=CONCATENATE(16*[.R$3]+INT([.$G65]/3)*[.R$3]; &quot; (&quot;; INT((16*[.R$3]+INT([.$G65]/3)*[.R$3])*100/[.$B65]); &quot;%)&quot;)" office:value-type="string" office:string-value="544 (86%)" calcext:value-type="string">
            <text:p>544 (86%)</text:p>
          </table:table-cell>
          <table:table-cell table:number-columns-repeated="1006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INT(([.B$3]-[.B$2])*([.$A66]-1)/98)+[.B$2]" office:value-type="float" office:value="637" calcext:value-type="float">
            <text:p>637</text:p>
          </table:table-cell>
          <table:table-cell table:formula="of:=INT(([.C$3]-[.C$2])*([.$A66]-1)/98)+[.C$2]" office:value-type="float" office:value="63" calcext:value-type="float">
            <text:p>63</text:p>
          </table:table-cell>
          <table:table-cell table:formula="of:=INT(([.D$3]-[.D$2])*([.$A66]-1)/98)+[.D$2]" office:value-type="float" office:value="162" calcext:value-type="float">
            <text:p>162</text:p>
          </table:table-cell>
          <table:table-cell table:formula="of:=INT(([.E$3]-[.E$2])*([.$A66]-1)/98)+[.E$2]" office:value-type="float" office:value="161" calcext:value-type="float">
            <text:p>161</text:p>
          </table:table-cell>
          <table:table-cell table:formula="of:=INT(([.F$3]-[.F$2])*([.$A66]-1)/98)+[.F$2]" office:value-type="float" office:value="162" calcext:value-type="float">
            <text:p>162</text:p>
          </table:table-cell>
          <table:table-cell table:formula="of:=INT(([.G$3]-[.G$2])*([.$A66]-1)/98)+[.G$2]" office:value-type="float" office:value="161" calcext:value-type="float">
            <text:p>161</text:p>
          </table:table-cell>
          <table:table-cell table:formula="of:=INT(([.H$3]-[.H$2])*([.$A66]-1)/98)+[.H$2]" office:value-type="float" office:value="637" calcext:value-type="float">
            <text:p>637</text:p>
          </table:table-cell>
          <table:table-cell table:number-columns-repeated="2"/>
          <table:table-cell table:formula="of:=CONCATENATE(16*[.K$3]+INT([.$G66]/3)*[.K$3]; &quot; (&quot;; INT((16*[.K$3]+INT([.$G66]/3)*[.K$3])*100/[.$B66]); &quot;%)&quot;)" office:value-type="string" office:string-value="69 (10%)" calcext:value-type="string">
            <text:p>69 (10%)</text:p>
          </table:table-cell>
          <table:table-cell table:formula="of:=CONCATENATE(16*[.L$3]+INT([.$G66]/3)*[.L$3]; &quot; (&quot;; INT((16*[.L$3]+INT([.$G66]/3)*[.L$3])*100/[.$B66]); &quot;%)&quot;)" office:value-type="string" office:string-value="138 (21%)" calcext:value-type="string">
            <text:p>138 (21%)</text:p>
          </table:table-cell>
          <table:table-cell table:formula="of:=CONCATENATE(16*[.M$3]+INT([.$G66]/3)*[.M$3]; &quot; (&quot;; INT((16*[.M$3]+INT([.$G66]/3)*[.M$3])*100/[.$B66]); &quot;%)&quot;)" office:value-type="string" office:string-value="207 (32%)" calcext:value-type="string">
            <text:p>207 (32%)</text:p>
          </table:table-cell>
          <table:table-cell table:formula="of:=CONCATENATE(16*[.N$3]+INT([.$G66]/3)*[.N$3]; &quot; (&quot;; INT((16*[.N$3]+INT([.$G66]/3)*[.N$3])*100/[.$B66]); &quot;%)&quot;)" office:value-type="string" office:string-value="276 (43%)" calcext:value-type="string">
            <text:p>276 (43%)</text:p>
          </table:table-cell>
          <table:table-cell table:formula="of:=CONCATENATE(16*[.O$3]+INT([.$G66]/3)*[.O$3]; &quot; (&quot;; INT((16*[.O$3]+INT([.$G66]/3)*[.O$3])*100/[.$B66]); &quot;%)&quot;)" office:value-type="string" office:string-value="345 (54%)" calcext:value-type="string">
            <text:p>345 (54%)</text:p>
          </table:table-cell>
          <table:table-cell table:formula="of:=CONCATENATE(16*[.P$3]+INT([.$G66]/3)*[.P$3]; &quot; (&quot;; INT((16*[.P$3]+INT([.$G66]/3)*[.P$3])*100/[.$B66]); &quot;%)&quot;)" office:value-type="string" office:string-value="414 (64%)" calcext:value-type="string">
            <text:p>414 (64%)</text:p>
          </table:table-cell>
          <table:table-cell table:formula="of:=CONCATENATE(16*[.Q$3]+INT([.$G66]/3)*[.Q$3]; &quot; (&quot;; INT((16*[.Q$3]+INT([.$G66]/3)*[.Q$3])*100/[.$B66]); &quot;%)&quot;)" office:value-type="string" office:string-value="483 (75%)" calcext:value-type="string">
            <text:p>483 (75%)</text:p>
          </table:table-cell>
          <table:table-cell table:formula="of:=CONCATENATE(16*[.R$3]+INT([.$G66]/3)*[.R$3]; &quot; (&quot;; INT((16*[.R$3]+INT([.$G66]/3)*[.R$3])*100/[.$B66]); &quot;%)&quot;)" office:value-type="string" office:string-value="552 (86%)" calcext:value-type="string">
            <text:p>552 (86%)</text:p>
          </table:table-cell>
          <table:table-cell table:number-columns-repeated="1006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INT(([.B$3]-[.B$2])*([.$A67]-1)/98)+[.B$2]" office:value-type="float" office:value="647" calcext:value-type="float">
            <text:p>647</text:p>
          </table:table-cell>
          <table:table-cell table:formula="of:=INT(([.C$3]-[.C$2])*([.$A67]-1)/98)+[.C$2]" office:value-type="float" office:value="64" calcext:value-type="float">
            <text:p>64</text:p>
          </table:table-cell>
          <table:table-cell table:formula="of:=INT(([.D$3]-[.D$2])*([.$A67]-1)/98)+[.D$2]" office:value-type="float" office:value="165" calcext:value-type="float">
            <text:p>165</text:p>
          </table:table-cell>
          <table:table-cell table:formula="of:=INT(([.E$3]-[.E$2])*([.$A67]-1)/98)+[.E$2]" office:value-type="float" office:value="164" calcext:value-type="float">
            <text:p>164</text:p>
          </table:table-cell>
          <table:table-cell table:formula="of:=INT(([.F$3]-[.F$2])*([.$A67]-1)/98)+[.F$2]" office:value-type="float" office:value="164" calcext:value-type="float">
            <text:p>164</text:p>
          </table:table-cell>
          <table:table-cell table:formula="of:=INT(([.G$3]-[.G$2])*([.$A67]-1)/98)+[.G$2]" office:value-type="float" office:value="163" calcext:value-type="float">
            <text:p>163</text:p>
          </table:table-cell>
          <table:table-cell table:formula="of:=INT(([.H$3]-[.H$2])*([.$A67]-1)/98)+[.H$2]" office:value-type="float" office:value="647" calcext:value-type="float">
            <text:p>647</text:p>
          </table:table-cell>
          <table:table-cell table:number-columns-repeated="2"/>
          <table:table-cell table:formula="of:=CONCATENATE(16*[.K$3]+INT([.$G67]/3)*[.K$3]; &quot; (&quot;; INT((16*[.K$3]+INT([.$G67]/3)*[.K$3])*100/[.$B67]); &quot;%)&quot;)" office:value-type="string" office:string-value="70 (10%)" calcext:value-type="string">
            <text:p>70 (10%)</text:p>
          </table:table-cell>
          <table:table-cell table:formula="of:=CONCATENATE(16*[.L$3]+INT([.$G67]/3)*[.L$3]; &quot; (&quot;; INT((16*[.L$3]+INT([.$G67]/3)*[.L$3])*100/[.$B67]); &quot;%)&quot;)" office:value-type="string" office:string-value="140 (21%)" calcext:value-type="string">
            <text:p>140 (21%)</text:p>
          </table:table-cell>
          <table:table-cell table:formula="of:=CONCATENATE(16*[.M$3]+INT([.$G67]/3)*[.M$3]; &quot; (&quot;; INT((16*[.M$3]+INT([.$G67]/3)*[.M$3])*100/[.$B67]); &quot;%)&quot;)" office:value-type="string" office:string-value="210 (32%)" calcext:value-type="string">
            <text:p>210 (32%)</text:p>
          </table:table-cell>
          <table:table-cell table:formula="of:=CONCATENATE(16*[.N$3]+INT([.$G67]/3)*[.N$3]; &quot; (&quot;; INT((16*[.N$3]+INT([.$G67]/3)*[.N$3])*100/[.$B67]); &quot;%)&quot;)" office:value-type="string" office:string-value="280 (43%)" calcext:value-type="string">
            <text:p>280 (43%)</text:p>
          </table:table-cell>
          <table:table-cell table:formula="of:=CONCATENATE(16*[.O$3]+INT([.$G67]/3)*[.O$3]; &quot; (&quot;; INT((16*[.O$3]+INT([.$G67]/3)*[.O$3])*100/[.$B67]); &quot;%)&quot;)" office:value-type="string" office:string-value="350 (54%)" calcext:value-type="string">
            <text:p>350 (54%)</text:p>
          </table:table-cell>
          <table:table-cell table:formula="of:=CONCATENATE(16*[.P$3]+INT([.$G67]/3)*[.P$3]; &quot; (&quot;; INT((16*[.P$3]+INT([.$G67]/3)*[.P$3])*100/[.$B67]); &quot;%)&quot;)" office:value-type="string" office:string-value="420 (64%)" calcext:value-type="string">
            <text:p>420 (64%)</text:p>
          </table:table-cell>
          <table:table-cell table:formula="of:=CONCATENATE(16*[.Q$3]+INT([.$G67]/3)*[.Q$3]; &quot; (&quot;; INT((16*[.Q$3]+INT([.$G67]/3)*[.Q$3])*100/[.$B67]); &quot;%)&quot;)" office:value-type="string" office:string-value="490 (75%)" calcext:value-type="string">
            <text:p>490 (75%)</text:p>
          </table:table-cell>
          <table:table-cell table:formula="of:=CONCATENATE(16*[.R$3]+INT([.$G67]/3)*[.R$3]; &quot; (&quot;; INT((16*[.R$3]+INT([.$G67]/3)*[.R$3])*100/[.$B67]); &quot;%)&quot;)" office:value-type="string" office:string-value="560 (86%)" calcext:value-type="string">
            <text:p>560 (86%)</text:p>
          </table:table-cell>
          <table:table-cell table:number-columns-repeated="1006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INT(([.B$3]-[.B$2])*([.$A68]-1)/98)+[.B$2]" office:value-type="float" office:value="657" calcext:value-type="float">
            <text:p>657</text:p>
          </table:table-cell>
          <table:table-cell table:formula="of:=INT(([.C$3]-[.C$2])*([.$A68]-1)/98)+[.C$2]" office:value-type="float" office:value="65" calcext:value-type="float">
            <text:p>65</text:p>
          </table:table-cell>
          <table:table-cell table:formula="of:=INT(([.D$3]-[.D$2])*([.$A68]-1)/98)+[.D$2]" office:value-type="float" office:value="167" calcext:value-type="float">
            <text:p>167</text:p>
          </table:table-cell>
          <table:table-cell table:formula="of:=INT(([.E$3]-[.E$2])*([.$A68]-1)/98)+[.E$2]" office:value-type="float" office:value="166" calcext:value-type="float">
            <text:p>166</text:p>
          </table:table-cell>
          <table:table-cell table:formula="of:=INT(([.F$3]-[.F$2])*([.$A68]-1)/98)+[.F$2]" office:value-type="float" office:value="167" calcext:value-type="float">
            <text:p>167</text:p>
          </table:table-cell>
          <table:table-cell table:formula="of:=INT(([.G$3]-[.G$2])*([.$A68]-1)/98)+[.G$2]" office:value-type="float" office:value="166" calcext:value-type="float">
            <text:p>166</text:p>
          </table:table-cell>
          <table:table-cell table:formula="of:=INT(([.H$3]-[.H$2])*([.$A68]-1)/98)+[.H$2]" office:value-type="float" office:value="657" calcext:value-type="float">
            <text:p>657</text:p>
          </table:table-cell>
          <table:table-cell table:number-columns-repeated="2"/>
          <table:table-cell table:formula="of:=CONCATENATE(16*[.K$3]+INT([.$G68]/3)*[.K$3]; &quot; (&quot;; INT((16*[.K$3]+INT([.$G68]/3)*[.K$3])*100/[.$B68]); &quot;%)&quot;)" office:value-type="string" office:string-value="71 (10%)" calcext:value-type="string">
            <text:p>71 (10%)</text:p>
          </table:table-cell>
          <table:table-cell table:formula="of:=CONCATENATE(16*[.L$3]+INT([.$G68]/3)*[.L$3]; &quot; (&quot;; INT((16*[.L$3]+INT([.$G68]/3)*[.L$3])*100/[.$B68]); &quot;%)&quot;)" office:value-type="string" office:string-value="142 (21%)" calcext:value-type="string">
            <text:p>142 (21%)</text:p>
          </table:table-cell>
          <table:table-cell table:formula="of:=CONCATENATE(16*[.M$3]+INT([.$G68]/3)*[.M$3]; &quot; (&quot;; INT((16*[.M$3]+INT([.$G68]/3)*[.M$3])*100/[.$B68]); &quot;%)&quot;)" office:value-type="string" office:string-value="213 (32%)" calcext:value-type="string">
            <text:p>213 (32%)</text:p>
          </table:table-cell>
          <table:table-cell table:formula="of:=CONCATENATE(16*[.N$3]+INT([.$G68]/3)*[.N$3]; &quot; (&quot;; INT((16*[.N$3]+INT([.$G68]/3)*[.N$3])*100/[.$B68]); &quot;%)&quot;)" office:value-type="string" office:string-value="284 (43%)" calcext:value-type="string">
            <text:p>284 (43%)</text:p>
          </table:table-cell>
          <table:table-cell table:formula="of:=CONCATENATE(16*[.O$3]+INT([.$G68]/3)*[.O$3]; &quot; (&quot;; INT((16*[.O$3]+INT([.$G68]/3)*[.O$3])*100/[.$B68]); &quot;%)&quot;)" office:value-type="string" office:string-value="355 (54%)" calcext:value-type="string">
            <text:p>355 (54%)</text:p>
          </table:table-cell>
          <table:table-cell table:formula="of:=CONCATENATE(16*[.P$3]+INT([.$G68]/3)*[.P$3]; &quot; (&quot;; INT((16*[.P$3]+INT([.$G68]/3)*[.P$3])*100/[.$B68]); &quot;%)&quot;)" office:value-type="string" office:string-value="426 (64%)" calcext:value-type="string">
            <text:p>426 (64%)</text:p>
          </table:table-cell>
          <table:table-cell table:formula="of:=CONCATENATE(16*[.Q$3]+INT([.$G68]/3)*[.Q$3]; &quot; (&quot;; INT((16*[.Q$3]+INT([.$G68]/3)*[.Q$3])*100/[.$B68]); &quot;%)&quot;)" office:value-type="string" office:string-value="497 (75%)" calcext:value-type="string">
            <text:p>497 (75%)</text:p>
          </table:table-cell>
          <table:table-cell table:formula="of:=CONCATENATE(16*[.R$3]+INT([.$G68]/3)*[.R$3]; &quot; (&quot;; INT((16*[.R$3]+INT([.$G68]/3)*[.R$3])*100/[.$B68]); &quot;%)&quot;)" office:value-type="string" office:string-value="568 (86%)" calcext:value-type="string">
            <text:p>568 (86%)</text:p>
          </table:table-cell>
          <table:table-cell table:number-columns-repeated="1006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INT(([.B$3]-[.B$2])*([.$A69]-1)/98)+[.B$2]" office:value-type="float" office:value="667" calcext:value-type="float">
            <text:p>667</text:p>
          </table:table-cell>
          <table:table-cell table:formula="of:=INT(([.C$3]-[.C$2])*([.$A69]-1)/98)+[.C$2]" office:value-type="float" office:value="66" calcext:value-type="float">
            <text:p>66</text:p>
          </table:table-cell>
          <table:table-cell table:formula="of:=INT(([.D$3]-[.D$2])*([.$A69]-1)/98)+[.D$2]" office:value-type="float" office:value="170" calcext:value-type="float">
            <text:p>170</text:p>
          </table:table-cell>
          <table:table-cell table:formula="of:=INT(([.E$3]-[.E$2])*([.$A69]-1)/98)+[.E$2]" office:value-type="float" office:value="169" calcext:value-type="float">
            <text:p>169</text:p>
          </table:table-cell>
          <table:table-cell table:formula="of:=INT(([.F$3]-[.F$2])*([.$A69]-1)/98)+[.F$2]" office:value-type="float" office:value="169" calcext:value-type="float">
            <text:p>169</text:p>
          </table:table-cell>
          <table:table-cell table:formula="of:=INT(([.G$3]-[.G$2])*([.$A69]-1)/98)+[.G$2]" office:value-type="float" office:value="169" calcext:value-type="float">
            <text:p>169</text:p>
          </table:table-cell>
          <table:table-cell table:formula="of:=INT(([.H$3]-[.H$2])*([.$A69]-1)/98)+[.H$2]" office:value-type="float" office:value="667" calcext:value-type="float">
            <text:p>667</text:p>
          </table:table-cell>
          <table:table-cell table:number-columns-repeated="2"/>
          <table:table-cell table:formula="of:=CONCATENATE(16*[.K$3]+INT([.$G69]/3)*[.K$3]; &quot; (&quot;; INT((16*[.K$3]+INT([.$G69]/3)*[.K$3])*100/[.$B69]); &quot;%)&quot;)" office:value-type="string" office:string-value="72 (10%)" calcext:value-type="string">
            <text:p>72 (10%)</text:p>
          </table:table-cell>
          <table:table-cell table:formula="of:=CONCATENATE(16*[.L$3]+INT([.$G69]/3)*[.L$3]; &quot; (&quot;; INT((16*[.L$3]+INT([.$G69]/3)*[.L$3])*100/[.$B69]); &quot;%)&quot;)" office:value-type="string" office:string-value="144 (21%)" calcext:value-type="string">
            <text:p>144 (21%)</text:p>
          </table:table-cell>
          <table:table-cell table:formula="of:=CONCATENATE(16*[.M$3]+INT([.$G69]/3)*[.M$3]; &quot; (&quot;; INT((16*[.M$3]+INT([.$G69]/3)*[.M$3])*100/[.$B69]); &quot;%)&quot;)" office:value-type="string" office:string-value="216 (32%)" calcext:value-type="string">
            <text:p>216 (32%)</text:p>
          </table:table-cell>
          <table:table-cell table:formula="of:=CONCATENATE(16*[.N$3]+INT([.$G69]/3)*[.N$3]; &quot; (&quot;; INT((16*[.N$3]+INT([.$G69]/3)*[.N$3])*100/[.$B69]); &quot;%)&quot;)" office:value-type="string" office:string-value="288 (43%)" calcext:value-type="string">
            <text:p>288 (43%)</text:p>
          </table:table-cell>
          <table:table-cell table:formula="of:=CONCATENATE(16*[.O$3]+INT([.$G69]/3)*[.O$3]; &quot; (&quot;; INT((16*[.O$3]+INT([.$G69]/3)*[.O$3])*100/[.$B69]); &quot;%)&quot;)" office:value-type="string" office:string-value="360 (53%)" calcext:value-type="string">
            <text:p>360 (53%)</text:p>
          </table:table-cell>
          <table:table-cell table:formula="of:=CONCATENATE(16*[.P$3]+INT([.$G69]/3)*[.P$3]; &quot; (&quot;; INT((16*[.P$3]+INT([.$G69]/3)*[.P$3])*100/[.$B69]); &quot;%)&quot;)" office:value-type="string" office:string-value="432 (64%)" calcext:value-type="string">
            <text:p>432 (64%)</text:p>
          </table:table-cell>
          <table:table-cell table:formula="of:=CONCATENATE(16*[.Q$3]+INT([.$G69]/3)*[.Q$3]; &quot; (&quot;; INT((16*[.Q$3]+INT([.$G69]/3)*[.Q$3])*100/[.$B69]); &quot;%)&quot;)" office:value-type="string" office:string-value="504 (75%)" calcext:value-type="string">
            <text:p>504 (75%)</text:p>
          </table:table-cell>
          <table:table-cell table:formula="of:=CONCATENATE(16*[.R$3]+INT([.$G69]/3)*[.R$3]; &quot; (&quot;; INT((16*[.R$3]+INT([.$G69]/3)*[.R$3])*100/[.$B69]); &quot;%)&quot;)" office:value-type="string" office:string-value="576 (86%)" calcext:value-type="string">
            <text:p>576 (86%)</text:p>
          </table:table-cell>
          <table:table-cell table:number-columns-repeated="1006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INT(([.B$3]-[.B$2])*([.$A70]-1)/98)+[.B$2]" office:value-type="float" office:value="678" calcext:value-type="float">
            <text:p>678</text:p>
          </table:table-cell>
          <table:table-cell table:formula="of:=INT(([.C$3]-[.C$2])*([.$A70]-1)/98)+[.C$2]" office:value-type="float" office:value="67" calcext:value-type="float">
            <text:p>67</text:p>
          </table:table-cell>
          <table:table-cell table:formula="of:=INT(([.D$3]-[.D$2])*([.$A70]-1)/98)+[.D$2]" office:value-type="float" office:value="172" calcext:value-type="float">
            <text:p>172</text:p>
          </table:table-cell>
          <table:table-cell table:formula="of:=INT(([.E$3]-[.E$2])*([.$A70]-1)/98)+[.E$2]" office:value-type="float" office:value="172" calcext:value-type="float">
            <text:p>172</text:p>
          </table:table-cell>
          <table:table-cell table:formula="of:=INT(([.F$3]-[.F$2])*([.$A70]-1)/98)+[.F$2]" office:value-type="float" office:value="172" calcext:value-type="float">
            <text:p>172</text:p>
          </table:table-cell>
          <table:table-cell table:formula="of:=INT(([.G$3]-[.G$2])*([.$A70]-1)/98)+[.G$2]" office:value-type="float" office:value="171" calcext:value-type="float">
            <text:p>171</text:p>
          </table:table-cell>
          <table:table-cell table:formula="of:=INT(([.H$3]-[.H$2])*([.$A70]-1)/98)+[.H$2]" office:value-type="float" office:value="678" calcext:value-type="float">
            <text:p>678</text:p>
          </table:table-cell>
          <table:table-cell table:number-columns-repeated="2"/>
          <table:table-cell table:formula="of:=CONCATENATE(16*[.K$3]+INT([.$G70]/3)*[.K$3]; &quot; (&quot;; INT((16*[.K$3]+INT([.$G70]/3)*[.K$3])*100/[.$B70]); &quot;%)&quot;)" office:value-type="string" office:string-value="73 (10%)" calcext:value-type="string">
            <text:p>73 (10%)</text:p>
          </table:table-cell>
          <table:table-cell table:formula="of:=CONCATENATE(16*[.L$3]+INT([.$G70]/3)*[.L$3]; &quot; (&quot;; INT((16*[.L$3]+INT([.$G70]/3)*[.L$3])*100/[.$B70]); &quot;%)&quot;)" office:value-type="string" office:string-value="146 (21%)" calcext:value-type="string">
            <text:p>146 (21%)</text:p>
          </table:table-cell>
          <table:table-cell table:formula="of:=CONCATENATE(16*[.M$3]+INT([.$G70]/3)*[.M$3]; &quot; (&quot;; INT((16*[.M$3]+INT([.$G70]/3)*[.M$3])*100/[.$B70]); &quot;%)&quot;)" office:value-type="string" office:string-value="219 (32%)" calcext:value-type="string">
            <text:p>219 (32%)</text:p>
          </table:table-cell>
          <table:table-cell table:formula="of:=CONCATENATE(16*[.N$3]+INT([.$G70]/3)*[.N$3]; &quot; (&quot;; INT((16*[.N$3]+INT([.$G70]/3)*[.N$3])*100/[.$B70]); &quot;%)&quot;)" office:value-type="string" office:string-value="292 (43%)" calcext:value-type="string">
            <text:p>292 (43%)</text:p>
          </table:table-cell>
          <table:table-cell table:formula="of:=CONCATENATE(16*[.O$3]+INT([.$G70]/3)*[.O$3]; &quot; (&quot;; INT((16*[.O$3]+INT([.$G70]/3)*[.O$3])*100/[.$B70]); &quot;%)&quot;)" office:value-type="string" office:string-value="365 (53%)" calcext:value-type="string">
            <text:p>365 (53%)</text:p>
          </table:table-cell>
          <table:table-cell table:formula="of:=CONCATENATE(16*[.P$3]+INT([.$G70]/3)*[.P$3]; &quot; (&quot;; INT((16*[.P$3]+INT([.$G70]/3)*[.P$3])*100/[.$B70]); &quot;%)&quot;)" office:value-type="string" office:string-value="438 (64%)" calcext:value-type="string">
            <text:p>438 (64%)</text:p>
          </table:table-cell>
          <table:table-cell table:formula="of:=CONCATENATE(16*[.Q$3]+INT([.$G70]/3)*[.Q$3]; &quot; (&quot;; INT((16*[.Q$3]+INT([.$G70]/3)*[.Q$3])*100/[.$B70]); &quot;%)&quot;)" office:value-type="string" office:string-value="511 (75%)" calcext:value-type="string">
            <text:p>511 (75%)</text:p>
          </table:table-cell>
          <table:table-cell table:formula="of:=CONCATENATE(16*[.R$3]+INT([.$G70]/3)*[.R$3]; &quot; (&quot;; INT((16*[.R$3]+INT([.$G70]/3)*[.R$3])*100/[.$B70]); &quot;%)&quot;)" office:value-type="string" office:string-value="584 (86%)" calcext:value-type="string">
            <text:p>584 (86%)</text:p>
          </table:table-cell>
          <table:table-cell table:number-columns-repeated="1006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INT(([.B$3]-[.B$2])*([.$A71]-1)/98)+[.B$2]" office:value-type="float" office:value="688" calcext:value-type="float">
            <text:p>688</text:p>
          </table:table-cell>
          <table:table-cell table:formula="of:=INT(([.C$3]-[.C$2])*([.$A71]-1)/98)+[.C$2]" office:value-type="float" office:value="68" calcext:value-type="float">
            <text:p>68</text:p>
          </table:table-cell>
          <table:table-cell table:formula="of:=INT(([.D$3]-[.D$2])*([.$A71]-1)/98)+[.D$2]" office:value-type="float" office:value="175" calcext:value-type="float">
            <text:p>175</text:p>
          </table:table-cell>
          <table:table-cell table:formula="of:=INT(([.E$3]-[.E$2])*([.$A71]-1)/98)+[.E$2]" office:value-type="float" office:value="174" calcext:value-type="float">
            <text:p>174</text:p>
          </table:table-cell>
          <table:table-cell table:formula="of:=INT(([.F$3]-[.F$2])*([.$A71]-1)/98)+[.F$2]" office:value-type="float" office:value="174" calcext:value-type="float">
            <text:p>174</text:p>
          </table:table-cell>
          <table:table-cell table:formula="of:=INT(([.G$3]-[.G$2])*([.$A71]-1)/98)+[.G$2]" office:value-type="float" office:value="174" calcext:value-type="float">
            <text:p>174</text:p>
          </table:table-cell>
          <table:table-cell table:formula="of:=INT(([.H$3]-[.H$2])*([.$A71]-1)/98)+[.H$2]" office:value-type="float" office:value="688" calcext:value-type="float">
            <text:p>688</text:p>
          </table:table-cell>
          <table:table-cell table:number-columns-repeated="2"/>
          <table:table-cell table:formula="of:=CONCATENATE(16*[.K$3]+INT([.$G71]/3)*[.K$3]; &quot; (&quot;; INT((16*[.K$3]+INT([.$G71]/3)*[.K$3])*100/[.$B71]); &quot;%)&quot;)" office:value-type="string" office:string-value="74 (10%)" calcext:value-type="string">
            <text:p>74 (10%)</text:p>
          </table:table-cell>
          <table:table-cell table:formula="of:=CONCATENATE(16*[.L$3]+INT([.$G71]/3)*[.L$3]; &quot; (&quot;; INT((16*[.L$3]+INT([.$G71]/3)*[.L$3])*100/[.$B71]); &quot;%)&quot;)" office:value-type="string" office:string-value="148 (21%)" calcext:value-type="string">
            <text:p>148 (21%)</text:p>
          </table:table-cell>
          <table:table-cell table:formula="of:=CONCATENATE(16*[.M$3]+INT([.$G71]/3)*[.M$3]; &quot; (&quot;; INT((16*[.M$3]+INT([.$G71]/3)*[.M$3])*100/[.$B71]); &quot;%)&quot;)" office:value-type="string" office:string-value="222 (32%)" calcext:value-type="string">
            <text:p>222 (32%)</text:p>
          </table:table-cell>
          <table:table-cell table:formula="of:=CONCATENATE(16*[.N$3]+INT([.$G71]/3)*[.N$3]; &quot; (&quot;; INT((16*[.N$3]+INT([.$G71]/3)*[.N$3])*100/[.$B71]); &quot;%)&quot;)" office:value-type="string" office:string-value="296 (43%)" calcext:value-type="string">
            <text:p>296 (43%)</text:p>
          </table:table-cell>
          <table:table-cell table:formula="of:=CONCATENATE(16*[.O$3]+INT([.$G71]/3)*[.O$3]; &quot; (&quot;; INT((16*[.O$3]+INT([.$G71]/3)*[.O$3])*100/[.$B71]); &quot;%)&quot;)" office:value-type="string" office:string-value="370 (53%)" calcext:value-type="string">
            <text:p>370 (53%)</text:p>
          </table:table-cell>
          <table:table-cell table:formula="of:=CONCATENATE(16*[.P$3]+INT([.$G71]/3)*[.P$3]; &quot; (&quot;; INT((16*[.P$3]+INT([.$G71]/3)*[.P$3])*100/[.$B71]); &quot;%)&quot;)" office:value-type="string" office:string-value="444 (64%)" calcext:value-type="string">
            <text:p>444 (64%)</text:p>
          </table:table-cell>
          <table:table-cell table:formula="of:=CONCATENATE(16*[.Q$3]+INT([.$G71]/3)*[.Q$3]; &quot; (&quot;; INT((16*[.Q$3]+INT([.$G71]/3)*[.Q$3])*100/[.$B71]); &quot;%)&quot;)" office:value-type="string" office:string-value="518 (75%)" calcext:value-type="string">
            <text:p>518 (75%)</text:p>
          </table:table-cell>
          <table:table-cell table:formula="of:=CONCATENATE(16*[.R$3]+INT([.$G71]/3)*[.R$3]; &quot; (&quot;; INT((16*[.R$3]+INT([.$G71]/3)*[.R$3])*100/[.$B71]); &quot;%)&quot;)" office:value-type="string" office:string-value="592 (86%)" calcext:value-type="string">
            <text:p>592 (86%)</text:p>
          </table:table-cell>
          <table:table-cell table:number-columns-repeated="1006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INT(([.B$3]-[.B$2])*([.$A72]-1)/98)+[.B$2]" office:value-type="float" office:value="698" calcext:value-type="float">
            <text:p>698</text:p>
          </table:table-cell>
          <table:table-cell table:formula="of:=INT(([.C$3]-[.C$2])*([.$A72]-1)/98)+[.C$2]" office:value-type="float" office:value="69" calcext:value-type="float">
            <text:p>69</text:p>
          </table:table-cell>
          <table:table-cell table:formula="of:=INT(([.D$3]-[.D$2])*([.$A72]-1)/98)+[.D$2]" office:value-type="float" office:value="177" calcext:value-type="float">
            <text:p>177</text:p>
          </table:table-cell>
          <table:table-cell table:formula="of:=INT(([.E$3]-[.E$2])*([.$A72]-1)/98)+[.E$2]" office:value-type="float" office:value="177" calcext:value-type="float">
            <text:p>177</text:p>
          </table:table-cell>
          <table:table-cell table:formula="of:=INT(([.F$3]-[.F$2])*([.$A72]-1)/98)+[.F$2]" office:value-type="float" office:value="177" calcext:value-type="float">
            <text:p>177</text:p>
          </table:table-cell>
          <table:table-cell table:formula="of:=INT(([.G$3]-[.G$2])*([.$A72]-1)/98)+[.G$2]" office:value-type="float" office:value="176" calcext:value-type="float">
            <text:p>176</text:p>
          </table:table-cell>
          <table:table-cell table:formula="of:=INT(([.H$3]-[.H$2])*([.$A72]-1)/98)+[.H$2]" office:value-type="float" office:value="698" calcext:value-type="float">
            <text:p>698</text:p>
          </table:table-cell>
          <table:table-cell table:number-columns-repeated="2"/>
          <table:table-cell table:formula="of:=CONCATENATE(16*[.K$3]+INT([.$G72]/3)*[.K$3]; &quot; (&quot;; INT((16*[.K$3]+INT([.$G72]/3)*[.K$3])*100/[.$B72]); &quot;%)&quot;)" office:value-type="string" office:string-value="74 (10%)" calcext:value-type="string">
            <text:p>74 (10%)</text:p>
          </table:table-cell>
          <table:table-cell table:formula="of:=CONCATENATE(16*[.L$3]+INT([.$G72]/3)*[.L$3]; &quot; (&quot;; INT((16*[.L$3]+INT([.$G72]/3)*[.L$3])*100/[.$B72]); &quot;%)&quot;)" office:value-type="string" office:string-value="148 (21%)" calcext:value-type="string">
            <text:p>148 (21%)</text:p>
          </table:table-cell>
          <table:table-cell table:formula="of:=CONCATENATE(16*[.M$3]+INT([.$G72]/3)*[.M$3]; &quot; (&quot;; INT((16*[.M$3]+INT([.$G72]/3)*[.M$3])*100/[.$B72]); &quot;%)&quot;)" office:value-type="string" office:string-value="222 (31%)" calcext:value-type="string">
            <text:p>222 (31%)</text:p>
          </table:table-cell>
          <table:table-cell table:formula="of:=CONCATENATE(16*[.N$3]+INT([.$G72]/3)*[.N$3]; &quot; (&quot;; INT((16*[.N$3]+INT([.$G72]/3)*[.N$3])*100/[.$B72]); &quot;%)&quot;)" office:value-type="string" office:string-value="296 (42%)" calcext:value-type="string">
            <text:p>296 (42%)</text:p>
          </table:table-cell>
          <table:table-cell table:formula="of:=CONCATENATE(16*[.O$3]+INT([.$G72]/3)*[.O$3]; &quot; (&quot;; INT((16*[.O$3]+INT([.$G72]/3)*[.O$3])*100/[.$B72]); &quot;%)&quot;)" office:value-type="string" office:string-value="370 (53%)" calcext:value-type="string">
            <text:p>370 (53%)</text:p>
          </table:table-cell>
          <table:table-cell table:formula="of:=CONCATENATE(16*[.P$3]+INT([.$G72]/3)*[.P$3]; &quot; (&quot;; INT((16*[.P$3]+INT([.$G72]/3)*[.P$3])*100/[.$B72]); &quot;%)&quot;)" office:value-type="string" office:string-value="444 (63%)" calcext:value-type="string">
            <text:p>444 (63%)</text:p>
          </table:table-cell>
          <table:table-cell table:formula="of:=CONCATENATE(16*[.Q$3]+INT([.$G72]/3)*[.Q$3]; &quot; (&quot;; INT((16*[.Q$3]+INT([.$G72]/3)*[.Q$3])*100/[.$B72]); &quot;%)&quot;)" office:value-type="string" office:string-value="518 (74%)" calcext:value-type="string">
            <text:p>518 (74%)</text:p>
          </table:table-cell>
          <table:table-cell table:formula="of:=CONCATENATE(16*[.R$3]+INT([.$G72]/3)*[.R$3]; &quot; (&quot;; INT((16*[.R$3]+INT([.$G72]/3)*[.R$3])*100/[.$B72]); &quot;%)&quot;)" office:value-type="string" office:string-value="592 (84%)" calcext:value-type="string">
            <text:p>592 (84%)</text:p>
          </table:table-cell>
          <table:table-cell table:number-columns-repeated="1006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INT(([.B$3]-[.B$2])*([.$A73]-1)/98)+[.B$2]" office:value-type="float" office:value="708" calcext:value-type="float">
            <text:p>708</text:p>
          </table:table-cell>
          <table:table-cell table:formula="of:=INT(([.C$3]-[.C$2])*([.$A73]-1)/98)+[.C$2]" office:value-type="float" office:value="70" calcext:value-type="float">
            <text:p>70</text:p>
          </table:table-cell>
          <table:table-cell table:formula="of:=INT(([.D$3]-[.D$2])*([.$A73]-1)/98)+[.D$2]" office:value-type="float" office:value="180" calcext:value-type="float">
            <text:p>180</text:p>
          </table:table-cell>
          <table:table-cell table:formula="of:=INT(([.E$3]-[.E$2])*([.$A73]-1)/98)+[.E$2]" office:value-type="float" office:value="179" calcext:value-type="float">
            <text:p>179</text:p>
          </table:table-cell>
          <table:table-cell table:formula="of:=INT(([.F$3]-[.F$2])*([.$A73]-1)/98)+[.F$2]" office:value-type="float" office:value="180" calcext:value-type="float">
            <text:p>180</text:p>
          </table:table-cell>
          <table:table-cell table:formula="of:=INT(([.G$3]-[.G$2])*([.$A73]-1)/98)+[.G$2]" office:value-type="float" office:value="179" calcext:value-type="float">
            <text:p>179</text:p>
          </table:table-cell>
          <table:table-cell table:formula="of:=INT(([.H$3]-[.H$2])*([.$A73]-1)/98)+[.H$2]" office:value-type="float" office:value="708" calcext:value-type="float">
            <text:p>708</text:p>
          </table:table-cell>
          <table:table-cell table:number-columns-repeated="2"/>
          <table:table-cell table:formula="of:=CONCATENATE(16*[.K$3]+INT([.$G73]/3)*[.K$3]; &quot; (&quot;; INT((16*[.K$3]+INT([.$G73]/3)*[.K$3])*100/[.$B73]); &quot;%)&quot;)" office:value-type="string" office:string-value="75 (10%)" calcext:value-type="string">
            <text:p>75 (10%)</text:p>
          </table:table-cell>
          <table:table-cell table:formula="of:=CONCATENATE(16*[.L$3]+INT([.$G73]/3)*[.L$3]; &quot; (&quot;; INT((16*[.L$3]+INT([.$G73]/3)*[.L$3])*100/[.$B73]); &quot;%)&quot;)" office:value-type="string" office:string-value="150 (21%)" calcext:value-type="string">
            <text:p>150 (21%)</text:p>
          </table:table-cell>
          <table:table-cell table:formula="of:=CONCATENATE(16*[.M$3]+INT([.$G73]/3)*[.M$3]; &quot; (&quot;; INT((16*[.M$3]+INT([.$G73]/3)*[.M$3])*100/[.$B73]); &quot;%)&quot;)" office:value-type="string" office:string-value="225 (31%)" calcext:value-type="string">
            <text:p>225 (31%)</text:p>
          </table:table-cell>
          <table:table-cell table:formula="of:=CONCATENATE(16*[.N$3]+INT([.$G73]/3)*[.N$3]; &quot; (&quot;; INT((16*[.N$3]+INT([.$G73]/3)*[.N$3])*100/[.$B73]); &quot;%)&quot;)" office:value-type="string" office:string-value="300 (42%)" calcext:value-type="string">
            <text:p>300 (42%)</text:p>
          </table:table-cell>
          <table:table-cell table:formula="of:=CONCATENATE(16*[.O$3]+INT([.$G73]/3)*[.O$3]; &quot; (&quot;; INT((16*[.O$3]+INT([.$G73]/3)*[.O$3])*100/[.$B73]); &quot;%)&quot;)" office:value-type="string" office:string-value="375 (52%)" calcext:value-type="string">
            <text:p>375 (52%)</text:p>
          </table:table-cell>
          <table:table-cell table:formula="of:=CONCATENATE(16*[.P$3]+INT([.$G73]/3)*[.P$3]; &quot; (&quot;; INT((16*[.P$3]+INT([.$G73]/3)*[.P$3])*100/[.$B73]); &quot;%)&quot;)" office:value-type="string" office:string-value="450 (63%)" calcext:value-type="string">
            <text:p>450 (63%)</text:p>
          </table:table-cell>
          <table:table-cell table:formula="of:=CONCATENATE(16*[.Q$3]+INT([.$G73]/3)*[.Q$3]; &quot; (&quot;; INT((16*[.Q$3]+INT([.$G73]/3)*[.Q$3])*100/[.$B73]); &quot;%)&quot;)" office:value-type="string" office:string-value="525 (74%)" calcext:value-type="string">
            <text:p>525 (74%)</text:p>
          </table:table-cell>
          <table:table-cell table:formula="of:=CONCATENATE(16*[.R$3]+INT([.$G73]/3)*[.R$3]; &quot; (&quot;; INT((16*[.R$3]+INT([.$G73]/3)*[.R$3])*100/[.$B73]); &quot;%)&quot;)" office:value-type="string" office:string-value="600 (84%)" calcext:value-type="string">
            <text:p>600 (84%)</text:p>
          </table:table-cell>
          <table:table-cell table:number-columns-repeated="1006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INT(([.B$3]-[.B$2])*([.$A74]-1)/98)+[.B$2]" office:value-type="float" office:value="718" calcext:value-type="float">
            <text:p>718</text:p>
          </table:table-cell>
          <table:table-cell table:formula="of:=INT(([.C$3]-[.C$2])*([.$A74]-1)/98)+[.C$2]" office:value-type="float" office:value="71" calcext:value-type="float">
            <text:p>71</text:p>
          </table:table-cell>
          <table:table-cell table:formula="of:=INT(([.D$3]-[.D$2])*([.$A74]-1)/98)+[.D$2]" office:value-type="float" office:value="183" calcext:value-type="float">
            <text:p>183</text:p>
          </table:table-cell>
          <table:table-cell table:formula="of:=INT(([.E$3]-[.E$2])*([.$A74]-1)/98)+[.E$2]" office:value-type="float" office:value="182" calcext:value-type="float">
            <text:p>182</text:p>
          </table:table-cell>
          <table:table-cell table:formula="of:=INT(([.F$3]-[.F$2])*([.$A74]-1)/98)+[.F$2]" office:value-type="float" office:value="182" calcext:value-type="float">
            <text:p>182</text:p>
          </table:table-cell>
          <table:table-cell table:formula="of:=INT(([.G$3]-[.G$2])*([.$A74]-1)/98)+[.G$2]" office:value-type="float" office:value="182" calcext:value-type="float">
            <text:p>182</text:p>
          </table:table-cell>
          <table:table-cell table:formula="of:=INT(([.H$3]-[.H$2])*([.$A74]-1)/98)+[.H$2]" office:value-type="float" office:value="718" calcext:value-type="float">
            <text:p>718</text:p>
          </table:table-cell>
          <table:table-cell table:number-columns-repeated="2"/>
          <table:table-cell table:formula="of:=CONCATENATE(16*[.K$3]+INT([.$G74]/3)*[.K$3]; &quot; (&quot;; INT((16*[.K$3]+INT([.$G74]/3)*[.K$3])*100/[.$B74]); &quot;%)&quot;)" office:value-type="string" office:string-value="76 (10%)" calcext:value-type="string">
            <text:p>76 (10%)</text:p>
          </table:table-cell>
          <table:table-cell table:formula="of:=CONCATENATE(16*[.L$3]+INT([.$G74]/3)*[.L$3]; &quot; (&quot;; INT((16*[.L$3]+INT([.$G74]/3)*[.L$3])*100/[.$B74]); &quot;%)&quot;)" office:value-type="string" office:string-value="152 (21%)" calcext:value-type="string">
            <text:p>152 (21%)</text:p>
          </table:table-cell>
          <table:table-cell table:formula="of:=CONCATENATE(16*[.M$3]+INT([.$G74]/3)*[.M$3]; &quot; (&quot;; INT((16*[.M$3]+INT([.$G74]/3)*[.M$3])*100/[.$B74]); &quot;%)&quot;)" office:value-type="string" office:string-value="228 (31%)" calcext:value-type="string">
            <text:p>228 (31%)</text:p>
          </table:table-cell>
          <table:table-cell table:formula="of:=CONCATENATE(16*[.N$3]+INT([.$G74]/3)*[.N$3]; &quot; (&quot;; INT((16*[.N$3]+INT([.$G74]/3)*[.N$3])*100/[.$B74]); &quot;%)&quot;)" office:value-type="string" office:string-value="304 (42%)" calcext:value-type="string">
            <text:p>304 (42%)</text:p>
          </table:table-cell>
          <table:table-cell table:formula="of:=CONCATENATE(16*[.O$3]+INT([.$G74]/3)*[.O$3]; &quot; (&quot;; INT((16*[.O$3]+INT([.$G74]/3)*[.O$3])*100/[.$B74]); &quot;%)&quot;)" office:value-type="string" office:string-value="380 (52%)" calcext:value-type="string">
            <text:p>380 (52%)</text:p>
          </table:table-cell>
          <table:table-cell table:formula="of:=CONCATENATE(16*[.P$3]+INT([.$G74]/3)*[.P$3]; &quot; (&quot;; INT((16*[.P$3]+INT([.$G74]/3)*[.P$3])*100/[.$B74]); &quot;%)&quot;)" office:value-type="string" office:string-value="456 (63%)" calcext:value-type="string">
            <text:p>456 (63%)</text:p>
          </table:table-cell>
          <table:table-cell table:formula="of:=CONCATENATE(16*[.Q$3]+INT([.$G74]/3)*[.Q$3]; &quot; (&quot;; INT((16*[.Q$3]+INT([.$G74]/3)*[.Q$3])*100/[.$B74]); &quot;%)&quot;)" office:value-type="string" office:string-value="532 (74%)" calcext:value-type="string">
            <text:p>532 (74%)</text:p>
          </table:table-cell>
          <table:table-cell table:formula="of:=CONCATENATE(16*[.R$3]+INT([.$G74]/3)*[.R$3]; &quot; (&quot;; INT((16*[.R$3]+INT([.$G74]/3)*[.R$3])*100/[.$B74]); &quot;%)&quot;)" office:value-type="string" office:string-value="608 (84%)" calcext:value-type="string">
            <text:p>608 (84%)</text:p>
          </table:table-cell>
          <table:table-cell table:number-columns-repeated="1006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INT(([.B$3]-[.B$2])*([.$A75]-1)/98)+[.B$2]" office:value-type="float" office:value="728" calcext:value-type="float">
            <text:p>728</text:p>
          </table:table-cell>
          <table:table-cell table:formula="of:=INT(([.C$3]-[.C$2])*([.$A75]-1)/98)+[.C$2]" office:value-type="float" office:value="72" calcext:value-type="float">
            <text:p>72</text:p>
          </table:table-cell>
          <table:table-cell table:formula="of:=INT(([.D$3]-[.D$2])*([.$A75]-1)/98)+[.D$2]" office:value-type="float" office:value="185" calcext:value-type="float">
            <text:p>185</text:p>
          </table:table-cell>
          <table:table-cell table:formula="of:=INT(([.E$3]-[.E$2])*([.$A75]-1)/98)+[.E$2]" office:value-type="float" office:value="185" calcext:value-type="float">
            <text:p>185</text:p>
          </table:table-cell>
          <table:table-cell table:formula="of:=INT(([.F$3]-[.F$2])*([.$A75]-1)/98)+[.F$2]" office:value-type="float" office:value="185" calcext:value-type="float">
            <text:p>185</text:p>
          </table:table-cell>
          <table:table-cell table:formula="of:=INT(([.G$3]-[.G$2])*([.$A75]-1)/98)+[.G$2]" office:value-type="float" office:value="184" calcext:value-type="float">
            <text:p>184</text:p>
          </table:table-cell>
          <table:table-cell table:formula="of:=INT(([.H$3]-[.H$2])*([.$A75]-1)/98)+[.H$2]" office:value-type="float" office:value="728" calcext:value-type="float">
            <text:p>728</text:p>
          </table:table-cell>
          <table:table-cell table:number-columns-repeated="2"/>
          <table:table-cell table:formula="of:=CONCATENATE(16*[.K$3]+INT([.$G75]/3)*[.K$3]; &quot; (&quot;; INT((16*[.K$3]+INT([.$G75]/3)*[.K$3])*100/[.$B75]); &quot;%)&quot;)" office:value-type="string" office:string-value="77 (10%)" calcext:value-type="string">
            <text:p>77 (10%)</text:p>
          </table:table-cell>
          <table:table-cell table:formula="of:=CONCATENATE(16*[.L$3]+INT([.$G75]/3)*[.L$3]; &quot; (&quot;; INT((16*[.L$3]+INT([.$G75]/3)*[.L$3])*100/[.$B75]); &quot;%)&quot;)" office:value-type="string" office:string-value="154 (21%)" calcext:value-type="string">
            <text:p>154 (21%)</text:p>
          </table:table-cell>
          <table:table-cell table:formula="of:=CONCATENATE(16*[.M$3]+INT([.$G75]/3)*[.M$3]; &quot; (&quot;; INT((16*[.M$3]+INT([.$G75]/3)*[.M$3])*100/[.$B75]); &quot;%)&quot;)" office:value-type="string" office:string-value="231 (31%)" calcext:value-type="string">
            <text:p>231 (31%)</text:p>
          </table:table-cell>
          <table:table-cell table:formula="of:=CONCATENATE(16*[.N$3]+INT([.$G75]/3)*[.N$3]; &quot; (&quot;; INT((16*[.N$3]+INT([.$G75]/3)*[.N$3])*100/[.$B75]); &quot;%)&quot;)" office:value-type="string" office:string-value="308 (42%)" calcext:value-type="string">
            <text:p>308 (42%)</text:p>
          </table:table-cell>
          <table:table-cell table:formula="of:=CONCATENATE(16*[.O$3]+INT([.$G75]/3)*[.O$3]; &quot; (&quot;; INT((16*[.O$3]+INT([.$G75]/3)*[.O$3])*100/[.$B75]); &quot;%)&quot;)" office:value-type="string" office:string-value="385 (52%)" calcext:value-type="string">
            <text:p>385 (52%)</text:p>
          </table:table-cell>
          <table:table-cell table:formula="of:=CONCATENATE(16*[.P$3]+INT([.$G75]/3)*[.P$3]; &quot; (&quot;; INT((16*[.P$3]+INT([.$G75]/3)*[.P$3])*100/[.$B75]); &quot;%)&quot;)" office:value-type="string" office:string-value="462 (63%)" calcext:value-type="string">
            <text:p>462 (63%)</text:p>
          </table:table-cell>
          <table:table-cell table:formula="of:=CONCATENATE(16*[.Q$3]+INT([.$G75]/3)*[.Q$3]; &quot; (&quot;; INT((16*[.Q$3]+INT([.$G75]/3)*[.Q$3])*100/[.$B75]); &quot;%)&quot;)" office:value-type="string" office:string-value="539 (74%)" calcext:value-type="string">
            <text:p>539 (74%)</text:p>
          </table:table-cell>
          <table:table-cell table:formula="of:=CONCATENATE(16*[.R$3]+INT([.$G75]/3)*[.R$3]; &quot; (&quot;; INT((16*[.R$3]+INT([.$G75]/3)*[.R$3])*100/[.$B75]); &quot;%)&quot;)" office:value-type="string" office:string-value="616 (84%)" calcext:value-type="string">
            <text:p>616 (84%)</text:p>
          </table:table-cell>
          <table:table-cell table:number-columns-repeated="1006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INT(([.B$3]-[.B$2])*([.$A76]-1)/98)+[.B$2]" office:value-type="float" office:value="738" calcext:value-type="float">
            <text:p>738</text:p>
          </table:table-cell>
          <table:table-cell table:formula="of:=INT(([.C$3]-[.C$2])*([.$A76]-1)/98)+[.C$2]" office:value-type="float" office:value="73" calcext:value-type="float">
            <text:p>73</text:p>
          </table:table-cell>
          <table:table-cell table:formula="of:=INT(([.D$3]-[.D$2])*([.$A76]-1)/98)+[.D$2]" office:value-type="float" office:value="188" calcext:value-type="float">
            <text:p>188</text:p>
          </table:table-cell>
          <table:table-cell table:formula="of:=INT(([.E$3]-[.E$2])*([.$A76]-1)/98)+[.E$2]" office:value-type="float" office:value="187" calcext:value-type="float">
            <text:p>187</text:p>
          </table:table-cell>
          <table:table-cell table:formula="of:=INT(([.F$3]-[.F$2])*([.$A76]-1)/98)+[.F$2]" office:value-type="float" office:value="187" calcext:value-type="float">
            <text:p>187</text:p>
          </table:table-cell>
          <table:table-cell table:formula="of:=INT(([.G$3]-[.G$2])*([.$A76]-1)/98)+[.G$2]" office:value-type="float" office:value="187" calcext:value-type="float">
            <text:p>187</text:p>
          </table:table-cell>
          <table:table-cell table:formula="of:=INT(([.H$3]-[.H$2])*([.$A76]-1)/98)+[.H$2]" office:value-type="float" office:value="738" calcext:value-type="float">
            <text:p>738</text:p>
          </table:table-cell>
          <table:table-cell table:number-columns-repeated="2"/>
          <table:table-cell table:formula="of:=CONCATENATE(16*[.K$3]+INT([.$G76]/3)*[.K$3]; &quot; (&quot;; INT((16*[.K$3]+INT([.$G76]/3)*[.K$3])*100/[.$B76]); &quot;%)&quot;)" office:value-type="string" office:string-value="78 (10%)" calcext:value-type="string">
            <text:p>78 (10%)</text:p>
          </table:table-cell>
          <table:table-cell table:formula="of:=CONCATENATE(16*[.L$3]+INT([.$G76]/3)*[.L$3]; &quot; (&quot;; INT((16*[.L$3]+INT([.$G76]/3)*[.L$3])*100/[.$B76]); &quot;%)&quot;)" office:value-type="string" office:string-value="156 (21%)" calcext:value-type="string">
            <text:p>156 (21%)</text:p>
          </table:table-cell>
          <table:table-cell table:formula="of:=CONCATENATE(16*[.M$3]+INT([.$G76]/3)*[.M$3]; &quot; (&quot;; INT((16*[.M$3]+INT([.$G76]/3)*[.M$3])*100/[.$B76]); &quot;%)&quot;)" office:value-type="string" office:string-value="234 (31%)" calcext:value-type="string">
            <text:p>234 (31%)</text:p>
          </table:table-cell>
          <table:table-cell table:formula="of:=CONCATENATE(16*[.N$3]+INT([.$G76]/3)*[.N$3]; &quot; (&quot;; INT((16*[.N$3]+INT([.$G76]/3)*[.N$3])*100/[.$B76]); &quot;%)&quot;)" office:value-type="string" office:string-value="312 (42%)" calcext:value-type="string">
            <text:p>312 (42%)</text:p>
          </table:table-cell>
          <table:table-cell table:formula="of:=CONCATENATE(16*[.O$3]+INT([.$G76]/3)*[.O$3]; &quot; (&quot;; INT((16*[.O$3]+INT([.$G76]/3)*[.O$3])*100/[.$B76]); &quot;%)&quot;)" office:value-type="string" office:string-value="390 (52%)" calcext:value-type="string">
            <text:p>390 (52%)</text:p>
          </table:table-cell>
          <table:table-cell table:formula="of:=CONCATENATE(16*[.P$3]+INT([.$G76]/3)*[.P$3]; &quot; (&quot;; INT((16*[.P$3]+INT([.$G76]/3)*[.P$3])*100/[.$B76]); &quot;%)&quot;)" office:value-type="string" office:string-value="468 (63%)" calcext:value-type="string">
            <text:p>468 (63%)</text:p>
          </table:table-cell>
          <table:table-cell table:formula="of:=CONCATENATE(16*[.Q$3]+INT([.$G76]/3)*[.Q$3]; &quot; (&quot;; INT((16*[.Q$3]+INT([.$G76]/3)*[.Q$3])*100/[.$B76]); &quot;%)&quot;)" office:value-type="string" office:string-value="546 (73%)" calcext:value-type="string">
            <text:p>546 (73%)</text:p>
          </table:table-cell>
          <table:table-cell table:formula="of:=CONCATENATE(16*[.R$3]+INT([.$G76]/3)*[.R$3]; &quot; (&quot;; INT((16*[.R$3]+INT([.$G76]/3)*[.R$3])*100/[.$B76]); &quot;%)&quot;)" office:value-type="string" office:string-value="624 (84%)" calcext:value-type="string">
            <text:p>624 (84%)</text:p>
          </table:table-cell>
          <table:table-cell table:number-columns-repeated="1006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INT(([.B$3]-[.B$2])*([.$A77]-1)/98)+[.B$2]" office:value-type="float" office:value="748" calcext:value-type="float">
            <text:p>748</text:p>
          </table:table-cell>
          <table:table-cell table:formula="of:=INT(([.C$3]-[.C$2])*([.$A77]-1)/98)+[.C$2]" office:value-type="float" office:value="74" calcext:value-type="float">
            <text:p>74</text:p>
          </table:table-cell>
          <table:table-cell table:formula="of:=INT(([.D$3]-[.D$2])*([.$A77]-1)/98)+[.D$2]" office:value-type="float" office:value="190" calcext:value-type="float">
            <text:p>190</text:p>
          </table:table-cell>
          <table:table-cell table:formula="of:=INT(([.E$3]-[.E$2])*([.$A77]-1)/98)+[.E$2]" office:value-type="float" office:value="190" calcext:value-type="float">
            <text:p>190</text:p>
          </table:table-cell>
          <table:table-cell table:formula="of:=INT(([.F$3]-[.F$2])*([.$A77]-1)/98)+[.F$2]" office:value-type="float" office:value="190" calcext:value-type="float">
            <text:p>190</text:p>
          </table:table-cell>
          <table:table-cell table:formula="of:=INT(([.G$3]-[.G$2])*([.$A77]-1)/98)+[.G$2]" office:value-type="float" office:value="189" calcext:value-type="float">
            <text:p>189</text:p>
          </table:table-cell>
          <table:table-cell table:formula="of:=INT(([.H$3]-[.H$2])*([.$A77]-1)/98)+[.H$2]" office:value-type="float" office:value="748" calcext:value-type="float">
            <text:p>748</text:p>
          </table:table-cell>
          <table:table-cell table:number-columns-repeated="2"/>
          <table:table-cell table:formula="of:=CONCATENATE(16*[.K$3]+INT([.$G77]/3)*[.K$3]; &quot; (&quot;; INT((16*[.K$3]+INT([.$G77]/3)*[.K$3])*100/[.$B77]); &quot;%)&quot;)" office:value-type="string" office:string-value="79 (10%)" calcext:value-type="string">
            <text:p>79 (10%)</text:p>
          </table:table-cell>
          <table:table-cell table:formula="of:=CONCATENATE(16*[.L$3]+INT([.$G77]/3)*[.L$3]; &quot; (&quot;; INT((16*[.L$3]+INT([.$G77]/3)*[.L$3])*100/[.$B77]); &quot;%)&quot;)" office:value-type="string" office:string-value="158 (21%)" calcext:value-type="string">
            <text:p>158 (21%)</text:p>
          </table:table-cell>
          <table:table-cell table:formula="of:=CONCATENATE(16*[.M$3]+INT([.$G77]/3)*[.M$3]; &quot; (&quot;; INT((16*[.M$3]+INT([.$G77]/3)*[.M$3])*100/[.$B77]); &quot;%)&quot;)" office:value-type="string" office:string-value="237 (31%)" calcext:value-type="string">
            <text:p>237 (31%)</text:p>
          </table:table-cell>
          <table:table-cell table:formula="of:=CONCATENATE(16*[.N$3]+INT([.$G77]/3)*[.N$3]; &quot; (&quot;; INT((16*[.N$3]+INT([.$G77]/3)*[.N$3])*100/[.$B77]); &quot;%)&quot;)" office:value-type="string" office:string-value="316 (42%)" calcext:value-type="string">
            <text:p>316 (42%)</text:p>
          </table:table-cell>
          <table:table-cell table:formula="of:=CONCATENATE(16*[.O$3]+INT([.$G77]/3)*[.O$3]; &quot; (&quot;; INT((16*[.O$3]+INT([.$G77]/3)*[.O$3])*100/[.$B77]); &quot;%)&quot;)" office:value-type="string" office:string-value="395 (52%)" calcext:value-type="string">
            <text:p>395 (52%)</text:p>
          </table:table-cell>
          <table:table-cell table:formula="of:=CONCATENATE(16*[.P$3]+INT([.$G77]/3)*[.P$3]; &quot; (&quot;; INT((16*[.P$3]+INT([.$G77]/3)*[.P$3])*100/[.$B77]); &quot;%)&quot;)" office:value-type="string" office:string-value="474 (63%)" calcext:value-type="string">
            <text:p>474 (63%)</text:p>
          </table:table-cell>
          <table:table-cell table:formula="of:=CONCATENATE(16*[.Q$3]+INT([.$G77]/3)*[.Q$3]; &quot; (&quot;; INT((16*[.Q$3]+INT([.$G77]/3)*[.Q$3])*100/[.$B77]); &quot;%)&quot;)" office:value-type="string" office:string-value="553 (73%)" calcext:value-type="string">
            <text:p>553 (73%)</text:p>
          </table:table-cell>
          <table:table-cell table:formula="of:=CONCATENATE(16*[.R$3]+INT([.$G77]/3)*[.R$3]; &quot; (&quot;; INT((16*[.R$3]+INT([.$G77]/3)*[.R$3])*100/[.$B77]); &quot;%)&quot;)" office:value-type="string" office:string-value="632 (84%)" calcext:value-type="string">
            <text:p>632 (84%)</text:p>
          </table:table-cell>
          <table:table-cell table:number-columns-repeated="1006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INT(([.B$3]-[.B$2])*([.$A78]-1)/98)+[.B$2]" office:value-type="float" office:value="758" calcext:value-type="float">
            <text:p>758</text:p>
          </table:table-cell>
          <table:table-cell table:formula="of:=INT(([.C$3]-[.C$2])*([.$A78]-1)/98)+[.C$2]" office:value-type="float" office:value="75" calcext:value-type="float">
            <text:p>75</text:p>
          </table:table-cell>
          <table:table-cell table:formula="of:=INT(([.D$3]-[.D$2])*([.$A78]-1)/98)+[.D$2]" office:value-type="float" office:value="193" calcext:value-type="float">
            <text:p>193</text:p>
          </table:table-cell>
          <table:table-cell table:formula="of:=INT(([.E$3]-[.E$2])*([.$A78]-1)/98)+[.E$2]" office:value-type="float" office:value="192" calcext:value-type="float">
            <text:p>192</text:p>
          </table:table-cell>
          <table:table-cell table:formula="of:=INT(([.F$3]-[.F$2])*([.$A78]-1)/98)+[.F$2]" office:value-type="float" office:value="193" calcext:value-type="float">
            <text:p>193</text:p>
          </table:table-cell>
          <table:table-cell table:formula="of:=INT(([.G$3]-[.G$2])*([.$A78]-1)/98)+[.G$2]" office:value-type="float" office:value="192" calcext:value-type="float">
            <text:p>192</text:p>
          </table:table-cell>
          <table:table-cell table:formula="of:=INT(([.H$3]-[.H$2])*([.$A78]-1)/98)+[.H$2]" office:value-type="float" office:value="758" calcext:value-type="float">
            <text:p>758</text:p>
          </table:table-cell>
          <table:table-cell table:number-columns-repeated="2"/>
          <table:table-cell table:formula="of:=CONCATENATE(16*[.K$3]+INT([.$G78]/3)*[.K$3]; &quot; (&quot;; INT((16*[.K$3]+INT([.$G78]/3)*[.K$3])*100/[.$B78]); &quot;%)&quot;)" office:value-type="string" office:string-value="80 (10%)" calcext:value-type="string">
            <text:p>80 (10%)</text:p>
          </table:table-cell>
          <table:table-cell table:formula="of:=CONCATENATE(16*[.L$3]+INT([.$G78]/3)*[.L$3]; &quot; (&quot;; INT((16*[.L$3]+INT([.$G78]/3)*[.L$3])*100/[.$B78]); &quot;%)&quot;)" office:value-type="string" office:string-value="160 (21%)" calcext:value-type="string">
            <text:p>160 (21%)</text:p>
          </table:table-cell>
          <table:table-cell table:formula="of:=CONCATENATE(16*[.M$3]+INT([.$G78]/3)*[.M$3]; &quot; (&quot;; INT((16*[.M$3]+INT([.$G78]/3)*[.M$3])*100/[.$B78]); &quot;%)&quot;)" office:value-type="string" office:string-value="240 (31%)" calcext:value-type="string">
            <text:p>240 (31%)</text:p>
          </table:table-cell>
          <table:table-cell table:formula="of:=CONCATENATE(16*[.N$3]+INT([.$G78]/3)*[.N$3]; &quot; (&quot;; INT((16*[.N$3]+INT([.$G78]/3)*[.N$3])*100/[.$B78]); &quot;%)&quot;)" office:value-type="string" office:string-value="320 (42%)" calcext:value-type="string">
            <text:p>320 (42%)</text:p>
          </table:table-cell>
          <table:table-cell table:formula="of:=CONCATENATE(16*[.O$3]+INT([.$G78]/3)*[.O$3]; &quot; (&quot;; INT((16*[.O$3]+INT([.$G78]/3)*[.O$3])*100/[.$B78]); &quot;%)&quot;)" office:value-type="string" office:string-value="400 (52%)" calcext:value-type="string">
            <text:p>400 (52%)</text:p>
          </table:table-cell>
          <table:table-cell table:formula="of:=CONCATENATE(16*[.P$3]+INT([.$G78]/3)*[.P$3]; &quot; (&quot;; INT((16*[.P$3]+INT([.$G78]/3)*[.P$3])*100/[.$B78]); &quot;%)&quot;)" office:value-type="string" office:string-value="480 (63%)" calcext:value-type="string">
            <text:p>480 (63%)</text:p>
          </table:table-cell>
          <table:table-cell table:formula="of:=CONCATENATE(16*[.Q$3]+INT([.$G78]/3)*[.Q$3]; &quot; (&quot;; INT((16*[.Q$3]+INT([.$G78]/3)*[.Q$3])*100/[.$B78]); &quot;%)&quot;)" office:value-type="string" office:string-value="560 (73%)" calcext:value-type="string">
            <text:p>560 (73%)</text:p>
          </table:table-cell>
          <table:table-cell table:formula="of:=CONCATENATE(16*[.R$3]+INT([.$G78]/3)*[.R$3]; &quot; (&quot;; INT((16*[.R$3]+INT([.$G78]/3)*[.R$3])*100/[.$B78]); &quot;%)&quot;)" office:value-type="string" office:string-value="640 (84%)" calcext:value-type="string">
            <text:p>640 (84%)</text:p>
          </table:table-cell>
          <table:table-cell table:number-columns-repeated="1006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INT(([.B$3]-[.B$2])*([.$A79]-1)/98)+[.B$2]" office:value-type="float" office:value="768" calcext:value-type="float">
            <text:p>768</text:p>
          </table:table-cell>
          <table:table-cell table:formula="of:=INT(([.C$3]-[.C$2])*([.$A79]-1)/98)+[.C$2]" office:value-type="float" office:value="76" calcext:value-type="float">
            <text:p>76</text:p>
          </table:table-cell>
          <table:table-cell table:formula="of:=INT(([.D$3]-[.D$2])*([.$A79]-1)/98)+[.D$2]" office:value-type="float" office:value="195" calcext:value-type="float">
            <text:p>195</text:p>
          </table:table-cell>
          <table:table-cell table:formula="of:=INT(([.E$3]-[.E$2])*([.$A79]-1)/98)+[.E$2]" office:value-type="float" office:value="195" calcext:value-type="float">
            <text:p>195</text:p>
          </table:table-cell>
          <table:table-cell table:formula="of:=INT(([.F$3]-[.F$2])*([.$A79]-1)/98)+[.F$2]" office:value-type="float" office:value="195" calcext:value-type="float">
            <text:p>195</text:p>
          </table:table-cell>
          <table:table-cell table:formula="of:=INT(([.G$3]-[.G$2])*([.$A79]-1)/98)+[.G$2]" office:value-type="float" office:value="195" calcext:value-type="float">
            <text:p>195</text:p>
          </table:table-cell>
          <table:table-cell table:formula="of:=INT(([.H$3]-[.H$2])*([.$A79]-1)/98)+[.H$2]" office:value-type="float" office:value="768" calcext:value-type="float">
            <text:p>768</text:p>
          </table:table-cell>
          <table:table-cell table:number-columns-repeated="2"/>
          <table:table-cell table:formula="of:=CONCATENATE(16*[.K$3]+INT([.$G79]/3)*[.K$3]; &quot; (&quot;; INT((16*[.K$3]+INT([.$G79]/3)*[.K$3])*100/[.$B79]); &quot;%)&quot;)" office:value-type="string" office:string-value="81 (10%)" calcext:value-type="string">
            <text:p>81 (10%)</text:p>
          </table:table-cell>
          <table:table-cell table:formula="of:=CONCATENATE(16*[.L$3]+INT([.$G79]/3)*[.L$3]; &quot; (&quot;; INT((16*[.L$3]+INT([.$G79]/3)*[.L$3])*100/[.$B79]); &quot;%)&quot;)" office:value-type="string" office:string-value="162 (21%)" calcext:value-type="string">
            <text:p>162 (21%)</text:p>
          </table:table-cell>
          <table:table-cell table:formula="of:=CONCATENATE(16*[.M$3]+INT([.$G79]/3)*[.M$3]; &quot; (&quot;; INT((16*[.M$3]+INT([.$G79]/3)*[.M$3])*100/[.$B79]); &quot;%)&quot;)" office:value-type="string" office:string-value="243 (31%)" calcext:value-type="string">
            <text:p>243 (31%)</text:p>
          </table:table-cell>
          <table:table-cell table:formula="of:=CONCATENATE(16*[.N$3]+INT([.$G79]/3)*[.N$3]; &quot; (&quot;; INT((16*[.N$3]+INT([.$G79]/3)*[.N$3])*100/[.$B79]); &quot;%)&quot;)" office:value-type="string" office:string-value="324 (42%)" calcext:value-type="string">
            <text:p>324 (42%)</text:p>
          </table:table-cell>
          <table:table-cell table:formula="of:=CONCATENATE(16*[.O$3]+INT([.$G79]/3)*[.O$3]; &quot; (&quot;; INT((16*[.O$3]+INT([.$G79]/3)*[.O$3])*100/[.$B79]); &quot;%)&quot;)" office:value-type="string" office:string-value="405 (52%)" calcext:value-type="string">
            <text:p>405 (52%)</text:p>
          </table:table-cell>
          <table:table-cell table:formula="of:=CONCATENATE(16*[.P$3]+INT([.$G79]/3)*[.P$3]; &quot; (&quot;; INT((16*[.P$3]+INT([.$G79]/3)*[.P$3])*100/[.$B79]); &quot;%)&quot;)" office:value-type="string" office:string-value="486 (63%)" calcext:value-type="string">
            <text:p>486 (63%)</text:p>
          </table:table-cell>
          <table:table-cell table:formula="of:=CONCATENATE(16*[.Q$3]+INT([.$G79]/3)*[.Q$3]; &quot; (&quot;; INT((16*[.Q$3]+INT([.$G79]/3)*[.Q$3])*100/[.$B79]); &quot;%)&quot;)" office:value-type="string" office:string-value="567 (73%)" calcext:value-type="string">
            <text:p>567 (73%)</text:p>
          </table:table-cell>
          <table:table-cell table:formula="of:=CONCATENATE(16*[.R$3]+INT([.$G79]/3)*[.R$3]; &quot; (&quot;; INT((16*[.R$3]+INT([.$G79]/3)*[.R$3])*100/[.$B79]); &quot;%)&quot;)" office:value-type="string" office:string-value="648 (84%)" calcext:value-type="string">
            <text:p>648 (84%)</text:p>
          </table:table-cell>
          <table:table-cell table:number-columns-repeated="1006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INT(([.B$3]-[.B$2])*([.$A80]-1)/98)+[.B$2]" office:value-type="float" office:value="778" calcext:value-type="float">
            <text:p>778</text:p>
          </table:table-cell>
          <table:table-cell table:formula="of:=INT(([.C$3]-[.C$2])*([.$A80]-1)/98)+[.C$2]" office:value-type="float" office:value="77" calcext:value-type="float">
            <text:p>77</text:p>
          </table:table-cell>
          <table:table-cell table:formula="of:=INT(([.D$3]-[.D$2])*([.$A80]-1)/98)+[.D$2]" office:value-type="float" office:value="198" calcext:value-type="float">
            <text:p>198</text:p>
          </table:table-cell>
          <table:table-cell table:formula="of:=INT(([.E$3]-[.E$2])*([.$A80]-1)/98)+[.E$2]" office:value-type="float" office:value="197" calcext:value-type="float">
            <text:p>197</text:p>
          </table:table-cell>
          <table:table-cell table:formula="of:=INT(([.F$3]-[.F$2])*([.$A80]-1)/98)+[.F$2]" office:value-type="float" office:value="198" calcext:value-type="float">
            <text:p>198</text:p>
          </table:table-cell>
          <table:table-cell table:formula="of:=INT(([.G$3]-[.G$2])*([.$A80]-1)/98)+[.G$2]" office:value-type="float" office:value="197" calcext:value-type="float">
            <text:p>197</text:p>
          </table:table-cell>
          <table:table-cell table:formula="of:=INT(([.H$3]-[.H$2])*([.$A80]-1)/98)+[.H$2]" office:value-type="float" office:value="778" calcext:value-type="float">
            <text:p>778</text:p>
          </table:table-cell>
          <table:table-cell table:number-columns-repeated="2"/>
          <table:table-cell table:formula="of:=CONCATENATE(16*[.K$3]+INT([.$G80]/3)*[.K$3]; &quot; (&quot;; INT((16*[.K$3]+INT([.$G80]/3)*[.K$3])*100/[.$B80]); &quot;%)&quot;)" office:value-type="string" office:string-value="81 (10%)" calcext:value-type="string">
            <text:p>81 (10%)</text:p>
          </table:table-cell>
          <table:table-cell table:formula="of:=CONCATENATE(16*[.L$3]+INT([.$G80]/3)*[.L$3]; &quot; (&quot;; INT((16*[.L$3]+INT([.$G80]/3)*[.L$3])*100/[.$B80]); &quot;%)&quot;)" office:value-type="string" office:string-value="162 (20%)" calcext:value-type="string">
            <text:p>162 (20%)</text:p>
          </table:table-cell>
          <table:table-cell table:formula="of:=CONCATENATE(16*[.M$3]+INT([.$G80]/3)*[.M$3]; &quot; (&quot;; INT((16*[.M$3]+INT([.$G80]/3)*[.M$3])*100/[.$B80]); &quot;%)&quot;)" office:value-type="string" office:string-value="243 (31%)" calcext:value-type="string">
            <text:p>243 (31%)</text:p>
          </table:table-cell>
          <table:table-cell table:formula="of:=CONCATENATE(16*[.N$3]+INT([.$G80]/3)*[.N$3]; &quot; (&quot;; INT((16*[.N$3]+INT([.$G80]/3)*[.N$3])*100/[.$B80]); &quot;%)&quot;)" office:value-type="string" office:string-value="324 (41%)" calcext:value-type="string">
            <text:p>324 (41%)</text:p>
          </table:table-cell>
          <table:table-cell table:formula="of:=CONCATENATE(16*[.O$3]+INT([.$G80]/3)*[.O$3]; &quot; (&quot;; INT((16*[.O$3]+INT([.$G80]/3)*[.O$3])*100/[.$B80]); &quot;%)&quot;)" office:value-type="string" office:string-value="405 (52%)" calcext:value-type="string">
            <text:p>405 (52%)</text:p>
          </table:table-cell>
          <table:table-cell table:formula="of:=CONCATENATE(16*[.P$3]+INT([.$G80]/3)*[.P$3]; &quot; (&quot;; INT((16*[.P$3]+INT([.$G80]/3)*[.P$3])*100/[.$B80]); &quot;%)&quot;)" office:value-type="string" office:string-value="486 (62%)" calcext:value-type="string">
            <text:p>486 (62%)</text:p>
          </table:table-cell>
          <table:table-cell table:formula="of:=CONCATENATE(16*[.Q$3]+INT([.$G80]/3)*[.Q$3]; &quot; (&quot;; INT((16*[.Q$3]+INT([.$G80]/3)*[.Q$3])*100/[.$B80]); &quot;%)&quot;)" office:value-type="string" office:string-value="567 (72%)" calcext:value-type="string">
            <text:p>567 (72%)</text:p>
          </table:table-cell>
          <table:table-cell table:formula="of:=CONCATENATE(16*[.R$3]+INT([.$G80]/3)*[.R$3]; &quot; (&quot;; INT((16*[.R$3]+INT([.$G80]/3)*[.R$3])*100/[.$B80]); &quot;%)&quot;)" office:value-type="string" office:string-value="648 (83%)" calcext:value-type="string">
            <text:p>648 (83%)</text:p>
          </table:table-cell>
          <table:table-cell table:number-columns-repeated="1006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INT(([.B$3]-[.B$2])*([.$A81]-1)/98)+[.B$2]" office:value-type="float" office:value="788" calcext:value-type="float">
            <text:p>788</text:p>
          </table:table-cell>
          <table:table-cell table:formula="of:=INT(([.C$3]-[.C$2])*([.$A81]-1)/98)+[.C$2]" office:value-type="float" office:value="78" calcext:value-type="float">
            <text:p>78</text:p>
          </table:table-cell>
          <table:table-cell table:formula="of:=INT(([.D$3]-[.D$2])*([.$A81]-1)/98)+[.D$2]" office:value-type="float" office:value="201" calcext:value-type="float">
            <text:p>201</text:p>
          </table:table-cell>
          <table:table-cell table:formula="of:=INT(([.E$3]-[.E$2])*([.$A81]-1)/98)+[.E$2]" office:value-type="float" office:value="200" calcext:value-type="float">
            <text:p>200</text:p>
          </table:table-cell>
          <table:table-cell table:formula="of:=INT(([.F$3]-[.F$2])*([.$A81]-1)/98)+[.F$2]" office:value-type="float" office:value="200" calcext:value-type="float">
            <text:p>200</text:p>
          </table:table-cell>
          <table:table-cell table:formula="of:=INT(([.G$3]-[.G$2])*([.$A81]-1)/98)+[.G$2]" office:value-type="float" office:value="200" calcext:value-type="float">
            <text:p>200</text:p>
          </table:table-cell>
          <table:table-cell table:formula="of:=INT(([.H$3]-[.H$2])*([.$A81]-1)/98)+[.H$2]" office:value-type="float" office:value="788" calcext:value-type="float">
            <text:p>788</text:p>
          </table:table-cell>
          <table:table-cell table:number-columns-repeated="2"/>
          <table:table-cell table:formula="of:=CONCATENATE(16*[.K$3]+INT([.$G81]/3)*[.K$3]; &quot; (&quot;; INT((16*[.K$3]+INT([.$G81]/3)*[.K$3])*100/[.$B81]); &quot;%)&quot;)" office:value-type="string" office:string-value="82 (10%)" calcext:value-type="string">
            <text:p>82 (10%)</text:p>
          </table:table-cell>
          <table:table-cell table:formula="of:=CONCATENATE(16*[.L$3]+INT([.$G81]/3)*[.L$3]; &quot; (&quot;; INT((16*[.L$3]+INT([.$G81]/3)*[.L$3])*100/[.$B81]); &quot;%)&quot;)" office:value-type="string" office:string-value="164 (20%)" calcext:value-type="string">
            <text:p>164 (20%)</text:p>
          </table:table-cell>
          <table:table-cell table:formula="of:=CONCATENATE(16*[.M$3]+INT([.$G81]/3)*[.M$3]; &quot; (&quot;; INT((16*[.M$3]+INT([.$G81]/3)*[.M$3])*100/[.$B81]); &quot;%)&quot;)" office:value-type="string" office:string-value="246 (31%)" calcext:value-type="string">
            <text:p>246 (31%)</text:p>
          </table:table-cell>
          <table:table-cell table:formula="of:=CONCATENATE(16*[.N$3]+INT([.$G81]/3)*[.N$3]; &quot; (&quot;; INT((16*[.N$3]+INT([.$G81]/3)*[.N$3])*100/[.$B81]); &quot;%)&quot;)" office:value-type="string" office:string-value="328 (41%)" calcext:value-type="string">
            <text:p>328 (41%)</text:p>
          </table:table-cell>
          <table:table-cell table:formula="of:=CONCATENATE(16*[.O$3]+INT([.$G81]/3)*[.O$3]; &quot; (&quot;; INT((16*[.O$3]+INT([.$G81]/3)*[.O$3])*100/[.$B81]); &quot;%)&quot;)" office:value-type="string" office:string-value="410 (52%)" calcext:value-type="string">
            <text:p>410 (52%)</text:p>
          </table:table-cell>
          <table:table-cell table:formula="of:=CONCATENATE(16*[.P$3]+INT([.$G81]/3)*[.P$3]; &quot; (&quot;; INT((16*[.P$3]+INT([.$G81]/3)*[.P$3])*100/[.$B81]); &quot;%)&quot;)" office:value-type="string" office:string-value="492 (62%)" calcext:value-type="string">
            <text:p>492 (62%)</text:p>
          </table:table-cell>
          <table:table-cell table:formula="of:=CONCATENATE(16*[.Q$3]+INT([.$G81]/3)*[.Q$3]; &quot; (&quot;; INT((16*[.Q$3]+INT([.$G81]/3)*[.Q$3])*100/[.$B81]); &quot;%)&quot;)" office:value-type="string" office:string-value="574 (72%)" calcext:value-type="string">
            <text:p>574 (72%)</text:p>
          </table:table-cell>
          <table:table-cell table:formula="of:=CONCATENATE(16*[.R$3]+INT([.$G81]/3)*[.R$3]; &quot; (&quot;; INT((16*[.R$3]+INT([.$G81]/3)*[.R$3])*100/[.$B81]); &quot;%)&quot;)" office:value-type="string" office:string-value="656 (83%)" calcext:value-type="string">
            <text:p>656 (83%)</text:p>
          </table:table-cell>
          <table:table-cell table:number-columns-repeated="1006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INT(([.B$3]-[.B$2])*([.$A82]-1)/98)+[.B$2]" office:value-type="float" office:value="798" calcext:value-type="float">
            <text:p>798</text:p>
          </table:table-cell>
          <table:table-cell table:formula="of:=INT(([.C$3]-[.C$2])*([.$A82]-1)/98)+[.C$2]" office:value-type="float" office:value="79" calcext:value-type="float">
            <text:p>79</text:p>
          </table:table-cell>
          <table:table-cell table:formula="of:=INT(([.D$3]-[.D$2])*([.$A82]-1)/98)+[.D$2]" office:value-type="float" office:value="203" calcext:value-type="float">
            <text:p>203</text:p>
          </table:table-cell>
          <table:table-cell table:formula="of:=INT(([.E$3]-[.E$2])*([.$A82]-1)/98)+[.E$2]" office:value-type="float" office:value="203" calcext:value-type="float">
            <text:p>203</text:p>
          </table:table-cell>
          <table:table-cell table:formula="of:=INT(([.F$3]-[.F$2])*([.$A82]-1)/98)+[.F$2]" office:value-type="float" office:value="203" calcext:value-type="float">
            <text:p>203</text:p>
          </table:table-cell>
          <table:table-cell table:formula="of:=INT(([.G$3]-[.G$2])*([.$A82]-1)/98)+[.G$2]" office:value-type="float" office:value="202" calcext:value-type="float">
            <text:p>202</text:p>
          </table:table-cell>
          <table:table-cell table:formula="of:=INT(([.H$3]-[.H$2])*([.$A82]-1)/98)+[.H$2]" office:value-type="float" office:value="798" calcext:value-type="float">
            <text:p>798</text:p>
          </table:table-cell>
          <table:table-cell table:number-columns-repeated="2"/>
          <table:table-cell table:formula="of:=CONCATENATE(16*[.K$3]+INT([.$G82]/3)*[.K$3]; &quot; (&quot;; INT((16*[.K$3]+INT([.$G82]/3)*[.K$3])*100/[.$B82]); &quot;%)&quot;)" office:value-type="string" office:string-value="83 (10%)" calcext:value-type="string">
            <text:p>83 (10%)</text:p>
          </table:table-cell>
          <table:table-cell table:formula="of:=CONCATENATE(16*[.L$3]+INT([.$G82]/3)*[.L$3]; &quot; (&quot;; INT((16*[.L$3]+INT([.$G82]/3)*[.L$3])*100/[.$B82]); &quot;%)&quot;)" office:value-type="string" office:string-value="166 (20%)" calcext:value-type="string">
            <text:p>166 (20%)</text:p>
          </table:table-cell>
          <table:table-cell table:formula="of:=CONCATENATE(16*[.M$3]+INT([.$G82]/3)*[.M$3]; &quot; (&quot;; INT((16*[.M$3]+INT([.$G82]/3)*[.M$3])*100/[.$B82]); &quot;%)&quot;)" office:value-type="string" office:string-value="249 (31%)" calcext:value-type="string">
            <text:p>249 (31%)</text:p>
          </table:table-cell>
          <table:table-cell table:formula="of:=CONCATENATE(16*[.N$3]+INT([.$G82]/3)*[.N$3]; &quot; (&quot;; INT((16*[.N$3]+INT([.$G82]/3)*[.N$3])*100/[.$B82]); &quot;%)&quot;)" office:value-type="string" office:string-value="332 (41%)" calcext:value-type="string">
            <text:p>332 (41%)</text:p>
          </table:table-cell>
          <table:table-cell table:formula="of:=CONCATENATE(16*[.O$3]+INT([.$G82]/3)*[.O$3]; &quot; (&quot;; INT((16*[.O$3]+INT([.$G82]/3)*[.O$3])*100/[.$B82]); &quot;%)&quot;)" office:value-type="string" office:string-value="415 (52%)" calcext:value-type="string">
            <text:p>415 (52%)</text:p>
          </table:table-cell>
          <table:table-cell table:formula="of:=CONCATENATE(16*[.P$3]+INT([.$G82]/3)*[.P$3]; &quot; (&quot;; INT((16*[.P$3]+INT([.$G82]/3)*[.P$3])*100/[.$B82]); &quot;%)&quot;)" office:value-type="string" office:string-value="498 (62%)" calcext:value-type="string">
            <text:p>498 (62%)</text:p>
          </table:table-cell>
          <table:table-cell table:formula="of:=CONCATENATE(16*[.Q$3]+INT([.$G82]/3)*[.Q$3]; &quot; (&quot;; INT((16*[.Q$3]+INT([.$G82]/3)*[.Q$3])*100/[.$B82]); &quot;%)&quot;)" office:value-type="string" office:string-value="581 (72%)" calcext:value-type="string">
            <text:p>581 (72%)</text:p>
          </table:table-cell>
          <table:table-cell table:formula="of:=CONCATENATE(16*[.R$3]+INT([.$G82]/3)*[.R$3]; &quot; (&quot;; INT((16*[.R$3]+INT([.$G82]/3)*[.R$3])*100/[.$B82]); &quot;%)&quot;)" office:value-type="string" office:string-value="664 (83%)" calcext:value-type="string">
            <text:p>664 (83%)</text:p>
          </table:table-cell>
          <table:table-cell table:number-columns-repeated="1006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INT(([.B$3]-[.B$2])*([.$A83]-1)/98)+[.B$2]" office:value-type="float" office:value="808" calcext:value-type="float">
            <text:p>808</text:p>
          </table:table-cell>
          <table:table-cell table:formula="of:=INT(([.C$3]-[.C$2])*([.$A83]-1)/98)+[.C$2]" office:value-type="float" office:value="80" calcext:value-type="float">
            <text:p>80</text:p>
          </table:table-cell>
          <table:table-cell table:formula="of:=INT(([.D$3]-[.D$2])*([.$A83]-1)/98)+[.D$2]" office:value-type="float" office:value="206" calcext:value-type="float">
            <text:p>206</text:p>
          </table:table-cell>
          <table:table-cell table:formula="of:=INT(([.E$3]-[.E$2])*([.$A83]-1)/98)+[.E$2]" office:value-type="float" office:value="205" calcext:value-type="float">
            <text:p>205</text:p>
          </table:table-cell>
          <table:table-cell table:formula="of:=INT(([.F$3]-[.F$2])*([.$A83]-1)/98)+[.F$2]" office:value-type="float" office:value="205" calcext:value-type="float">
            <text:p>205</text:p>
          </table:table-cell>
          <table:table-cell table:formula="of:=INT(([.G$3]-[.G$2])*([.$A83]-1)/98)+[.G$2]" office:value-type="float" office:value="205" calcext:value-type="float">
            <text:p>205</text:p>
          </table:table-cell>
          <table:table-cell table:formula="of:=INT(([.H$3]-[.H$2])*([.$A83]-1)/98)+[.H$2]" office:value-type="float" office:value="808" calcext:value-type="float">
            <text:p>808</text:p>
          </table:table-cell>
          <table:table-cell table:number-columns-repeated="2"/>
          <table:table-cell table:formula="of:=CONCATENATE(16*[.K$3]+INT([.$G83]/3)*[.K$3]; &quot; (&quot;; INT((16*[.K$3]+INT([.$G83]/3)*[.K$3])*100/[.$B83]); &quot;%)&quot;)" office:value-type="string" office:string-value="84 (10%)" calcext:value-type="string">
            <text:p>84 (10%)</text:p>
          </table:table-cell>
          <table:table-cell table:formula="of:=CONCATENATE(16*[.L$3]+INT([.$G83]/3)*[.L$3]; &quot; (&quot;; INT((16*[.L$3]+INT([.$G83]/3)*[.L$3])*100/[.$B83]); &quot;%)&quot;)" office:value-type="string" office:string-value="168 (20%)" calcext:value-type="string">
            <text:p>168 (20%)</text:p>
          </table:table-cell>
          <table:table-cell table:formula="of:=CONCATENATE(16*[.M$3]+INT([.$G83]/3)*[.M$3]; &quot; (&quot;; INT((16*[.M$3]+INT([.$G83]/3)*[.M$3])*100/[.$B83]); &quot;%)&quot;)" office:value-type="string" office:string-value="252 (31%)" calcext:value-type="string">
            <text:p>252 (31%)</text:p>
          </table:table-cell>
          <table:table-cell table:formula="of:=CONCATENATE(16*[.N$3]+INT([.$G83]/3)*[.N$3]; &quot; (&quot;; INT((16*[.N$3]+INT([.$G83]/3)*[.N$3])*100/[.$B83]); &quot;%)&quot;)" office:value-type="string" office:string-value="336 (41%)" calcext:value-type="string">
            <text:p>336 (41%)</text:p>
          </table:table-cell>
          <table:table-cell table:formula="of:=CONCATENATE(16*[.O$3]+INT([.$G83]/3)*[.O$3]; &quot; (&quot;; INT((16*[.O$3]+INT([.$G83]/3)*[.O$3])*100/[.$B83]); &quot;%)&quot;)" office:value-type="string" office:string-value="420 (51%)" calcext:value-type="string">
            <text:p>420 (51%)</text:p>
          </table:table-cell>
          <table:table-cell table:formula="of:=CONCATENATE(16*[.P$3]+INT([.$G83]/3)*[.P$3]; &quot; (&quot;; INT((16*[.P$3]+INT([.$G83]/3)*[.P$3])*100/[.$B83]); &quot;%)&quot;)" office:value-type="string" office:string-value="504 (62%)" calcext:value-type="string">
            <text:p>504 (62%)</text:p>
          </table:table-cell>
          <table:table-cell table:formula="of:=CONCATENATE(16*[.Q$3]+INT([.$G83]/3)*[.Q$3]; &quot; (&quot;; INT((16*[.Q$3]+INT([.$G83]/3)*[.Q$3])*100/[.$B83]); &quot;%)&quot;)" office:value-type="string" office:string-value="588 (72%)" calcext:value-type="string">
            <text:p>588 (72%)</text:p>
          </table:table-cell>
          <table:table-cell table:formula="of:=CONCATENATE(16*[.R$3]+INT([.$G83]/3)*[.R$3]; &quot; (&quot;; INT((16*[.R$3]+INT([.$G83]/3)*[.R$3])*100/[.$B83]); &quot;%)&quot;)" office:value-type="string" office:string-value="672 (83%)" calcext:value-type="string">
            <text:p>672 (83%)</text:p>
          </table:table-cell>
          <table:table-cell table:number-columns-repeated="1006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INT(([.B$3]-[.B$2])*([.$A84]-1)/98)+[.B$2]" office:value-type="float" office:value="818" calcext:value-type="float">
            <text:p>818</text:p>
          </table:table-cell>
          <table:table-cell table:formula="of:=INT(([.C$3]-[.C$2])*([.$A84]-1)/98)+[.C$2]" office:value-type="float" office:value="81" calcext:value-type="float">
            <text:p>81</text:p>
          </table:table-cell>
          <table:table-cell table:formula="of:=INT(([.D$3]-[.D$2])*([.$A84]-1)/98)+[.D$2]" office:value-type="float" office:value="208" calcext:value-type="float">
            <text:p>208</text:p>
          </table:table-cell>
          <table:table-cell table:formula="of:=INT(([.E$3]-[.E$2])*([.$A84]-1)/98)+[.E$2]" office:value-type="float" office:value="208" calcext:value-type="float">
            <text:p>208</text:p>
          </table:table-cell>
          <table:table-cell table:formula="of:=INT(([.F$3]-[.F$2])*([.$A84]-1)/98)+[.F$2]" office:value-type="float" office:value="208" calcext:value-type="float">
            <text:p>208</text:p>
          </table:table-cell>
          <table:table-cell table:formula="of:=INT(([.G$3]-[.G$2])*([.$A84]-1)/98)+[.G$2]" office:value-type="float" office:value="208" calcext:value-type="float">
            <text:p>208</text:p>
          </table:table-cell>
          <table:table-cell table:formula="of:=INT(([.H$3]-[.H$2])*([.$A84]-1)/98)+[.H$2]" office:value-type="float" office:value="818" calcext:value-type="float">
            <text:p>818</text:p>
          </table:table-cell>
          <table:table-cell table:number-columns-repeated="2"/>
          <table:table-cell table:formula="of:=CONCATENATE(16*[.K$3]+INT([.$G84]/3)*[.K$3]; &quot; (&quot;; INT((16*[.K$3]+INT([.$G84]/3)*[.K$3])*100/[.$B84]); &quot;%)&quot;)" office:value-type="string" office:string-value="85 (10%)" calcext:value-type="string">
            <text:p>85 (10%)</text:p>
          </table:table-cell>
          <table:table-cell table:formula="of:=CONCATENATE(16*[.L$3]+INT([.$G84]/3)*[.L$3]; &quot; (&quot;; INT((16*[.L$3]+INT([.$G84]/3)*[.L$3])*100/[.$B84]); &quot;%)&quot;)" office:value-type="string" office:string-value="170 (20%)" calcext:value-type="string">
            <text:p>170 (20%)</text:p>
          </table:table-cell>
          <table:table-cell table:formula="of:=CONCATENATE(16*[.M$3]+INT([.$G84]/3)*[.M$3]; &quot; (&quot;; INT((16*[.M$3]+INT([.$G84]/3)*[.M$3])*100/[.$B84]); &quot;%)&quot;)" office:value-type="string" office:string-value="255 (31%)" calcext:value-type="string">
            <text:p>255 (31%)</text:p>
          </table:table-cell>
          <table:table-cell table:formula="of:=CONCATENATE(16*[.N$3]+INT([.$G84]/3)*[.N$3]; &quot; (&quot;; INT((16*[.N$3]+INT([.$G84]/3)*[.N$3])*100/[.$B84]); &quot;%)&quot;)" office:value-type="string" office:string-value="340 (41%)" calcext:value-type="string">
            <text:p>340 (41%)</text:p>
          </table:table-cell>
          <table:table-cell table:formula="of:=CONCATENATE(16*[.O$3]+INT([.$G84]/3)*[.O$3]; &quot; (&quot;; INT((16*[.O$3]+INT([.$G84]/3)*[.O$3])*100/[.$B84]); &quot;%)&quot;)" office:value-type="string" office:string-value="425 (51%)" calcext:value-type="string">
            <text:p>425 (51%)</text:p>
          </table:table-cell>
          <table:table-cell table:formula="of:=CONCATENATE(16*[.P$3]+INT([.$G84]/3)*[.P$3]; &quot; (&quot;; INT((16*[.P$3]+INT([.$G84]/3)*[.P$3])*100/[.$B84]); &quot;%)&quot;)" office:value-type="string" office:string-value="510 (62%)" calcext:value-type="string">
            <text:p>510 (62%)</text:p>
          </table:table-cell>
          <table:table-cell table:formula="of:=CONCATENATE(16*[.Q$3]+INT([.$G84]/3)*[.Q$3]; &quot; (&quot;; INT((16*[.Q$3]+INT([.$G84]/3)*[.Q$3])*100/[.$B84]); &quot;%)&quot;)" office:value-type="string" office:string-value="595 (72%)" calcext:value-type="string">
            <text:p>595 (72%)</text:p>
          </table:table-cell>
          <table:table-cell table:formula="of:=CONCATENATE(16*[.R$3]+INT([.$G84]/3)*[.R$3]; &quot; (&quot;; INT((16*[.R$3]+INT([.$G84]/3)*[.R$3])*100/[.$B84]); &quot;%)&quot;)" office:value-type="string" office:string-value="680 (83%)" calcext:value-type="string">
            <text:p>680 (83%)</text:p>
          </table:table-cell>
          <table:table-cell table:number-columns-repeated="1006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INT(([.B$3]-[.B$2])*([.$A85]-1)/98)+[.B$2]" office:value-type="float" office:value="828" calcext:value-type="float">
            <text:p>828</text:p>
          </table:table-cell>
          <table:table-cell table:formula="of:=INT(([.C$3]-[.C$2])*([.$A85]-1)/98)+[.C$2]" office:value-type="float" office:value="82" calcext:value-type="float">
            <text:p>82</text:p>
          </table:table-cell>
          <table:table-cell table:formula="of:=INT(([.D$3]-[.D$2])*([.$A85]-1)/98)+[.D$2]" office:value-type="float" office:value="211" calcext:value-type="float">
            <text:p>211</text:p>
          </table:table-cell>
          <table:table-cell table:formula="of:=INT(([.E$3]-[.E$2])*([.$A85]-1)/98)+[.E$2]" office:value-type="float" office:value="210" calcext:value-type="float">
            <text:p>210</text:p>
          </table:table-cell>
          <table:table-cell table:formula="of:=INT(([.F$3]-[.F$2])*([.$A85]-1)/98)+[.F$2]" office:value-type="float" office:value="211" calcext:value-type="float">
            <text:p>211</text:p>
          </table:table-cell>
          <table:table-cell table:formula="of:=INT(([.G$3]-[.G$2])*([.$A85]-1)/98)+[.G$2]" office:value-type="float" office:value="210" calcext:value-type="float">
            <text:p>210</text:p>
          </table:table-cell>
          <table:table-cell table:formula="of:=INT(([.H$3]-[.H$2])*([.$A85]-1)/98)+[.H$2]" office:value-type="float" office:value="828" calcext:value-type="float">
            <text:p>828</text:p>
          </table:table-cell>
          <table:table-cell table:number-columns-repeated="2"/>
          <table:table-cell table:formula="of:=CONCATENATE(16*[.K$3]+INT([.$G85]/3)*[.K$3]; &quot; (&quot;; INT((16*[.K$3]+INT([.$G85]/3)*[.K$3])*100/[.$B85]); &quot;%)&quot;)" office:value-type="string" office:string-value="86 (10%)" calcext:value-type="string">
            <text:p>86 (10%)</text:p>
          </table:table-cell>
          <table:table-cell table:formula="of:=CONCATENATE(16*[.L$3]+INT([.$G85]/3)*[.L$3]; &quot; (&quot;; INT((16*[.L$3]+INT([.$G85]/3)*[.L$3])*100/[.$B85]); &quot;%)&quot;)" office:value-type="string" office:string-value="172 (20%)" calcext:value-type="string">
            <text:p>172 (20%)</text:p>
          </table:table-cell>
          <table:table-cell table:formula="of:=CONCATENATE(16*[.M$3]+INT([.$G85]/3)*[.M$3]; &quot; (&quot;; INT((16*[.M$3]+INT([.$G85]/3)*[.M$3])*100/[.$B85]); &quot;%)&quot;)" office:value-type="string" office:string-value="258 (31%)" calcext:value-type="string">
            <text:p>258 (31%)</text:p>
          </table:table-cell>
          <table:table-cell table:formula="of:=CONCATENATE(16*[.N$3]+INT([.$G85]/3)*[.N$3]; &quot; (&quot;; INT((16*[.N$3]+INT([.$G85]/3)*[.N$3])*100/[.$B85]); &quot;%)&quot;)" office:value-type="string" office:string-value="344 (41%)" calcext:value-type="string">
            <text:p>344 (41%)</text:p>
          </table:table-cell>
          <table:table-cell table:formula="of:=CONCATENATE(16*[.O$3]+INT([.$G85]/3)*[.O$3]; &quot; (&quot;; INT((16*[.O$3]+INT([.$G85]/3)*[.O$3])*100/[.$B85]); &quot;%)&quot;)" office:value-type="string" office:string-value="430 (51%)" calcext:value-type="string">
            <text:p>430 (51%)</text:p>
          </table:table-cell>
          <table:table-cell table:formula="of:=CONCATENATE(16*[.P$3]+INT([.$G85]/3)*[.P$3]; &quot; (&quot;; INT((16*[.P$3]+INT([.$G85]/3)*[.P$3])*100/[.$B85]); &quot;%)&quot;)" office:value-type="string" office:string-value="516 (62%)" calcext:value-type="string">
            <text:p>516 (62%)</text:p>
          </table:table-cell>
          <table:table-cell table:formula="of:=CONCATENATE(16*[.Q$3]+INT([.$G85]/3)*[.Q$3]; &quot; (&quot;; INT((16*[.Q$3]+INT([.$G85]/3)*[.Q$3])*100/[.$B85]); &quot;%)&quot;)" office:value-type="string" office:string-value="602 (72%)" calcext:value-type="string">
            <text:p>602 (72%)</text:p>
          </table:table-cell>
          <table:table-cell table:formula="of:=CONCATENATE(16*[.R$3]+INT([.$G85]/3)*[.R$3]; &quot; (&quot;; INT((16*[.R$3]+INT([.$G85]/3)*[.R$3])*100/[.$B85]); &quot;%)&quot;)" office:value-type="string" office:string-value="688 (83%)" calcext:value-type="string">
            <text:p>688 (83%)</text:p>
          </table:table-cell>
          <table:table-cell table:number-columns-repeated="1006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INT(([.B$3]-[.B$2])*([.$A86]-1)/98)+[.B$2]" office:value-type="float" office:value="838" calcext:value-type="float">
            <text:p>838</text:p>
          </table:table-cell>
          <table:table-cell table:formula="of:=INT(([.C$3]-[.C$2])*([.$A86]-1)/98)+[.C$2]" office:value-type="float" office:value="83" calcext:value-type="float">
            <text:p>83</text:p>
          </table:table-cell>
          <table:table-cell table:formula="of:=INT(([.D$3]-[.D$2])*([.$A86]-1)/98)+[.D$2]" office:value-type="float" office:value="213" calcext:value-type="float">
            <text:p>213</text:p>
          </table:table-cell>
          <table:table-cell table:formula="of:=INT(([.E$3]-[.E$2])*([.$A86]-1)/98)+[.E$2]" office:value-type="float" office:value="213" calcext:value-type="float">
            <text:p>213</text:p>
          </table:table-cell>
          <table:table-cell table:formula="of:=INT(([.F$3]-[.F$2])*([.$A86]-1)/98)+[.F$2]" office:value-type="float" office:value="213" calcext:value-type="float">
            <text:p>213</text:p>
          </table:table-cell>
          <table:table-cell table:formula="of:=INT(([.G$3]-[.G$2])*([.$A86]-1)/98)+[.G$2]" office:value-type="float" office:value="213" calcext:value-type="float">
            <text:p>213</text:p>
          </table:table-cell>
          <table:table-cell table:formula="of:=INT(([.H$3]-[.H$2])*([.$A86]-1)/98)+[.H$2]" office:value-type="float" office:value="838" calcext:value-type="float">
            <text:p>838</text:p>
          </table:table-cell>
          <table:table-cell table:number-columns-repeated="2"/>
          <table:table-cell table:formula="of:=CONCATENATE(16*[.K$3]+INT([.$G86]/3)*[.K$3]; &quot; (&quot;; INT((16*[.K$3]+INT([.$G86]/3)*[.K$3])*100/[.$B86]); &quot;%)&quot;)" office:value-type="string" office:string-value="87 (10%)" calcext:value-type="string">
            <text:p>87 (10%)</text:p>
          </table:table-cell>
          <table:table-cell table:formula="of:=CONCATENATE(16*[.L$3]+INT([.$G86]/3)*[.L$3]; &quot; (&quot;; INT((16*[.L$3]+INT([.$G86]/3)*[.L$3])*100/[.$B86]); &quot;%)&quot;)" office:value-type="string" office:string-value="174 (20%)" calcext:value-type="string">
            <text:p>174 (20%)</text:p>
          </table:table-cell>
          <table:table-cell table:formula="of:=CONCATENATE(16*[.M$3]+INT([.$G86]/3)*[.M$3]; &quot; (&quot;; INT((16*[.M$3]+INT([.$G86]/3)*[.M$3])*100/[.$B86]); &quot;%)&quot;)" office:value-type="string" office:string-value="261 (31%)" calcext:value-type="string">
            <text:p>261 (31%)</text:p>
          </table:table-cell>
          <table:table-cell table:formula="of:=CONCATENATE(16*[.N$3]+INT([.$G86]/3)*[.N$3]; &quot; (&quot;; INT((16*[.N$3]+INT([.$G86]/3)*[.N$3])*100/[.$B86]); &quot;%)&quot;)" office:value-type="string" office:string-value="348 (41%)" calcext:value-type="string">
            <text:p>348 (41%)</text:p>
          </table:table-cell>
          <table:table-cell table:formula="of:=CONCATENATE(16*[.O$3]+INT([.$G86]/3)*[.O$3]; &quot; (&quot;; INT((16*[.O$3]+INT([.$G86]/3)*[.O$3])*100/[.$B86]); &quot;%)&quot;)" office:value-type="string" office:string-value="435 (51%)" calcext:value-type="string">
            <text:p>435 (51%)</text:p>
          </table:table-cell>
          <table:table-cell table:formula="of:=CONCATENATE(16*[.P$3]+INT([.$G86]/3)*[.P$3]; &quot; (&quot;; INT((16*[.P$3]+INT([.$G86]/3)*[.P$3])*100/[.$B86]); &quot;%)&quot;)" office:value-type="string" office:string-value="522 (62%)" calcext:value-type="string">
            <text:p>522 (62%)</text:p>
          </table:table-cell>
          <table:table-cell table:formula="of:=CONCATENATE(16*[.Q$3]+INT([.$G86]/3)*[.Q$3]; &quot; (&quot;; INT((16*[.Q$3]+INT([.$G86]/3)*[.Q$3])*100/[.$B86]); &quot;%)&quot;)" office:value-type="string" office:string-value="609 (72%)" calcext:value-type="string">
            <text:p>609 (72%)</text:p>
          </table:table-cell>
          <table:table-cell table:formula="of:=CONCATENATE(16*[.R$3]+INT([.$G86]/3)*[.R$3]; &quot; (&quot;; INT((16*[.R$3]+INT([.$G86]/3)*[.R$3])*100/[.$B86]); &quot;%)&quot;)" office:value-type="string" office:string-value="696 (83%)" calcext:value-type="string">
            <text:p>696 (83%)</text:p>
          </table:table-cell>
          <table:table-cell table:number-columns-repeated="1006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INT(([.B$3]-[.B$2])*([.$A87]-1)/98)+[.B$2]" office:value-type="float" office:value="848" calcext:value-type="float">
            <text:p>848</text:p>
          </table:table-cell>
          <table:table-cell table:formula="of:=INT(([.C$3]-[.C$2])*([.$A87]-1)/98)+[.C$2]" office:value-type="float" office:value="84" calcext:value-type="float">
            <text:p>84</text:p>
          </table:table-cell>
          <table:table-cell table:formula="of:=INT(([.D$3]-[.D$2])*([.$A87]-1)/98)+[.D$2]" office:value-type="float" office:value="216" calcext:value-type="float">
            <text:p>216</text:p>
          </table:table-cell>
          <table:table-cell table:formula="of:=INT(([.E$3]-[.E$2])*([.$A87]-1)/98)+[.E$2]" office:value-type="float" office:value="216" calcext:value-type="float">
            <text:p>216</text:p>
          </table:table-cell>
          <table:table-cell table:formula="of:=INT(([.F$3]-[.F$2])*([.$A87]-1)/98)+[.F$2]" office:value-type="float" office:value="216" calcext:value-type="float">
            <text:p>216</text:p>
          </table:table-cell>
          <table:table-cell table:formula="of:=INT(([.G$3]-[.G$2])*([.$A87]-1)/98)+[.G$2]" office:value-type="float" office:value="215" calcext:value-type="float">
            <text:p>215</text:p>
          </table:table-cell>
          <table:table-cell table:formula="of:=INT(([.H$3]-[.H$2])*([.$A87]-1)/98)+[.H$2]" office:value-type="float" office:value="848" calcext:value-type="float">
            <text:p>848</text:p>
          </table:table-cell>
          <table:table-cell table:number-columns-repeated="2"/>
          <table:table-cell table:formula="of:=CONCATENATE(16*[.K$3]+INT([.$G87]/3)*[.K$3]; &quot; (&quot;; INT((16*[.K$3]+INT([.$G87]/3)*[.K$3])*100/[.$B87]); &quot;%)&quot;)" office:value-type="string" office:string-value="87 (10%)" calcext:value-type="string">
            <text:p>87 (10%)</text:p>
          </table:table-cell>
          <table:table-cell table:formula="of:=CONCATENATE(16*[.L$3]+INT([.$G87]/3)*[.L$3]; &quot; (&quot;; INT((16*[.L$3]+INT([.$G87]/3)*[.L$3])*100/[.$B87]); &quot;%)&quot;)" office:value-type="string" office:string-value="174 (20%)" calcext:value-type="string">
            <text:p>174 (20%)</text:p>
          </table:table-cell>
          <table:table-cell table:formula="of:=CONCATENATE(16*[.M$3]+INT([.$G87]/3)*[.M$3]; &quot; (&quot;; INT((16*[.M$3]+INT([.$G87]/3)*[.M$3])*100/[.$B87]); &quot;%)&quot;)" office:value-type="string" office:string-value="261 (30%)" calcext:value-type="string">
            <text:p>261 (30%)</text:p>
          </table:table-cell>
          <table:table-cell table:formula="of:=CONCATENATE(16*[.N$3]+INT([.$G87]/3)*[.N$3]; &quot; (&quot;; INT((16*[.N$3]+INT([.$G87]/3)*[.N$3])*100/[.$B87]); &quot;%)&quot;)" office:value-type="string" office:string-value="348 (41%)" calcext:value-type="string">
            <text:p>348 (41%)</text:p>
          </table:table-cell>
          <table:table-cell table:formula="of:=CONCATENATE(16*[.O$3]+INT([.$G87]/3)*[.O$3]; &quot; (&quot;; INT((16*[.O$3]+INT([.$G87]/3)*[.O$3])*100/[.$B87]); &quot;%)&quot;)" office:value-type="string" office:string-value="435 (51%)" calcext:value-type="string">
            <text:p>435 (51%)</text:p>
          </table:table-cell>
          <table:table-cell table:formula="of:=CONCATENATE(16*[.P$3]+INT([.$G87]/3)*[.P$3]; &quot; (&quot;; INT((16*[.P$3]+INT([.$G87]/3)*[.P$3])*100/[.$B87]); &quot;%)&quot;)" office:value-type="string" office:string-value="522 (61%)" calcext:value-type="string">
            <text:p>522 (61%)</text:p>
          </table:table-cell>
          <table:table-cell table:formula="of:=CONCATENATE(16*[.Q$3]+INT([.$G87]/3)*[.Q$3]; &quot; (&quot;; INT((16*[.Q$3]+INT([.$G87]/3)*[.Q$3])*100/[.$B87]); &quot;%)&quot;)" office:value-type="string" office:string-value="609 (71%)" calcext:value-type="string">
            <text:p>609 (71%)</text:p>
          </table:table-cell>
          <table:table-cell table:formula="of:=CONCATENATE(16*[.R$3]+INT([.$G87]/3)*[.R$3]; &quot; (&quot;; INT((16*[.R$3]+INT([.$G87]/3)*[.R$3])*100/[.$B87]); &quot;%)&quot;)" office:value-type="string" office:string-value="696 (82%)" calcext:value-type="string">
            <text:p>696 (82%)</text:p>
          </table:table-cell>
          <table:table-cell table:number-columns-repeated="1006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INT(([.B$3]-[.B$2])*([.$A88]-1)/98)+[.B$2]" office:value-type="float" office:value="858" calcext:value-type="float">
            <text:p>858</text:p>
          </table:table-cell>
          <table:table-cell table:formula="of:=INT(([.C$3]-[.C$2])*([.$A88]-1)/98)+[.C$2]" office:value-type="float" office:value="85" calcext:value-type="float">
            <text:p>85</text:p>
          </table:table-cell>
          <table:table-cell table:formula="of:=INT(([.D$3]-[.D$2])*([.$A88]-1)/98)+[.D$2]" office:value-type="float" office:value="219" calcext:value-type="float">
            <text:p>219</text:p>
          </table:table-cell>
          <table:table-cell table:formula="of:=INT(([.E$3]-[.E$2])*([.$A88]-1)/98)+[.E$2]" office:value-type="float" office:value="218" calcext:value-type="float">
            <text:p>218</text:p>
          </table:table-cell>
          <table:table-cell table:formula="of:=INT(([.F$3]-[.F$2])*([.$A88]-1)/98)+[.F$2]" office:value-type="float" office:value="218" calcext:value-type="float">
            <text:p>218</text:p>
          </table:table-cell>
          <table:table-cell table:formula="of:=INT(([.G$3]-[.G$2])*([.$A88]-1)/98)+[.G$2]" office:value-type="float" office:value="218" calcext:value-type="float">
            <text:p>218</text:p>
          </table:table-cell>
          <table:table-cell table:formula="of:=INT(([.H$3]-[.H$2])*([.$A88]-1)/98)+[.H$2]" office:value-type="float" office:value="858" calcext:value-type="float">
            <text:p>858</text:p>
          </table:table-cell>
          <table:table-cell table:number-columns-repeated="2"/>
          <table:table-cell table:formula="of:=CONCATENATE(16*[.K$3]+INT([.$G88]/3)*[.K$3]; &quot; (&quot;; INT((16*[.K$3]+INT([.$G88]/3)*[.K$3])*100/[.$B88]); &quot;%)&quot;)" office:value-type="string" office:string-value="88 (10%)" calcext:value-type="string">
            <text:p>88 (10%)</text:p>
          </table:table-cell>
          <table:table-cell table:formula="of:=CONCATENATE(16*[.L$3]+INT([.$G88]/3)*[.L$3]; &quot; (&quot;; INT((16*[.L$3]+INT([.$G88]/3)*[.L$3])*100/[.$B88]); &quot;%)&quot;)" office:value-type="string" office:string-value="176 (20%)" calcext:value-type="string">
            <text:p>176 (20%)</text:p>
          </table:table-cell>
          <table:table-cell table:formula="of:=CONCATENATE(16*[.M$3]+INT([.$G88]/3)*[.M$3]; &quot; (&quot;; INT((16*[.M$3]+INT([.$G88]/3)*[.M$3])*100/[.$B88]); &quot;%)&quot;)" office:value-type="string" office:string-value="264 (30%)" calcext:value-type="string">
            <text:p>264 (30%)</text:p>
          </table:table-cell>
          <table:table-cell table:formula="of:=CONCATENATE(16*[.N$3]+INT([.$G88]/3)*[.N$3]; &quot; (&quot;; INT((16*[.N$3]+INT([.$G88]/3)*[.N$3])*100/[.$B88]); &quot;%)&quot;)" office:value-type="string" office:string-value="352 (41%)" calcext:value-type="string">
            <text:p>352 (41%)</text:p>
          </table:table-cell>
          <table:table-cell table:formula="of:=CONCATENATE(16*[.O$3]+INT([.$G88]/3)*[.O$3]; &quot; (&quot;; INT((16*[.O$3]+INT([.$G88]/3)*[.O$3])*100/[.$B88]); &quot;%)&quot;)" office:value-type="string" office:string-value="440 (51%)" calcext:value-type="string">
            <text:p>440 (51%)</text:p>
          </table:table-cell>
          <table:table-cell table:formula="of:=CONCATENATE(16*[.P$3]+INT([.$G88]/3)*[.P$3]; &quot; (&quot;; INT((16*[.P$3]+INT([.$G88]/3)*[.P$3])*100/[.$B88]); &quot;%)&quot;)" office:value-type="string" office:string-value="528 (61%)" calcext:value-type="string">
            <text:p>528 (61%)</text:p>
          </table:table-cell>
          <table:table-cell table:formula="of:=CONCATENATE(16*[.Q$3]+INT([.$G88]/3)*[.Q$3]; &quot; (&quot;; INT((16*[.Q$3]+INT([.$G88]/3)*[.Q$3])*100/[.$B88]); &quot;%)&quot;)" office:value-type="string" office:string-value="616 (71%)" calcext:value-type="string">
            <text:p>616 (71%)</text:p>
          </table:table-cell>
          <table:table-cell table:formula="of:=CONCATENATE(16*[.R$3]+INT([.$G88]/3)*[.R$3]; &quot; (&quot;; INT((16*[.R$3]+INT([.$G88]/3)*[.R$3])*100/[.$B88]); &quot;%)&quot;)" office:value-type="string" office:string-value="704 (82%)" calcext:value-type="string">
            <text:p>704 (82%)</text:p>
          </table:table-cell>
          <table:table-cell table:number-columns-repeated="1006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INT(([.B$3]-[.B$2])*([.$A89]-1)/98)+[.B$2]" office:value-type="float" office:value="868" calcext:value-type="float">
            <text:p>868</text:p>
          </table:table-cell>
          <table:table-cell table:formula="of:=INT(([.C$3]-[.C$2])*([.$A89]-1)/98)+[.C$2]" office:value-type="float" office:value="86" calcext:value-type="float">
            <text:p>86</text:p>
          </table:table-cell>
          <table:table-cell table:formula="of:=INT(([.D$3]-[.D$2])*([.$A89]-1)/98)+[.D$2]" office:value-type="float" office:value="221" calcext:value-type="float">
            <text:p>221</text:p>
          </table:table-cell>
          <table:table-cell table:formula="of:=INT(([.E$3]-[.E$2])*([.$A89]-1)/98)+[.E$2]" office:value-type="float" office:value="221" calcext:value-type="float">
            <text:p>221</text:p>
          </table:table-cell>
          <table:table-cell table:formula="of:=INT(([.F$3]-[.F$2])*([.$A89]-1)/98)+[.F$2]" office:value-type="float" office:value="221" calcext:value-type="float">
            <text:p>221</text:p>
          </table:table-cell>
          <table:table-cell table:formula="of:=INT(([.G$3]-[.G$2])*([.$A89]-1)/98)+[.G$2]" office:value-type="float" office:value="221" calcext:value-type="float">
            <text:p>221</text:p>
          </table:table-cell>
          <table:table-cell table:formula="of:=INT(([.H$3]-[.H$2])*([.$A89]-1)/98)+[.H$2]" office:value-type="float" office:value="868" calcext:value-type="float">
            <text:p>868</text:p>
          </table:table-cell>
          <table:table-cell table:number-columns-repeated="2"/>
          <table:table-cell table:formula="of:=CONCATENATE(16*[.K$3]+INT([.$G89]/3)*[.K$3]; &quot; (&quot;; INT((16*[.K$3]+INT([.$G89]/3)*[.K$3])*100/[.$B89]); &quot;%)&quot;)" office:value-type="string" office:string-value="89 (10%)" calcext:value-type="string">
            <text:p>89 (10%)</text:p>
          </table:table-cell>
          <table:table-cell table:formula="of:=CONCATENATE(16*[.L$3]+INT([.$G89]/3)*[.L$3]; &quot; (&quot;; INT((16*[.L$3]+INT([.$G89]/3)*[.L$3])*100/[.$B89]); &quot;%)&quot;)" office:value-type="string" office:string-value="178 (20%)" calcext:value-type="string">
            <text:p>178 (20%)</text:p>
          </table:table-cell>
          <table:table-cell table:formula="of:=CONCATENATE(16*[.M$3]+INT([.$G89]/3)*[.M$3]; &quot; (&quot;; INT((16*[.M$3]+INT([.$G89]/3)*[.M$3])*100/[.$B89]); &quot;%)&quot;)" office:value-type="string" office:string-value="267 (30%)" calcext:value-type="string">
            <text:p>267 (30%)</text:p>
          </table:table-cell>
          <table:table-cell table:formula="of:=CONCATENATE(16*[.N$3]+INT([.$G89]/3)*[.N$3]; &quot; (&quot;; INT((16*[.N$3]+INT([.$G89]/3)*[.N$3])*100/[.$B89]); &quot;%)&quot;)" office:value-type="string" office:string-value="356 (41%)" calcext:value-type="string">
            <text:p>356 (41%)</text:p>
          </table:table-cell>
          <table:table-cell table:formula="of:=CONCATENATE(16*[.O$3]+INT([.$G89]/3)*[.O$3]; &quot; (&quot;; INT((16*[.O$3]+INT([.$G89]/3)*[.O$3])*100/[.$B89]); &quot;%)&quot;)" office:value-type="string" office:string-value="445 (51%)" calcext:value-type="string">
            <text:p>445 (51%)</text:p>
          </table:table-cell>
          <table:table-cell table:formula="of:=CONCATENATE(16*[.P$3]+INT([.$G89]/3)*[.P$3]; &quot; (&quot;; INT((16*[.P$3]+INT([.$G89]/3)*[.P$3])*100/[.$B89]); &quot;%)&quot;)" office:value-type="string" office:string-value="534 (61%)" calcext:value-type="string">
            <text:p>534 (61%)</text:p>
          </table:table-cell>
          <table:table-cell table:formula="of:=CONCATENATE(16*[.Q$3]+INT([.$G89]/3)*[.Q$3]; &quot; (&quot;; INT((16*[.Q$3]+INT([.$G89]/3)*[.Q$3])*100/[.$B89]); &quot;%)&quot;)" office:value-type="string" office:string-value="623 (71%)" calcext:value-type="string">
            <text:p>623 (71%)</text:p>
          </table:table-cell>
          <table:table-cell table:formula="of:=CONCATENATE(16*[.R$3]+INT([.$G89]/3)*[.R$3]; &quot; (&quot;; INT((16*[.R$3]+INT([.$G89]/3)*[.R$3])*100/[.$B89]); &quot;%)&quot;)" office:value-type="string" office:string-value="712 (82%)" calcext:value-type="string">
            <text:p>712 (82%)</text:p>
          </table:table-cell>
          <table:table-cell table:number-columns-repeated="1006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INT(([.B$3]-[.B$2])*([.$A90]-1)/98)+[.B$2]" office:value-type="float" office:value="878" calcext:value-type="float">
            <text:p>878</text:p>
          </table:table-cell>
          <table:table-cell table:formula="of:=INT(([.C$3]-[.C$2])*([.$A90]-1)/98)+[.C$2]" office:value-type="float" office:value="87" calcext:value-type="float">
            <text:p>87</text:p>
          </table:table-cell>
          <table:table-cell table:formula="of:=INT(([.D$3]-[.D$2])*([.$A90]-1)/98)+[.D$2]" office:value-type="float" office:value="224" calcext:value-type="float">
            <text:p>224</text:p>
          </table:table-cell>
          <table:table-cell table:formula="of:=INT(([.E$3]-[.E$2])*([.$A90]-1)/98)+[.E$2]" office:value-type="float" office:value="223" calcext:value-type="float">
            <text:p>223</text:p>
          </table:table-cell>
          <table:table-cell table:formula="of:=INT(([.F$3]-[.F$2])*([.$A90]-1)/98)+[.F$2]" office:value-type="float" office:value="224" calcext:value-type="float">
            <text:p>224</text:p>
          </table:table-cell>
          <table:table-cell table:formula="of:=INT(([.G$3]-[.G$2])*([.$A90]-1)/98)+[.G$2]" office:value-type="float" office:value="223" calcext:value-type="float">
            <text:p>223</text:p>
          </table:table-cell>
          <table:table-cell table:formula="of:=INT(([.H$3]-[.H$2])*([.$A90]-1)/98)+[.H$2]" office:value-type="float" office:value="878" calcext:value-type="float">
            <text:p>878</text:p>
          </table:table-cell>
          <table:table-cell table:number-columns-repeated="2"/>
          <table:table-cell table:formula="of:=CONCATENATE(16*[.K$3]+INT([.$G90]/3)*[.K$3]; &quot; (&quot;; INT((16*[.K$3]+INT([.$G90]/3)*[.K$3])*100/[.$B90]); &quot;%)&quot;)" office:value-type="string" office:string-value="90 (10%)" calcext:value-type="string">
            <text:p>90 (10%)</text:p>
          </table:table-cell>
          <table:table-cell table:formula="of:=CONCATENATE(16*[.L$3]+INT([.$G90]/3)*[.L$3]; &quot; (&quot;; INT((16*[.L$3]+INT([.$G90]/3)*[.L$3])*100/[.$B90]); &quot;%)&quot;)" office:value-type="string" office:string-value="180 (20%)" calcext:value-type="string">
            <text:p>180 (20%)</text:p>
          </table:table-cell>
          <table:table-cell table:formula="of:=CONCATENATE(16*[.M$3]+INT([.$G90]/3)*[.M$3]; &quot; (&quot;; INT((16*[.M$3]+INT([.$G90]/3)*[.M$3])*100/[.$B90]); &quot;%)&quot;)" office:value-type="string" office:string-value="270 (30%)" calcext:value-type="string">
            <text:p>270 (30%)</text:p>
          </table:table-cell>
          <table:table-cell table:formula="of:=CONCATENATE(16*[.N$3]+INT([.$G90]/3)*[.N$3]; &quot; (&quot;; INT((16*[.N$3]+INT([.$G90]/3)*[.N$3])*100/[.$B90]); &quot;%)&quot;)" office:value-type="string" office:string-value="360 (41%)" calcext:value-type="string">
            <text:p>360 (41%)</text:p>
          </table:table-cell>
          <table:table-cell table:formula="of:=CONCATENATE(16*[.O$3]+INT([.$G90]/3)*[.O$3]; &quot; (&quot;; INT((16*[.O$3]+INT([.$G90]/3)*[.O$3])*100/[.$B90]); &quot;%)&quot;)" office:value-type="string" office:string-value="450 (51%)" calcext:value-type="string">
            <text:p>450 (51%)</text:p>
          </table:table-cell>
          <table:table-cell table:formula="of:=CONCATENATE(16*[.P$3]+INT([.$G90]/3)*[.P$3]; &quot; (&quot;; INT((16*[.P$3]+INT([.$G90]/3)*[.P$3])*100/[.$B90]); &quot;%)&quot;)" office:value-type="string" office:string-value="540 (61%)" calcext:value-type="string">
            <text:p>540 (61%)</text:p>
          </table:table-cell>
          <table:table-cell table:formula="of:=CONCATENATE(16*[.Q$3]+INT([.$G90]/3)*[.Q$3]; &quot; (&quot;; INT((16*[.Q$3]+INT([.$G90]/3)*[.Q$3])*100/[.$B90]); &quot;%)&quot;)" office:value-type="string" office:string-value="630 (71%)" calcext:value-type="string">
            <text:p>630 (71%)</text:p>
          </table:table-cell>
          <table:table-cell table:formula="of:=CONCATENATE(16*[.R$3]+INT([.$G90]/3)*[.R$3]; &quot; (&quot;; INT((16*[.R$3]+INT([.$G90]/3)*[.R$3])*100/[.$B90]); &quot;%)&quot;)" office:value-type="string" office:string-value="720 (82%)" calcext:value-type="string">
            <text:p>720 (82%)</text:p>
          </table:table-cell>
          <table:table-cell table:number-columns-repeated="1006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INT(([.B$3]-[.B$2])*([.$A91]-1)/98)+[.B$2]" office:value-type="float" office:value="888" calcext:value-type="float">
            <text:p>888</text:p>
          </table:table-cell>
          <table:table-cell table:formula="of:=INT(([.C$3]-[.C$2])*([.$A91]-1)/98)+[.C$2]" office:value-type="float" office:value="88" calcext:value-type="float">
            <text:p>88</text:p>
          </table:table-cell>
          <table:table-cell table:formula="of:=INT(([.D$3]-[.D$2])*([.$A91]-1)/98)+[.D$2]" office:value-type="float" office:value="226" calcext:value-type="float">
            <text:p>226</text:p>
          </table:table-cell>
          <table:table-cell table:formula="of:=INT(([.E$3]-[.E$2])*([.$A91]-1)/98)+[.E$2]" office:value-type="float" office:value="226" calcext:value-type="float">
            <text:p>226</text:p>
          </table:table-cell>
          <table:table-cell table:formula="of:=INT(([.F$3]-[.F$2])*([.$A91]-1)/98)+[.F$2]" office:value-type="float" office:value="226" calcext:value-type="float">
            <text:p>226</text:p>
          </table:table-cell>
          <table:table-cell table:formula="of:=INT(([.G$3]-[.G$2])*([.$A91]-1)/98)+[.G$2]" office:value-type="float" office:value="226" calcext:value-type="float">
            <text:p>226</text:p>
          </table:table-cell>
          <table:table-cell table:formula="of:=INT(([.H$3]-[.H$2])*([.$A91]-1)/98)+[.H$2]" office:value-type="float" office:value="888" calcext:value-type="float">
            <text:p>888</text:p>
          </table:table-cell>
          <table:table-cell table:number-columns-repeated="2"/>
          <table:table-cell table:formula="of:=CONCATENATE(16*[.K$3]+INT([.$G91]/3)*[.K$3]; &quot; (&quot;; INT((16*[.K$3]+INT([.$G91]/3)*[.K$3])*100/[.$B91]); &quot;%)&quot;)" office:value-type="string" office:string-value="91 (10%)" calcext:value-type="string">
            <text:p>91 (10%)</text:p>
          </table:table-cell>
          <table:table-cell table:formula="of:=CONCATENATE(16*[.L$3]+INT([.$G91]/3)*[.L$3]; &quot; (&quot;; INT((16*[.L$3]+INT([.$G91]/3)*[.L$3])*100/[.$B91]); &quot;%)&quot;)" office:value-type="string" office:string-value="182 (20%)" calcext:value-type="string">
            <text:p>182 (20%)</text:p>
          </table:table-cell>
          <table:table-cell table:formula="of:=CONCATENATE(16*[.M$3]+INT([.$G91]/3)*[.M$3]; &quot; (&quot;; INT((16*[.M$3]+INT([.$G91]/3)*[.M$3])*100/[.$B91]); &quot;%)&quot;)" office:value-type="string" office:string-value="273 (30%)" calcext:value-type="string">
            <text:p>273 (30%)</text:p>
          </table:table-cell>
          <table:table-cell table:formula="of:=CONCATENATE(16*[.N$3]+INT([.$G91]/3)*[.N$3]; &quot; (&quot;; INT((16*[.N$3]+INT([.$G91]/3)*[.N$3])*100/[.$B91]); &quot;%)&quot;)" office:value-type="string" office:string-value="364 (40%)" calcext:value-type="string">
            <text:p>364 (40%)</text:p>
          </table:table-cell>
          <table:table-cell table:formula="of:=CONCATENATE(16*[.O$3]+INT([.$G91]/3)*[.O$3]; &quot; (&quot;; INT((16*[.O$3]+INT([.$G91]/3)*[.O$3])*100/[.$B91]); &quot;%)&quot;)" office:value-type="string" office:string-value="455 (51%)" calcext:value-type="string">
            <text:p>455 (51%)</text:p>
          </table:table-cell>
          <table:table-cell table:formula="of:=CONCATENATE(16*[.P$3]+INT([.$G91]/3)*[.P$3]; &quot; (&quot;; INT((16*[.P$3]+INT([.$G91]/3)*[.P$3])*100/[.$B91]); &quot;%)&quot;)" office:value-type="string" office:string-value="546 (61%)" calcext:value-type="string">
            <text:p>546 (61%)</text:p>
          </table:table-cell>
          <table:table-cell table:formula="of:=CONCATENATE(16*[.Q$3]+INT([.$G91]/3)*[.Q$3]; &quot; (&quot;; INT((16*[.Q$3]+INT([.$G91]/3)*[.Q$3])*100/[.$B91]); &quot;%)&quot;)" office:value-type="string" office:string-value="637 (71%)" calcext:value-type="string">
            <text:p>637 (71%)</text:p>
          </table:table-cell>
          <table:table-cell table:formula="of:=CONCATENATE(16*[.R$3]+INT([.$G91]/3)*[.R$3]; &quot; (&quot;; INT((16*[.R$3]+INT([.$G91]/3)*[.R$3])*100/[.$B91]); &quot;%)&quot;)" office:value-type="string" office:string-value="728 (81%)" calcext:value-type="string">
            <text:p>728 (81%)</text:p>
          </table:table-cell>
          <table:table-cell table:number-columns-repeated="1006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INT(([.B$3]-[.B$2])*([.$A92]-1)/98)+[.B$2]" office:value-type="float" office:value="898" calcext:value-type="float">
            <text:p>898</text:p>
          </table:table-cell>
          <table:table-cell table:formula="of:=INT(([.C$3]-[.C$2])*([.$A92]-1)/98)+[.C$2]" office:value-type="float" office:value="89" calcext:value-type="float">
            <text:p>89</text:p>
          </table:table-cell>
          <table:table-cell table:formula="of:=INT(([.D$3]-[.D$2])*([.$A92]-1)/98)+[.D$2]" office:value-type="float" office:value="229" calcext:value-type="float">
            <text:p>229</text:p>
          </table:table-cell>
          <table:table-cell table:formula="of:=INT(([.E$3]-[.E$2])*([.$A92]-1)/98)+[.E$2]" office:value-type="float" office:value="229" calcext:value-type="float">
            <text:p>229</text:p>
          </table:table-cell>
          <table:table-cell table:formula="of:=INT(([.F$3]-[.F$2])*([.$A92]-1)/98)+[.F$2]" office:value-type="float" office:value="229" calcext:value-type="float">
            <text:p>229</text:p>
          </table:table-cell>
          <table:table-cell table:formula="of:=INT(([.G$3]-[.G$2])*([.$A92]-1)/98)+[.G$2]" office:value-type="float" office:value="228" calcext:value-type="float">
            <text:p>228</text:p>
          </table:table-cell>
          <table:table-cell table:formula="of:=INT(([.H$3]-[.H$2])*([.$A92]-1)/98)+[.H$2]" office:value-type="float" office:value="898" calcext:value-type="float">
            <text:p>898</text:p>
          </table:table-cell>
          <table:table-cell table:number-columns-repeated="2"/>
          <table:table-cell table:formula="of:=CONCATENATE(16*[.K$3]+INT([.$G92]/3)*[.K$3]; &quot; (&quot;; INT((16*[.K$3]+INT([.$G92]/3)*[.K$3])*100/[.$B92]); &quot;%)&quot;)" office:value-type="string" office:string-value="92 (10%)" calcext:value-type="string">
            <text:p>92 (10%)</text:p>
          </table:table-cell>
          <table:table-cell table:formula="of:=CONCATENATE(16*[.L$3]+INT([.$G92]/3)*[.L$3]; &quot; (&quot;; INT((16*[.L$3]+INT([.$G92]/3)*[.L$3])*100/[.$B92]); &quot;%)&quot;)" office:value-type="string" office:string-value="184 (20%)" calcext:value-type="string">
            <text:p>184 (20%)</text:p>
          </table:table-cell>
          <table:table-cell table:formula="of:=CONCATENATE(16*[.M$3]+INT([.$G92]/3)*[.M$3]; &quot; (&quot;; INT((16*[.M$3]+INT([.$G92]/3)*[.M$3])*100/[.$B92]); &quot;%)&quot;)" office:value-type="string" office:string-value="276 (30%)" calcext:value-type="string">
            <text:p>276 (30%)</text:p>
          </table:table-cell>
          <table:table-cell table:formula="of:=CONCATENATE(16*[.N$3]+INT([.$G92]/3)*[.N$3]; &quot; (&quot;; INT((16*[.N$3]+INT([.$G92]/3)*[.N$3])*100/[.$B92]); &quot;%)&quot;)" office:value-type="string" office:string-value="368 (40%)" calcext:value-type="string">
            <text:p>368 (40%)</text:p>
          </table:table-cell>
          <table:table-cell table:formula="of:=CONCATENATE(16*[.O$3]+INT([.$G92]/3)*[.O$3]; &quot; (&quot;; INT((16*[.O$3]+INT([.$G92]/3)*[.O$3])*100/[.$B92]); &quot;%)&quot;)" office:value-type="string" office:string-value="460 (51%)" calcext:value-type="string">
            <text:p>460 (51%)</text:p>
          </table:table-cell>
          <table:table-cell table:formula="of:=CONCATENATE(16*[.P$3]+INT([.$G92]/3)*[.P$3]; &quot; (&quot;; INT((16*[.P$3]+INT([.$G92]/3)*[.P$3])*100/[.$B92]); &quot;%)&quot;)" office:value-type="string" office:string-value="552 (61%)" calcext:value-type="string">
            <text:p>552 (61%)</text:p>
          </table:table-cell>
          <table:table-cell table:formula="of:=CONCATENATE(16*[.Q$3]+INT([.$G92]/3)*[.Q$3]; &quot; (&quot;; INT((16*[.Q$3]+INT([.$G92]/3)*[.Q$3])*100/[.$B92]); &quot;%)&quot;)" office:value-type="string" office:string-value="644 (71%)" calcext:value-type="string">
            <text:p>644 (71%)</text:p>
          </table:table-cell>
          <table:table-cell table:formula="of:=CONCATENATE(16*[.R$3]+INT([.$G92]/3)*[.R$3]; &quot; (&quot;; INT((16*[.R$3]+INT([.$G92]/3)*[.R$3])*100/[.$B92]); &quot;%)&quot;)" office:value-type="string" office:string-value="736 (81%)" calcext:value-type="string">
            <text:p>736 (81%)</text:p>
          </table:table-cell>
          <table:table-cell table:number-columns-repeated="1006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INT(([.B$3]-[.B$2])*([.$A93]-1)/98)+[.B$2]" office:value-type="float" office:value="908" calcext:value-type="float">
            <text:p>908</text:p>
          </table:table-cell>
          <table:table-cell table:formula="of:=INT(([.C$3]-[.C$2])*([.$A93]-1)/98)+[.C$2]" office:value-type="float" office:value="90" calcext:value-type="float">
            <text:p>90</text:p>
          </table:table-cell>
          <table:table-cell table:formula="of:=INT(([.D$3]-[.D$2])*([.$A93]-1)/98)+[.D$2]" office:value-type="float" office:value="231" calcext:value-type="float">
            <text:p>231</text:p>
          </table:table-cell>
          <table:table-cell table:formula="of:=INT(([.E$3]-[.E$2])*([.$A93]-1)/98)+[.E$2]" office:value-type="float" office:value="231" calcext:value-type="float">
            <text:p>231</text:p>
          </table:table-cell>
          <table:table-cell table:formula="of:=INT(([.F$3]-[.F$2])*([.$A93]-1)/98)+[.F$2]" office:value-type="float" office:value="231" calcext:value-type="float">
            <text:p>231</text:p>
          </table:table-cell>
          <table:table-cell table:formula="of:=INT(([.G$3]-[.G$2])*([.$A93]-1)/98)+[.G$2]" office:value-type="float" office:value="231" calcext:value-type="float">
            <text:p>231</text:p>
          </table:table-cell>
          <table:table-cell table:formula="of:=INT(([.H$3]-[.H$2])*([.$A93]-1)/98)+[.H$2]" office:value-type="float" office:value="908" calcext:value-type="float">
            <text:p>908</text:p>
          </table:table-cell>
          <table:table-cell table:number-columns-repeated="2"/>
          <table:table-cell table:formula="of:=CONCATENATE(16*[.K$3]+INT([.$G93]/3)*[.K$3]; &quot; (&quot;; INT((16*[.K$3]+INT([.$G93]/3)*[.K$3])*100/[.$B93]); &quot;%)&quot;)" office:value-type="string" office:string-value="93 (10%)" calcext:value-type="string">
            <text:p>93 (10%)</text:p>
          </table:table-cell>
          <table:table-cell table:formula="of:=CONCATENATE(16*[.L$3]+INT([.$G93]/3)*[.L$3]; &quot; (&quot;; INT((16*[.L$3]+INT([.$G93]/3)*[.L$3])*100/[.$B93]); &quot;%)&quot;)" office:value-type="string" office:string-value="186 (20%)" calcext:value-type="string">
            <text:p>186 (20%)</text:p>
          </table:table-cell>
          <table:table-cell table:formula="of:=CONCATENATE(16*[.M$3]+INT([.$G93]/3)*[.M$3]; &quot; (&quot;; INT((16*[.M$3]+INT([.$G93]/3)*[.M$3])*100/[.$B93]); &quot;%)&quot;)" office:value-type="string" office:string-value="279 (30%)" calcext:value-type="string">
            <text:p>279 (30%)</text:p>
          </table:table-cell>
          <table:table-cell table:formula="of:=CONCATENATE(16*[.N$3]+INT([.$G93]/3)*[.N$3]; &quot; (&quot;; INT((16*[.N$3]+INT([.$G93]/3)*[.N$3])*100/[.$B93]); &quot;%)&quot;)" office:value-type="string" office:string-value="372 (40%)" calcext:value-type="string">
            <text:p>372 (40%)</text:p>
          </table:table-cell>
          <table:table-cell table:formula="of:=CONCATENATE(16*[.O$3]+INT([.$G93]/3)*[.O$3]; &quot; (&quot;; INT((16*[.O$3]+INT([.$G93]/3)*[.O$3])*100/[.$B93]); &quot;%)&quot;)" office:value-type="string" office:string-value="465 (51%)" calcext:value-type="string">
            <text:p>465 (51%)</text:p>
          </table:table-cell>
          <table:table-cell table:formula="of:=CONCATENATE(16*[.P$3]+INT([.$G93]/3)*[.P$3]; &quot; (&quot;; INT((16*[.P$3]+INT([.$G93]/3)*[.P$3])*100/[.$B93]); &quot;%)&quot;)" office:value-type="string" office:string-value="558 (61%)" calcext:value-type="string">
            <text:p>558 (61%)</text:p>
          </table:table-cell>
          <table:table-cell table:formula="of:=CONCATENATE(16*[.Q$3]+INT([.$G93]/3)*[.Q$3]; &quot; (&quot;; INT((16*[.Q$3]+INT([.$G93]/3)*[.Q$3])*100/[.$B93]); &quot;%)&quot;)" office:value-type="string" office:string-value="651 (71%)" calcext:value-type="string">
            <text:p>651 (71%)</text:p>
          </table:table-cell>
          <table:table-cell table:formula="of:=CONCATENATE(16*[.R$3]+INT([.$G93]/3)*[.R$3]; &quot; (&quot;; INT((16*[.R$3]+INT([.$G93]/3)*[.R$3])*100/[.$B93]); &quot;%)&quot;)" office:value-type="string" office:string-value="744 (81%)" calcext:value-type="string">
            <text:p>744 (81%)</text:p>
          </table:table-cell>
          <table:table-cell table:number-columns-repeated="1006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INT(([.B$3]-[.B$2])*([.$A94]-1)/98)+[.B$2]" office:value-type="float" office:value="918" calcext:value-type="float">
            <text:p>918</text:p>
          </table:table-cell>
          <table:table-cell table:formula="of:=INT(([.C$3]-[.C$2])*([.$A94]-1)/98)+[.C$2]" office:value-type="float" office:value="91" calcext:value-type="float">
            <text:p>91</text:p>
          </table:table-cell>
          <table:table-cell table:formula="of:=INT(([.D$3]-[.D$2])*([.$A94]-1)/98)+[.D$2]" office:value-type="float" office:value="234" calcext:value-type="float">
            <text:p>234</text:p>
          </table:table-cell>
          <table:table-cell table:formula="of:=INT(([.E$3]-[.E$2])*([.$A94]-1)/98)+[.E$2]" office:value-type="float" office:value="234" calcext:value-type="float">
            <text:p>234</text:p>
          </table:table-cell>
          <table:table-cell table:formula="of:=INT(([.F$3]-[.F$2])*([.$A94]-1)/98)+[.F$2]" office:value-type="float" office:value="234" calcext:value-type="float">
            <text:p>234</text:p>
          </table:table-cell>
          <table:table-cell table:formula="of:=INT(([.G$3]-[.G$2])*([.$A94]-1)/98)+[.G$2]" office:value-type="float" office:value="234" calcext:value-type="float">
            <text:p>234</text:p>
          </table:table-cell>
          <table:table-cell table:formula="of:=INT(([.H$3]-[.H$2])*([.$A94]-1)/98)+[.H$2]" office:value-type="float" office:value="918" calcext:value-type="float">
            <text:p>918</text:p>
          </table:table-cell>
          <table:table-cell table:number-columns-repeated="2"/>
          <table:table-cell table:formula="of:=CONCATENATE(16*[.K$3]+INT([.$G94]/3)*[.K$3]; &quot; (&quot;; INT((16*[.K$3]+INT([.$G94]/3)*[.K$3])*100/[.$B94]); &quot;%)&quot;)" office:value-type="string" office:string-value="94 (10%)" calcext:value-type="string">
            <text:p>94 (10%)</text:p>
          </table:table-cell>
          <table:table-cell table:formula="of:=CONCATENATE(16*[.L$3]+INT([.$G94]/3)*[.L$3]; &quot; (&quot;; INT((16*[.L$3]+INT([.$G94]/3)*[.L$3])*100/[.$B94]); &quot;%)&quot;)" office:value-type="string" office:string-value="188 (20%)" calcext:value-type="string">
            <text:p>188 (20%)</text:p>
          </table:table-cell>
          <table:table-cell table:formula="of:=CONCATENATE(16*[.M$3]+INT([.$G94]/3)*[.M$3]; &quot; (&quot;; INT((16*[.M$3]+INT([.$G94]/3)*[.M$3])*100/[.$B94]); &quot;%)&quot;)" office:value-type="string" office:string-value="282 (30%)" calcext:value-type="string">
            <text:p>282 (30%)</text:p>
          </table:table-cell>
          <table:table-cell table:formula="of:=CONCATENATE(16*[.N$3]+INT([.$G94]/3)*[.N$3]; &quot; (&quot;; INT((16*[.N$3]+INT([.$G94]/3)*[.N$3])*100/[.$B94]); &quot;%)&quot;)" office:value-type="string" office:string-value="376 (40%)" calcext:value-type="string">
            <text:p>376 (40%)</text:p>
          </table:table-cell>
          <table:table-cell table:formula="of:=CONCATENATE(16*[.O$3]+INT([.$G94]/3)*[.O$3]; &quot; (&quot;; INT((16*[.O$3]+INT([.$G94]/3)*[.O$3])*100/[.$B94]); &quot;%)&quot;)" office:value-type="string" office:string-value="470 (51%)" calcext:value-type="string">
            <text:p>470 (51%)</text:p>
          </table:table-cell>
          <table:table-cell table:formula="of:=CONCATENATE(16*[.P$3]+INT([.$G94]/3)*[.P$3]; &quot; (&quot;; INT((16*[.P$3]+INT([.$G94]/3)*[.P$3])*100/[.$B94]); &quot;%)&quot;)" office:value-type="string" office:string-value="564 (61%)" calcext:value-type="string">
            <text:p>564 (61%)</text:p>
          </table:table-cell>
          <table:table-cell table:formula="of:=CONCATENATE(16*[.Q$3]+INT([.$G94]/3)*[.Q$3]; &quot; (&quot;; INT((16*[.Q$3]+INT([.$G94]/3)*[.Q$3])*100/[.$B94]); &quot;%)&quot;)" office:value-type="string" office:string-value="658 (71%)" calcext:value-type="string">
            <text:p>658 (71%)</text:p>
          </table:table-cell>
          <table:table-cell table:formula="of:=CONCATENATE(16*[.R$3]+INT([.$G94]/3)*[.R$3]; &quot; (&quot;; INT((16*[.R$3]+INT([.$G94]/3)*[.R$3])*100/[.$B94]); &quot;%)&quot;)" office:value-type="string" office:string-value="752 (81%)" calcext:value-type="string">
            <text:p>752 (81%)</text:p>
          </table:table-cell>
          <table:table-cell table:number-columns-repeated="1006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INT(([.B$3]-[.B$2])*([.$A95]-1)/98)+[.B$2]" office:value-type="float" office:value="928" calcext:value-type="float">
            <text:p>928</text:p>
          </table:table-cell>
          <table:table-cell table:formula="of:=INT(([.C$3]-[.C$2])*([.$A95]-1)/98)+[.C$2]" office:value-type="float" office:value="92" calcext:value-type="float">
            <text:p>92</text:p>
          </table:table-cell>
          <table:table-cell table:formula="of:=INT(([.D$3]-[.D$2])*([.$A95]-1)/98)+[.D$2]" office:value-type="float" office:value="237" calcext:value-type="float">
            <text:p>237</text:p>
          </table:table-cell>
          <table:table-cell table:formula="of:=INT(([.E$3]-[.E$2])*([.$A95]-1)/98)+[.E$2]" office:value-type="float" office:value="236" calcext:value-type="float">
            <text:p>236</text:p>
          </table:table-cell>
          <table:table-cell table:formula="of:=INT(([.F$3]-[.F$2])*([.$A95]-1)/98)+[.F$2]" office:value-type="float" office:value="236" calcext:value-type="float">
            <text:p>236</text:p>
          </table:table-cell>
          <table:table-cell table:formula="of:=INT(([.G$3]-[.G$2])*([.$A95]-1)/98)+[.G$2]" office:value-type="float" office:value="236" calcext:value-type="float">
            <text:p>236</text:p>
          </table:table-cell>
          <table:table-cell table:formula="of:=INT(([.H$3]-[.H$2])*([.$A95]-1)/98)+[.H$2]" office:value-type="float" office:value="928" calcext:value-type="float">
            <text:p>928</text:p>
          </table:table-cell>
          <table:table-cell table:number-columns-repeated="2"/>
          <table:table-cell table:formula="of:=CONCATENATE(16*[.K$3]+INT([.$G95]/3)*[.K$3]; &quot; (&quot;; INT((16*[.K$3]+INT([.$G95]/3)*[.K$3])*100/[.$B95]); &quot;%)&quot;)" office:value-type="string" office:string-value="94 (10%)" calcext:value-type="string">
            <text:p>94 (10%)</text:p>
          </table:table-cell>
          <table:table-cell table:formula="of:=CONCATENATE(16*[.L$3]+INT([.$G95]/3)*[.L$3]; &quot; (&quot;; INT((16*[.L$3]+INT([.$G95]/3)*[.L$3])*100/[.$B95]); &quot;%)&quot;)" office:value-type="string" office:string-value="188 (20%)" calcext:value-type="string">
            <text:p>188 (20%)</text:p>
          </table:table-cell>
          <table:table-cell table:formula="of:=CONCATENATE(16*[.M$3]+INT([.$G95]/3)*[.M$3]; &quot; (&quot;; INT((16*[.M$3]+INT([.$G95]/3)*[.M$3])*100/[.$B95]); &quot;%)&quot;)" office:value-type="string" office:string-value="282 (30%)" calcext:value-type="string">
            <text:p>282 (30%)</text:p>
          </table:table-cell>
          <table:table-cell table:formula="of:=CONCATENATE(16*[.N$3]+INT([.$G95]/3)*[.N$3]; &quot; (&quot;; INT((16*[.N$3]+INT([.$G95]/3)*[.N$3])*100/[.$B95]); &quot;%)&quot;)" office:value-type="string" office:string-value="376 (40%)" calcext:value-type="string">
            <text:p>376 (40%)</text:p>
          </table:table-cell>
          <table:table-cell table:formula="of:=CONCATENATE(16*[.O$3]+INT([.$G95]/3)*[.O$3]; &quot; (&quot;; INT((16*[.O$3]+INT([.$G95]/3)*[.O$3])*100/[.$B95]); &quot;%)&quot;)" office:value-type="string" office:string-value="470 (50%)" calcext:value-type="string">
            <text:p>470 (50%)</text:p>
          </table:table-cell>
          <table:table-cell table:formula="of:=CONCATENATE(16*[.P$3]+INT([.$G95]/3)*[.P$3]; &quot; (&quot;; INT((16*[.P$3]+INT([.$G95]/3)*[.P$3])*100/[.$B95]); &quot;%)&quot;)" office:value-type="string" office:string-value="564 (60%)" calcext:value-type="string">
            <text:p>564 (60%)</text:p>
          </table:table-cell>
          <table:table-cell table:formula="of:=CONCATENATE(16*[.Q$3]+INT([.$G95]/3)*[.Q$3]; &quot; (&quot;; INT((16*[.Q$3]+INT([.$G95]/3)*[.Q$3])*100/[.$B95]); &quot;%)&quot;)" office:value-type="string" office:string-value="658 (70%)" calcext:value-type="string">
            <text:p>658 (70%)</text:p>
          </table:table-cell>
          <table:table-cell table:formula="of:=CONCATENATE(16*[.R$3]+INT([.$G95]/3)*[.R$3]; &quot; (&quot;; INT((16*[.R$3]+INT([.$G95]/3)*[.R$3])*100/[.$B95]); &quot;%)&quot;)" office:value-type="string" office:string-value="752 (81%)" calcext:value-type="string">
            <text:p>752 (81%)</text:p>
          </table:table-cell>
          <table:table-cell table:number-columns-repeated="1006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INT(([.B$3]-[.B$2])*([.$A96]-1)/98)+[.B$2]" office:value-type="float" office:value="938" calcext:value-type="float">
            <text:p>938</text:p>
          </table:table-cell>
          <table:table-cell table:formula="of:=INT(([.C$3]-[.C$2])*([.$A96]-1)/98)+[.C$2]" office:value-type="float" office:value="93" calcext:value-type="float">
            <text:p>93</text:p>
          </table:table-cell>
          <table:table-cell table:formula="of:=INT(([.D$3]-[.D$2])*([.$A96]-1)/98)+[.D$2]" office:value-type="float" office:value="239" calcext:value-type="float">
            <text:p>239</text:p>
          </table:table-cell>
          <table:table-cell table:formula="of:=INT(([.E$3]-[.E$2])*([.$A96]-1)/98)+[.E$2]" office:value-type="float" office:value="239" calcext:value-type="float">
            <text:p>239</text:p>
          </table:table-cell>
          <table:table-cell table:formula="of:=INT(([.F$3]-[.F$2])*([.$A96]-1)/98)+[.F$2]" office:value-type="float" office:value="239" calcext:value-type="float">
            <text:p>239</text:p>
          </table:table-cell>
          <table:table-cell table:formula="of:=INT(([.G$3]-[.G$2])*([.$A96]-1)/98)+[.G$2]" office:value-type="float" office:value="239" calcext:value-type="float">
            <text:p>239</text:p>
          </table:table-cell>
          <table:table-cell table:formula="of:=INT(([.H$3]-[.H$2])*([.$A96]-1)/98)+[.H$2]" office:value-type="float" office:value="938" calcext:value-type="float">
            <text:p>938</text:p>
          </table:table-cell>
          <table:table-cell table:number-columns-repeated="2"/>
          <table:table-cell table:formula="of:=CONCATENATE(16*[.K$3]+INT([.$G96]/3)*[.K$3]; &quot; (&quot;; INT((16*[.K$3]+INT([.$G96]/3)*[.K$3])*100/[.$B96]); &quot;%)&quot;)" office:value-type="string" office:string-value="95 (10%)" calcext:value-type="string">
            <text:p>95 (10%)</text:p>
          </table:table-cell>
          <table:table-cell table:formula="of:=CONCATENATE(16*[.L$3]+INT([.$G96]/3)*[.L$3]; &quot; (&quot;; INT((16*[.L$3]+INT([.$G96]/3)*[.L$3])*100/[.$B96]); &quot;%)&quot;)" office:value-type="string" office:string-value="190 (20%)" calcext:value-type="string">
            <text:p>190 (20%)</text:p>
          </table:table-cell>
          <table:table-cell table:formula="of:=CONCATENATE(16*[.M$3]+INT([.$G96]/3)*[.M$3]; &quot; (&quot;; INT((16*[.M$3]+INT([.$G96]/3)*[.M$3])*100/[.$B96]); &quot;%)&quot;)" office:value-type="string" office:string-value="285 (30%)" calcext:value-type="string">
            <text:p>285 (30%)</text:p>
          </table:table-cell>
          <table:table-cell table:formula="of:=CONCATENATE(16*[.N$3]+INT([.$G96]/3)*[.N$3]; &quot; (&quot;; INT((16*[.N$3]+INT([.$G96]/3)*[.N$3])*100/[.$B96]); &quot;%)&quot;)" office:value-type="string" office:string-value="380 (40%)" calcext:value-type="string">
            <text:p>380 (40%)</text:p>
          </table:table-cell>
          <table:table-cell table:formula="of:=CONCATENATE(16*[.O$3]+INT([.$G96]/3)*[.O$3]; &quot; (&quot;; INT((16*[.O$3]+INT([.$G96]/3)*[.O$3])*100/[.$B96]); &quot;%)&quot;)" office:value-type="string" office:string-value="475 (50%)" calcext:value-type="string">
            <text:p>475 (50%)</text:p>
          </table:table-cell>
          <table:table-cell table:formula="of:=CONCATENATE(16*[.P$3]+INT([.$G96]/3)*[.P$3]; &quot; (&quot;; INT((16*[.P$3]+INT([.$G96]/3)*[.P$3])*100/[.$B96]); &quot;%)&quot;)" office:value-type="string" office:string-value="570 (60%)" calcext:value-type="string">
            <text:p>570 (60%)</text:p>
          </table:table-cell>
          <table:table-cell table:formula="of:=CONCATENATE(16*[.Q$3]+INT([.$G96]/3)*[.Q$3]; &quot; (&quot;; INT((16*[.Q$3]+INT([.$G96]/3)*[.Q$3])*100/[.$B96]); &quot;%)&quot;)" office:value-type="string" office:string-value="665 (70%)" calcext:value-type="string">
            <text:p>665 (70%)</text:p>
          </table:table-cell>
          <table:table-cell table:formula="of:=CONCATENATE(16*[.R$3]+INT([.$G96]/3)*[.R$3]; &quot; (&quot;; INT((16*[.R$3]+INT([.$G96]/3)*[.R$3])*100/[.$B96]); &quot;%)&quot;)" office:value-type="string" office:string-value="760 (81%)" calcext:value-type="string">
            <text:p>760 (81%)</text:p>
          </table:table-cell>
          <table:table-cell table:number-columns-repeated="1006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INT(([.B$3]-[.B$2])*([.$A97]-1)/98)+[.B$2]" office:value-type="float" office:value="948" calcext:value-type="float">
            <text:p>948</text:p>
          </table:table-cell>
          <table:table-cell table:formula="of:=INT(([.C$3]-[.C$2])*([.$A97]-1)/98)+[.C$2]" office:value-type="float" office:value="94" calcext:value-type="float">
            <text:p>94</text:p>
          </table:table-cell>
          <table:table-cell table:formula="of:=INT(([.D$3]-[.D$2])*([.$A97]-1)/98)+[.D$2]" office:value-type="float" office:value="242" calcext:value-type="float">
            <text:p>242</text:p>
          </table:table-cell>
          <table:table-cell table:formula="of:=INT(([.E$3]-[.E$2])*([.$A97]-1)/98)+[.E$2]" office:value-type="float" office:value="242" calcext:value-type="float">
            <text:p>242</text:p>
          </table:table-cell>
          <table:table-cell table:formula="of:=INT(([.F$3]-[.F$2])*([.$A97]-1)/98)+[.F$2]" office:value-type="float" office:value="242" calcext:value-type="float">
            <text:p>242</text:p>
          </table:table-cell>
          <table:table-cell table:formula="of:=INT(([.G$3]-[.G$2])*([.$A97]-1)/98)+[.G$2]" office:value-type="float" office:value="241" calcext:value-type="float">
            <text:p>241</text:p>
          </table:table-cell>
          <table:table-cell table:formula="of:=INT(([.H$3]-[.H$2])*([.$A97]-1)/98)+[.H$2]" office:value-type="float" office:value="948" calcext:value-type="float">
            <text:p>948</text:p>
          </table:table-cell>
          <table:table-cell table:number-columns-repeated="2"/>
          <table:table-cell table:formula="of:=CONCATENATE(16*[.K$3]+INT([.$G97]/3)*[.K$3]; &quot; (&quot;; INT((16*[.K$3]+INT([.$G97]/3)*[.K$3])*100/[.$B97]); &quot;%)&quot;)" office:value-type="string" office:string-value="96 (10%)" calcext:value-type="string">
            <text:p>96 (10%)</text:p>
          </table:table-cell>
          <table:table-cell table:formula="of:=CONCATENATE(16*[.L$3]+INT([.$G97]/3)*[.L$3]; &quot; (&quot;; INT((16*[.L$3]+INT([.$G97]/3)*[.L$3])*100/[.$B97]); &quot;%)&quot;)" office:value-type="string" office:string-value="192 (20%)" calcext:value-type="string">
            <text:p>192 (20%)</text:p>
          </table:table-cell>
          <table:table-cell table:formula="of:=CONCATENATE(16*[.M$3]+INT([.$G97]/3)*[.M$3]; &quot; (&quot;; INT((16*[.M$3]+INT([.$G97]/3)*[.M$3])*100/[.$B97]); &quot;%)&quot;)" office:value-type="string" office:string-value="288 (30%)" calcext:value-type="string">
            <text:p>288 (30%)</text:p>
          </table:table-cell>
          <table:table-cell table:formula="of:=CONCATENATE(16*[.N$3]+INT([.$G97]/3)*[.N$3]; &quot; (&quot;; INT((16*[.N$3]+INT([.$G97]/3)*[.N$3])*100/[.$B97]); &quot;%)&quot;)" office:value-type="string" office:string-value="384 (40%)" calcext:value-type="string">
            <text:p>384 (40%)</text:p>
          </table:table-cell>
          <table:table-cell table:formula="of:=CONCATENATE(16*[.O$3]+INT([.$G97]/3)*[.O$3]; &quot; (&quot;; INT((16*[.O$3]+INT([.$G97]/3)*[.O$3])*100/[.$B97]); &quot;%)&quot;)" office:value-type="string" office:string-value="480 (50%)" calcext:value-type="string">
            <text:p>480 (50%)</text:p>
          </table:table-cell>
          <table:table-cell table:formula="of:=CONCATENATE(16*[.P$3]+INT([.$G97]/3)*[.P$3]; &quot; (&quot;; INT((16*[.P$3]+INT([.$G97]/3)*[.P$3])*100/[.$B97]); &quot;%)&quot;)" office:value-type="string" office:string-value="576 (60%)" calcext:value-type="string">
            <text:p>576 (60%)</text:p>
          </table:table-cell>
          <table:table-cell table:formula="of:=CONCATENATE(16*[.Q$3]+INT([.$G97]/3)*[.Q$3]; &quot; (&quot;; INT((16*[.Q$3]+INT([.$G97]/3)*[.Q$3])*100/[.$B97]); &quot;%)&quot;)" office:value-type="string" office:string-value="672 (70%)" calcext:value-type="string">
            <text:p>672 (70%)</text:p>
          </table:table-cell>
          <table:table-cell table:formula="of:=CONCATENATE(16*[.R$3]+INT([.$G97]/3)*[.R$3]; &quot; (&quot;; INT((16*[.R$3]+INT([.$G97]/3)*[.R$3])*100/[.$B97]); &quot;%)&quot;)" office:value-type="string" office:string-value="768 (81%)" calcext:value-type="string">
            <text:p>768 (81%)</text:p>
          </table:table-cell>
          <table:table-cell table:number-columns-repeated="1006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INT(([.B$3]-[.B$2])*([.$A98]-1)/98)+[.B$2]" office:value-type="float" office:value="958" calcext:value-type="float">
            <text:p>958</text:p>
          </table:table-cell>
          <table:table-cell table:formula="of:=INT(([.C$3]-[.C$2])*([.$A98]-1)/98)+[.C$2]" office:value-type="float" office:value="95" calcext:value-type="float">
            <text:p>95</text:p>
          </table:table-cell>
          <table:table-cell table:formula="of:=INT(([.D$3]-[.D$2])*([.$A98]-1)/98)+[.D$2]" office:value-type="float" office:value="244" calcext:value-type="float">
            <text:p>244</text:p>
          </table:table-cell>
          <table:table-cell table:formula="of:=INT(([.E$3]-[.E$2])*([.$A98]-1)/98)+[.E$2]" office:value-type="float" office:value="244" calcext:value-type="float">
            <text:p>244</text:p>
          </table:table-cell>
          <table:table-cell table:formula="of:=INT(([.F$3]-[.F$2])*([.$A98]-1)/98)+[.F$2]" office:value-type="float" office:value="244" calcext:value-type="float">
            <text:p>244</text:p>
          </table:table-cell>
          <table:table-cell table:formula="of:=INT(([.G$3]-[.G$2])*([.$A98]-1)/98)+[.G$2]" office:value-type="float" office:value="244" calcext:value-type="float">
            <text:p>244</text:p>
          </table:table-cell>
          <table:table-cell table:formula="of:=INT(([.H$3]-[.H$2])*([.$A98]-1)/98)+[.H$2]" office:value-type="float" office:value="958" calcext:value-type="float">
            <text:p>958</text:p>
          </table:table-cell>
          <table:table-cell table:number-columns-repeated="2"/>
          <table:table-cell table:formula="of:=CONCATENATE(16*[.K$3]+INT([.$G98]/3)*[.K$3]; &quot; (&quot;; INT((16*[.K$3]+INT([.$G98]/3)*[.K$3])*100/[.$B98]); &quot;%)&quot;)" office:value-type="string" office:string-value="97 (10%)" calcext:value-type="string">
            <text:p>97 (10%)</text:p>
          </table:table-cell>
          <table:table-cell table:formula="of:=CONCATENATE(16*[.L$3]+INT([.$G98]/3)*[.L$3]; &quot; (&quot;; INT((16*[.L$3]+INT([.$G98]/3)*[.L$3])*100/[.$B98]); &quot;%)&quot;)" office:value-type="string" office:string-value="194 (20%)" calcext:value-type="string">
            <text:p>194 (20%)</text:p>
          </table:table-cell>
          <table:table-cell table:formula="of:=CONCATENATE(16*[.M$3]+INT([.$G98]/3)*[.M$3]; &quot; (&quot;; INT((16*[.M$3]+INT([.$G98]/3)*[.M$3])*100/[.$B98]); &quot;%)&quot;)" office:value-type="string" office:string-value="291 (30%)" calcext:value-type="string">
            <text:p>291 (30%)</text:p>
          </table:table-cell>
          <table:table-cell table:formula="of:=CONCATENATE(16*[.N$3]+INT([.$G98]/3)*[.N$3]; &quot; (&quot;; INT((16*[.N$3]+INT([.$G98]/3)*[.N$3])*100/[.$B98]); &quot;%)&quot;)" office:value-type="string" office:string-value="388 (40%)" calcext:value-type="string">
            <text:p>388 (40%)</text:p>
          </table:table-cell>
          <table:table-cell table:formula="of:=CONCATENATE(16*[.O$3]+INT([.$G98]/3)*[.O$3]; &quot; (&quot;; INT((16*[.O$3]+INT([.$G98]/3)*[.O$3])*100/[.$B98]); &quot;%)&quot;)" office:value-type="string" office:string-value="485 (50%)" calcext:value-type="string">
            <text:p>485 (50%)</text:p>
          </table:table-cell>
          <table:table-cell table:formula="of:=CONCATENATE(16*[.P$3]+INT([.$G98]/3)*[.P$3]; &quot; (&quot;; INT((16*[.P$3]+INT([.$G98]/3)*[.P$3])*100/[.$B98]); &quot;%)&quot;)" office:value-type="string" office:string-value="582 (60%)" calcext:value-type="string">
            <text:p>582 (60%)</text:p>
          </table:table-cell>
          <table:table-cell table:formula="of:=CONCATENATE(16*[.Q$3]+INT([.$G98]/3)*[.Q$3]; &quot; (&quot;; INT((16*[.Q$3]+INT([.$G98]/3)*[.Q$3])*100/[.$B98]); &quot;%)&quot;)" office:value-type="string" office:string-value="679 (70%)" calcext:value-type="string">
            <text:p>679 (70%)</text:p>
          </table:table-cell>
          <table:table-cell table:formula="of:=CONCATENATE(16*[.R$3]+INT([.$G98]/3)*[.R$3]; &quot; (&quot;; INT((16*[.R$3]+INT([.$G98]/3)*[.R$3])*100/[.$B98]); &quot;%)&quot;)" office:value-type="string" office:string-value="776 (81%)" calcext:value-type="string">
            <text:p>776 (81%)</text:p>
          </table:table-cell>
          <table:table-cell table:number-columns-repeated="1006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INT(([.B$3]-[.B$2])*([.$A99]-1)/98)+[.B$2]" office:value-type="float" office:value="968" calcext:value-type="float">
            <text:p>968</text:p>
          </table:table-cell>
          <table:table-cell table:formula="of:=INT(([.C$3]-[.C$2])*([.$A99]-1)/98)+[.C$2]" office:value-type="float" office:value="96" calcext:value-type="float">
            <text:p>96</text:p>
          </table:table-cell>
          <table:table-cell table:formula="of:=INT(([.D$3]-[.D$2])*([.$A99]-1)/98)+[.D$2]" office:value-type="float" office:value="247" calcext:value-type="float">
            <text:p>247</text:p>
          </table:table-cell>
          <table:table-cell table:formula="of:=INT(([.E$3]-[.E$2])*([.$A99]-1)/98)+[.E$2]" office:value-type="float" office:value="247" calcext:value-type="float">
            <text:p>247</text:p>
          </table:table-cell>
          <table:table-cell table:formula="of:=INT(([.F$3]-[.F$2])*([.$A99]-1)/98)+[.F$2]" office:value-type="float" office:value="247" calcext:value-type="float">
            <text:p>247</text:p>
          </table:table-cell>
          <table:table-cell table:formula="of:=INT(([.G$3]-[.G$2])*([.$A99]-1)/98)+[.G$2]" office:value-type="float" office:value="247" calcext:value-type="float">
            <text:p>247</text:p>
          </table:table-cell>
          <table:table-cell table:formula="of:=INT(([.H$3]-[.H$2])*([.$A99]-1)/98)+[.H$2]" office:value-type="float" office:value="968" calcext:value-type="float">
            <text:p>968</text:p>
          </table:table-cell>
          <table:table-cell table:number-columns-repeated="2"/>
          <table:table-cell table:formula="of:=CONCATENATE(16*[.K$3]+INT([.$G99]/3)*[.K$3]; &quot; (&quot;; INT((16*[.K$3]+INT([.$G99]/3)*[.K$3])*100/[.$B99]); &quot;%)&quot;)" office:value-type="string" office:string-value="98 (10%)" calcext:value-type="string">
            <text:p>98 (10%)</text:p>
          </table:table-cell>
          <table:table-cell table:formula="of:=CONCATENATE(16*[.L$3]+INT([.$G99]/3)*[.L$3]; &quot; (&quot;; INT((16*[.L$3]+INT([.$G99]/3)*[.L$3])*100/[.$B99]); &quot;%)&quot;)" office:value-type="string" office:string-value="196 (20%)" calcext:value-type="string">
            <text:p>196 (20%)</text:p>
          </table:table-cell>
          <table:table-cell table:formula="of:=CONCATENATE(16*[.M$3]+INT([.$G99]/3)*[.M$3]; &quot; (&quot;; INT((16*[.M$3]+INT([.$G99]/3)*[.M$3])*100/[.$B99]); &quot;%)&quot;)" office:value-type="string" office:string-value="294 (30%)" calcext:value-type="string">
            <text:p>294 (30%)</text:p>
          </table:table-cell>
          <table:table-cell table:formula="of:=CONCATENATE(16*[.N$3]+INT([.$G99]/3)*[.N$3]; &quot; (&quot;; INT((16*[.N$3]+INT([.$G99]/3)*[.N$3])*100/[.$B99]); &quot;%)&quot;)" office:value-type="string" office:string-value="392 (40%)" calcext:value-type="string">
            <text:p>392 (40%)</text:p>
          </table:table-cell>
          <table:table-cell table:formula="of:=CONCATENATE(16*[.O$3]+INT([.$G99]/3)*[.O$3]; &quot; (&quot;; INT((16*[.O$3]+INT([.$G99]/3)*[.O$3])*100/[.$B99]); &quot;%)&quot;)" office:value-type="string" office:string-value="490 (50%)" calcext:value-type="string">
            <text:p>490 (50%)</text:p>
          </table:table-cell>
          <table:table-cell table:formula="of:=CONCATENATE(16*[.P$3]+INT([.$G99]/3)*[.P$3]; &quot; (&quot;; INT((16*[.P$3]+INT([.$G99]/3)*[.P$3])*100/[.$B99]); &quot;%)&quot;)" office:value-type="string" office:string-value="588 (60%)" calcext:value-type="string">
            <text:p>588 (60%)</text:p>
          </table:table-cell>
          <table:table-cell table:formula="of:=CONCATENATE(16*[.Q$3]+INT([.$G99]/3)*[.Q$3]; &quot; (&quot;; INT((16*[.Q$3]+INT([.$G99]/3)*[.Q$3])*100/[.$B99]); &quot;%)&quot;)" office:value-type="string" office:string-value="686 (70%)" calcext:value-type="string">
            <text:p>686 (70%)</text:p>
          </table:table-cell>
          <table:table-cell table:formula="of:=CONCATENATE(16*[.R$3]+INT([.$G99]/3)*[.R$3]; &quot; (&quot;; INT((16*[.R$3]+INT([.$G99]/3)*[.R$3])*100/[.$B99]); &quot;%)&quot;)" office:value-type="string" office:string-value="784 (80%)" calcext:value-type="string">
            <text:p>784 (80%)</text:p>
          </table:table-cell>
          <table:table-cell table:number-columns-repeated="1006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INT(([.B$3]-[.B$2])*([.$A100]-1)/98)+[.B$2]" office:value-type="float" office:value="978" calcext:value-type="float">
            <text:p>978</text:p>
          </table:table-cell>
          <table:table-cell table:formula="of:=INT(([.C$3]-[.C$2])*([.$A100]-1)/98)+[.C$2]" office:value-type="float" office:value="97" calcext:value-type="float">
            <text:p>97</text:p>
          </table:table-cell>
          <table:table-cell table:formula="of:=INT(([.D$3]-[.D$2])*([.$A100]-1)/98)+[.D$2]" office:value-type="float" office:value="249" calcext:value-type="float">
            <text:p>249</text:p>
          </table:table-cell>
          <table:table-cell table:formula="of:=INT(([.E$3]-[.E$2])*([.$A100]-1)/98)+[.E$2]" office:value-type="float" office:value="249" calcext:value-type="float">
            <text:p>249</text:p>
          </table:table-cell>
          <table:table-cell table:formula="of:=INT(([.F$3]-[.F$2])*([.$A100]-1)/98)+[.F$2]" office:value-type="float" office:value="249" calcext:value-type="float">
            <text:p>249</text:p>
          </table:table-cell>
          <table:table-cell table:formula="of:=INT(([.G$3]-[.G$2])*([.$A100]-1)/98)+[.G$2]" office:value-type="float" office:value="249" calcext:value-type="float">
            <text:p>249</text:p>
          </table:table-cell>
          <table:table-cell table:formula="of:=INT(([.H$3]-[.H$2])*([.$A100]-1)/98)+[.H$2]" office:value-type="float" office:value="978" calcext:value-type="float">
            <text:p>978</text:p>
          </table:table-cell>
          <table:table-cell table:number-columns-repeated="2"/>
          <table:table-cell table:formula="of:=CONCATENATE(16*[.K$3]+INT([.$G100]/3)*[.K$3]; &quot; (&quot;; INT((16*[.K$3]+INT([.$G100]/3)*[.K$3])*100/[.$B100]); &quot;%)&quot;)" office:value-type="string" office:string-value="99 (10%)" calcext:value-type="string">
            <text:p>99 (10%)</text:p>
          </table:table-cell>
          <table:table-cell table:formula="of:=CONCATENATE(16*[.L$3]+INT([.$G100]/3)*[.L$3]; &quot; (&quot;; INT((16*[.L$3]+INT([.$G100]/3)*[.L$3])*100/[.$B100]); &quot;%)&quot;)" office:value-type="string" office:string-value="198 (20%)" calcext:value-type="string">
            <text:p>198 (20%)</text:p>
          </table:table-cell>
          <table:table-cell table:formula="of:=CONCATENATE(16*[.M$3]+INT([.$G100]/3)*[.M$3]; &quot; (&quot;; INT((16*[.M$3]+INT([.$G100]/3)*[.M$3])*100/[.$B100]); &quot;%)&quot;)" office:value-type="string" office:string-value="297 (30%)" calcext:value-type="string">
            <text:p>297 (30%)</text:p>
          </table:table-cell>
          <table:table-cell table:formula="of:=CONCATENATE(16*[.N$3]+INT([.$G100]/3)*[.N$3]; &quot; (&quot;; INT((16*[.N$3]+INT([.$G100]/3)*[.N$3])*100/[.$B100]); &quot;%)&quot;)" office:value-type="string" office:string-value="396 (40%)" calcext:value-type="string">
            <text:p>396 (40%)</text:p>
          </table:table-cell>
          <table:table-cell table:formula="of:=CONCATENATE(16*[.O$3]+INT([.$G100]/3)*[.O$3]; &quot; (&quot;; INT((16*[.O$3]+INT([.$G100]/3)*[.O$3])*100/[.$B100]); &quot;%)&quot;)" office:value-type="string" office:string-value="495 (50%)" calcext:value-type="string">
            <text:p>495 (50%)</text:p>
          </table:table-cell>
          <table:table-cell table:formula="of:=CONCATENATE(16*[.P$3]+INT([.$G100]/3)*[.P$3]; &quot; (&quot;; INT((16*[.P$3]+INT([.$G100]/3)*[.P$3])*100/[.$B100]); &quot;%)&quot;)" office:value-type="string" office:string-value="594 (60%)" calcext:value-type="string">
            <text:p>594 (60%)</text:p>
          </table:table-cell>
          <table:table-cell table:formula="of:=CONCATENATE(16*[.Q$3]+INT([.$G100]/3)*[.Q$3]; &quot; (&quot;; INT((16*[.Q$3]+INT([.$G100]/3)*[.Q$3])*100/[.$B100]); &quot;%)&quot;)" office:value-type="string" office:string-value="693 (70%)" calcext:value-type="string">
            <text:p>693 (70%)</text:p>
          </table:table-cell>
          <table:table-cell table:formula="of:=CONCATENATE(16*[.R$3]+INT([.$G100]/3)*[.R$3]; &quot; (&quot;; INT((16*[.R$3]+INT([.$G100]/3)*[.R$3])*100/[.$B100]); &quot;%)&quot;)" office:value-type="string" office:string-value="792 (80%)" calcext:value-type="string">
            <text:p>792 (80%)</text:p>
          </table:table-cell>
          <table:table-cell table:number-columns-repeated="1006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INT(([.B$3]-[.B$2])*([.$A101]-1)/98)+[.B$2]" office:value-type="float" office:value="988" calcext:value-type="float">
            <text:p>988</text:p>
          </table:table-cell>
          <table:table-cell table:formula="of:=INT(([.C$3]-[.C$2])*([.$A101]-1)/98)+[.C$2]" office:value-type="float" office:value="98" calcext:value-type="float">
            <text:p>98</text:p>
          </table:table-cell>
          <table:table-cell table:formula="of:=INT(([.D$3]-[.D$2])*([.$A101]-1)/98)+[.D$2]" office:value-type="float" office:value="252" calcext:value-type="float">
            <text:p>252</text:p>
          </table:table-cell>
          <table:table-cell table:formula="of:=INT(([.E$3]-[.E$2])*([.$A101]-1)/98)+[.E$2]" office:value-type="float" office:value="252" calcext:value-type="float">
            <text:p>252</text:p>
          </table:table-cell>
          <table:table-cell table:formula="of:=INT(([.F$3]-[.F$2])*([.$A101]-1)/98)+[.F$2]" office:value-type="float" office:value="252" calcext:value-type="float">
            <text:p>252</text:p>
          </table:table-cell>
          <table:table-cell table:formula="of:=INT(([.G$3]-[.G$2])*([.$A101]-1)/98)+[.G$2]" office:value-type="float" office:value="252" calcext:value-type="float">
            <text:p>252</text:p>
          </table:table-cell>
          <table:table-cell table:formula="of:=INT(([.H$3]-[.H$2])*([.$A101]-1)/98)+[.H$2]" office:value-type="float" office:value="988" calcext:value-type="float">
            <text:p>988</text:p>
          </table:table-cell>
          <table:table-cell table:number-columns-repeated="2"/>
          <table:table-cell table:formula="of:=CONCATENATE(16*[.K$3]+INT([.$G101]/3)*[.K$3]; &quot; (&quot;; INT((16*[.K$3]+INT([.$G101]/3)*[.K$3])*100/[.$B101]); &quot;%)&quot;)" office:value-type="string" office:string-value="100 (10%)" calcext:value-type="string">
            <text:p>100 (10%)</text:p>
          </table:table-cell>
          <table:table-cell table:formula="of:=CONCATENATE(16*[.L$3]+INT([.$G101]/3)*[.L$3]; &quot; (&quot;; INT((16*[.L$3]+INT([.$G101]/3)*[.L$3])*100/[.$B101]); &quot;%)&quot;)" office:value-type="string" office:string-value="200 (20%)" calcext:value-type="string">
            <text:p>200 (20%)</text:p>
          </table:table-cell>
          <table:table-cell table:formula="of:=CONCATENATE(16*[.M$3]+INT([.$G101]/3)*[.M$3]; &quot; (&quot;; INT((16*[.M$3]+INT([.$G101]/3)*[.M$3])*100/[.$B101]); &quot;%)&quot;)" office:value-type="string" office:string-value="300 (30%)" calcext:value-type="string">
            <text:p>300 (30%)</text:p>
          </table:table-cell>
          <table:table-cell table:formula="of:=CONCATENATE(16*[.N$3]+INT([.$G101]/3)*[.N$3]; &quot; (&quot;; INT((16*[.N$3]+INT([.$G101]/3)*[.N$3])*100/[.$B101]); &quot;%)&quot;)" office:value-type="string" office:string-value="400 (40%)" calcext:value-type="string">
            <text:p>400 (40%)</text:p>
          </table:table-cell>
          <table:table-cell table:formula="of:=CONCATENATE(16*[.O$3]+INT([.$G101]/3)*[.O$3]; &quot; (&quot;; INT((16*[.O$3]+INT([.$G101]/3)*[.O$3])*100/[.$B101]); &quot;%)&quot;)" office:value-type="string" office:string-value="500 (50%)" calcext:value-type="string">
            <text:p>500 (50%)</text:p>
          </table:table-cell>
          <table:table-cell table:formula="of:=CONCATENATE(16*[.P$3]+INT([.$G101]/3)*[.P$3]; &quot; (&quot;; INT((16*[.P$3]+INT([.$G101]/3)*[.P$3])*100/[.$B101]); &quot;%)&quot;)" office:value-type="string" office:string-value="600 (60%)" calcext:value-type="string">
            <text:p>600 (60%)</text:p>
          </table:table-cell>
          <table:table-cell table:formula="of:=CONCATENATE(16*[.Q$3]+INT([.$G101]/3)*[.Q$3]; &quot; (&quot;; INT((16*[.Q$3]+INT([.$G101]/3)*[.Q$3])*100/[.$B101]); &quot;%)&quot;)" office:value-type="string" office:string-value="700 (70%)" calcext:value-type="string">
            <text:p>700 (70%)</text:p>
          </table:table-cell>
          <table:table-cell table:formula="of:=CONCATENATE(16*[.R$3]+INT([.$G101]/3)*[.R$3]; &quot; (&quot;; INT((16*[.R$3]+INT([.$G101]/3)*[.R$3])*100/[.$B101]); &quot;%)&quot;)" office:value-type="string" office:string-value="800 (80%)" calcext:value-type="string">
            <text:p>800 (80%)</text:p>
          </table:table-cell>
          <table:table-cell table:number-columns-repeated="1006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INT(([.B$3]-[.B$2])*([.$A102]-1)/98)+[.B$2]" office:value-type="float" office:value="999" calcext:value-type="float">
            <text:p>999</text:p>
          </table:table-cell>
          <table:table-cell table:formula="of:=INT(([.C$3]-[.C$2])*([.$A102]-1)/98)+[.C$2]" office:value-type="float" office:value="99" calcext:value-type="float">
            <text:p>99</text:p>
          </table:table-cell>
          <table:table-cell table:formula="of:=INT(([.D$3]-[.D$2])*([.$A102]-1)/98)+[.D$2]" office:value-type="float" office:value="255" calcext:value-type="float">
            <text:p>255</text:p>
          </table:table-cell>
          <table:table-cell table:formula="of:=INT(([.E$3]-[.E$2])*([.$A102]-1)/98)+[.E$2]" office:value-type="float" office:value="255" calcext:value-type="float">
            <text:p>255</text:p>
          </table:table-cell>
          <table:table-cell table:formula="of:=INT(([.F$3]-[.F$2])*([.$A102]-1)/98)+[.F$2]" office:value-type="float" office:value="255" calcext:value-type="float">
            <text:p>255</text:p>
          </table:table-cell>
          <table:table-cell table:formula="of:=INT(([.G$3]-[.G$2])*([.$A102]-1)/98)+[.G$2]" office:value-type="float" office:value="255" calcext:value-type="float">
            <text:p>255</text:p>
          </table:table-cell>
          <table:table-cell table:formula="of:=INT(([.H$3]-[.H$2])*([.$A102]-1)/98)+[.H$2]" office:value-type="float" office:value="999" calcext:value-type="float">
            <text:p>999</text:p>
          </table:table-cell>
          <table:table-cell table:number-columns-repeated="2"/>
          <table:table-cell table:formula="of:=CONCATENATE(16*[.K$3]+INT([.$G102]/3)*[.K$3]; &quot; (&quot;; INT((16*[.K$3]+INT([.$G102]/3)*[.K$3])*100/[.$B102]); &quot;%)&quot;)" office:value-type="string" office:string-value="101 (10%)" calcext:value-type="string">
            <text:p>101 (10%)</text:p>
          </table:table-cell>
          <table:table-cell table:formula="of:=CONCATENATE(16*[.L$3]+INT([.$G102]/3)*[.L$3]; &quot; (&quot;; INT((16*[.L$3]+INT([.$G102]/3)*[.L$3])*100/[.$B102]); &quot;%)&quot;)" office:value-type="string" office:string-value="202 (20%)" calcext:value-type="string">
            <text:p>202 (20%)</text:p>
          </table:table-cell>
          <table:table-cell table:formula="of:=CONCATENATE(16*[.M$3]+INT([.$G102]/3)*[.M$3]; &quot; (&quot;; INT((16*[.M$3]+INT([.$G102]/3)*[.M$3])*100/[.$B102]); &quot;%)&quot;)" office:value-type="string" office:string-value="303 (30%)" calcext:value-type="string">
            <text:p>303 (30%)</text:p>
          </table:table-cell>
          <table:table-cell table:formula="of:=CONCATENATE(16*[.N$3]+INT([.$G102]/3)*[.N$3]; &quot; (&quot;; INT((16*[.N$3]+INT([.$G102]/3)*[.N$3])*100/[.$B102]); &quot;%)&quot;)" office:value-type="string" office:string-value="404 (40%)" calcext:value-type="string">
            <text:p>404 (40%)</text:p>
          </table:table-cell>
          <table:table-cell table:formula="of:=CONCATENATE(16*[.O$3]+INT([.$G102]/3)*[.O$3]; &quot; (&quot;; INT((16*[.O$3]+INT([.$G102]/3)*[.O$3])*100/[.$B102]); &quot;%)&quot;)" office:value-type="string" office:string-value="505 (50%)" calcext:value-type="string">
            <text:p>505 (50%)</text:p>
          </table:table-cell>
          <table:table-cell table:formula="of:=CONCATENATE(16*[.P$3]+INT([.$G102]/3)*[.P$3]; &quot; (&quot;; INT((16*[.P$3]+INT([.$G102]/3)*[.P$3])*100/[.$B102]); &quot;%)&quot;)" office:value-type="string" office:string-value="606 (60%)" calcext:value-type="string">
            <text:p>606 (60%)</text:p>
          </table:table-cell>
          <table:table-cell table:formula="of:=CONCATENATE(16*[.Q$3]+INT([.$G102]/3)*[.Q$3]; &quot; (&quot;; INT((16*[.Q$3]+INT([.$G102]/3)*[.Q$3])*100/[.$B102]); &quot;%)&quot;)" office:value-type="string" office:string-value="707 (70%)" calcext:value-type="string">
            <text:p>707 (70%)</text:p>
          </table:table-cell>
          <table:table-cell table:formula="of:=CONCATENATE(16*[.R$3]+INT([.$G102]/3)*[.R$3]; &quot; (&quot;; INT((16*[.R$3]+INT([.$G102]/3)*[.R$3])*100/[.$B102]); &quot;%)&quot;)" office:value-type="string" office:string-value="808 (80%)" calcext:value-type="string">
            <text:p>808 (80%)</text:p>
          </table:table-cell>
          <table:table-cell table:number-columns-repeated="1006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ttle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18" office:value-type="string" calcext:value-type="string" table:number-columns-spanned="4" table:number-rows-spanned="1">
            <text:p>Player Stats</text:p>
          </table:table-cell>
          <table:covered-table-cell table:number-columns-repeated="3"/>
          <table:table-cell/>
          <table:table-cell table:style-name="ce13" office:value-type="string" calcext:value-type="string" table:number-columns-spanned="2" table:number-rows-spanned="1">
            <text:p>GOBLIN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FIREWOLF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SCORPION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MEGA BAT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SKELETON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SLIME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WIZARD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GOLEM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BIG BONE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OOZE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SORCERER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COLOSSUS</text:p>
          </table:table-cell>
          <table:covered-table-cell table:style-name="ce14"/>
          <table:table-cell/>
          <table:table-cell table:style-name="ce13" office:value-type="string" calcext:value-type="string" table:number-columns-spanned="2" table:number-rows-spanned="1">
            <text:p>DARKNESS</text:p>
          </table:table-cell>
          <table:covered-table-cell table:style-name="ce14"/>
        </table:table-row>
        <table:table-row table:style-name="ro1">
          <table:table-cell table:style-name="ce2" office:value-type="string" calcext:value-type="string">
            <text:p>SWORD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11" office:value-type="string" calcext:value-type="string">
            <text:p>ATK</text:p>
          </table:table-cell>
          <table:table-cell table:style-name="ce11" office:value-type="string" calcext:value-type="string">
            <text:p>DEF</text:p>
          </table:table-cell>
          <table:table-cell table:style-name="ce11" office:value-type="string" calcext:value-type="string">
            <text:p>SPD</text:p>
          </table:table-cell>
          <table:table-cell table:style-name="ce12" office:value-type="string" calcext:value-type="string">
            <text:p>MAG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  <table:table-cell/>
          <table:table-cell table:style-name="ce2" office:value-type="string" calcext:value-type="string">
            <text:p>DMG</text:p>
          </table:table-cell>
          <table:table-cell table:style-name="ce15" office:value-type="string" calcext:value-type="string">
            <text:p>HIT</text:p>
          </table:table-cell>
        </table:table-row>
        <table:table-row table:style-name="ro1">
          <table:table-cell table:style-name="ce2" office:value-type="string" calcext:value-type="string">
            <text:p>ARMOR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8" table:formula="of:=VLOOKUP([.$B$1];[$'Player Stats'.$A$4:$'Player Stats'.$H$102];4)+([.B2]*([.B2]+1)/2)*5" office:value-type="float" office:value="3" calcext:value-type="float">
            <text:p>3</text:p>
          </table:table-cell>
          <table:table-cell table:style-name="ce8" table:formula="of:=VLOOKUP([.$B$1];[$'Player Stats'.$A$4:$'Player Stats'.$H$102];5)+([.B3]*([.B3]+1)/2)*5" office:value-type="float" office:value="1" calcext:value-type="float">
            <text:p>1</text:p>
          </table:table-cell>
          <table:table-cell table:style-name="ce8" table:formula="of:=VLOOKUP([.$B$1];[$'Player Stats'.$A$4:$'Player Stats'.$H$102];6)+([.B4]*([.B4]+1)/2)*5" office:value-type="float" office:value="2" calcext:value-type="float">
            <text:p>2</text:p>
          </table:table-cell>
          <table:table-cell table:style-name="ce8" table:formula="of:=VLOOKUP([.$B$1];[$'Player Stats'.$A$4:$'Player Stats'.$H$102];7)+([.B5]*([.B5]+1)/2)*5" office:value-type="float" office:value="0" calcext:value-type="float">
            <text:p>0</text:p>
          </table:table-cell>
          <table:table-cell/>
          <table:table-cell table:style-name="ce9" table:formula="of:=MAX(INT(([.$E3]-INT([.$E$20]/2))/2);1)" office:value-type="float" office:value="1" calcext:value-type="float">
            <text:p>1</text:p>
          </table:table-cell>
          <table:table-cell table:style-name="ce9" table:formula="of:=MAX(INT(([.$D$20]-INT([.$F3]/2))/2);1)" office:value-type="float" office:value="1" calcext:value-type="float">
            <text:p>1</text:p>
          </table:table-cell>
          <table:table-cell/>
          <table:table-cell table:style-name="ce9" table:formula="of:=MAX(INT(([.$E3]-INT([.$E$21]/2))/2);1)" office:value-type="float" office:value="1" calcext:value-type="float">
            <text:p>1</text:p>
          </table:table-cell>
          <table:table-cell table:style-name="ce9" table:formula="of:=MAX(INT(([.$D$21]-INT([.$F3]/2))/2);1)" office:value-type="float" office:value="11" calcext:value-type="float">
            <text:p>11</text:p>
          </table:table-cell>
          <table:table-cell/>
          <table:table-cell table:style-name="ce9" table:formula="of:=MAX(INT(([.$E3]-INT([.$E$22]/2))/2);1)" office:value-type="float" office:value="1" calcext:value-type="float">
            <text:p>1</text:p>
          </table:table-cell>
          <table:table-cell table:style-name="ce9" table:formula="of:=MAX(INT(([.$D$22]-INT([.$F3]/2))/2);1)" office:value-type="float" office:value="21" calcext:value-type="float">
            <text:p>21</text:p>
          </table:table-cell>
          <table:table-cell/>
          <table:table-cell table:style-name="ce9" table:formula="of:=MAX(INT(([.$E3]-INT([.$E$23]/2))/2);1)" office:value-type="float" office:value="1" calcext:value-type="float">
            <text:p>1</text:p>
          </table:table-cell>
          <table:table-cell table:style-name="ce9" table:formula="of:=MAX(INT(([.$D$23]-INT([.$F3]/2))/2);1)" office:value-type="float" office:value="14" calcext:value-type="float">
            <text:p>14</text:p>
          </table:table-cell>
          <table:table-cell/>
          <table:table-cell table:style-name="ce9" table:formula="of:=MAX(INT(([.$E3]-INT([.$E$24]/2))/2);1)" office:value-type="float" office:value="1" calcext:value-type="float">
            <text:p>1</text:p>
          </table:table-cell>
          <table:table-cell table:style-name="ce9" table:formula="of:=MAX(INT(([.$D$24]-INT([.$F3]/2))/2);1)" office:value-type="float" office:value="4" calcext:value-type="float">
            <text:p>4</text:p>
          </table:table-cell>
          <table:table-cell/>
          <table:table-cell table:style-name="ce9" table:formula="of:=MAX(INT(([.$E3]-INT([.$E$25]/2))/2);1)" office:value-type="float" office:value="1" calcext:value-type="float">
            <text:p>1</text:p>
          </table:table-cell>
          <table:table-cell table:style-name="ce9" table:formula="of:=MAX(INT(([.$D$25]-INT([.$F3]/2))/2);1)" office:value-type="float" office:value="12" calcext:value-type="float">
            <text:p>12</text:p>
          </table:table-cell>
          <table:table-cell/>
          <table:table-cell table:style-name="ce9" table:formula="of:=MAX(INT(([.$E3]-INT([.$E$26]/2))/2);1)" office:value-type="float" office:value="1" calcext:value-type="float">
            <text:p>1</text:p>
          </table:table-cell>
          <table:table-cell table:style-name="ce9" table:formula="of:=MAX(INT(([.$D$26]-INT([.$F3]/2))/2);1)" office:value-type="float" office:value="15" calcext:value-type="float">
            <text:p>15</text:p>
          </table:table-cell>
          <table:table-cell/>
          <table:table-cell table:style-name="ce9" table:formula="of:=MAX(INT(([.$E3]-INT([.$E$27]/2))/2);1)" office:value-type="float" office:value="1" calcext:value-type="float">
            <text:p>1</text:p>
          </table:table-cell>
          <table:table-cell table:style-name="ce9" table:formula="of:=MAX(INT(([.$D$27]-INT([.$F3]/2))/2);1)" office:value-type="float" office:value="35" calcext:value-type="float">
            <text:p>35</text:p>
          </table:table-cell>
          <table:table-cell/>
          <table:table-cell table:style-name="ce9" table:formula="of:=MAX(INT(([.$E3]-INT([.$E$28]/2))/2);1)" office:value-type="float" office:value="1" calcext:value-type="float">
            <text:p>1</text:p>
          </table:table-cell>
          <table:table-cell table:style-name="ce9" table:formula="of:=MAX(INT(([.$D$28]-INT([.$F3]/2))/2);1)" office:value-type="float" office:value="8" calcext:value-type="float">
            <text:p>8</text:p>
          </table:table-cell>
          <table:table-cell/>
          <table:table-cell table:style-name="ce9" table:formula="of:=MAX(INT(([.$E3]-INT([.$E$29]/2))/2);1)" office:value-type="float" office:value="1" calcext:value-type="float">
            <text:p>1</text:p>
          </table:table-cell>
          <table:table-cell table:style-name="ce9" table:formula="of:=MAX(INT(([.$D$29]-INT([.$F3]/2))/2);1)" office:value-type="float" office:value="25" calcext:value-type="float">
            <text:p>25</text:p>
          </table:table-cell>
          <table:table-cell/>
          <table:table-cell table:style-name="ce9" table:formula="of:=MAX(INT(([.$E3]-INT([.$E$30]/2))/2);1)" office:value-type="float" office:value="1" calcext:value-type="float">
            <text:p>1</text:p>
          </table:table-cell>
          <table:table-cell table:style-name="ce9" table:formula="of:=MAX(INT(([.$D$30]-INT([.$F3]/2))/2);1)" office:value-type="float" office:value="35" calcext:value-type="float">
            <text:p>35</text:p>
          </table:table-cell>
          <table:table-cell/>
          <table:table-cell table:style-name="ce9" table:formula="of:=MAX(INT(([.$E3]-INT([.$E$31]/2))/2);1)" office:value-type="float" office:value="1" calcext:value-type="float">
            <text:p>1</text:p>
          </table:table-cell>
          <table:table-cell table:style-name="ce9" table:formula="of:=MAX(INT(([.$D$31]-INT([.$F3]/2))/2);1)" office:value-type="float" office:value="41" calcext:value-type="float">
            <text:p>41</text:p>
          </table:table-cell>
          <table:table-cell/>
          <table:table-cell table:style-name="ce9" table:formula="of:=MAX(INT(([.$E3]-INT([.$E$32]/2))/2);1)" office:value-type="float" office:value="1" calcext:value-type="float">
            <text:p>1</text:p>
          </table:table-cell>
          <table:table-cell table:style-name="ce9" table:formula="of:=MAX(INT(([.$D$32]-INT([.$F3]/2))/2);1)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BOOT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8" table:formula="of:=INT([.E3]*1.5)" office:value-type="float" office:value="4" calcext:value-type="float">
            <text:p>4</text:p>
          </table:table-cell>
          <table:table-cell table:style-name="ce8" table:formula="of:=INT([.F3]*1.5)" office:value-type="float" office:value="1" calcext:value-type="float">
            <text:p>1</text:p>
          </table:table-cell>
          <table:table-cell table:style-name="ce8" table:formula="of:=INT([.G3]*1.5)" office:value-type="float" office:value="3" calcext:value-type="float">
            <text:p>3</text:p>
          </table:table-cell>
          <table:table-cell table:style-name="ce8" table:formula="of:=INT([.H3]*1.5)" office:value-type="float" office:value="0" calcext:value-type="float">
            <text:p>0</text:p>
          </table:table-cell>
          <table:table-cell/>
          <table:table-cell table:style-name="ce9" table:formula="of:=MAX(INT(([.$E4]-INT([.$E$20]/2))/2);1)" office:value-type="float" office:value="2" calcext:value-type="float">
            <text:p>2</text:p>
          </table:table-cell>
          <table:table-cell table:style-name="ce9" table:formula="of:=MAX(INT(([.$D$20]-INT([.$F4]/2))/2);1)" office:value-type="float" office:value="1" calcext:value-type="float">
            <text:p>1</text:p>
          </table:table-cell>
          <table:table-cell/>
          <table:table-cell table:style-name="ce9" table:formula="of:=MAX(INT(([.$E4]-INT([.$E$21]/2))/2);1)" office:value-type="float" office:value="1" calcext:value-type="float">
            <text:p>1</text:p>
          </table:table-cell>
          <table:table-cell table:style-name="ce9" table:formula="of:=MAX(INT(([.$D$21]-INT([.$F4]/2))/2);1)" office:value-type="float" office:value="11" calcext:value-type="float">
            <text:p>11</text:p>
          </table:table-cell>
          <table:table-cell/>
          <table:table-cell table:style-name="ce9" table:formula="of:=MAX(INT(([.$E4]-INT([.$E$22]/2))/2);1)" office:value-type="float" office:value="1" calcext:value-type="float">
            <text:p>1</text:p>
          </table:table-cell>
          <table:table-cell table:style-name="ce9" table:formula="of:=MAX(INT(([.$D$22]-INT([.$F4]/2))/2);1)" office:value-type="float" office:value="21" calcext:value-type="float">
            <text:p>21</text:p>
          </table:table-cell>
          <table:table-cell/>
          <table:table-cell table:style-name="ce9" table:formula="of:=MAX(INT(([.$E4]-INT([.$E$23]/2))/2);1)" office:value-type="float" office:value="1" calcext:value-type="float">
            <text:p>1</text:p>
          </table:table-cell>
          <table:table-cell table:style-name="ce9" table:formula="of:=MAX(INT(([.$D$23]-INT([.$F4]/2))/2);1)" office:value-type="float" office:value="14" calcext:value-type="float">
            <text:p>14</text:p>
          </table:table-cell>
          <table:table-cell/>
          <table:table-cell table:style-name="ce9" table:formula="of:=MAX(INT(([.$E4]-INT([.$E$24]/2))/2);1)" office:value-type="float" office:value="1" calcext:value-type="float">
            <text:p>1</text:p>
          </table:table-cell>
          <table:table-cell table:style-name="ce9" table:formula="of:=MAX(INT(([.$D$24]-INT([.$F4]/2))/2);1)" office:value-type="float" office:value="4" calcext:value-type="float">
            <text:p>4</text:p>
          </table:table-cell>
          <table:table-cell/>
          <table:table-cell table:style-name="ce9" table:formula="of:=MAX(INT(([.$E4]-INT([.$E$25]/2))/2);1)" office:value-type="float" office:value="1" calcext:value-type="float">
            <text:p>1</text:p>
          </table:table-cell>
          <table:table-cell table:style-name="ce9" table:formula="of:=MAX(INT(([.$D$25]-INT([.$F4]/2))/2);1)" office:value-type="float" office:value="12" calcext:value-type="float">
            <text:p>12</text:p>
          </table:table-cell>
          <table:table-cell/>
          <table:table-cell table:style-name="ce9" table:formula="of:=MAX(INT(([.$E4]-INT([.$E$26]/2))/2);1)" office:value-type="float" office:value="2" calcext:value-type="float">
            <text:p>2</text:p>
          </table:table-cell>
          <table:table-cell table:style-name="ce9" table:formula="of:=MAX(INT(([.$D$26]-INT([.$F4]/2))/2);1)" office:value-type="float" office:value="15" calcext:value-type="float">
            <text:p>15</text:p>
          </table:table-cell>
          <table:table-cell/>
          <table:table-cell table:style-name="ce9" table:formula="of:=MAX(INT(([.$E4]-INT([.$E$27]/2))/2);1)" office:value-type="float" office:value="1" calcext:value-type="float">
            <text:p>1</text:p>
          </table:table-cell>
          <table:table-cell table:style-name="ce9" table:formula="of:=MAX(INT(([.$D$27]-INT([.$F4]/2))/2);1)" office:value-type="float" office:value="35" calcext:value-type="float">
            <text:p>35</text:p>
          </table:table-cell>
          <table:table-cell/>
          <table:table-cell table:style-name="ce9" table:formula="of:=MAX(INT(([.$E4]-INT([.$E$28]/2))/2);1)" office:value-type="float" office:value="1" calcext:value-type="float">
            <text:p>1</text:p>
          </table:table-cell>
          <table:table-cell table:style-name="ce9" table:formula="of:=MAX(INT(([.$D$28]-INT([.$F4]/2))/2);1)" office:value-type="float" office:value="8" calcext:value-type="float">
            <text:p>8</text:p>
          </table:table-cell>
          <table:table-cell/>
          <table:table-cell table:style-name="ce9" table:formula="of:=MAX(INT(([.$E4]-INT([.$E$29]/2))/2);1)" office:value-type="float" office:value="1" calcext:value-type="float">
            <text:p>1</text:p>
          </table:table-cell>
          <table:table-cell table:style-name="ce9" table:formula="of:=MAX(INT(([.$D$29]-INT([.$F4]/2))/2);1)" office:value-type="float" office:value="25" calcext:value-type="float">
            <text:p>25</text:p>
          </table:table-cell>
          <table:table-cell/>
          <table:table-cell table:style-name="ce9" table:formula="of:=MAX(INT(([.$E4]-INT([.$E$30]/2))/2);1)" office:value-type="float" office:value="1" calcext:value-type="float">
            <text:p>1</text:p>
          </table:table-cell>
          <table:table-cell table:style-name="ce9" table:formula="of:=MAX(INT(([.$D$30]-INT([.$F4]/2))/2);1)" office:value-type="float" office:value="35" calcext:value-type="float">
            <text:p>35</text:p>
          </table:table-cell>
          <table:table-cell/>
          <table:table-cell table:style-name="ce9" table:formula="of:=MAX(INT(([.$E4]-INT([.$E$31]/2))/2);1)" office:value-type="float" office:value="1" calcext:value-type="float">
            <text:p>1</text:p>
          </table:table-cell>
          <table:table-cell table:style-name="ce9" table:formula="of:=MAX(INT(([.$D$31]-INT([.$F4]/2))/2);1)" office:value-type="float" office:value="41" calcext:value-type="float">
            <text:p>41</text:p>
          </table:table-cell>
          <table:table-cell/>
          <table:table-cell table:style-name="ce9" table:formula="of:=MAX(INT(([.$E4]-INT([.$E$32]/2))/2);1)" office:value-type="float" office:value="1" calcext:value-type="float">
            <text:p>1</text:p>
          </table:table-cell>
          <table:table-cell table:style-name="ce9" table:formula="of:=MAX(INT(([.$D$32]-INT([.$F4]/2))/2);1)" office:value-type="float" office:value="63" calcext:value-type="float">
            <text:p>63</text:p>
          </table:table-cell>
        </table:table-row>
        <table:table-row table:style-name="ro1">
          <table:table-cell table:style-name="ce3" office:value-type="string" calcext:value-type="string">
            <text:p>CHARM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8" table:formula="of:=INT([.E4]*1.5)" office:value-type="float" office:value="6" calcext:value-type="float">
            <text:p>6</text:p>
          </table:table-cell>
          <table:table-cell table:style-name="ce8" table:formula="of:=INT([.F4]*1.5)" office:value-type="float" office:value="1" calcext:value-type="float">
            <text:p>1</text:p>
          </table:table-cell>
          <table:table-cell table:style-name="ce8" table:formula="of:=INT([.G4]*1.5)" office:value-type="float" office:value="4" calcext:value-type="float">
            <text:p>4</text:p>
          </table:table-cell>
          <table:table-cell table:style-name="ce8" table:formula="of:=INT([.H4]*1.5)" office:value-type="float" office:value="0" calcext:value-type="float">
            <text:p>0</text:p>
          </table:table-cell>
          <table:table-cell/>
          <table:table-cell table:style-name="ce9" table:formula="of:=MAX(INT(([.$E5]-INT([.$E$20]/2))/2);1)" office:value-type="float" office:value="3" calcext:value-type="float">
            <text:p>3</text:p>
          </table:table-cell>
          <table:table-cell table:style-name="ce9" table:formula="of:=MAX(INT(([.$D$20]-INT([.$F5]/2))/2);1)" office:value-type="float" office:value="1" calcext:value-type="float">
            <text:p>1</text:p>
          </table:table-cell>
          <table:table-cell/>
          <table:table-cell table:style-name="ce9" table:formula="of:=MAX(INT(([.$E5]-INT([.$E$21]/2))/2);1)" office:value-type="float" office:value="1" calcext:value-type="float">
            <text:p>1</text:p>
          </table:table-cell>
          <table:table-cell table:style-name="ce9" table:formula="of:=MAX(INT(([.$D$21]-INT([.$F5]/2))/2);1)" office:value-type="float" office:value="11" calcext:value-type="float">
            <text:p>11</text:p>
          </table:table-cell>
          <table:table-cell/>
          <table:table-cell table:style-name="ce9" table:formula="of:=MAX(INT(([.$E5]-INT([.$E$22]/2))/2);1)" office:value-type="float" office:value="1" calcext:value-type="float">
            <text:p>1</text:p>
          </table:table-cell>
          <table:table-cell table:style-name="ce9" table:formula="of:=MAX(INT(([.$D$22]-INT([.$F5]/2))/2);1)" office:value-type="float" office:value="21" calcext:value-type="float">
            <text:p>21</text:p>
          </table:table-cell>
          <table:table-cell/>
          <table:table-cell table:style-name="ce9" table:formula="of:=MAX(INT(([.$E5]-INT([.$E$23]/2))/2);1)" office:value-type="float" office:value="1" calcext:value-type="float">
            <text:p>1</text:p>
          </table:table-cell>
          <table:table-cell table:style-name="ce9" table:formula="of:=MAX(INT(([.$D$23]-INT([.$F5]/2))/2);1)" office:value-type="float" office:value="14" calcext:value-type="float">
            <text:p>14</text:p>
          </table:table-cell>
          <table:table-cell/>
          <table:table-cell table:style-name="ce9" table:formula="of:=MAX(INT(([.$E5]-INT([.$E$24]/2))/2);1)" office:value-type="float" office:value="1" calcext:value-type="float">
            <text:p>1</text:p>
          </table:table-cell>
          <table:table-cell table:style-name="ce9" table:formula="of:=MAX(INT(([.$D$24]-INT([.$F5]/2))/2);1)" office:value-type="float" office:value="4" calcext:value-type="float">
            <text:p>4</text:p>
          </table:table-cell>
          <table:table-cell/>
          <table:table-cell table:style-name="ce9" table:formula="of:=MAX(INT(([.$E5]-INT([.$E$25]/2))/2);1)" office:value-type="float" office:value="1" calcext:value-type="float">
            <text:p>1</text:p>
          </table:table-cell>
          <table:table-cell table:style-name="ce9" table:formula="of:=MAX(INT(([.$D$25]-INT([.$F5]/2))/2);1)" office:value-type="float" office:value="12" calcext:value-type="float">
            <text:p>12</text:p>
          </table:table-cell>
          <table:table-cell/>
          <table:table-cell table:style-name="ce9" table:formula="of:=MAX(INT(([.$E5]-INT([.$E$26]/2))/2);1)" office:value-type="float" office:value="3" calcext:value-type="float">
            <text:p>3</text:p>
          </table:table-cell>
          <table:table-cell table:style-name="ce9" table:formula="of:=MAX(INT(([.$D$26]-INT([.$F5]/2))/2);1)" office:value-type="float" office:value="15" calcext:value-type="float">
            <text:p>15</text:p>
          </table:table-cell>
          <table:table-cell/>
          <table:table-cell table:style-name="ce9" table:formula="of:=MAX(INT(([.$E5]-INT([.$E$27]/2))/2);1)" office:value-type="float" office:value="1" calcext:value-type="float">
            <text:p>1</text:p>
          </table:table-cell>
          <table:table-cell table:style-name="ce9" table:formula="of:=MAX(INT(([.$D$27]-INT([.$F5]/2))/2);1)" office:value-type="float" office:value="35" calcext:value-type="float">
            <text:p>35</text:p>
          </table:table-cell>
          <table:table-cell/>
          <table:table-cell table:style-name="ce9" table:formula="of:=MAX(INT(([.$E5]-INT([.$E$28]/2))/2);1)" office:value-type="float" office:value="1" calcext:value-type="float">
            <text:p>1</text:p>
          </table:table-cell>
          <table:table-cell table:style-name="ce9" table:formula="of:=MAX(INT(([.$D$28]-INT([.$F5]/2))/2);1)" office:value-type="float" office:value="8" calcext:value-type="float">
            <text:p>8</text:p>
          </table:table-cell>
          <table:table-cell/>
          <table:table-cell table:style-name="ce9" table:formula="of:=MAX(INT(([.$E5]-INT([.$E$29]/2))/2);1)" office:value-type="float" office:value="1" calcext:value-type="float">
            <text:p>1</text:p>
          </table:table-cell>
          <table:table-cell table:style-name="ce9" table:formula="of:=MAX(INT(([.$D$29]-INT([.$F5]/2))/2);1)" office:value-type="float" office:value="25" calcext:value-type="float">
            <text:p>25</text:p>
          </table:table-cell>
          <table:table-cell/>
          <table:table-cell table:style-name="ce9" table:formula="of:=MAX(INT(([.$E5]-INT([.$E$30]/2))/2);1)" office:value-type="float" office:value="1" calcext:value-type="float">
            <text:p>1</text:p>
          </table:table-cell>
          <table:table-cell table:style-name="ce9" table:formula="of:=MAX(INT(([.$D$30]-INT([.$F5]/2))/2);1)" office:value-type="float" office:value="35" calcext:value-type="float">
            <text:p>35</text:p>
          </table:table-cell>
          <table:table-cell/>
          <table:table-cell table:style-name="ce9" table:formula="of:=MAX(INT(([.$E5]-INT([.$E$31]/2))/2);1)" office:value-type="float" office:value="1" calcext:value-type="float">
            <text:p>1</text:p>
          </table:table-cell>
          <table:table-cell table:style-name="ce9" table:formula="of:=MAX(INT(([.$D$31]-INT([.$F5]/2))/2);1)" office:value-type="float" office:value="41" calcext:value-type="float">
            <text:p>41</text:p>
          </table:table-cell>
          <table:table-cell/>
          <table:table-cell table:style-name="ce9" table:formula="of:=MAX(INT(([.$E5]-INT([.$E$32]/2))/2);1)" office:value-type="float" office:value="1" calcext:value-type="float">
            <text:p>1</text:p>
          </table:table-cell>
          <table:table-cell table:style-name="ce9" table:formula="of:=MAX(INT(([.$D$32]-INT([.$F5]/2))/2);1)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HP</text:p>
          </table:table-cell>
          <table:table-cell table:style-name="ce8" table:formula="of:=VLOOKUP([.$B$1];[$'Player Stats'.$A$4:$'Player Stats'.$H$102];2)" office:value-type="float" office:value="16" calcext:value-type="float">
            <text:p>1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8" table:formula="of:=INT([.E5]*1.5)" office:value-type="float" office:value="9" calcext:value-type="float">
            <text:p>9</text:p>
          </table:table-cell>
          <table:table-cell table:style-name="ce8" table:formula="of:=INT([.F5]*1.5)" office:value-type="float" office:value="1" calcext:value-type="float">
            <text:p>1</text:p>
          </table:table-cell>
          <table:table-cell table:style-name="ce8" table:formula="of:=INT([.G5]*1.5)" office:value-type="float" office:value="6" calcext:value-type="float">
            <text:p>6</text:p>
          </table:table-cell>
          <table:table-cell table:style-name="ce8" table:formula="of:=INT([.H5]*1.5)" office:value-type="float" office:value="0" calcext:value-type="float">
            <text:p>0</text:p>
          </table:table-cell>
          <table:table-cell/>
          <table:table-cell table:style-name="ce9" table:formula="of:=MAX(INT(([.$E6]-INT([.$E$20]/2))/2);1)" office:value-type="float" office:value="4" calcext:value-type="float">
            <text:p>4</text:p>
          </table:table-cell>
          <table:table-cell table:style-name="ce9" table:formula="of:=MAX(INT(([.$D$20]-INT([.$F6]/2))/2);1)" office:value-type="float" office:value="1" calcext:value-type="float">
            <text:p>1</text:p>
          </table:table-cell>
          <table:table-cell/>
          <table:table-cell table:style-name="ce9" table:formula="of:=MAX(INT(([.$E6]-INT([.$E$21]/2))/2);1)" office:value-type="float" office:value="1" calcext:value-type="float">
            <text:p>1</text:p>
          </table:table-cell>
          <table:table-cell table:style-name="ce9" table:formula="of:=MAX(INT(([.$D$21]-INT([.$F6]/2))/2);1)" office:value-type="float" office:value="11" calcext:value-type="float">
            <text:p>11</text:p>
          </table:table-cell>
          <table:table-cell/>
          <table:table-cell table:style-name="ce9" table:formula="of:=MAX(INT(([.$E6]-INT([.$E$22]/2))/2);1)" office:value-type="float" office:value="1" calcext:value-type="float">
            <text:p>1</text:p>
          </table:table-cell>
          <table:table-cell table:style-name="ce9" table:formula="of:=MAX(INT(([.$D$22]-INT([.$F6]/2))/2);1)" office:value-type="float" office:value="21" calcext:value-type="float">
            <text:p>21</text:p>
          </table:table-cell>
          <table:table-cell/>
          <table:table-cell table:style-name="ce9" table:formula="of:=MAX(INT(([.$E6]-INT([.$E$23]/2))/2);1)" office:value-type="float" office:value="1" calcext:value-type="float">
            <text:p>1</text:p>
          </table:table-cell>
          <table:table-cell table:style-name="ce9" table:formula="of:=MAX(INT(([.$D$23]-INT([.$F6]/2))/2);1)" office:value-type="float" office:value="14" calcext:value-type="float">
            <text:p>14</text:p>
          </table:table-cell>
          <table:table-cell/>
          <table:table-cell table:style-name="ce9" table:formula="of:=MAX(INT(([.$E6]-INT([.$E$24]/2))/2);1)" office:value-type="float" office:value="3" calcext:value-type="float">
            <text:p>3</text:p>
          </table:table-cell>
          <table:table-cell table:style-name="ce9" table:formula="of:=MAX(INT(([.$D$24]-INT([.$F6]/2))/2);1)" office:value-type="float" office:value="4" calcext:value-type="float">
            <text:p>4</text:p>
          </table:table-cell>
          <table:table-cell/>
          <table:table-cell table:style-name="ce9" table:formula="of:=MAX(INT(([.$E6]-INT([.$E$25]/2))/2);1)" office:value-type="float" office:value="1" calcext:value-type="float">
            <text:p>1</text:p>
          </table:table-cell>
          <table:table-cell table:style-name="ce9" table:formula="of:=MAX(INT(([.$D$25]-INT([.$F6]/2))/2);1)" office:value-type="float" office:value="12" calcext:value-type="float">
            <text:p>12</text:p>
          </table:table-cell>
          <table:table-cell/>
          <table:table-cell table:style-name="ce9" table:formula="of:=MAX(INT(([.$E6]-INT([.$E$26]/2))/2);1)" office:value-type="float" office:value="4" calcext:value-type="float">
            <text:p>4</text:p>
          </table:table-cell>
          <table:table-cell table:style-name="ce9" table:formula="of:=MAX(INT(([.$D$26]-INT([.$F6]/2))/2);1)" office:value-type="float" office:value="15" calcext:value-type="float">
            <text:p>15</text:p>
          </table:table-cell>
          <table:table-cell/>
          <table:table-cell table:style-name="ce9" table:formula="of:=MAX(INT(([.$E6]-INT([.$E$27]/2))/2);1)" office:value-type="float" office:value="1" calcext:value-type="float">
            <text:p>1</text:p>
          </table:table-cell>
          <table:table-cell table:style-name="ce9" table:formula="of:=MAX(INT(([.$D$27]-INT([.$F6]/2))/2);1)" office:value-type="float" office:value="35" calcext:value-type="float">
            <text:p>35</text:p>
          </table:table-cell>
          <table:table-cell/>
          <table:table-cell table:style-name="ce9" table:formula="of:=MAX(INT(([.$E6]-INT([.$E$28]/2))/2);1)" office:value-type="float" office:value="2" calcext:value-type="float">
            <text:p>2</text:p>
          </table:table-cell>
          <table:table-cell table:style-name="ce9" table:formula="of:=MAX(INT(([.$D$28]-INT([.$F6]/2))/2);1)" office:value-type="float" office:value="8" calcext:value-type="float">
            <text:p>8</text:p>
          </table:table-cell>
          <table:table-cell/>
          <table:table-cell table:style-name="ce9" table:formula="of:=MAX(INT(([.$E6]-INT([.$E$29]/2))/2);1)" office:value-type="float" office:value="1" calcext:value-type="float">
            <text:p>1</text:p>
          </table:table-cell>
          <table:table-cell table:style-name="ce9" table:formula="of:=MAX(INT(([.$D$29]-INT([.$F6]/2))/2);1)" office:value-type="float" office:value="25" calcext:value-type="float">
            <text:p>25</text:p>
          </table:table-cell>
          <table:table-cell/>
          <table:table-cell table:style-name="ce9" table:formula="of:=MAX(INT(([.$E6]-INT([.$E$30]/2))/2);1)" office:value-type="float" office:value="1" calcext:value-type="float">
            <text:p>1</text:p>
          </table:table-cell>
          <table:table-cell table:style-name="ce9" table:formula="of:=MAX(INT(([.$D$30]-INT([.$F6]/2))/2);1)" office:value-type="float" office:value="35" calcext:value-type="float">
            <text:p>35</text:p>
          </table:table-cell>
          <table:table-cell/>
          <table:table-cell table:style-name="ce9" table:formula="of:=MAX(INT(([.$E6]-INT([.$E$31]/2))/2);1)" office:value-type="float" office:value="1" calcext:value-type="float">
            <text:p>1</text:p>
          </table:table-cell>
          <table:table-cell table:style-name="ce9" table:formula="of:=MAX(INT(([.$D$31]-INT([.$F6]/2))/2);1)" office:value-type="float" office:value="41" calcext:value-type="float">
            <text:p>41</text:p>
          </table:table-cell>
          <table:table-cell/>
          <table:table-cell table:style-name="ce9" table:formula="of:=MAX(INT(([.$E6]-INT([.$E$32]/2))/2);1)" office:value-type="float" office:value="1" calcext:value-type="float">
            <text:p>1</text:p>
          </table:table-cell>
          <table:table-cell table:style-name="ce9" table:formula="of:=MAX(INT(([.$D$32]-INT([.$F6]/2))/2);1)"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8" table:formula="of:=VLOOKUP([.$B$1];[$'Player Stats'.$A$4:$'Player Stats'.$H$102];3)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8" table:formula="of:=INT([.E6]*1.5)" office:value-type="float" office:value="13" calcext:value-type="float">
            <text:p>13</text:p>
          </table:table-cell>
          <table:table-cell table:style-name="ce8" table:formula="of:=INT([.F6]*1.5)" office:value-type="float" office:value="1" calcext:value-type="float">
            <text:p>1</text:p>
          </table:table-cell>
          <table:table-cell table:style-name="ce8" table:formula="of:=INT([.G6]*1.5)" office:value-type="float" office:value="9" calcext:value-type="float">
            <text:p>9</text:p>
          </table:table-cell>
          <table:table-cell table:style-name="ce8" table:formula="of:=INT([.H6]*1.5)" office:value-type="float" office:value="0" calcext:value-type="float">
            <text:p>0</text:p>
          </table:table-cell>
          <table:table-cell/>
          <table:table-cell table:style-name="ce9" table:formula="of:=MAX(INT(([.$E7]-INT([.$E$20]/2))/2);1)" office:value-type="float" office:value="6" calcext:value-type="float">
            <text:p>6</text:p>
          </table:table-cell>
          <table:table-cell table:style-name="ce9" table:formula="of:=MAX(INT(([.$D$20]-INT([.$F7]/2))/2);1)" office:value-type="float" office:value="1" calcext:value-type="float">
            <text:p>1</text:p>
          </table:table-cell>
          <table:table-cell/>
          <table:table-cell table:style-name="ce9" table:formula="of:=MAX(INT(([.$E7]-INT([.$E$21]/2))/2);1)" office:value-type="float" office:value="2" calcext:value-type="float">
            <text:p>2</text:p>
          </table:table-cell>
          <table:table-cell table:style-name="ce9" table:formula="of:=MAX(INT(([.$D$21]-INT([.$F7]/2))/2);1)" office:value-type="float" office:value="11" calcext:value-type="float">
            <text:p>11</text:p>
          </table:table-cell>
          <table:table-cell/>
          <table:table-cell table:style-name="ce9" table:formula="of:=MAX(INT(([.$E7]-INT([.$E$22]/2))/2);1)" office:value-type="float" office:value="1" calcext:value-type="float">
            <text:p>1</text:p>
          </table:table-cell>
          <table:table-cell table:style-name="ce9" table:formula="of:=MAX(INT(([.$D$22]-INT([.$F7]/2))/2);1)" office:value-type="float" office:value="21" calcext:value-type="float">
            <text:p>21</text:p>
          </table:table-cell>
          <table:table-cell/>
          <table:table-cell table:style-name="ce9" table:formula="of:=MAX(INT(([.$E7]-INT([.$E$23]/2))/2);1)" office:value-type="float" office:value="1" calcext:value-type="float">
            <text:p>1</text:p>
          </table:table-cell>
          <table:table-cell table:style-name="ce9" table:formula="of:=MAX(INT(([.$D$23]-INT([.$F7]/2))/2);1)" office:value-type="float" office:value="14" calcext:value-type="float">
            <text:p>14</text:p>
          </table:table-cell>
          <table:table-cell/>
          <table:table-cell table:style-name="ce9" table:formula="of:=MAX(INT(([.$E7]-INT([.$E$24]/2))/2);1)" office:value-type="float" office:value="5" calcext:value-type="float">
            <text:p>5</text:p>
          </table:table-cell>
          <table:table-cell table:style-name="ce9" table:formula="of:=MAX(INT(([.$D$24]-INT([.$F7]/2))/2);1)" office:value-type="float" office:value="4" calcext:value-type="float">
            <text:p>4</text:p>
          </table:table-cell>
          <table:table-cell/>
          <table:table-cell table:style-name="ce9" table:formula="of:=MAX(INT(([.$E7]-INT([.$E$25]/2))/2);1)" office:value-type="float" office:value="1" calcext:value-type="float">
            <text:p>1</text:p>
          </table:table-cell>
          <table:table-cell table:style-name="ce9" table:formula="of:=MAX(INT(([.$D$25]-INT([.$F7]/2))/2);1)" office:value-type="float" office:value="12" calcext:value-type="float">
            <text:p>12</text:p>
          </table:table-cell>
          <table:table-cell/>
          <table:table-cell table:style-name="ce9" table:formula="of:=MAX(INT(([.$E7]-INT([.$E$26]/2))/2);1)" office:value-type="float" office:value="6" calcext:value-type="float">
            <text:p>6</text:p>
          </table:table-cell>
          <table:table-cell table:style-name="ce9" table:formula="of:=MAX(INT(([.$D$26]-INT([.$F7]/2))/2);1)" office:value-type="float" office:value="15" calcext:value-type="float">
            <text:p>15</text:p>
          </table:table-cell>
          <table:table-cell/>
          <table:table-cell table:style-name="ce9" table:formula="of:=MAX(INT(([.$E7]-INT([.$E$27]/2))/2);1)" office:value-type="float" office:value="1" calcext:value-type="float">
            <text:p>1</text:p>
          </table:table-cell>
          <table:table-cell table:style-name="ce9" table:formula="of:=MAX(INT(([.$D$27]-INT([.$F7]/2))/2);1)" office:value-type="float" office:value="35" calcext:value-type="float">
            <text:p>35</text:p>
          </table:table-cell>
          <table:table-cell/>
          <table:table-cell table:style-name="ce9" table:formula="of:=MAX(INT(([.$E7]-INT([.$E$28]/2))/2);1)" office:value-type="float" office:value="4" calcext:value-type="float">
            <text:p>4</text:p>
          </table:table-cell>
          <table:table-cell table:style-name="ce9" table:formula="of:=MAX(INT(([.$D$28]-INT([.$F7]/2))/2);1)" office:value-type="float" office:value="8" calcext:value-type="float">
            <text:p>8</text:p>
          </table:table-cell>
          <table:table-cell/>
          <table:table-cell table:style-name="ce9" table:formula="of:=MAX(INT(([.$E7]-INT([.$E$29]/2))/2);1)" office:value-type="float" office:value="1" calcext:value-type="float">
            <text:p>1</text:p>
          </table:table-cell>
          <table:table-cell table:style-name="ce9" table:formula="of:=MAX(INT(([.$D$29]-INT([.$F7]/2))/2);1)" office:value-type="float" office:value="25" calcext:value-type="float">
            <text:p>25</text:p>
          </table:table-cell>
          <table:table-cell/>
          <table:table-cell table:style-name="ce9" table:formula="of:=MAX(INT(([.$E7]-INT([.$E$30]/2))/2);1)" office:value-type="float" office:value="1" calcext:value-type="float">
            <text:p>1</text:p>
          </table:table-cell>
          <table:table-cell table:style-name="ce9" table:formula="of:=MAX(INT(([.$D$30]-INT([.$F7]/2))/2);1)" office:value-type="float" office:value="35" calcext:value-type="float">
            <text:p>35</text:p>
          </table:table-cell>
          <table:table-cell/>
          <table:table-cell table:style-name="ce9" table:formula="of:=MAX(INT(([.$E7]-INT([.$E$31]/2))/2);1)" office:value-type="float" office:value="1" calcext:value-type="float">
            <text:p>1</text:p>
          </table:table-cell>
          <table:table-cell table:style-name="ce9" table:formula="of:=MAX(INT(([.$D$31]-INT([.$F7]/2))/2);1)" office:value-type="float" office:value="41" calcext:value-type="float">
            <text:p>41</text:p>
          </table:table-cell>
          <table:table-cell/>
          <table:table-cell table:style-name="ce9" table:formula="of:=MAX(INT(([.$E7]-INT([.$E$32]/2))/2);1)" office:value-type="float" office:value="1" calcext:value-type="float">
            <text:p>1</text:p>
          </table:table-cell>
          <table:table-cell table:style-name="ce9" table:formula="of:=MAX(INT(([.$D$32]-INT([.$F7]/2))/2);1)" office:value-type="float" office:value="63" calcext:value-type="float">
            <text:p>63</text:p>
          </table:table-cell>
        </table:table-row>
        <table:table-row table:style-name="ro1">
          <table:table-cell table:number-columns-repeated="47"/>
        </table:table-row>
        <table:table-row table:style-name="ro1">
          <table:table-cell table:style-name="ce18" office:value-type="string" calcext:value-type="string" table:number-columns-spanned="3" table:number-rows-spanned="1">
            <text:p>MAGIC</text:p>
          </table:table-cell>
          <table:covered-table-cell table:number-columns-repeated="2"/>
          <table:table-cell table:number-columns-repeated="2"/>
          <table:table-cell table:style-name="ce6" office:value-type="string" calcext:value-type="string">
            <text:p>CURE</text:p>
          </table:table-cell>
          <table:table-cell table:number-columns-repeated="41"/>
        </table:table-row>
        <table:table-row table:style-name="ro1">
          <table:table-cell table:style-name="ce5" office:value-type="string" calcext:value-type="string">
            <text:p>ATK</text:p>
          </table:table-cell>
          <table:table-cell table:style-name="ce9" office:value-type="float" office:value="316" calcext:value-type="float">
            <text:p>316</text:p>
          </table:table-cell>
          <table:table-cell table:style-name="ce9" office:value-type="float" office:value="126" calcext:value-type="float">
            <text:p>126</text:p>
          </table:table-cell>
          <table:table-cell/>
          <table:table-cell table:style-name="ce6" office:value-type="string" calcext:value-type="string">
            <text:p>MAG</text:p>
          </table:table-cell>
          <table:table-cell table:style-name="ce26" office:value-type="float" office:value="102" calcext:value-type="float">
            <text:p>102</text:p>
          </table:table-cell>
          <table:table-cell table:number-columns-repeated="41"/>
        </table:table-row>
        <table:table-row table:style-name="ro1">
          <table:table-cell table:style-name="ce6" office:value-type="string" calcext:value-type="string">
            <text:p>MAG</text:p>
          </table:table-cell>
          <table:table-cell table:style-name="ce9" office:value-type="float" office:value="306" calcext:value-type="float">
            <text:p>306</text:p>
          </table:table-cell>
          <table:table-cell table:style-name="ce9" office:value-type="float" office:value="102" calcext:value-type="float">
            <text:p>102</text:p>
          </table:table-cell>
          <table:table-cell/>
          <table:table-cell table:style-name="ce6" office:value-type="string" calcext:value-type="string">
            <text:p>SPELL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 table:style-name="ce6" office:value-type="string" calcext:value-type="string">
            <text:p>SPELL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HEAL</text:p>
          </table:table-cell>
          <table:table-cell table:style-name="ce26" table:formula="of:=16*[.F11]+INT([.F10]/3)*[.F11]" office:value-type="float" office:value="50" calcext:value-type="float">
            <text:p>50</text:p>
          </table:table-cell>
          <table:table-cell table:number-columns-repeated="41"/>
        </table:table-row>
        <table:table-row table:style-name="ro1">
          <table:table-cell table:style-name="ce6" office:value-type="string" calcext:value-type="string">
            <text:p>DEF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139" calcext:value-type="float">
            <text:p>139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MAG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44"/>
        </table:table-row>
        <table:table-row table:style-name="ro1">
          <table:table-cell table:style-name="ce6" office:value-type="string" calcext:value-type="string">
            <text:p>IMM</text:p>
          </table:table-cell>
          <table:table-cell table:style-name="ce9" office:value-type="float" office:value="1.5" calcext:value-type="float">
            <text:p>1.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7" office:value-type="string" calcext:value-type="string">
            <text:p>DMG</text:p>
          </table:table-cell>
          <table:table-cell table:style-name="ce9" table:formula="of:=MAX(INT((INT([.B10]/2)+INT([.B12]*[.B11]/3)-INT([.B13]/4)-INT([.B14]/3))*[.B15]);1)" office:value-type="float" office:value="321" calcext:value-type="float">
            <text:p>321</text:p>
          </table:table-cell>
          <table:table-cell table:style-name="ce9" table:formula="of:=MAX(INT((INT([.C10]/2)+INT([.C12]*[.C11]/3)-INT([.C13]/4)-INT([.C14]/3))*[.C15]);1)" office:value-type="float" office:value="18" calcext:value-type="float">
            <text:p>18</text:p>
          </table:table-cell>
          <table:table-cell table:number-columns-repeated="44"/>
        </table:table-row>
        <table:table-row table:style-name="ro1" table:number-rows-repeated="2">
          <table:table-cell table:number-columns-repeated="47"/>
        </table:table-row>
        <table:table-row table:style-name="ro1">
          <table:table-cell/>
          <table:table-cell table:style-name="ce10" office:value-type="string" calcext:value-type="string">
            <text:p>HP</text:p>
          </table:table-cell>
          <table:table-cell table:style-name="ce10" office:value-type="string" calcext:value-type="string">
            <text:p>MP</text:p>
          </table:table-cell>
          <table:table-cell table:style-name="ce10" office:value-type="string" calcext:value-type="string">
            <text:p>ATK</text:p>
          </table:table-cell>
          <table:table-cell table:style-name="ce10" office:value-type="string" calcext:value-type="string">
            <text:p>DEF</text:p>
          </table:table-cell>
          <table:table-cell table:style-name="ce10" office:value-type="string" calcext:value-type="string">
            <text:p>SPD</text:p>
          </table:table-cell>
          <table:table-cell table:style-name="ce10" office:value-type="string" calcext:value-type="string">
            <text:p>MAG</text:p>
          </table:table-cell>
          <table:table-cell table:number-columns-repeated="40"/>
        </table:table-row>
        <table:table-row table:style-name="ro1">
          <table:table-cell table:style-name="ce6" office:value-type="string" calcext:value-type="string">
            <text:p>GOB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IF(SUM([.B20:.G20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FIREWOLF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8" calcext:value-type="float">
            <text:p>18</text:p>
          </table:table-cell>
          <table:table-cell table:style-name="ce6" table:formula="of:=IF(SUM([.B21:.G21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SCORPION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" calcext:value-type="float">
            <text:p>20</text:p>
          </table:table-cell>
          <table:table-cell table:style-name="ce6" table:formula="of:=IF(SUM([.B22:.G22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MEGA BAT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" calcext:value-type="float">
            <text:p>0</text:p>
          </table:table-cell>
          <table:table-cell table:style-name="ce6" table:formula="of:=IF(SUM([.B23:.G23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SKELETON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6" table:formula="of:=IF(SUM([.B24:.G24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SLIME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6" table:formula="of:=IF(SUM([.B25:.G25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WIZARD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0" calcext:value-type="float">
            <text:p>40</text:p>
          </table:table-cell>
          <table:table-cell table:style-name="ce6" table:formula="of:=IF(SUM([.B26:.G26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GOLEM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" calcext:value-type="float">
            <text:p>46</text:p>
          </table:table-cell>
          <table:table-cell table:style-name="ce6" table:formula="of:=IF(SUM([.B27:.G27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BIG BONE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2" calcext:value-type="float">
            <text:p>12</text:p>
          </table:table-cell>
          <table:table-cell table:style-name="ce6" table:formula="of:=IF(SUM([.B28:.G28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OOZE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3" calcext:value-type="float">
            <text:p>33</text:p>
          </table:table-cell>
          <table:table-cell table:style-name="ce6" table:formula="of:=IF(SUM([.B29:.G29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SORCERER</text:p>
          </table:table-cell>
          <table:table-cell table:style-name="ce8" office:value-type="float" office:value="352" calcext:value-type="float">
            <text:p>35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" calcext:value-type="float">
            <text:p>60</text:p>
          </table:table-cell>
          <table:table-cell table:style-name="ce6" table:formula="of:=IF(SUM([.B30:.G30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COLOSSUS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52" calcext:value-type="float">
            <text:p>52</text:p>
          </table:table-cell>
          <table:table-cell table:style-name="ce6" table:formula="of:=IF(SUM([.B31:.G31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>
          <table:table-cell table:style-name="ce6" office:value-type="string" calcext:value-type="string">
            <text:p>DARKNESS</text:p>
          </table:table-cell>
          <table:table-cell table:style-name="ce8" office:value-type="float" office:value="3200" calcext:value-type="float">
            <text:p>3200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255" calcext:value-type="float">
            <text:p>255</text:p>
          </table:table-cell>
          <table:table-cell table:style-name="ce8" office:value-type="float" office:value="102" calcext:value-type="float">
            <text:p>102</text:p>
          </table:table-cell>
          <table:table-cell table:style-name="ce6" table:formula="of:=IF(SUM([.B32:.G32])&lt;&gt;0;&quot;DONE&quot;;&quot;&quot;)" office:value-type="string" office:string-value="DONE" calcext:value-type="string">
            <text:p>DONE</text:p>
          </table:table-cell>
          <table:table-cell table:number-columns-repeated="39"/>
        </table:table-row>
        <table:table-row table:style-name="ro1" table:number-rows-repeated="1048540">
          <table:table-cell table:number-columns-repeated="47"/>
        </table:table-row>
        <table:table-row table:style-name="ro1"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20:38:11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avis</meta:initial-creator>
    <meta:creation-date>2019-05-14T09:35:58</meta:creation-date>
    <dc:date>2019-12-15T20:38:37.253000000</dc:date>
    <meta:generator>LibreOffice/6.1.3.2$Windows_X86_64 LibreOffice_project/86daf60bf00efa86ad547e59e09d6bb77c699acb</meta:generator>
    <meta:editing-duration>PT4H12M20S</meta:editing-duration>
    <meta:editing-cycles>21</meta:editing-cycles>
    <meta:document-statistic meta:table-count="2" meta:cell-count="19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TBCO_ScreenResolution" meta:value-type="string">96 96 1366 768</meta:user-defined>
  </office:meta>
</office:document-meta>
</file>